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Bitstream Vera Sans Mono', 'Courier New', Courier, monospace"/>
    <style:font-face style:name="Consolas1" svg:font-family="Consolas, monospace"/>
    <style:font-face style:name="Courier New1" svg:font-family="'Courier New', Fixedsys"/>
    <style:font-face style:name="OpenSymbol" svg:font-family="OpenSymbol"/>
    <style:font-face style:name="Times New Roman1" svg:font-family="'Times New Roman'"/>
    <style:font-face style:name="Verdana" svg:font-family="Verdana, sans-serif"/>
    <style:font-face style:name="sofia-pro" svg:font-family="sofia-pro, sans-serif"/>
    <style:font-face style:name="var font-din" svg:font-family="'var font-di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95in" table:align="left"/>
    </style:style>
    <style:style style:name="Table1.A" style:family="table-column">
      <style:table-column-properties style:column-width="3.95in"/>
    </style:style>
    <style:style style:name="Table1.A1" style:family="table-cell">
      <style:table-cell-properties style:vertical-align="middle"/>
    </style:style>
    <style:style style:name="Table2" style:family="table">
      <style:table-properties style:width="4.541in" table:align="left"/>
    </style:style>
    <style:style style:name="Table2.A" style:family="table-column">
      <style:table-column-properties style:column-width="4.541in"/>
    </style:style>
    <style:style style:name="Table2.A1" style:family="table-cell">
      <style:table-cell-properties style:vertical-align="middle"/>
    </style:style>
    <style:style style:name="Table3" style:family="table">
      <style:table-properties style:width="6.925in" table:align="left"/>
    </style:style>
    <style:style style:name="Table3.A" style:family="table-column">
      <style:table-column-properties style:column-width="6.925in"/>
    </style:style>
    <style:style style:name="Table3.A1" style:family="table-cell">
      <style:table-cell-properties style:vertical-align="middle"/>
    </style:style>
    <style:style style:name="Table4" style:family="table">
      <style:table-properties style:width="5.3021in" table:align="left"/>
    </style:style>
    <style:style style:name="Table4.A" style:family="table-column">
      <style:table-column-properties style:column-width="5.3021in"/>
    </style:style>
    <style:style style:name="Table4.A1" style:family="table-cell">
      <style:table-cell-properties style:vertical-align="middle"/>
    </style:style>
    <style:style style:name="Table5" style:family="table">
      <style:table-properties style:width="4.5396in" table:align="left"/>
    </style:style>
    <style:style style:name="Table5.A" style:family="table-column">
      <style:table-column-properties style:column-width="4.5396in"/>
    </style:style>
    <style:style style:name="Table5.A1" style:family="table-cell">
      <style:table-cell-properties style:vertical-align="middle"/>
    </style:style>
    <style:style style:name="Table6" style:family="table">
      <style:table-properties style:width="4.2in" table:align="left"/>
    </style:style>
    <style:style style:name="Table6.A" style:family="table-column">
      <style:table-column-properties style:column-width="4.2in"/>
    </style:style>
    <style:style style:name="Table6.A1" style:family="table-cell">
      <style:table-cell-properties style:vertical-align="middle"/>
    </style:style>
    <style:style style:name="Table7" style:family="table">
      <style:table-properties style:width="5.0507in" table:align="left"/>
    </style:style>
    <style:style style:name="Table7.A" style:family="table-column">
      <style:table-column-properties style:column-width="5.0507in"/>
    </style:style>
    <style:style style:name="Table7.A1" style:family="table-cell">
      <style:table-cell-properties style:vertical-align="middle"/>
    </style:style>
    <style:style style:name="Table8" style:family="table">
      <style:table-properties style:width="5.3826in" table:align="left"/>
    </style:style>
    <style:style style:name="Table8.A" style:family="table-column">
      <style:table-column-properties style:column-width="5.3826in"/>
    </style:style>
    <style:style style:name="Table8.A1" style:family="table-cell">
      <style:table-cell-properties style:vertical-align="middle"/>
    </style:style>
    <style:style style:name="Table9" style:family="table">
      <style:table-properties style:width="5.2035in" table:align="left"/>
    </style:style>
    <style:style style:name="Table9.A" style:family="table-column">
      <style:table-column-properties style:column-width="5.2035in"/>
    </style:style>
    <style:style style:name="Table9.A1" style:family="table-cell">
      <style:table-cell-properties style:vertical-align="middle"/>
    </style:style>
    <style:style style:name="Table10" style:family="table">
      <style:table-properties style:width="6.8354in" table:align="left"/>
    </style:style>
    <style:style style:name="Table10.A" style:family="table-column">
      <style:table-column-properties style:column-width="6.8354in"/>
    </style:style>
    <style:style style:name="Table10.A1" style:family="table-cell">
      <style:table-cell-properties style:vertical-align="middle"/>
    </style:style>
    <style:style style:name="Table11" style:family="table">
      <style:table-properties style:width="3.9299in" table:align="left"/>
    </style:style>
    <style:style style:name="Table11.A" style:family="table-column">
      <style:table-column-properties style:column-width="3.9299in"/>
    </style:style>
    <style:style style:name="Table11.A1" style:family="table-cell">
      <style:table-cell-properties style:vertical-align="middle"/>
    </style:style>
    <style:style style:name="Table12" style:family="table">
      <style:table-properties style:width="4.3653in" table:align="left"/>
    </style:style>
    <style:style style:name="Table12.A" style:family="table-column">
      <style:table-column-properties style:column-width="4.3653in"/>
    </style:style>
    <style:style style:name="Table12.A1" style:family="table-cell">
      <style:table-cell-properties style:vertical-align="middle"/>
    </style:style>
    <style:style style:name="Table13" style:family="table">
      <style:table-properties style:width="4.5458in" table:align="left"/>
    </style:style>
    <style:style style:name="Table13.A" style:family="table-column">
      <style:table-column-properties style:column-width="4.5458in"/>
    </style:style>
    <style:style style:name="Table13.A1" style:family="table-cell">
      <style:table-cell-properties style:vertical-align="middle"/>
    </style:style>
    <style:style style:name="Table14" style:family="table">
      <style:table-properties style:width="6.2319in" style:rel-width="90%" table:align="center"/>
    </style:style>
    <style:style style:name="Table14.A" style:family="table-column">
      <style:table-column-properties style:column-width="6.2319in" style:rel-column-width="58976*"/>
    </style:style>
    <style:style style:name="Table14.A1" style:family="table-cell">
      <style:table-cell-properties style:vertical-align="middle" fo:padding="0.0417in" fo:border="0.0139in solid #990000"/>
    </style:style>
    <style:style style:name="Table15" style:family="table">
      <style:table-properties style:width="5.3611in" fo:margin-left="0.3938in" table:align="left"/>
    </style:style>
    <style:style style:name="Table15.A" style:family="table-column">
      <style:table-column-properties style:column-width="0.1965in"/>
    </style:style>
    <style:style style:name="Table15.B" style:family="table-column">
      <style:table-column-properties style:column-width="3.4174in"/>
    </style:style>
    <style:style style:name="Table15.C" style:family="table-column">
      <style:table-column-properties style:column-width="0.1396in"/>
    </style:style>
    <style:style style:name="Table15.D" style:family="table-column">
      <style:table-column-properties style:column-width="0.15in"/>
    </style:style>
    <style:style style:name="Table15.E" style:family="table-column">
      <style:table-column-properties style:column-width="0.1604in"/>
    </style:style>
    <style:style style:name="Table15.F" style:family="table-column">
      <style:table-column-properties style:column-width="1.2972in"/>
    </style:style>
    <style:style style:name="Table15.A1" style:family="table-cell">
      <style:table-cell-properties style:vertical-align="middle" fo:padding="0.0194in" fo:border-left="0.0139in solid #808080" fo:border-right="none" fo:border-top="0.0139in solid #808080" fo:border-bottom="0.0139in solid #808080"/>
    </style:style>
    <style:style style:name="Table15.F1" style:family="table-cell">
      <style:table-cell-properties fo:padding="0.0194in" fo:border="0.0139in solid #808080"/>
    </style:style>
    <style:style style:name="Table15.A2" style:family="table-cell">
      <style:table-cell-properties style:vertical-align="middle" fo:padding="0.0194in" fo:border-left="0.0139in solid #808080" fo:border-right="none" fo:border-top="none" fo:border-bottom="0.0139in solid #808080"/>
    </style:style>
    <style:style style:name="Table15.F2" style:family="table-cell">
      <style:table-cell-properties fo:padding="0.0194in" fo:border-left="0.0139in solid #808080" fo:border-right="0.0139in solid #808080" fo:border-top="none" fo:border-bottom="0.0139in solid #808080"/>
    </style:style>
    <style:style style:name="P1" style:family="paragraph" style:parent-style-name="Text_20_body" style:list-style-name="L29">
      <style:paragraph-properties fo:orphans="2" fo:widows="2"/>
      <style:text-properties fo:font-variant="normal" fo:text-transform="none" fo:color="#000000" style:font-name="Verdana" fo:font-size="10pt" fo:letter-spacing="normal" fo:font-style="normal" fo:font-weight="normal"/>
    </style:style>
    <style:style style:name="P2" style:family="paragraph" style:parent-style-name="Text_20_body" style:list-style-name="L34">
      <style:paragraph-properties fo:orphans="2" fo:widows="2"/>
      <style:text-properties fo:font-variant="normal" fo:text-transform="none" fo:color="#000000" style:font-name="Verdana" fo:font-size="10pt" fo:letter-spacing="normal" fo:font-style="normal" fo:font-weight="normal"/>
    </style:style>
    <style:style style:name="P3" style:family="paragraph" style:parent-style-name="Text_20_body" style:list-style-name="L35">
      <style:paragraph-properties fo:orphans="2" fo:widows="2"/>
      <style:text-properties fo:font-variant="normal" fo:text-transform="none" fo:color="#000000" style:font-name="Verdana" fo:font-size="10pt" fo:letter-spacing="normal" fo:font-style="normal" fo:font-weight="normal"/>
    </style:style>
    <style:style style:name="P4" style:family="paragraph" style:parent-style-name="Text_20_body" style:list-style-name="L28">
      <style:paragraph-properties fo:orphans="2" fo:widows="2"/>
    </style:style>
    <style:style style:name="P5" style:family="paragraph" style:parent-style-name="Text_20_body" style:list-style-name="L30">
      <style:paragraph-properties fo:orphans="2" fo:widows="2"/>
    </style:style>
    <style:style style:name="P6" style:family="paragraph" style:parent-style-name="Text_20_body" style:list-style-name="L31">
      <style:paragraph-properties fo:orphans="2" fo:widows="2"/>
    </style:style>
    <style:style style:name="P7" style:family="paragraph" style:parent-style-name="Text_20_body" style:list-style-name="L32">
      <style:paragraph-properties fo:orphans="2" fo:widows="2"/>
    </style:style>
    <style:style style:name="P8" style:family="paragraph" style:parent-style-name="Text_20_body" style:list-style-name="L33">
      <style:paragraph-properties fo:orphans="2" fo:widows="2"/>
    </style:style>
    <style:style style:name="P9" style:family="paragraph" style:parent-style-name="Text_20_body" style:list-style-name="L34">
      <style:paragraph-properties fo:orphans="2" fo:widows="2"/>
    </style:style>
    <style:style style:name="P10" style:family="paragraph" style:parent-style-name="Text_20_body" style:list-style-name="L35">
      <style:paragraph-properties fo:orphans="2" fo:widows="2"/>
    </style:style>
    <style:style style:name="P11" style:family="paragraph" style:parent-style-name="Text_20_body" style:list-style-name="L28">
      <style:paragraph-properties fo:margin-top="0in" fo:margin-bottom="0in" fo:orphans="2" fo:widows="2"/>
      <style:text-properties fo:font-variant="normal" fo:text-transform="none" fo:color="#000000" style:font-name="Verdana" fo:font-size="10pt" fo:letter-spacing="normal" fo:font-style="normal" fo:font-weight="normal"/>
    </style:style>
    <style:style style:name="P12" style:family="paragraph" style:parent-style-name="Text_20_body" style:list-style-name="L29">
      <style:paragraph-properties fo:margin-top="0in" fo:margin-bottom="0in" fo:orphans="2" fo:widows="2"/>
      <style:text-properties fo:font-variant="normal" fo:text-transform="none" fo:color="#000000" style:font-name="Verdana" fo:font-size="10pt" fo:letter-spacing="normal" fo:font-style="normal" fo:font-weight="normal"/>
    </style:style>
    <style:style style:name="P13" style:family="paragraph" style:parent-style-name="Text_20_body" style:list-style-name="L28">
      <style:paragraph-properties fo:margin-top="0in" fo:margin-bottom="0in" fo:orphans="2" fo:widows="2"/>
    </style:style>
    <style:style style:name="P14" style:family="paragraph" style:parent-style-name="Text_20_body" style:list-style-name="L29">
      <style:paragraph-properties fo:margin-top="0in" fo:margin-bottom="0in" fo:orphans="2" fo:widows="2"/>
    </style:style>
    <style:style style:name="P15" style:family="paragraph" style:parent-style-name="Text_20_body" style:list-style-name="L30">
      <style:paragraph-properties fo:margin-top="0in" fo:margin-bottom="0in" fo:orphans="2" fo:widows="2"/>
    </style:style>
    <style:style style:name="P16" style:family="paragraph" style:parent-style-name="Text_20_body" style:list-style-name="L31">
      <style:paragraph-properties fo:margin-top="0in" fo:margin-bottom="0in" fo:orphans="2" fo:widows="2"/>
    </style:style>
    <style:style style:name="P17" style:family="paragraph" style:parent-style-name="Text_20_body" style:list-style-name="L32">
      <style:paragraph-properties fo:margin-top="0in" fo:margin-bottom="0in" fo:orphans="2" fo:widows="2"/>
    </style:style>
    <style:style style:name="P18" style:family="paragraph" style:parent-style-name="Text_20_body" style:list-style-name="L34">
      <style:paragraph-properties fo:margin-top="0in" fo:margin-bottom="0in" fo:orphans="2" fo:widows="2"/>
    </style:style>
    <style:style style:name="P19" style:family="paragraph" style:parent-style-name="Text_20_body" style:list-style-name="L35">
      <style:paragraph-properties fo:margin-top="0in" fo:margin-bottom="0in" fo:orphans="2" fo:widows="2"/>
    </style:style>
    <style:style style:name="P20"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style>
    <style:style style:name="P21" style:family="paragraph" style:parent-style-name="Text_20_body" style:list-style-name="L7">
      <style:paragraph-properties fo:margin-left="0in" fo:margin-right="0in" fo:margin-top="0in" fo:margin-bottom="0in" fo:text-align="start" style:justify-single-word="false" fo:orphans="2" fo:widows="2" fo:text-indent="0in" style:auto-text-indent="false" fo:padding="0in" fo:border="none"/>
    </style:style>
    <style:style style:name="P22" style:family="paragraph" style:parent-style-name="Text_20_body" style:list-style-name="L9">
      <style:paragraph-properties fo:margin-left="0in" fo:margin-right="0in" fo:margin-top="0in" fo:margin-bottom="0in" fo:text-align="start" style:justify-single-word="false" fo:orphans="2" fo:widows="2" fo:text-indent="0in" style:auto-text-indent="false" fo:padding="0in" fo:border="none"/>
    </style:style>
    <style:style style:name="P23" style:family="paragraph" style:parent-style-name="Text_20_body" style:list-style-name="L12">
      <style:paragraph-properties fo:margin-left="0in" fo:margin-right="0in" fo:margin-top="0in" fo:margin-bottom="0in" fo:text-align="start" style:justify-single-word="false" fo:orphans="2" fo:widows="2" fo:text-indent="0in" style:auto-text-indent="false" fo:padding="0in" fo:border="none"/>
    </style:style>
    <style:style style:name="P24" style:family="paragraph" style:parent-style-name="Text_20_body" style:list-style-name="L18">
      <style:paragraph-properties fo:margin-left="0in" fo:margin-right="0in" fo:margin-top="0in" fo:margin-bottom="0in" fo:text-align="start" style:justify-single-word="false" fo:orphans="2" fo:widows="2" fo:text-indent="0in" style:auto-text-indent="false" fo:padding="0in" fo:border="none"/>
    </style:style>
    <style:style style:name="P25" style:family="paragraph" style:parent-style-name="Text_20_body" style:list-style-name="L20">
      <style:paragraph-properties fo:margin-left="0in" fo:margin-right="0in" fo:margin-top="0in" fo:margin-bottom="0in" fo:text-align="start" style:justify-single-word="false" fo:orphans="2" fo:widows="2" fo:text-indent="0in" style:auto-text-indent="false" fo:padding="0in" fo:border="none"/>
    </style:style>
    <style:style style:name="P26"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73239" style:font-name="sofia-pro" fo:font-size="11.25pt" fo:letter-spacing="normal" fo:font-style="normal" fo:font-weight="normal"/>
    </style:style>
    <style:style style:name="P27" style:family="paragraph" style:parent-style-name="Text_20_body" style:list-style-name="L7">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73239" style:font-name="sofia-pro" fo:font-size="11.25pt" fo:letter-spacing="normal" fo:font-style="normal" fo:font-weight="normal"/>
    </style:style>
    <style:style style:name="P28" style:family="paragraph" style:parent-style-name="Text_20_body" style:list-style-name="L9">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73239" style:font-name="sofia-pro" fo:font-size="11.25pt" fo:letter-spacing="normal" fo:font-style="normal" fo:font-weight="normal"/>
    </style:style>
    <style:style style:name="P29" style:family="paragraph" style:parent-style-name="Text_20_body" style:list-style-name="L12">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73239" style:font-name="sofia-pro" fo:font-size="11.25pt" fo:letter-spacing="normal" fo:font-style="normal" fo:font-weight="normal"/>
    </style:style>
    <style:style style:name="P30" style:family="paragraph" style:parent-style-name="Text_20_body" style:list-style-name="L18">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73239" style:font-name="sofia-pro" fo:font-size="11.25pt" fo:letter-spacing="normal" fo:font-style="normal" fo:font-weight="normal"/>
    </style:style>
    <style:style style:name="P31" style:family="paragraph" style:parent-style-name="Text_20_body" style:list-style-name="L20">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73239" style:font-name="sofia-pro" fo:font-size="11.25pt" fo:letter-spacing="normal" fo:font-style="normal" fo:font-weight="normal"/>
    </style:style>
    <style:style style:name="P32" style:family="paragraph" style:parent-style-name="Text_20_body">
      <style:paragraph-properties fo:margin-left="0in" fo:margin-right="0in" fo:margin-top="0in" fo:margin-bottom="0in" fo:line-height="167%" fo:text-align="start" style:justify-single-word="false" fo:orphans="2" fo:widows="2" fo:text-indent="0in" style:auto-text-indent="false" fo:padding="0in" fo:border="none"/>
      <style:text-properties fo:font-variant="normal" fo:text-transform="none" fo:color="#273239"/>
    </style:style>
    <style:style style:name="P33" style:family="paragraph" style:parent-style-name="Text_20_body">
      <style:paragraph-properties fo:margin-left="0in" fo:margin-right="0in" fo:margin-top="0in" fo:margin-bottom="0in" fo:line-height="167%" fo:text-align="center" style:justify-single-word="false" fo:orphans="2" fo:widows="2" fo:text-indent="0in" style:auto-text-indent="false" fo:padding="0in" fo:border="none"/>
      <style:text-properties fo:font-variant="normal" fo:text-transform="none" fo:color="#273239" style:font-name="var font-din" fo:font-size="12.75pt" fo:font-style="normal" fo:font-weight="normal" style:font-name-asian="var font-din" style:font-size-asian="12.75pt" style:font-style-asian="normal" style:font-weight-asian="normal" style:font-name-complex="var font-din" style:font-size-complex="12.75pt" style:font-style-complex="normal" style:font-weight-complex="normal"/>
    </style:style>
    <style:style style:name="P34" style:family="paragraph" style:parent-style-name="Text_20_body">
      <style:paragraph-properties fo:margin-left="0in" fo:margin-right="0in" fo:margin-top="0in" fo:margin-bottom="0in" fo:line-height="167%" fo:text-align="start" style:justify-single-word="false" fo:orphans="2" fo:widows="2" fo:text-indent="0in" style:auto-text-indent="false" fo:padding="0in" fo:border="none"/>
      <style:text-properties fo:font-variant="normal" fo:text-transform="none" fo:color="#273239" style:font-name="var font-din" fo:font-size="12.75pt" fo:font-style="normal" fo:font-weight="normal"/>
    </style:style>
    <style:style style:name="P35" style:family="paragraph" style:parent-style-name="Text_20_body">
      <style:paragraph-properties fo:margin-left="0in" fo:margin-right="0in" fo:margin-top="0in" fo:margin-bottom="0in" fo:line-height="167%" fo:text-align="start" style:justify-single-word="false" fo:orphans="2" fo:widows="2" fo:text-indent="0in" style:auto-text-indent="false" fo:padding="0in" fo:border="none"/>
    </style:style>
    <style:style style:name="P36" style:family="paragraph" style:parent-style-name="Text_20_body">
      <style:paragraph-properties fo:margin-left="0in" fo:margin-right="0in" fo:margin-top="0in" fo:margin-bottom="0in" fo:line-height="167%" fo:text-align="justify" style:justify-single-word="false" fo:orphans="2" fo:widows="2" fo:text-indent="0in" style:auto-text-indent="false" fo:padding="0in" fo:border="none"/>
    </style:style>
    <style:style style:name="P37" style:family="paragraph" style:parent-style-name="Text_20_body">
      <style:paragraph-properties fo:margin-left="0in" fo:margin-right="0in" fo:margin-top="0in" fo:margin-bottom="0in" fo:line-height="167%" fo:text-align="center" style:justify-single-word="false" fo:orphans="2" fo:widows="2" fo:text-indent="0in" style:auto-text-indent="false" fo:padding="0in" fo:border="none"/>
    </style:style>
    <style:style style:name="P38" style:family="paragraph" style:parent-style-name="Text_20_body">
      <style:paragraph-properties fo:margin-left="0in" fo:margin-right="0in" fo:margin-top="0in" fo:margin-bottom="0in" fo:line-height="167%" fo:text-align="center" style:justify-single-word="false" fo:orphans="2" fo:widows="2" fo:text-indent="0in" style:auto-text-indent="false" fo:padding="0in" fo:border="none"/>
      <style:text-properties fo:background-color="#ebf0f0"/>
    </style:style>
    <style:style style:name="P39"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0pt" fo:letter-spacing="normal" fo:font-style="normal" fo:font-weight="normal"/>
    </style:style>
    <style:style style:name="P40" style:family="paragraph" style:parent-style-name="Text_20_body">
      <style:paragraph-properties fo:margin-left="0in" fo:margin-right="0in" fo:orphans="2" fo:widows="2" fo:text-indent="0in" style:auto-text-indent="false"/>
    </style:style>
    <style:style style:name="P41" style:family="paragraph" style:parent-style-name="Text_20_body">
      <style:paragraph-properties fo:margin-left="0in" fo:margin-right="0in" fo:margin-top="0.4165in" fo:margin-bottom="0in" fo:line-height="167%" fo:text-align="start" style:justify-single-word="false" fo:orphans="2" fo:widows="2" fo:text-indent="0in" style:auto-text-indent="false" fo:padding="0in" fo:border="none"/>
      <style:text-properties fo:font-variant="normal" fo:text-transform="none" fo:color="#273239" style:font-name="var font-din" fo:font-size="12.75pt" fo:font-style="normal" fo:font-weight="normal" style:font-name-asian="var font-din" style:font-size-asian="12.75pt" style:font-style-asian="normal" style:font-weight-asian="normal" style:font-name-complex="var font-din" style:font-size-complex="12.75pt" style:font-style-complex="normal" style:font-weight-complex="normal"/>
    </style:style>
    <style:style style:name="P42" style:family="paragraph" style:parent-style-name="Text_20_body">
      <style:paragraph-properties fo:margin-left="0in" fo:margin-right="0in" fo:margin-top="0.4165in" fo:margin-bottom="0in" fo:line-height="167%" fo:text-align="start" style:justify-single-word="false" fo:orphans="2" fo:widows="2" fo:text-indent="0in" style:auto-text-indent="false" fo:padding="0in" fo:border="none"/>
    </style:style>
    <style:style style:name="P43" style:family="paragraph" style:parent-style-name="Text_20_body">
      <style:paragraph-properties fo:margin-left="0in" fo:margin-right="0in" fo:margin-top="0in" fo:margin-bottom="0.1043in" fo:line-height="167%" fo:text-align="start" style:justify-single-word="false" fo:orphans="2" fo:widows="2" fo:text-indent="0in" style:auto-text-indent="false" fo:padding="0in" fo:border="none"/>
      <style:text-properties fo:font-variant="normal" fo:text-transform="none" fo:color="#273239" style:font-name="var font-din" fo:font-size="12.75pt" fo:font-style="normal" fo:font-weight="normal"/>
    </style:style>
    <style:style style:name="P44" style:family="paragraph" style:parent-style-name="Text_20_body">
      <style:paragraph-properties fo:margin-left="0in" fo:margin-right="0in" fo:margin-top="0in" fo:margin-bottom="0.1043in" fo:line-height="167%" fo:text-align="justify" style:justify-single-word="false" fo:orphans="2" fo:widows="2" fo:text-indent="0in" style:auto-text-indent="false" fo:padding="0in" fo:border="none"/>
      <style:text-properties fo:font-variant="normal" fo:text-transform="none" fo:color="#273239" style:font-name="var font-din" fo:font-size="12.75pt" fo:font-style="normal" fo:font-weight="normal"/>
    </style:style>
    <style:style style:name="P45" style:family="paragraph" style:parent-style-name="Text_20_body">
      <style:paragraph-properties fo:margin-left="0in" fo:margin-right="0in" fo:margin-top="0in" fo:margin-bottom="0.1043in" fo:line-height="167%" fo:text-align="start" style:justify-single-word="false" fo:orphans="2" fo:widows="2" fo:text-indent="0in" style:auto-text-indent="false" fo:padding="0in" fo:border="none"/>
      <style:text-properties fo:font-variant="normal" fo:text-transform="none" fo:color="#273239"/>
    </style:style>
    <style:style style:name="P46" style:family="paragraph" style:parent-style-name="Text_20_body">
      <style:paragraph-properties fo:margin-left="0in" fo:margin-right="0in" fo:margin-top="0in" fo:margin-bottom="0.1043in" fo:line-height="167%" fo:text-align="start" style:justify-single-word="false" fo:orphans="2" fo:widows="2" fo:text-indent="0in" style:auto-text-indent="false" fo:padding="0in" fo:border="none"/>
    </style:style>
    <style:style style:name="P47" style:family="paragraph" style:parent-style-name="Text_20_body" style:list-style-name="L3">
      <style:paragraph-properties fo:margin-left="0.25in" fo:margin-right="0in" fo:margin-top="0in" fo:margin-bottom="0in" fo:line-height="158%" fo:text-align="start" style:justify-single-word="false" fo:orphans="2" fo:widows="2" fo:text-indent="0in" style:auto-text-indent="false" fo:padding="0in" fo:border="none"/>
      <style:text-properties fo:font-variant="normal" fo:text-transform="none" fo:color="#273239" style:font-name="var font-din" fo:font-size="12.75pt" fo:font-style="normal" fo:font-weight="normal"/>
    </style:style>
    <style:style style:name="P48" style:family="paragraph" style:parent-style-name="Text_20_body" style:list-style-name="L4">
      <style:paragraph-properties fo:margin-left="0.25in" fo:margin-right="0in" fo:margin-top="0in" fo:margin-bottom="0in" fo:line-height="158%" fo:text-align="start" style:justify-single-word="false" fo:orphans="2" fo:widows="2" fo:text-indent="0in" style:auto-text-indent="false" fo:padding="0in" fo:border="none"/>
      <style:text-properties fo:font-variant="normal" fo:text-transform="none" fo:color="#273239" style:font-name="var font-din" fo:font-size="12.75pt" fo:font-style="normal" fo:font-weight="normal"/>
    </style:style>
    <style:style style:name="P49" style:family="paragraph" style:parent-style-name="Text_20_body" style:list-style-name="L16">
      <style:paragraph-properties fo:margin-left="0.25in" fo:margin-right="0in" fo:margin-top="0in" fo:margin-bottom="0in" fo:line-height="158%" fo:text-align="start" style:justify-single-word="false" fo:orphans="2" fo:widows="2" fo:text-indent="0in" style:auto-text-indent="false" fo:padding="0in" fo:border="none"/>
      <style:text-properties fo:font-variant="normal" fo:text-transform="none" fo:color="#273239" style:font-name="var font-din" fo:font-size="12.75pt" fo:font-style="normal" fo:font-weight="normal"/>
    </style:style>
    <style:style style:name="P50" style:family="paragraph" style:parent-style-name="Text_20_body" style:list-style-name="L2">
      <style:paragraph-properties fo:margin-left="0.25in" fo:margin-right="0in" fo:margin-top="0in" fo:margin-bottom="0in" fo:line-height="158%" fo:text-align="start" style:justify-single-word="false" fo:orphans="2" fo:widows="2" fo:text-indent="0in" style:auto-text-indent="false" fo:padding="0in" fo:border="none"/>
    </style:style>
    <style:style style:name="P51" style:family="paragraph" style:parent-style-name="Text_20_body" style:list-style-name="L3">
      <style:paragraph-properties fo:margin-left="0.25in" fo:margin-right="0in" fo:margin-top="0in" fo:margin-bottom="0in" fo:line-height="158%" fo:text-align="start" style:justify-single-word="false" fo:orphans="2" fo:widows="2" fo:text-indent="0in" style:auto-text-indent="false" fo:padding="0in" fo:border="none"/>
    </style:style>
    <style:style style:name="P52" style:family="paragraph" style:parent-style-name="Text_20_body" style:list-style-name="L22">
      <style:paragraph-properties fo:margin-left="0.25in" fo:margin-right="0in" fo:margin-top="0in" fo:margin-bottom="0in" fo:line-height="158%" fo:text-align="start" style:justify-single-word="false" fo:orphans="2" fo:widows="2" fo:text-indent="0in" style:auto-text-indent="false" fo:padding="0in" fo:border="none"/>
    </style:style>
    <style:style style:name="P53" style:family="paragraph" style:parent-style-name="Text_20_body" style:list-style-name="L24">
      <style:paragraph-properties fo:margin-left="0.25in" fo:margin-right="0in" fo:margin-top="0in" fo:margin-bottom="0in" fo:line-height="158%" fo:text-align="start" style:justify-single-word="false" fo:orphans="2" fo:widows="2" fo:text-indent="0in" style:auto-text-indent="false" fo:padding="0in" fo:border="none"/>
    </style:style>
    <style:style style:name="P54" style:family="paragraph" style:parent-style-name="Text_20_body" style:list-style-name="L5">
      <style:paragraph-properties fo:margin-left="0in" fo:margin-right="0.1252in" fo:margin-top="0in" fo:margin-bottom="0in" style:line-height-at-least="0.198in" fo:text-align="start" style:justify-single-word="false" fo:orphans="2" fo:widows="2" fo:text-indent="0in" style:auto-text-indent="false" fo:padding-left="0.1252in" fo:padding-right="0.1252in" fo:padding-top="0.1043in" fo:padding-bottom="0in" fo:border-left="0.0008in solid #dddddd" fo:border-right="0.0008in solid #dddddd" fo:border-top="0.0008in solid #dddddd" fo:border-bottom="none"/>
      <style:text-properties fo:font-variant="normal" fo:text-transform="none" fo:color="#273239" style:font-name="var font-din" fo:font-size="13.5pt" fo:font-style="normal" fo:font-weight="normal"/>
    </style:style>
    <style:style style:name="P55" style:family="paragraph" style:parent-style-name="Text_20_body" style:list-style-name="L6">
      <style:paragraph-properties fo:margin-left="0in" fo:margin-right="0.1252in" fo:margin-top="0in" fo:margin-bottom="0in" style:line-height-at-least="0.198in" fo:text-align="start" style:justify-single-word="false" fo:orphans="2" fo:widows="2" fo:text-indent="0in" style:auto-text-indent="false" fo:padding-left="0.1252in" fo:padding-right="0.1252in" fo:padding-top="0.1043in" fo:padding-bottom="0in" fo:border-left="0.0008in solid #dddddd" fo:border-right="0.0008in solid #dddddd" fo:border-top="0.0008in solid #dddddd" fo:border-bottom="none"/>
      <style:text-properties fo:font-variant="normal" fo:text-transform="none" fo:color="#273239" style:font-name="var font-din" fo:font-size="13.5pt" fo:font-style="normal" fo:font-weight="normal"/>
    </style:style>
    <style:style style:name="P56" style:family="paragraph" style:parent-style-name="Text_20_body" style:list-style-name="L8">
      <style:paragraph-properties fo:margin-left="0in" fo:margin-right="0.1252in" fo:margin-top="0in" fo:margin-bottom="0in" style:line-height-at-least="0.198in" fo:text-align="start" style:justify-single-word="false" fo:orphans="2" fo:widows="2" fo:text-indent="0in" style:auto-text-indent="false" fo:padding-left="0.1252in" fo:padding-right="0.1252in" fo:padding-top="0.1043in" fo:padding-bottom="0in" fo:border-left="0.0008in solid #dddddd" fo:border-right="0.0008in solid #dddddd" fo:border-top="0.0008in solid #dddddd" fo:border-bottom="none"/>
      <style:text-properties fo:font-variant="normal" fo:text-transform="none" fo:color="#273239" style:font-name="var font-din" fo:font-size="13.5pt" fo:font-style="normal" fo:font-weight="normal"/>
    </style:style>
    <style:style style:name="P57" style:family="paragraph" style:parent-style-name="Text_20_body" style:list-style-name="L10">
      <style:paragraph-properties fo:margin-left="0in" fo:margin-right="0.1252in" fo:margin-top="0in" fo:margin-bottom="0in" style:line-height-at-least="0.198in" fo:text-align="start" style:justify-single-word="false" fo:orphans="2" fo:widows="2" fo:text-indent="0in" style:auto-text-indent="false" fo:padding-left="0.1252in" fo:padding-right="0.1252in" fo:padding-top="0.1043in" fo:padding-bottom="0in" fo:border-left="0.0008in solid #dddddd" fo:border-right="0.0008in solid #dddddd" fo:border-top="0.0008in solid #dddddd" fo:border-bottom="none"/>
      <style:text-properties fo:font-variant="normal" fo:text-transform="none" fo:color="#273239" style:font-name="var font-din" fo:font-size="13.5pt" fo:font-style="normal" fo:font-weight="normal"/>
    </style:style>
    <style:style style:name="P58" style:family="paragraph" style:parent-style-name="Text_20_body" style:list-style-name="L11">
      <style:paragraph-properties fo:margin-left="0in" fo:margin-right="0.1252in" fo:margin-top="0in" fo:margin-bottom="0in" style:line-height-at-least="0.198in" fo:text-align="start" style:justify-single-word="false" fo:orphans="2" fo:widows="2" fo:text-indent="0in" style:auto-text-indent="false" fo:padding-left="0.1252in" fo:padding-right="0.1252in" fo:padding-top="0.1043in" fo:padding-bottom="0in" fo:border-left="0.0008in solid #dddddd" fo:border-right="0.0008in solid #dddddd" fo:border-top="0.0008in solid #dddddd" fo:border-bottom="none"/>
      <style:text-properties fo:font-variant="normal" fo:text-transform="none" fo:color="#273239" style:font-name="var font-din" fo:font-size="13.5pt" fo:font-style="normal" fo:font-weight="normal"/>
    </style:style>
    <style:style style:name="P59" style:family="paragraph" style:parent-style-name="Text_20_body" style:list-style-name="L13">
      <style:paragraph-properties fo:margin-left="0in" fo:margin-right="0.1252in" fo:margin-top="0in" fo:margin-bottom="0in" style:line-height-at-least="0.198in" fo:text-align="start" style:justify-single-word="false" fo:orphans="2" fo:widows="2" fo:text-indent="0in" style:auto-text-indent="false" fo:padding-left="0.1252in" fo:padding-right="0.1252in" fo:padding-top="0.1043in" fo:padding-bottom="0in" fo:border-left="0.0008in solid #dddddd" fo:border-right="0.0008in solid #dddddd" fo:border-top="0.0008in solid #dddddd" fo:border-bottom="none"/>
      <style:text-properties fo:font-variant="normal" fo:text-transform="none" fo:color="#273239" style:font-name="var font-din" fo:font-size="13.5pt" fo:font-style="normal" fo:font-weight="normal"/>
    </style:style>
    <style:style style:name="P60" style:family="paragraph" style:parent-style-name="Text_20_body" style:list-style-name="L14">
      <style:paragraph-properties fo:margin-left="0in" fo:margin-right="0.1252in" fo:margin-top="0in" fo:margin-bottom="0in" style:line-height-at-least="0.198in" fo:text-align="start" style:justify-single-word="false" fo:orphans="2" fo:widows="2" fo:text-indent="0in" style:auto-text-indent="false" fo:padding-left="0.1252in" fo:padding-right="0.1252in" fo:padding-top="0.1043in" fo:padding-bottom="0in" fo:border-left="0.0008in solid #dddddd" fo:border-right="0.0008in solid #dddddd" fo:border-top="0.0008in solid #dddddd" fo:border-bottom="none"/>
      <style:text-properties fo:font-variant="normal" fo:text-transform="none" fo:color="#273239" style:font-name="var font-din" fo:font-size="13.5pt" fo:font-style="normal" fo:font-weight="normal"/>
    </style:style>
    <style:style style:name="P61" style:family="paragraph" style:parent-style-name="Text_20_body" style:list-style-name="L15">
      <style:paragraph-properties fo:margin-left="0in" fo:margin-right="0.1252in" fo:margin-top="0in" fo:margin-bottom="0in" style:line-height-at-least="0.198in" fo:text-align="start" style:justify-single-word="false" fo:orphans="2" fo:widows="2" fo:text-indent="0in" style:auto-text-indent="false" fo:padding-left="0.1252in" fo:padding-right="0.1252in" fo:padding-top="0.1043in" fo:padding-bottom="0in" fo:border-left="0.0008in solid #dddddd" fo:border-right="0.0008in solid #dddddd" fo:border-top="0.0008in solid #dddddd" fo:border-bottom="none"/>
      <style:text-properties fo:font-variant="normal" fo:text-transform="none" fo:color="#273239" style:font-name="var font-din" fo:font-size="13.5pt" fo:font-style="normal" fo:font-weight="normal"/>
    </style:style>
    <style:style style:name="P62" style:family="paragraph" style:parent-style-name="Text_20_body" style:list-style-name="L17">
      <style:paragraph-properties fo:margin-left="0in" fo:margin-right="0.1252in" fo:margin-top="0in" fo:margin-bottom="0in" style:line-height-at-least="0.198in" fo:text-align="start" style:justify-single-word="false" fo:orphans="2" fo:widows="2" fo:text-indent="0in" style:auto-text-indent="false" fo:padding-left="0.1252in" fo:padding-right="0.1252in" fo:padding-top="0.1043in" fo:padding-bottom="0in" fo:border-left="0.0008in solid #dddddd" fo:border-right="0.0008in solid #dddddd" fo:border-top="0.0008in solid #dddddd" fo:border-bottom="none"/>
      <style:text-properties fo:font-variant="normal" fo:text-transform="none" fo:color="#273239" style:font-name="var font-din" fo:font-size="13.5pt" fo:font-style="normal" fo:font-weight="normal"/>
    </style:style>
    <style:style style:name="P63" style:family="paragraph" style:parent-style-name="Text_20_body" style:list-style-name="L19">
      <style:paragraph-properties fo:margin-left="0in" fo:margin-right="0.1252in" fo:margin-top="0in" fo:margin-bottom="0in" style:line-height-at-least="0.198in" fo:text-align="start" style:justify-single-word="false" fo:orphans="2" fo:widows="2" fo:text-indent="0in" style:auto-text-indent="false" fo:padding-left="0.1252in" fo:padding-right="0.1252in" fo:padding-top="0.1043in" fo:padding-bottom="0in" fo:border-left="0.0008in solid #dddddd" fo:border-right="0.0008in solid #dddddd" fo:border-top="0.0008in solid #dddddd" fo:border-bottom="none"/>
      <style:text-properties fo:font-variant="normal" fo:text-transform="none" fo:color="#273239" style:font-name="var font-din" fo:font-size="13.5pt" fo:font-style="normal" fo:font-weight="normal"/>
    </style:style>
    <style:style style:name="P64" style:family="paragraph" style:parent-style-name="Text_20_body" style:list-style-name="L21">
      <style:paragraph-properties fo:margin-left="0in" fo:margin-right="0.1252in" fo:margin-top="0in" fo:margin-bottom="0in" style:line-height-at-least="0.198in" fo:text-align="start" style:justify-single-word="false" fo:orphans="2" fo:widows="2" fo:text-indent="0in" style:auto-text-indent="false" fo:padding-left="0.1252in" fo:padding-right="0.1252in" fo:padding-top="0.1043in" fo:padding-bottom="0in" fo:border-left="0.0008in solid #dddddd" fo:border-right="0.0008in solid #dddddd" fo:border-top="0.0008in solid #dddddd" fo:border-bottom="none"/>
      <style:text-properties fo:font-variant="normal" fo:text-transform="none" fo:color="#273239" style:font-name="var font-din" fo:font-size="13.5pt" fo:font-style="normal" fo:font-weight="normal"/>
    </style:style>
    <style:style style:name="P65" style:family="paragraph" style:parent-style-name="Text_20_body" style:list-style-name="L23">
      <style:paragraph-properties fo:margin-left="0in" fo:margin-right="0.1252in" fo:margin-top="0in" fo:margin-bottom="0in" style:line-height-at-least="0.198in" fo:text-align="start" style:justify-single-word="false" fo:orphans="2" fo:widows="2" fo:text-indent="0in" style:auto-text-indent="false" fo:padding-left="0.1252in" fo:padding-right="0.1252in" fo:padding-top="0.1043in" fo:padding-bottom="0in" fo:border-left="0.0008in solid #dddddd" fo:border-right="0.0008in solid #dddddd" fo:border-top="0.0008in solid #dddddd" fo:border-bottom="none"/>
      <style:text-properties fo:font-variant="normal" fo:text-transform="none" fo:color="#273239" style:font-name="var font-din" fo:font-size="13.5pt" fo:font-style="normal" fo:font-weight="normal"/>
    </style:style>
    <style:style style:name="P66" style:family="paragraph" style:parent-style-name="Text_20_body" style:list-style-name="L26">
      <style:paragraph-properties fo:margin-left="0in" fo:margin-right="0.1252in" fo:margin-top="0in" fo:margin-bottom="0in" style:line-height-at-least="0.198in" fo:text-align="start" style:justify-single-word="false" fo:orphans="2" fo:widows="2" fo:text-indent="0in" style:auto-text-indent="false" fo:padding-left="0.1252in" fo:padding-right="0.1252in" fo:padding-top="0.1043in" fo:padding-bottom="0in" fo:border-left="0.0008in solid #dddddd" fo:border-right="0.0008in solid #dddddd" fo:border-top="0.0008in solid #dddddd" fo:border-bottom="none"/>
      <style:text-properties fo:font-variant="normal" fo:text-transform="none" fo:color="#273239" style:font-name="var font-din" fo:font-size="13.5pt" fo:font-style="normal" fo:font-weight="normal"/>
    </style:style>
    <style:style style:name="P67" style:family="paragraph" style:parent-style-name="Text_20_body" style:list-style-name="L5">
      <style:paragraph-properties fo:margin-left="0in" fo:margin-right="0.1252in" fo:margin-top="0.0102in" fo:margin-bottom="0in" style:line-height-at-least="0.198in" fo:text-align="start" style:justify-single-word="false" fo:orphans="2" fo:widows="2" fo:text-indent="0in" style:auto-text-indent="false" fo:padding-left="0.1252in" fo:padding-right="0.1252in" fo:padding-top="0.1043in" fo:padding-bottom="0in" fo:border-left="0.0008in solid #000000" fo:border-right="0.0008in solid #000000" fo:border-top="0.0008in solid #000000" fo:border-bottom="none"/>
      <style:text-properties fo:font-variant="normal" fo:text-transform="none" fo:color="#273239" style:font-name="var font-din" fo:font-size="13.5pt" fo:font-style="normal" fo:font-weight="normal"/>
    </style:style>
    <style:style style:name="P68" style:family="paragraph" style:parent-style-name="Text_20_body" style:list-style-name="L6">
      <style:paragraph-properties fo:margin-left="0in" fo:margin-right="0.1252in" fo:margin-top="0.0102in" fo:margin-bottom="0in" style:line-height-at-least="0.198in" fo:text-align="start" style:justify-single-word="false" fo:orphans="2" fo:widows="2" fo:text-indent="0in" style:auto-text-indent="false" fo:padding-left="0.1252in" fo:padding-right="0.1252in" fo:padding-top="0.1043in" fo:padding-bottom="0in" fo:border-left="0.0008in solid #000000" fo:border-right="0.0008in solid #000000" fo:border-top="0.0008in solid #000000" fo:border-bottom="none"/>
      <style:text-properties fo:font-variant="normal" fo:text-transform="none" fo:color="#273239" style:font-name="var font-din" fo:font-size="13.5pt" fo:font-style="normal" fo:font-weight="normal"/>
    </style:style>
    <style:style style:name="P69" style:family="paragraph" style:parent-style-name="Text_20_body" style:list-style-name="L8">
      <style:paragraph-properties fo:margin-left="0in" fo:margin-right="0.1252in" fo:margin-top="0.0102in" fo:margin-bottom="0in" style:line-height-at-least="0.198in" fo:text-align="start" style:justify-single-word="false" fo:orphans="2" fo:widows="2" fo:text-indent="0in" style:auto-text-indent="false" fo:padding-left="0.1252in" fo:padding-right="0.1252in" fo:padding-top="0.1043in" fo:padding-bottom="0in" fo:border-left="0.0008in solid #000000" fo:border-right="0.0008in solid #000000" fo:border-top="0.0008in solid #000000" fo:border-bottom="none"/>
      <style:text-properties fo:font-variant="normal" fo:text-transform="none" fo:color="#273239" style:font-name="var font-din" fo:font-size="13.5pt" fo:font-style="normal" fo:font-weight="normal"/>
    </style:style>
    <style:style style:name="P70" style:family="paragraph" style:parent-style-name="Text_20_body" style:list-style-name="L10">
      <style:paragraph-properties fo:margin-left="0in" fo:margin-right="0.1252in" fo:margin-top="0.0102in" fo:margin-bottom="0in" style:line-height-at-least="0.198in" fo:text-align="start" style:justify-single-word="false" fo:orphans="2" fo:widows="2" fo:text-indent="0in" style:auto-text-indent="false" fo:padding-left="0.1252in" fo:padding-right="0.1252in" fo:padding-top="0.1043in" fo:padding-bottom="0in" fo:border-left="0.0008in solid #000000" fo:border-right="0.0008in solid #000000" fo:border-top="0.0008in solid #000000" fo:border-bottom="none"/>
      <style:text-properties fo:font-variant="normal" fo:text-transform="none" fo:color="#273239" style:font-name="var font-din" fo:font-size="13.5pt" fo:font-style="normal" fo:font-weight="normal"/>
    </style:style>
    <style:style style:name="P71" style:family="paragraph" style:parent-style-name="Text_20_body" style:list-style-name="L11">
      <style:paragraph-properties fo:margin-left="0in" fo:margin-right="0.1252in" fo:margin-top="0.0102in" fo:margin-bottom="0in" style:line-height-at-least="0.198in" fo:text-align="start" style:justify-single-word="false" fo:orphans="2" fo:widows="2" fo:text-indent="0in" style:auto-text-indent="false" fo:padding-left="0.1252in" fo:padding-right="0.1252in" fo:padding-top="0.1043in" fo:padding-bottom="0in" fo:border-left="0.0008in solid #000000" fo:border-right="0.0008in solid #000000" fo:border-top="0.0008in solid #000000" fo:border-bottom="none"/>
      <style:text-properties fo:font-variant="normal" fo:text-transform="none" fo:color="#273239" style:font-name="var font-din" fo:font-size="13.5pt" fo:font-style="normal" fo:font-weight="normal"/>
    </style:style>
    <style:style style:name="P72" style:family="paragraph" style:parent-style-name="Text_20_body" style:list-style-name="L13">
      <style:paragraph-properties fo:margin-left="0in" fo:margin-right="0.1252in" fo:margin-top="0.0102in" fo:margin-bottom="0in" style:line-height-at-least="0.198in" fo:text-align="start" style:justify-single-word="false" fo:orphans="2" fo:widows="2" fo:text-indent="0in" style:auto-text-indent="false" fo:padding-left="0.1252in" fo:padding-right="0.1252in" fo:padding-top="0.1043in" fo:padding-bottom="0in" fo:border-left="0.0008in solid #000000" fo:border-right="0.0008in solid #000000" fo:border-top="0.0008in solid #000000" fo:border-bottom="none"/>
      <style:text-properties fo:font-variant="normal" fo:text-transform="none" fo:color="#273239" style:font-name="var font-din" fo:font-size="13.5pt" fo:font-style="normal" fo:font-weight="normal"/>
    </style:style>
    <style:style style:name="P73" style:family="paragraph" style:parent-style-name="Text_20_body" style:list-style-name="L14">
      <style:paragraph-properties fo:margin-left="0in" fo:margin-right="0.1252in" fo:margin-top="0.0102in" fo:margin-bottom="0in" style:line-height-at-least="0.198in" fo:text-align="start" style:justify-single-word="false" fo:orphans="2" fo:widows="2" fo:text-indent="0in" style:auto-text-indent="false" fo:padding-left="0.1252in" fo:padding-right="0.1252in" fo:padding-top="0.1043in" fo:padding-bottom="0in" fo:border-left="0.0008in solid #000000" fo:border-right="0.0008in solid #000000" fo:border-top="0.0008in solid #000000" fo:border-bottom="none"/>
      <style:text-properties fo:font-variant="normal" fo:text-transform="none" fo:color="#273239" style:font-name="var font-din" fo:font-size="13.5pt" fo:font-style="normal" fo:font-weight="normal"/>
    </style:style>
    <style:style style:name="P74" style:family="paragraph" style:parent-style-name="Text_20_body" style:list-style-name="L15">
      <style:paragraph-properties fo:margin-left="0in" fo:margin-right="0.1252in" fo:margin-top="0.0102in" fo:margin-bottom="0in" style:line-height-at-least="0.198in" fo:text-align="start" style:justify-single-word="false" fo:orphans="2" fo:widows="2" fo:text-indent="0in" style:auto-text-indent="false" fo:padding-left="0.1252in" fo:padding-right="0.1252in" fo:padding-top="0.1043in" fo:padding-bottom="0in" fo:border-left="0.0008in solid #000000" fo:border-right="0.0008in solid #000000" fo:border-top="0.0008in solid #000000" fo:border-bottom="none"/>
      <style:text-properties fo:font-variant="normal" fo:text-transform="none" fo:color="#273239" style:font-name="var font-din" fo:font-size="13.5pt" fo:font-style="normal" fo:font-weight="normal"/>
    </style:style>
    <style:style style:name="P75" style:family="paragraph" style:parent-style-name="Text_20_body" style:list-style-name="L19">
      <style:paragraph-properties fo:margin-left="0in" fo:margin-right="0.1252in" fo:margin-top="0.0102in" fo:margin-bottom="0in" style:line-height-at-least="0.198in" fo:text-align="start" style:justify-single-word="false" fo:orphans="2" fo:widows="2" fo:text-indent="0in" style:auto-text-indent="false" fo:padding-left="0.1252in" fo:padding-right="0.1252in" fo:padding-top="0.1043in" fo:padding-bottom="0in" fo:border-left="0.0008in solid #000000" fo:border-right="0.0008in solid #000000" fo:border-top="0.0008in solid #000000" fo:border-bottom="none"/>
      <style:text-properties fo:font-variant="normal" fo:text-transform="none" fo:color="#273239" style:font-name="var font-din" fo:font-size="13.5pt" fo:font-style="normal" fo:font-weight="normal"/>
    </style:style>
    <style:style style:name="P76" style:family="paragraph" style:parent-style-name="Text_20_body" style:list-style-name="L21">
      <style:paragraph-properties fo:margin-left="0in" fo:margin-right="0.1252in" fo:margin-top="0.0102in" fo:margin-bottom="0in" style:line-height-at-least="0.198in" fo:text-align="start" style:justify-single-word="false" fo:orphans="2" fo:widows="2" fo:text-indent="0in" style:auto-text-indent="false" fo:padding-left="0.1252in" fo:padding-right="0.1252in" fo:padding-top="0.1043in" fo:padding-bottom="0in" fo:border-left="0.0008in solid #000000" fo:border-right="0.0008in solid #000000" fo:border-top="0.0008in solid #000000" fo:border-bottom="none"/>
      <style:text-properties fo:font-variant="normal" fo:text-transform="none" fo:color="#273239" style:font-name="var font-din" fo:font-size="13.5pt" fo:font-style="normal" fo:font-weight="normal"/>
    </style:style>
    <style:style style:name="P77" style:family="paragraph" style:parent-style-name="Text_20_body" style:list-style-name="L23">
      <style:paragraph-properties fo:margin-left="0in" fo:margin-right="0.1252in" fo:margin-top="0.0102in" fo:margin-bottom="0in" style:line-height-at-least="0.198in" fo:text-align="start" style:justify-single-word="false" fo:orphans="2" fo:widows="2" fo:text-indent="0in" style:auto-text-indent="false" fo:padding-left="0.1252in" fo:padding-right="0.1252in" fo:padding-top="0.1043in" fo:padding-bottom="0in" fo:border-left="0.0008in solid #000000" fo:border-right="0.0008in solid #000000" fo:border-top="0.0008in solid #000000" fo:border-bottom="none"/>
      <style:text-properties fo:font-variant="normal" fo:text-transform="none" fo:color="#273239" style:font-name="var font-din" fo:font-size="13.5pt" fo:font-style="normal" fo:font-weight="normal"/>
    </style:style>
    <style:style style:name="P78" style:family="paragraph" style:parent-style-name="Text_20_body" style:list-style-name="L26">
      <style:paragraph-properties fo:margin-left="0in" fo:margin-right="0.1252in" fo:margin-top="0.0102in" fo:margin-bottom="0in" style:line-height-at-least="0.198in" fo:text-align="start" style:justify-single-word="false" fo:orphans="2" fo:widows="2" fo:text-indent="0in" style:auto-text-indent="false" fo:padding-left="0.1252in" fo:padding-right="0.1252in" fo:padding-top="0.1043in" fo:padding-bottom="0in" fo:border-left="0.0008in solid #000000" fo:border-right="0.0008in solid #000000" fo:border-top="0.0008in solid #000000" fo:border-bottom="none"/>
      <style:text-properties fo:font-variant="normal" fo:text-transform="none" fo:color="#273239" style:font-name="var font-din" fo:font-size="13.5pt" fo:font-style="normal" fo:font-weight="normal"/>
    </style:style>
    <style:style style:name="P79" style:family="paragraph" style:parent-style-name="Text_20_body">
      <style:paragraph-properties fo:margin-top="0.4165in" fo:margin-bottom="0in" fo:line-height="167%" fo:text-align="start" style:justify-single-word="false" fo:orphans="2" fo:widows="2" fo:padding="0in" fo:border="none"/>
      <style:text-properties fo:font-variant="normal" fo:text-transform="none" fo:color="#273239" style:font-name="var font-din" fo:font-size="12.75pt" fo:font-style="normal" fo:font-weight="normal" style:font-name-asian="var font-din" style:font-size-asian="12.75pt" style:font-style-asian="normal" style:font-weight-asian="normal" style:font-name-complex="var font-din" style:font-size-complex="12.75pt" style:font-style-complex="normal" style:font-weight-complex="normal"/>
    </style:style>
    <style:style style:name="P80" style:family="paragraph" style:parent-style-name="Text_20_body">
      <style:paragraph-properties fo:margin-top="0.4165in" fo:margin-bottom="0in" fo:line-height="167%" fo:text-align="start" style:justify-single-word="false" fo:orphans="2" fo:widows="2" fo:padding="0in" fo:border="none"/>
    </style:style>
    <style:style style:name="P81" style:family="paragraph" style:parent-style-name="Text_20_body" style:list-style-name="L22">
      <style:paragraph-properties fo:margin-left="0.5in" fo:margin-right="0in" fo:margin-top="0in" fo:margin-bottom="0in" fo:line-height="158%" fo:text-align="start" style:justify-single-word="false" fo:orphans="2" fo:widows="2" fo:text-indent="0in" style:auto-text-indent="false" fo:padding="0in" fo:border="none"/>
    </style:style>
    <style:style style:name="P82" style:family="paragraph" style:parent-style-name="Text_20_body" style:list-style-name="L24">
      <style:paragraph-properties fo:margin-left="0.5in" fo:margin-right="0in" fo:margin-top="0in" fo:margin-bottom="0in" fo:line-height="158%" fo:text-align="start" style:justify-single-word="false" fo:orphans="2" fo:widows="2" fo:text-indent="0in" style:auto-text-indent="false" fo:padding="0in" fo:border="none"/>
    </style:style>
    <style:style style:name="P83" style:family="paragraph" style:parent-style-name="Preformatted_20_Text">
      <style:paragraph-properties fo:margin-left="0in" fo:margin-right="0in" fo:margin-top="0in" fo:margin-bottom="0.1043in" fo:line-height="167%" fo:text-align="start" style:justify-single-word="false" fo:orphans="2" fo:widows="2" fo:text-indent="0in" style:auto-text-indent="false" fo:padding="0in" fo:border="none"/>
      <style:text-properties fo:font-variant="normal" fo:text-transform="none" fo:color="#273239" style:font-name="Consolas1" fo:font-size="12pt" fo:font-style="normal" fo:font-weight="normal"/>
    </style:style>
    <style:style style:name="P84" style:family="paragraph" style:parent-style-name="Preformatted_20_Text">
      <style:paragraph-properties fo:margin-left="0in" fo:margin-right="0in" fo:margin-top="0in" fo:margin-bottom="0.1043in" fo:line-height="167%" fo:text-align="start" style:justify-single-word="false" fo:orphans="2" fo:widows="2" fo:text-indent="0in" style:auto-text-indent="false" fo:padding="0in" fo:border="none"/>
    </style:style>
    <style:style style:name="P85" style:family="paragraph" style:parent-style-name="Preformatted_20_Text">
      <style:paragraph-properties fo:margin-top="0in" fo:margin-bottom="0.1043in" fo:line-height="167%" fo:text-align="start" style:justify-single-word="false" fo:orphans="2" fo:widows="2" fo:padding="0in" fo:border="none"/>
      <style:text-properties fo:font-variant="normal" fo:text-transform="none" fo:color="#273239" style:font-name="Consolas1" fo:font-size="12pt" fo:font-style="normal" fo:font-weight="normal"/>
    </style:style>
    <style:style style:name="P86" style:family="paragraph" style:parent-style-name="Preformatted_20_Text">
      <style:paragraph-properties fo:margin-top="0in" fo:margin-bottom="0.1043in" fo:line-height="167%" fo:text-align="start" style:justify-single-word="false" fo:orphans="2" fo:widows="2" fo:padding="0in" fo:border="none"/>
      <style:text-properties fo:font-variant="normal" fo:text-transform="none" fo:color="#273239"/>
    </style:style>
    <style:style style:name="P87" style:family="paragraph" style:parent-style-name="Preformatted_20_Text">
      <style:paragraph-properties fo:margin-top="0in" fo:margin-bottom="0.1043in" fo:line-height="167%" fo:text-align="start" style:justify-single-word="false" fo:orphans="2" fo:widows="2" fo:padding="0in" fo:border="none"/>
    </style:style>
    <style:style style:name="P88" style:family="paragraph" style:parent-style-name="Preformatted_20_Text">
      <style:paragraph-properties fo:margin-top="0in" fo:margin-bottom="0.1043in" fo:line-height="167%" fo:text-align="center" style:justify-single-word="false" fo:orphans="2" fo:widows="2" fo:padding="0in" fo:border="none"/>
      <style:text-properties fo:font-weight="bold" style:font-weight-asian="bold" style:font-weight-complex="bold"/>
    </style:style>
    <style:style style:name="P89" style:family="paragraph" style:parent-style-name="Preformatted_20_Text">
      <style:paragraph-properties fo:margin-left="0.3937in" fo:margin-right="0.3937in" fo:orphans="2" fo:widows="2" fo:text-indent="0in" style:auto-text-indent="false"/>
      <style:text-properties fo:font-variant="normal" fo:text-transform="none" fo:color="#000000" style:font-name="Courier New1" fo:font-size="10pt" fo:letter-spacing="normal" fo:font-style="normal" fo:font-weight="normal"/>
    </style:style>
    <style:style style:name="P90" style:family="paragraph" style:parent-style-name="Preformatted_20_Text" style:list-style-name="L33">
      <style:paragraph-properties fo:margin-left="0.3937in" fo:margin-right="0.3937in" fo:orphans="2" fo:widows="2" fo:text-indent="0in" style:auto-text-indent="false"/>
      <style:text-properties fo:font-variant="normal" fo:text-transform="none" fo:color="#000000" style:font-name="Courier New1" fo:font-size="10pt" fo:letter-spacing="normal" fo:font-style="normal" fo:font-weight="normal"/>
    </style:style>
    <style:style style:name="P91" style:family="paragraph" style:parent-style-name="Preformatted_20_Text" style:list-style-name="L34">
      <style:paragraph-properties fo:margin-left="0.3937in" fo:margin-right="0.3937in" fo:orphans="2" fo:widows="2" fo:text-indent="0in" style:auto-text-indent="false"/>
      <style:text-properties fo:font-variant="normal" fo:text-transform="none" fo:color="#000000" style:font-name="Courier New1" fo:font-size="10pt" fo:letter-spacing="normal" fo:font-style="normal" fo:font-weight="normal"/>
    </style:style>
    <style:style style:name="P92" style:family="paragraph" style:parent-style-name="Preformatted_20_Text" style:list-style-name="L35">
      <style:paragraph-properties fo:margin-left="0.3937in" fo:margin-right="0.3937in" fo:orphans="2" fo:widows="2" fo:text-indent="0in" style:auto-text-indent="false"/>
      <style:text-properties fo:font-variant="normal" fo:text-transform="none" fo:color="#000000" style:font-name="Courier New1" fo:font-size="10pt" fo:letter-spacing="normal" fo:font-style="normal" fo:font-weight="normal"/>
    </style:style>
    <style:style style:name="P93" style:family="paragraph" style:parent-style-name="Preformatted_20_Text">
      <style:paragraph-properties fo:margin-left="0.3937in" fo:margin-right="0.3937in" fo:orphans="2" fo:widows="2" fo:text-indent="0in" style:auto-text-indent="false"/>
      <style:text-properties fo:font-variant="normal" fo:text-transform="none" fo:color="#000000" fo:letter-spacing="normal"/>
    </style:style>
    <style:style style:name="P94" style:family="paragraph" style:parent-style-name="Preformatted_20_Text" style:list-style-name="L34">
      <style:paragraph-properties fo:margin-left="0.3937in" fo:margin-right="0.3937in" fo:orphans="2" fo:widows="2" fo:text-indent="0in" style:auto-text-indent="false"/>
      <style:text-properties fo:font-variant="normal" fo:text-transform="none" fo:color="#000000" fo:letter-spacing="normal"/>
    </style:style>
    <style:style style:name="P95" style:family="paragraph" style:parent-style-name="Preformatted_20_Text" style:list-style-name="L35">
      <style:paragraph-properties fo:margin-left="0.3937in" fo:margin-right="0.3937in" fo:orphans="2" fo:widows="2" fo:text-indent="0in" style:auto-text-indent="false"/>
      <style:text-properties fo:font-variant="normal" fo:text-transform="none" fo:color="#000000" fo:letter-spacing="normal"/>
    </style:style>
    <style:style style:name="P96" style:family="paragraph" style:parent-style-name="Preformatted_20_Text">
      <style:paragraph-properties fo:margin-left="0.3937in" fo:margin-right="0.3937in" fo:orphans="2" fo:widows="2" fo:text-indent="0in" style:auto-text-indent="false"/>
    </style:style>
    <style:style style:name="P97" style:family="paragraph" style:parent-style-name="Preformatted_20_Text" style:list-style-name="L34">
      <style:paragraph-properties fo:margin-left="0.3937in" fo:margin-right="0.3937in" fo:orphans="2" fo:widows="2" fo:text-indent="0in" style:auto-text-indent="false"/>
    </style:style>
    <style:style style:name="P98" style:family="paragraph" style:parent-style-name="Preformatted_20_Text" style:list-style-name="L35">
      <style:paragraph-properties fo:margin-left="0.3937in" fo:margin-right="0.3937in" fo:orphans="2" fo:widows="2" fo:text-indent="0in" style:auto-text-indent="false"/>
    </style:style>
    <style:style style:name="P99" style:family="paragraph" style:parent-style-name="Preformatted_20_Text">
      <style:paragraph-properties fo:margin-left="0.3937in" fo:margin-right="0.3937in" fo:margin-top="0in" fo:margin-bottom="0.1965in" fo:orphans="2" fo:widows="2" fo:text-indent="0in" style:auto-text-indent="false"/>
      <style:text-properties fo:font-variant="normal" fo:text-transform="none" fo:color="#000000" style:font-name="Courier New1" fo:font-size="10pt" fo:letter-spacing="normal" fo:font-style="normal" fo:font-weight="normal"/>
    </style:style>
    <style:style style:name="P100" style:family="paragraph" style:parent-style-name="Preformatted_20_Text" style:list-style-name="L33">
      <style:paragraph-properties fo:margin-left="0.3937in" fo:margin-right="0.3937in" fo:margin-top="0in" fo:margin-bottom="0.1965in" fo:orphans="2" fo:widows="2" fo:text-indent="0in" style:auto-text-indent="false"/>
      <style:text-properties fo:font-variant="normal" fo:text-transform="none" fo:color="#000000" style:font-name="Courier New1" fo:font-size="10pt" fo:letter-spacing="normal" fo:font-style="normal" fo:font-weight="normal"/>
    </style:style>
    <style:style style:name="P101" style:family="paragraph" style:parent-style-name="Preformatted_20_Text" style:list-style-name="L34">
      <style:paragraph-properties fo:margin-left="0.3937in" fo:margin-right="0.3937in" fo:margin-top="0in" fo:margin-bottom="0.1965in" fo:orphans="2" fo:widows="2" fo:text-indent="0in" style:auto-text-indent="false"/>
      <style:text-properties fo:font-variant="normal" fo:text-transform="none" fo:color="#000000" style:font-name="Courier New1" fo:font-size="10pt" fo:letter-spacing="normal" fo:font-style="normal" fo:font-weight="normal"/>
    </style:style>
    <style:style style:name="P102" style:family="paragraph" style:parent-style-name="Preformatted_20_Text" style:list-style-name="L35">
      <style:paragraph-properties fo:margin-left="0.3937in" fo:margin-right="0.3937in" fo:margin-top="0in" fo:margin-bottom="0.1965in" fo:orphans="2" fo:widows="2" fo:text-indent="0in" style:auto-text-indent="false"/>
      <style:text-properties fo:font-variant="normal" fo:text-transform="none" fo:color="#000000" style:font-name="Courier New1" fo:font-size="10pt" fo:letter-spacing="normal" fo:font-style="normal" fo:font-weight="normal"/>
    </style:style>
    <style:style style:name="P103" style:family="paragraph" style:parent-style-name="Heading_20_1">
      <style:text-properties fo:font-variant="normal" fo:text-transform="none" fo:color="#273239" style:font-name="sofia-pro" fo:font-size="24pt" fo:letter-spacing="normal" fo:font-style="normal"/>
    </style:style>
    <style:style style:name="P104" style:family="paragraph" style:parent-style-name="Heading_20_1">
      <style:paragraph-properties fo:margin-left="0in" fo:margin-right="0in" fo:margin-top="0in" fo:margin-bottom="0in" fo:line-height="167%" fo:text-align="start" style:justify-single-word="false" fo:orphans="2" fo:widows="2" fo:text-indent="0in" style:auto-text-indent="false" fo:padding="0in" fo:border="none"/>
    </style:style>
    <style:style style:name="P105" style:family="paragraph" style:parent-style-name="Heading_20_1">
      <style:paragraph-properties fo:margin-left="0in" fo:margin-right="0in" fo:margin-top="0in" fo:margin-bottom="0.1043in" fo:line-height="167%" fo:text-align="start" style:justify-single-word="false" fo:orphans="2" fo:widows="2" fo:text-indent="0in" style:auto-text-indent="false" fo:padding="0in" fo:border="none"/>
      <style:text-properties fo:font-variant="normal" fo:text-transform="none" fo:color="#273239" style:font-name="sofia-pro" fo:font-size="24pt" fo:letter-spacing="normal" fo:font-style="normal"/>
    </style:style>
    <style:style style:name="P106" style:family="paragraph" style:parent-style-name="Table_20_Contents">
      <style:text-properties style:font-name="Verdana" fo:font-size="10pt"/>
    </style:style>
    <style:style style:name="P107" style:family="paragraph" style:parent-style-name="Table_20_Contents" style:list-style-name="L27">
      <style:text-properties style:font-name="Verdana" fo:font-size="10pt"/>
    </style:style>
    <style:style style:name="P108" style:family="paragraph" style:parent-style-name="Table_20_Contents">
      <style:paragraph-properties fo:text-align="end" style:justify-single-word="false"/>
      <style:text-properties style:font-name="Verdana" fo:font-size="10pt"/>
    </style:style>
    <style:style style:name="P109" style:family="paragraph" style:parent-style-name="Table_20_Contents">
      <style:text-properties fo:font-size="2pt" style:font-size-asian="2pt" style:font-size-complex="2pt"/>
    </style:style>
    <style:style style:name="P110" style:family="paragraph" style:parent-style-name="Table_20_Contents">
      <style:paragraph-properties fo:margin-left="0in" fo:margin-right="0in" fo:margin-top="0in" fo:margin-bottom="0in" fo:text-align="start" style:justify-single-word="false" fo:text-indent="0in" style:auto-text-indent="false" fo:padding="0in" fo:border="none"/>
    </style:style>
    <style:style style:name="P111" style:family="paragraph" style:parent-style-name="Table_20_Contents">
      <style:paragraph-properties fo:margin-left="0in" fo:margin-right="0in" fo:margin-top="0in" fo:margin-bottom="0in" fo:text-align="start" style:justify-single-word="false" fo:text-indent="0in" style:auto-text-indent="false" fo:padding="0in" fo:border="none"/>
      <style:text-properties fo:font-variant="normal" fo:text-transform="none" fo:background-color="#ffffff"/>
    </style:style>
    <style:style style:name="P112" style:family="paragraph" style:parent-style-name="Table_20_Contents">
      <style:paragraph-properties fo:margin-top="0in" fo:margin-bottom="0.1965in"/>
    </style:style>
    <style:style style:name="P113" style:family="paragraph" style:parent-style-name="Table_20_Contents">
      <style:paragraph-properties fo:margin-top="0in" fo:margin-bottom="0.1965in"/>
      <style:text-properties style:font-name="Verdana" fo:font-size="10pt"/>
    </style:style>
    <style:style style:name="P114" style:family="paragraph" style:parent-style-name="Table_20_Contents" style:list-style-name="L27">
      <style:paragraph-properties fo:margin-top="0in" fo:margin-bottom="0.1965in"/>
      <style:text-properties style:font-name="Verdana" fo:font-size="10pt"/>
    </style:style>
    <style:style style:name="P115" style:family="paragraph" style:parent-style-name="Quotations" style:list-style-name="L25">
      <style:paragraph-properties fo:margin-left="0.6437in" fo:margin-right="0.3937in" fo:margin-top="0in" fo:margin-bottom="0in" fo:line-height="158%" fo:text-align="start" style:justify-single-word="false" fo:orphans="2" fo:widows="2" fo:text-indent="0in" style:auto-text-indent="false" fo:padding="0in" fo:border="none"/>
      <style:text-properties fo:font-variant="normal" fo:text-transform="none" fo:color="#273239" style:font-name="var font-din" fo:font-size="12.75pt" fo:font-style="italic" fo:font-weight="normal"/>
    </style:style>
    <style:style style:name="P116" style:family="paragraph" style:parent-style-name="Quotations" style:list-style-name="L25">
      <style:paragraph-properties fo:margin-left="0.6437in" fo:margin-right="0.3937in" fo:margin-top="0in" fo:margin-bottom="0in" fo:line-height="158%" fo:text-align="start" style:justify-single-word="false" fo:orphans="2" fo:widows="2" fo:text-indent="0in" style:auto-text-indent="false" fo:padding="0in" fo:border="none"/>
    </style:style>
    <style:style style:name="P117" style:family="paragraph" style:parent-style-name="Heading_20_2">
      <style:paragraph-properties fo:margin-left="0in" fo:margin-right="0in" fo:orphans="2" fo:widows="2" fo:text-indent="0in" style:auto-text-indent="false"/>
      <style:text-properties fo:font-variant="normal" fo:text-transform="none" fo:color="#000000" style:font-name="Verdana" fo:font-size="10pt" fo:letter-spacing="normal" fo:font-style="normal" fo:font-weight="bold"/>
    </style:style>
    <style:style style:name="T1" style:family="text">
      <style:text-properties fo:font-variant="normal" fo:text-transform="none" fo:color="#273239" style:font-name="sofia-pro" fo:font-size="11.25pt" fo:letter-spacing="normal" fo:font-style="normal" fo:font-weight="normal"/>
    </style:style>
    <style:style style:name="T2" style:family="text">
      <style:text-properties fo:font-variant="normal" fo:text-transform="none" fo:color="#273239" style:font-name="sofia-pro" fo:font-size="24pt" fo:letter-spacing="normal" fo:font-style="normal"/>
    </style:style>
    <style:style style:name="T3" style:family="text">
      <style:text-properties fo:font-variant="normal" fo:text-transform="none" fo:color="#273239" style:text-line-through-style="none" style:font-name="sofia-pro" fo:font-size="11.25pt" fo:letter-spacing="normal" fo:font-style="normal" style:text-underline-style="none" fo:font-weight="bold" style:text-blinking="false"/>
    </style:style>
    <style:style style:name="T4" style:family="text">
      <style:text-properties fo:font-variant="normal" fo:text-transform="none" fo:color="#273239" style:font-name="var font-din" fo:font-size="12.75pt" fo:font-style="normal" fo:font-weight="normal"/>
    </style:style>
    <style:style style:name="T5" style:family="text">
      <style:text-properties fo:font-variant="normal" fo:text-transform="none" fo:color="#273239" style:font-name="var font-din" fo:font-size="12.75pt" fo:font-style="normal" fo:font-weight="normal" style:font-name-asian="var font-din" style:font-size-asian="12.75pt" style:font-style-asian="normal" style:font-weight-asian="normal" style:font-name-complex="var font-din" style:font-size-complex="12.75pt" style:font-style-complex="normal" style:font-weight-complex="normal"/>
    </style:style>
    <style:style style:name="T6" style:family="text">
      <style:text-properties fo:font-variant="normal" fo:text-transform="none" fo:color="#273239" style:font-name="var font-din" fo:font-size="12.75pt" fo:font-style="normal" style:text-underline-style="solid" style:text-underline-width="auto" style:text-underline-color="font-color" fo:font-weight="bold"/>
    </style:style>
    <style:style style:name="T7" style:family="text">
      <style:text-properties fo:font-variant="normal" fo:text-transform="none" fo:color="#273239" style:font-name="var font-din" fo:font-size="12.75pt" fo:font-style="normal" style:text-underline-style="solid" style:text-underline-width="auto" style:text-underline-color="font-color" fo:font-weight="normal"/>
    </style:style>
    <style:style style:name="T8" style:family="text">
      <style:text-properties fo:font-variant="normal" fo:text-transform="none" fo:color="#273239" style:font-name="var font-din" fo:font-size="12.75pt" fo:letter-spacing="normal" fo:font-style="normal" style:text-underline-style="solid" style:text-underline-width="auto" style:text-underline-color="font-color" fo:font-weight="normal"/>
    </style:style>
    <style:style style:name="T9" style:family="text">
      <style:text-properties fo:font-variant="normal" fo:text-transform="none" fo:color="#273239" style:font-name="var font-din" fo:font-size="12.75pt" fo:font-style="italic" fo:font-weight="normal"/>
    </style:style>
    <style:style style:name="T10" style:family="text">
      <style:text-properties fo:font-variant="normal" fo:text-transform="none" fo:color="#273239" style:font-name="Consolas1" fo:font-size="12pt" fo:font-style="normal"/>
    </style:style>
    <style:style style:name="T11" style:family="text">
      <style:text-properties fo:font-variant="normal" fo:text-transform="none" fo:color="#273239" style:font-name="Consolas1" fo:font-size="12pt" fo:font-style="normal" fo:font-weight="normal"/>
    </style:style>
    <style:style style:name="T12" style:family="text">
      <style:text-properties fo:font-variant="normal" fo:text-transform="none" fo:color="#273239" style:font-name="Consolas1" fo:font-size="12pt" fo:font-style="normal" fo:font-weight="bold"/>
    </style:style>
    <style:style style:name="T13" style:family="text">
      <style:text-properties fo:font-variant="normal" fo:text-transform="none" fo:color="#008200" style:font-name="Consolas" fo:font-size="11pt" fo:font-style="normal" fo:font-weight="normal" fo:background-color="#ffffff"/>
    </style:style>
    <style:style style:name="T14" style:family="text">
      <style:text-properties fo:font-variant="normal" fo:text-transform="none" fo:background-color="#ffffff"/>
    </style:style>
    <style:style style:name="T15" style:family="text">
      <style:text-properties fo:font-variant="normal" fo:text-transform="none" fo:color="#808080" style:font-name="Consolas" fo:font-size="11pt" fo:font-style="normal" fo:font-weight="normal" fo:background-color="#ffffff"/>
    </style:style>
    <style:style style:name="T16" style:family="text">
      <style:text-properties fo:font-variant="normal" fo:text-transform="none" fo:color="#808080" style:font-name="Consolas" fo:font-size="11pt" fo:font-style="normal" fo:font-weight="bold" fo:background-color="#ffffff"/>
    </style:style>
    <style:style style:name="T17" style:family="text">
      <style:text-properties fo:font-variant="normal" fo:text-transform="none" fo:color="#006699" style:font-name="Consolas" fo:font-size="11pt" fo:font-style="normal" fo:font-weight="bold" fo:background-color="#ffffff"/>
    </style:style>
    <style:style style:name="T18" style:family="text">
      <style:text-properties fo:font-variant="normal" fo:text-transform="none" style:font-name="Consolas" fo:font-size="12.5pt" fo:font-style="normal" fo:font-weight="normal" fo:background-color="#ffffff"/>
    </style:style>
    <style:style style:name="T19" style:family="text">
      <style:text-properties fo:font-variant="normal" fo:text-transform="none" style:font-name="Consolas" fo:font-size="12.75pt" fo:font-style="normal" fo:font-weight="normal" style:font-name-asian="Consolas" style:font-size-asian="12.75pt" style:font-style-asian="normal" style:font-weight-asian="normal" style:font-name-complex="Consolas" style:font-size-complex="12.75pt" style:font-style-complex="normal" style:font-weight-complex="normal"/>
    </style:style>
    <style:style style:name="T20" style:family="text">
      <style:text-properties fo:font-variant="normal" fo:text-transform="none" fo:color="#000000" style:font-name="Consolas" fo:font-size="11pt" fo:font-style="normal" fo:font-weight="normal" fo:background-color="#ffffff"/>
    </style:style>
    <style:style style:name="T21" style:family="text">
      <style:text-properties fo:font-variant="normal" fo:text-transform="none" fo:color="#000000" style:font-name="Verdana" fo:font-size="10pt" fo:letter-spacing="normal" fo:font-style="normal" fo:font-weight="normal"/>
    </style:style>
    <style:style style:name="T22" style:family="text">
      <style:text-properties fo:font-variant="normal" fo:text-transform="none" fo:color="#000000" style:font-name="Courier New1" fo:font-size="10pt" fo:letter-spacing="normal" fo:font-style="normal" fo:font-weight="normal"/>
    </style:style>
    <style:style style:name="T23" style:family="text">
      <style:text-properties fo:font-variant="normal" fo:text-transform="none" fo:color="#000000" style:font-name="Courier New1" fo:font-size="10pt" fo:letter-spacing="normal" fo:font-style="normal" fo:font-weight="bold"/>
    </style:style>
    <style:style style:name="T24" style:family="text">
      <style:text-properties fo:font-variant="normal" fo:text-transform="none" fo:color="#0000ff" style:font-name="Consolas" fo:font-size="11pt" fo:font-style="normal" fo:font-weight="normal" fo:background-color="#ffffff"/>
    </style:style>
    <style:style style:name="T25" style:family="text">
      <style:text-properties fo:font-variant="normal" fo:text-transform="none" fo:color="#ff1493" style:font-name="Consolas" fo:font-size="11pt" fo:font-style="normal" fo:font-weight="bold" fo:background-color="#ffffff"/>
    </style:style>
    <style:style style:name="T26" style:family="text">
      <style:text-properties fo:font-variant="normal" fo:text-transform="none" fo:color="#990000" style:font-name="Verdana" fo:font-size="10pt" fo:letter-spacing="normal" fo:font-style="normal" fo:font-weight="normal"/>
    </style:style>
    <style:style style:name="T27" style:family="text">
      <style:text-properties fo:font-variant="normal" fo:text-transform="none" fo:color="#990000" style:font-name="Verdana" fo:font-size="10pt" fo:letter-spacing="normal" fo:font-style="italic" fo:font-weight="normal"/>
    </style:style>
    <style:style style:name="T28" style:family="text">
      <style:text-properties fo:font-variant="normal" fo:text-transform="none" fo:color="#990000" style:font-name="Verdana" fo:font-size="10pt" fo:letter-spacing="normal" fo:font-style="italic" fo:font-weight="bold"/>
    </style:style>
    <style:style style:name="T29" style:family="text">
      <style:text-properties fo:font-variant="normal" fo:text-transform="none" fo:color="#990000" style:font-name="Courier New1" fo:font-size="10pt" fo:letter-spacing="normal" fo:font-style="italic" fo:font-weight="normal"/>
    </style:style>
    <style:style style:name="T30" style:family="text">
      <style:text-properties style:font-name="var font-din" fo:font-size="12.75pt" fo:font-style="normal" fo:font-weight="normal"/>
    </style:style>
    <style:style style:name="T31" style:family="text">
      <style:text-properties fo:font-size="12.75pt" style:font-size-asian="12.75pt" style:font-size-complex="12.75pt"/>
    </style:style>
    <style:style style:name="T32" style:family="text">
      <style:text-properties fo:font-style="italic"/>
    </style:style>
    <style:style style:name="T33" style:family="text">
      <style:text-properties fo:font-size="13.5pt" style:text-underline-style="solid" style:text-underline-width="auto" style:text-underline-color="font-color" fo:font-weight="bold"/>
    </style:style>
    <style:style style:name="T34" style:family="text">
      <style:text-properties fo:font-size="13.5pt" fo:font-style="italic" style:text-underline-style="solid" style:text-underline-width="auto" style:text-underline-color="font-color" fo:font-weight="bold"/>
    </style:style>
    <style:style style:name="T35" style:family="text">
      <style:text-properties fo:font-size="13.5pt" fo:font-weight="bold"/>
    </style:style>
    <style:style style:name="T36" style:family="text">
      <style:text-properties style:font-name="Consolas1" fo:font-size="12pt" fo:font-style="normal" fo:font-weight="normal"/>
    </style:style>
    <style:style style:name="T37" style:family="text">
      <style:text-properties fo:background-color="#ebf0f0"/>
    </style:style>
    <style:style style:name="T38" style:family="text">
      <style:text-properties style:font-name="Verdana" fo:font-size="10pt"/>
    </style:style>
    <style:style style:name="T39" style:family="text">
      <style:text-properties style:font-name="Verdana" fo:font-size="10pt" style:font-name-asian="Verdana" style:font-size-asian="10pt" style:font-name-complex="Verdana" style:font-size-complex="10pt"/>
    </style:style>
    <style:style style:name="T40" style:family="text">
      <style:text-properties style:font-name="Courier New1" fo:font-size="10pt" fo:font-style="normal" fo:font-weight="normal"/>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1965in" text:min-label-width="0.1965in"/>
      </text:list-level-style-bullet>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1965in" text:min-label-width="0.1965in"/>
      </text:list-level-style-bullet>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4909in"/>
      </text:list-level-style-number>
      <text:list-level-style-number text:level="2" text:style-name="Numbering_20_Symbols" style:num-suffix="." style:num-format="i">
        <style:list-level-properties text:space-before="0.9819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35">
      <text:list-level-style-bullet text:level="1" text:style-name="Bullet_20_Symbols" style:num-suffix="." text:bullet-char="•">
        <style:list-level-properties text:space-before="0.4909in"/>
      </text:list-level-style-bullet>
      <text:list-level-style-number text:level="2" text:style-name="Numbering_20_Symbols" style:num-suffix="." style:num-format="i">
        <style:list-level-properties text:space-before="0.9819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Stack Data Structure (Introduction and Program)</text:h>
      <text:list xml:id="list6404334021885700772" text:style-name="L1">
        <text:list-item>
          <text:p text:style-name="P20"><text:span text:style-name="T1">Difficulty Level : </text:span><text:a xlink:type="simple" xlink:href="https://www.geeksforgeeks.org/easy/" text:style-name="Internet_20_link" text:visited-style-name="Visited_20_Internet_20_Link"><text:span text:style-name="T3">Easy</text:span></text:a></text:p>
        </text:list-item>
        <text:list-item>
          <text:p text:style-name="P26">Last Updated : 19 Jul, 2021</text:p>
        </text:list-item>
      </text:list>
      <text:p text:style-name="P44">Stack is a linear data structure which follows a particular order in which the operations are performed. The order may be LIFO(Last In First Out) or FILO(First In Last Out).</text:p>
      <text:p text:style-name="P44">Mainly the following three basic operations are performed in the stack:</text:p>
      <text:list xml:id="list5573669215186895861" text:style-name="L2">
        <text:list-item>
          <text:p text:style-name="P50"><text:span text:style-name="Strong_20_Emphasis"><text:span text:style-name="T4">Push: </text:span></text:span><text:span text:style-name="T4">Adds an item in the stack. If the stack is full, then it is said to be an Overflow condition.</text:span></text:p>
        </text:list-item>
        <text:list-item>
          <text:p text:style-name="P50"><text:span text:style-name="Strong_20_Emphasis"><text:span text:style-name="T4">Pop:</text:span></text:span><text:span text:style-name="T4"> Removes an item from the stack. The items are popped in the reversed order in which they are pushed. If the stack is empty, then it is said to be an Underflow condition.</text:span></text:p>
        </text:list-item>
        <text:list-item>
          <text:p text:style-name="P50"><text:span text:style-name="Strong_20_Emphasis"><text:span text:style-name="T4">Peek or Top:</text:span></text:span><text:span text:style-name="T4"> Returns top element of stack.</text:span></text:p>
        </text:list-item>
        <text:list-item>
          <text:p text:style-name="P50"><text:span text:style-name="Strong_20_Emphasis"><text:span text:style-name="T4">isEmpty: </text:span></text:span><text:span text:style-name="T4">Returns true if stack is empty, else false.</text:span></text:p>
        </text:list-item>
      </text:list>
      <text:p text:style-name="P45"/>
      <text:p text:style-name="P36"><text:span text:style-name="Strong_20_Emphasis"><text:span text:style-name="T4">How to understand a stack practically?</text:span></text:span><text:span text:style-name="T4"> <text:line-break/>There are many real-life examples of a stack. Consider the simple example ofplates stacked over one another in a canteen. The plate which is at the top is the first one to be removed, i.e. the plate which has been placed at the bottommost position remains in the stack for the longest period of time. So, it can be simply seen to follow LIFO/FILO order.</text:span></text:p>
      <text:p text:style-name="P36"><text:span text:style-name="Strong_20_Emphasis"><text:span text:style-name="T4">Time Complexities of operations on stack:</text:span></text:span></text:p>
      <text:p text:style-name="P80"/>
      <text:section text:style-name="Sect1" text:name="AP_G4GR_5">
        <text:p text:style-name="P41"><text:soft-page-break/></text:p>
      </text:section>
      <text:p text:style-name="P43">push(), pop(), isEmpty() and peek() all take O(1) time. We do not run any loop in any of these operations.<text:line-break/> </text:p>
      <text:p text:style-name="P36"><text:span text:style-name="Strong_20_Emphasis"><text:span text:style-name="T4">Applications of stack:</text:span></text:span></text:p>
      <text:list xml:id="list8644283061550349571" text:style-name="L3">
        <text:list-item>
          <text:p text:style-name="P51"><text:a xlink:type="simple" xlink:href="https://www.geeksforgeeks.org/check-for-balanced-parentheses-in-an-expression/" text:style-name="Internet_20_link" text:visited-style-name="Visited_20_Internet_20_Link"><text:span text:style-name="T6">Balancing of symbols</text:span></text:a></text:p>
        </text:list-item>
        <text:list-item>
          <text:p text:style-name="P51"><text:a xlink:type="simple" xlink:href="https://www.geeksforgeeks.org/stack-set-2-infix-to-postfix/" text:style-name="Internet_20_link" text:visited-style-name="Visited_20_Internet_20_Link"><text:span text:style-name="T6">Infix to Postfix</text:span></text:a><text:span text:style-name="T4"> /Prefix conversion</text:span></text:p>
        </text:list-item>
        <text:list-item>
          <text:p text:style-name="P47">Redo-undo features at many places like editors, photoshop.</text:p>
        </text:list-item>
        <text:list-item>
          <text:p text:style-name="P47">Forward and backward feature in web browsers</text:p>
        </text:list-item>
        <text:list-item>
          <text:p text:style-name="P51"><text:span text:style-name="T4">Used in many algorithms like </text:span><text:a xlink:type="simple" xlink:href="https://www.geeksforgeeks.org/recursive-functions/" text:style-name="Internet_20_link" text:visited-style-name="Visited_20_Internet_20_Link">Tower of Hanoi, </text:a><text:a xlink:type="simple" xlink:href="https://www.geeksforgeeks.org/618/" text:style-name="Internet_20_link" text:visited-style-name="Visited_20_Internet_20_Link">tree traversals</text:a><text:span text:style-name="T4">, </text:span><text:a xlink:type="simple" xlink:href="https://www.geeksforgeeks.org/the-stock-span-problem/" text:style-name="Internet_20_link" text:visited-style-name="Visited_20_Internet_20_Link"><text:span text:style-name="T6">stock span problem</text:span></text:a><text:span text:style-name="T4">, </text:span><text:a xlink:type="simple" xlink:href="https://www.geeksforgeeks.org/largest-rectangular-area-in-a-histogram-set-1/" text:style-name="Internet_20_link" text:visited-style-name="Visited_20_Internet_20_Link"><text:span text:style-name="T6">histogram problem</text:span></text:a><text:span text:style-name="T4">.</text:span></text:p>
        </text:list-item>
        <text:list-item>
          <text:p text:style-name="P47">Backtracking is one of the algorithm designing technique .Some example of back tracking are Knight-Tour problem,N-Queen problem,find your way through maze and game like chess or checkers in all this problems we dive into someway if that way is not efficient we come back to the previous state and go into some another path. To get back from current state we need to store the previous state for that purpose we need stack.</text:p>
        </text:list-item>
        <text:list-item>
          <text:p text:style-name="P51"><text:span text:style-name="T4">In Graph Algorithms like </text:span><text:a xlink:type="simple" xlink:href="https://www.geeksforgeeks.org/topological-sorting/" text:style-name="Internet_20_link" text:visited-style-name="Visited_20_Internet_20_Link"><text:span text:style-name="T6">Topological Sorting</text:span></text:a><text:span text:style-name="T4"> and </text:span><text:a xlink:type="simple" xlink:href="https://www.geeksforgeeks.org/strongly-connected-components/" text:style-name="Internet_20_link" text:visited-style-name="Visited_20_Internet_20_Link"><text:span text:style-name="T6">Strongly Connected Components</text:span></text:a></text:p>
        </text:list-item>
        <text:list-item>
          <text:p text:style-name="P47">In Memory management any modern  computer uses stack as the primary-management for a running purpose.Each program that is running in a computer system has its own memory allocations</text:p>
        </text:list-item>
        <text:list-item>
          <text:p text:style-name="P47">String reversal is also a another application of stack.Here one by one each character get inserted into the stack.So the first character of string is on the bottom of the stack and the last element of string is on the top of stack. After Performing the pop operations on stack we get string in reverse order .</text:p>
        </text:list-item>
      </text:list>
      <text:p text:style-name="P36"><text:soft-page-break/><text:span text:style-name="Strong_20_Emphasis"><text:span text:style-name="T4">Implementation:</text:span></text:span><text:span text:style-name="T4"> <text:line-break/>There are two ways to implement a stack: </text:span></text:p>
      <text:list xml:id="list4107788187115452713" text:style-name="L4">
        <text:list-item>
          <text:p text:style-name="P48">Using array</text:p>
        </text:list-item>
        <text:list-item>
          <text:p text:style-name="P48">Using linked list</text:p>
        </text:list-item>
      </text:list>
      <text:section text:style-name="Sect1" text:name="practiceLinkDiv">
        <text:p text:style-name="P35"><text:a xlink:type="simple" xlink:href="https://practice.geeksforgeeks.org/problems/implement-stack-using-array/1" text:style-name="Internet_20_link" text:visited-style-name="Visited_20_Internet_20_Link"><text:span text:style-name="T33">Recommended: Please solve it on “</text:span></text:a><text:a xlink:type="simple" xlink:href="https://practice.geeksforgeeks.org/problems/implement-stack-using-array/1" text:style-name="Internet_20_link" text:visited-style-name="Visited_20_Internet_20_Link"><text:span text:style-name="Strong_20_Emphasis"><text:span text:style-name="T34">PRACTICE</text:span></text:span></text:a><text:a xlink:type="simple" xlink:href="https://practice.geeksforgeeks.org/problems/implement-stack-using-array/1" text:style-name="Internet_20_link" text:visited-style-name="Visited_20_Internet_20_Link"><text:span text:style-name="T33">” first, before moving on to the solution.</text:span></text:a></text:p>
      </text:section>
      <text:p text:style-name="P35"><text:span text:style-name="Strong_20_Emphasis"><text:span text:style-name="T4">Implementing Stack using Arrays</text:span></text:span></text:p>
      <text:list xml:id="list8753909460262700926" text:style-name="L5">
        <text:list-item>
          <text:p text:style-name="P54"><text:bookmark text:name="tablist1-tab1"/>C++</text:p>
        </text:list-item>
        <text:list-item>
          <text:p text:style-name="P67"><text:bookmark text:name="tablist1-tab2"/>C</text:p>
        </text:list-item>
        <text:list-item>
          <text:p text:style-name="P67"><text:bookmark text:name="tablist1-tab3"/>Java</text:p>
        </text:list-item>
        <text:list-item>
          <text:p text:style-name="P67"><text:bookmark text:name="tablist1-tab4"/>Python</text:p>
        </text:list-item>
        <text:list-item>
          <text:p text:style-name="P67"><text:bookmark text:name="tablist1-tab5"/>C#</text:p>
        </text:list-item>
      </text:list>
      <text:section text:style-name="Sect1" text:name="tablist1-panel1">
        <text:p text:style-name="P35"><text:bookmark text:name="copy-code-button"/><text:bookmark text:name="run-and-edit-button"/><text:bookmark text:name="run-code-button"/></text:p>
        <text:section text:style-name="Sect2" text:name="highlighter_140752">
          <table:table table:name="Table1" table:style-name="Table1">
            <table:table-column table:style-name="Table1.A"/>
            <table:table-row>
              <table:table-cell table:style-name="Table1.A1" office:value-type="string">
                <text:p text:style-name="P110"><text:span text:style-name="Source_20_Text"><text:span text:style-name="T13">/* C++ program to implement basic stack</text:span></text:span></text:p>
                <text:p text:style-name="P110"><text:span text:style-name="Source_20_Text"><text:span text:style-name="T14">   </text:span></text:span><text:span text:style-name="Source_20_Text"><text:span text:style-name="T13">operations */</text:span></text:span></text:p>
                <text:p text:style-name="P110"><text:span text:style-name="Source_20_Text"><text:span text:style-name="T15">#include &lt;bits/stdc++.h&gt;</text:span></text:span></text:p>
                <text:p text:style-name="P111"> </text:p>
                <text:p text:style-name="P110"><text:span text:style-name="Source_20_Text"><text:span text:style-name="T17">using</text:span></text:span><text:span text:style-name="T18"> </text:span><text:span text:style-name="Source_20_Text"><text:span text:style-name="T17">namespace</text:span></text:span><text:span text:style-name="T18"> </text:span><text:span text:style-name="Source_20_Text"><text:span text:style-name="T20">std;</text:span></text:span></text:p>
                <text:p text:style-name="P111"> </text:p>
                <text:p text:style-name="P110"><text:span text:style-name="Source_20_Text"><text:span text:style-name="T15">#define MAX 1000</text:span></text:span></text:p>
                <text:p text:style-name="P111"> </text:p>
                <text:p text:style-name="P110"><text:span text:style-name="Source_20_Text"><text:span text:style-name="T17">class</text:span></text:span><text:span text:style-name="T18"> </text:span><text:span text:style-name="Source_20_Text"><text:span text:style-name="T20">Stack {</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top;</text:span></text:span></text:p>
                <text:p text:style-name="P111"> </text:p>
                <text:p text:style-name="P110"><text:span text:style-name="Source_20_Text"><text:span text:style-name="T17">public</text:span></text:span><text:span text:style-name="Source_20_Text"><text:span text:style-name="T20">:</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a[MAX]; </text:span></text:span><text:span text:style-name="Source_20_Text"><text:span text:style-name="T13">// Maximum size of Stack</text:span></text:span></text:p>
                <text:p text:style-name="P111"> </text:p>
                <text:p text:style-name="P110"><text:span text:style-name="Source_20_Text"><text:span text:style-name="T14">    </text:span></text:span><text:span text:style-name="Source_20_Text"><text:span text:style-name="T20">Stack() { top = -1; }</text:span></text:span></text:p>
                <text:p text:style-name="P110"><text:span text:style-name="Source_20_Text"><text:span text:style-name="T14">    </text:span></text:span><text:span text:style-name="Source_20_Text"><text:span text:style-name="T16">bool</text:span></text:span><text:span text:style-name="T18"> </text:span><text:span text:style-name="Source_20_Text"><text:span text:style-name="T20">push(</text:span></text:span><text:span text:style-name="Source_20_Text"><text:span text:style-name="T16">int</text:span></text:span><text:span text:style-name="T18"> </text:span><text:span text:style-name="Source_20_Text"><text:span text:style-name="T20">x);</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pop();</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peek();</text:span></text:span></text:p>
                <text:p text:style-name="P110"><text:span text:style-name="Source_20_Text"><text:span text:style-name="T14">    </text:span></text:span><text:span text:style-name="Source_20_Text"><text:span text:style-name="T16">bool</text:span></text:span><text:span text:style-name="T18"> </text:span><text:span text:style-name="Source_20_Text"><text:span text:style-name="T20">isEmpty();</text:span></text:span></text:p>
                <text:p text:style-name="P110"><text:span text:style-name="Source_20_Text"><text:span text:style-name="T20">};</text:span></text:span></text:p>
                <text:p text:style-name="P111"> </text:p>
                <text:p text:style-name="P110"><text:span text:style-name="Source_20_Text"><text:span text:style-name="T16">bool</text:span></text:span><text:span text:style-name="T18"> </text:span><text:span text:style-name="Source_20_Text"><text:span text:style-name="T20">Stack::push(</text:span></text:span><text:span text:style-name="Source_20_Text"><text:span text:style-name="T16">int</text:span></text:span><text:span text:style-name="T18"> </text:span><text:span text:style-name="Source_20_Text"><text:span text:style-name="T20">x)</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top &gt;= (MAX - 1)) {</text:span></text:span></text:p>
                <text:p text:style-name="P110"><text:span text:style-name="Source_20_Text"><text:span text:style-name="T14">        </text:span></text:span><text:span text:style-name="Source_20_Text"><text:span text:style-name="T20">cout &lt;&lt; </text:span></text:span><text:span text:style-name="Source_20_Text"><text:span text:style-name="T24">"Stack Overflow"</text:span></text:span><text:span text:style-name="Source_20_Text"><text:span text:style-name="T20">;</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17">false</text:span></text:span><text:span text:style-name="Source_20_Text"><text:span text:style-name="T20">;</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17">else</text:span></text:span><text:span text:style-name="T18"> </text:span><text:span text:style-name="Source_20_Text"><text:span text:style-name="T20">{</text:span></text:span></text:p>
                <text:p text:style-name="P110"><text:soft-page-break/><text:span text:style-name="Source_20_Text"><text:span text:style-name="T14">        </text:span></text:span><text:span text:style-name="Source_20_Text"><text:span text:style-name="T20">a[++top] = x;</text:span></text:span></text:p>
                <text:p text:style-name="P110"><text:span text:style-name="Source_20_Text"><text:span text:style-name="T14">        </text:span></text:span><text:span text:style-name="Source_20_Text"><text:span text:style-name="T20">cout &lt;&lt; x &lt;&lt; </text:span></text:span><text:span text:style-name="Source_20_Text"><text:span text:style-name="T24">" pushed into stack\n"</text:span></text:span><text:span text:style-name="Source_20_Text"><text:span text:style-name="T20">;</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17">true</text:span></text:span><text:span text:style-name="Source_20_Text"><text:span text:style-name="T20">;</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20">}</text:span></text:span></text:p>
                <text:p text:style-name="P111"> </text:p>
                <text:p text:style-name="P110"><text:span text:style-name="Source_20_Text"><text:span text:style-name="T16">int</text:span></text:span><text:span text:style-name="T18"> </text:span><text:span text:style-name="Source_20_Text"><text:span text:style-name="T20">Stack::pop()</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top &lt; 0) {</text:span></text:span></text:p>
                <text:p text:style-name="P110"><text:span text:style-name="Source_20_Text"><text:span text:style-name="T14">        </text:span></text:span><text:span text:style-name="Source_20_Text"><text:span text:style-name="T20">cout &lt;&lt; </text:span></text:span><text:span text:style-name="Source_20_Text"><text:span text:style-name="T24">"Stack Underflow"</text:span></text:span><text:span text:style-name="Source_20_Text"><text:span text:style-name="T20">;</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0;</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17">else</text:span></text:span><text:span text:style-name="T18"> </text:span><text:span text:style-name="Source_20_Text"><text:span text:style-name="T20">{</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x = a[top--];</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x;</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20">}</text:span></text:span></text:p>
                <text:p text:style-name="P110"><text:span text:style-name="Source_20_Text"><text:span text:style-name="T16">int</text:span></text:span><text:span text:style-name="T18"> </text:span><text:span text:style-name="Source_20_Text"><text:span text:style-name="T20">Stack::peek()</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top &lt; 0) {</text:span></text:span></text:p>
                <text:p text:style-name="P110"><text:span text:style-name="Source_20_Text"><text:span text:style-name="T14">        </text:span></text:span><text:span text:style-name="Source_20_Text"><text:span text:style-name="T20">cout &lt;&lt; </text:span></text:span><text:span text:style-name="Source_20_Text"><text:span text:style-name="T24">"Stack is Empty"</text:span></text:span><text:span text:style-name="Source_20_Text"><text:span text:style-name="T20">;</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0;</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17">else</text:span></text:span><text:span text:style-name="T18"> </text:span><text:span text:style-name="Source_20_Text"><text:span text:style-name="T20">{</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x = a[top];</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x;</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20">}</text:span></text:span></text:p>
                <text:p text:style-name="P111"> </text:p>
                <text:p text:style-name="P110"><text:span text:style-name="Source_20_Text"><text:span text:style-name="T16">bool</text:span></text:span><text:span text:style-name="T18"> </text:span><text:span text:style-name="Source_20_Text"><text:span text:style-name="T20">Stack::isEmpty()</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top &lt; 0);</text:span></text:span></text:p>
                <text:p text:style-name="P110"><text:span text:style-name="Source_20_Text"><text:span text:style-name="T20">}</text:span></text:span></text:p>
                <text:p text:style-name="P111"> </text:p>
                <text:p text:style-name="P110"><text:span text:style-name="Source_20_Text"><text:span text:style-name="T13">// Driver program to test above functions</text:span></text:span></text:p>
                <text:p text:style-name="P110"><text:span text:style-name="Source_20_Text"><text:span text:style-name="T16">int</text:span></text:span><text:span text:style-name="T18"> </text:span><text:span text:style-name="Source_20_Text"><text:span text:style-name="T20">main()</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class</text:span></text:span><text:span text:style-name="T18"> </text:span><text:span text:style-name="Source_20_Text"><text:span text:style-name="T20">Stack s;</text:span></text:span></text:p>
                <text:p text:style-name="P110"><text:span text:style-name="Source_20_Text"><text:span text:style-name="T14">    </text:span></text:span><text:span text:style-name="Source_20_Text"><text:span text:style-name="T20">s.push(10);</text:span></text:span></text:p>
                <text:p text:style-name="P110"><text:span text:style-name="Source_20_Text"><text:span text:style-name="T14">    </text:span></text:span><text:span text:style-name="Source_20_Text"><text:span text:style-name="T20">s.push(20);</text:span></text:span></text:p>
                <text:p text:style-name="P110"><text:span text:style-name="Source_20_Text"><text:span text:style-name="T14">    </text:span></text:span><text:span text:style-name="Source_20_Text"><text:span text:style-name="T20">s.push(30);</text:span></text:span></text:p>
                <text:p text:style-name="P110"><text:span text:style-name="Source_20_Text"><text:span text:style-name="T14">    </text:span></text:span><text:span text:style-name="Source_20_Text"><text:span text:style-name="T20">cout &lt;&lt; s.pop() &lt;&lt; </text:span></text:span><text:span text:style-name="Source_20_Text"><text:span text:style-name="T24">" Popped from stack\n"</text:span></text:span><text:span text:style-name="Source_20_Text"><text:span text:style-name="T20">;</text:span></text:span></text:p>
                <text:p text:style-name="P110"><text:span text:style-name="Source_20_Text"><text:span text:style-name="T14">    </text:span></text:span><text:span text:style-name="Source_20_Text"><text:span text:style-name="T13">//print all elements in stack :</text:span></text:span></text:p>
                <text:p text:style-name="P110"><text:span text:style-name="Source_20_Text"><text:span text:style-name="T14">    </text:span></text:span><text:span text:style-name="Source_20_Text"><text:span text:style-name="T20">cout&lt;&lt;</text:span></text:span><text:span text:style-name="Source_20_Text"><text:span text:style-name="T24">"Elements present in stack : "</text:span></text:span><text:span text:style-name="Source_20_Text"><text:span text:style-name="T20">;</text:span></text:span></text:p>
                <text:p text:style-name="P110"><text:span text:style-name="Source_20_Text"><text:span text:style-name="T14">    </text:span></text:span><text:span text:style-name="Source_20_Text"><text:span text:style-name="T17">while</text:span></text:span><text:span text:style-name="Source_20_Text"><text:span text:style-name="T20">(!s.isEmpty())</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13">// print top element in stack</text:span></text:span></text:p>
                <text:p text:style-name="P110"><text:span text:style-name="Source_20_Text"><text:span text:style-name="T14">        </text:span></text:span><text:span text:style-name="Source_20_Text"><text:span text:style-name="T20">cout&lt;&lt;s.peek()&lt;&lt;</text:span></text:span><text:span text:style-name="Source_20_Text"><text:span text:style-name="T24">" "</text:span></text:span><text:span text:style-name="Source_20_Text"><text:span text:style-name="T20">;</text:span></text:span></text:p>
                <text:p text:style-name="P110"><text:soft-page-break/><text:span text:style-name="Source_20_Text"><text:span text:style-name="T14">        </text:span></text:span><text:span text:style-name="Source_20_Text"><text:span text:style-name="T13">// remove top element in stack</text:span></text:span></text:p>
                <text:p text:style-name="P110"><text:span text:style-name="Source_20_Text"><text:span text:style-name="T14">        </text:span></text:span><text:span text:style-name="Source_20_Text"><text:span text:style-name="T20">s.pop();</text:span></text:span></text:p>
                <text:p text:style-name="P110"><text:span text:style-name="Source_20_Text"><text:span text:style-name="T14">    </text:span></text:span><text:span text:style-name="Source_20_Text"><text:span text:style-name="T20">}</text:span></text:span></text:p>
                <text:p text:style-name="P111"> </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0;</text:span></text:span></text:p>
                <text:p text:style-name="P110"><text:span text:style-name="Source_20_Text"><text:span text:style-name="T20">}</text:span></text:span></text:p>
              </table:table-cell>
            </table:table-row>
          </table:table>
        </text:section>
      </text:section>
      <text:p text:style-name="P35"><text:span text:style-name="Strong_20_Emphasis"><text:span text:style-name="T5">Output :</text:span></text:span><text:span text:style-name="T5"> </text:span></text:p>
      <text:p text:style-name="P83">10 pushed into stack</text:p>
      <text:p text:style-name="P85">20 pushed into stack</text:p>
      <text:p text:style-name="P85">30 pushed into stack</text:p>
      <text:p text:style-name="P85">30 Popped from stack</text:p>
      <text:p text:style-name="P85">Top element is : 20</text:p>
      <text:p text:style-name="P85">Elements present in stack : 20 10 <text:s/></text:p>
      <text:p text:style-name="P35"><text:span text:style-name="Strong_20_Emphasis"><text:span text:style-name="T4">Pros:</text:span></text:span><text:span text:style-name="T4"> Easy to implement. Memory is saved as pointers are not involved. <text:line-break/></text:span><text:span text:style-name="Strong_20_Emphasis"><text:span text:style-name="T4">Cons:</text:span></text:span><text:span text:style-name="T4"> It is not dynamic. It doesn’t grow and shrink depending on needs at runtime.<text:line-break/> </text:span><text:span text:style-name="Strong_20_Emphasis"><text:span text:style-name="T4">Implementing Stack using Linked List:</text:span></text:span></text:p>
      <text:list xml:id="list669576587693174827" text:style-name="L6">
        <text:list-item>
          <text:p text:style-name="P55"><text:bookmark text:name="tablist2-tab1"/>C++</text:p>
        </text:list-item>
        <text:list-item>
          <text:p text:style-name="P68"><text:bookmark text:name="tablist2-tab2"/>C</text:p>
        </text:list-item>
        <text:list-item>
          <text:p text:style-name="P68"><text:bookmark text:name="tablist2-tab3"/>Java</text:p>
        </text:list-item>
        <text:list-item>
          <text:p text:style-name="P68"><text:bookmark text:name="tablist2-tab4"/>Python</text:p>
        </text:list-item>
        <text:list-item>
          <text:p text:style-name="P68"><text:bookmark text:name="tablist2-tab5"/>C#</text:p>
        </text:list-item>
      </text:list>
      <text:section text:style-name="Sect1" text:name="tablist2-panel1">
        <text:p text:style-name="P35"><text:bookmark text:name="copy-code-button1"/><text:bookmark text:name="run-and-edit-button1"/><text:bookmark text:name="run-code-button1"/></text:p>
        <text:section text:style-name="Sect2" text:name="highlighter_655249">
          <table:table table:name="Table2" table:style-name="Table2">
            <table:table-column table:style-name="Table2.A"/>
            <table:table-row>
              <table:table-cell table:style-name="Table2.A1" office:value-type="string">
                <text:p text:style-name="P110"><text:span text:style-name="Source_20_Text"><text:span text:style-name="T13">// C++ program for linked list implementation of stack</text:span></text:span></text:p>
                <text:p text:style-name="P110"><text:span text:style-name="Source_20_Text"><text:span text:style-name="T15">#include &lt;bits/stdc++.h&gt;</text:span></text:span></text:p>
                <text:p text:style-name="P110"><text:span text:style-name="Source_20_Text"><text:span text:style-name="T17">using</text:span></text:span><text:span text:style-name="T18"> </text:span><text:span text:style-name="Source_20_Text"><text:span text:style-name="T17">namespace</text:span></text:span><text:span text:style-name="T18"> </text:span><text:span text:style-name="Source_20_Text"><text:span text:style-name="T20">std;</text:span></text:span></text:p>
                <text:p text:style-name="P111"> </text:p>
                <text:p text:style-name="P110"><text:span text:style-name="Source_20_Text"><text:span text:style-name="T13">// A structure to represent a stack</text:span></text:span></text:p>
                <text:p text:style-name="P110"><text:span text:style-name="Source_20_Text"><text:span text:style-name="T17">class</text:span></text:span><text:span text:style-name="T18"> </text:span><text:span text:style-name="Source_20_Text"><text:span text:style-name="T20">StackNode {</text:span></text:span></text:p>
                <text:p text:style-name="P110"><text:span text:style-name="Source_20_Text"><text:span text:style-name="T17">public</text:span></text:span><text:span text:style-name="Source_20_Text"><text:span text:style-name="T20">:</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data;</text:span></text:span></text:p>
                <text:p text:style-name="P110"><text:span text:style-name="Source_20_Text"><text:span text:style-name="T14">    </text:span></text:span><text:span text:style-name="Source_20_Text"><text:span text:style-name="T20">StackNode* next;</text:span></text:span></text:p>
                <text:p text:style-name="P110"><text:span text:style-name="Source_20_Text"><text:span text:style-name="T20">};</text:span></text:span></text:p>
                <text:p text:style-name="P111"> </text:p>
                <text:p text:style-name="P110"><text:soft-page-break/><text:span text:style-name="Source_20_Text"><text:span text:style-name="T20">StackNode* newNode(</text:span></text:span><text:span text:style-name="Source_20_Text"><text:span text:style-name="T16">int</text:span></text:span><text:span text:style-name="T18"> </text:span><text:span text:style-name="Source_20_Text"><text:span text:style-name="T20">data)</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20">StackNode* stackNode = </text:span></text:span><text:span text:style-name="Source_20_Text"><text:span text:style-name="T17">new</text:span></text:span><text:span text:style-name="T18"> </text:span><text:span text:style-name="Source_20_Text"><text:span text:style-name="T20">StackNode();</text:span></text:span></text:p>
                <text:p text:style-name="P110"><text:span text:style-name="Source_20_Text"><text:span text:style-name="T14">    </text:span></text:span><text:span text:style-name="Source_20_Text"><text:span text:style-name="T20">stackNode-&gt;data = data;</text:span></text:span></text:p>
                <text:p text:style-name="P110"><text:span text:style-name="Source_20_Text"><text:span text:style-name="T14">    </text:span></text:span><text:span text:style-name="Source_20_Text"><text:span text:style-name="T20">stackNode-&gt;next = NULL;</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stackNode;</text:span></text:span></text:p>
                <text:p text:style-name="P110"><text:span text:style-name="Source_20_Text"><text:span text:style-name="T20">}</text:span></text:span></text:p>
                <text:p text:style-name="P111"> </text:p>
                <text:p text:style-name="P110"><text:span text:style-name="Source_20_Text"><text:span text:style-name="T16">int</text:span></text:span><text:span text:style-name="T18"> </text:span><text:span text:style-name="Source_20_Text"><text:span text:style-name="T20">isEmpty(StackNode* root)</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root;</text:span></text:span></text:p>
                <text:p text:style-name="P110"><text:span text:style-name="Source_20_Text"><text:span text:style-name="T20">}</text:span></text:span></text:p>
                <text:p text:style-name="P111"> </text:p>
                <text:p text:style-name="P110"><text:span text:style-name="Source_20_Text"><text:span text:style-name="T17">void</text:span></text:span><text:span text:style-name="T18"> </text:span><text:span text:style-name="Source_20_Text"><text:span text:style-name="T20">push(StackNode** root, </text:span></text:span><text:span text:style-name="Source_20_Text"><text:span text:style-name="T16">int</text:span></text:span><text:span text:style-name="T18"> </text:span><text:span text:style-name="Source_20_Text"><text:span text:style-name="T20">data)</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20">StackNode* stackNode = newNode(data);</text:span></text:span></text:p>
                <text:p text:style-name="P110"><text:span text:style-name="Source_20_Text"><text:span text:style-name="T14">    </text:span></text:span><text:span text:style-name="Source_20_Text"><text:span text:style-name="T20">stackNode-&gt;next = *root;</text:span></text:span></text:p>
                <text:p text:style-name="P110"><text:span text:style-name="Source_20_Text"><text:span text:style-name="T14">    </text:span></text:span><text:span text:style-name="Source_20_Text"><text:span text:style-name="T20">*root = stackNode;</text:span></text:span></text:p>
                <text:p text:style-name="P110"><text:span text:style-name="Source_20_Text"><text:span text:style-name="T14">    </text:span></text:span><text:span text:style-name="Source_20_Text"><text:span text:style-name="T20">cout &lt;&lt; data &lt;&lt; </text:span></text:span><text:span text:style-name="Source_20_Text"><text:span text:style-name="T24">" pushed to stack\n"</text:span></text:span><text:span text:style-name="Source_20_Text"><text:span text:style-name="T20">;</text:span></text:span></text:p>
                <text:p text:style-name="P110"><text:span text:style-name="Source_20_Text"><text:span text:style-name="T20">}</text:span></text:span></text:p>
                <text:p text:style-name="P111"> </text:p>
                <text:p text:style-name="P110"><text:span text:style-name="Source_20_Text"><text:span text:style-name="T16">int</text:span></text:span><text:span text:style-name="T18"> </text:span><text:span text:style-name="Source_20_Text"><text:span text:style-name="T20">pop(StackNode** root)</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isEmpty(*root))</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INT_MIN;</text:span></text:span></text:p>
                <text:p text:style-name="P110"><text:span text:style-name="Source_20_Text"><text:span text:style-name="T14">    </text:span></text:span><text:span text:style-name="Source_20_Text"><text:span text:style-name="T20">StackNode* temp = *root;</text:span></text:span></text:p>
                <text:p text:style-name="P110"><text:span text:style-name="Source_20_Text"><text:span text:style-name="T14">    </text:span></text:span><text:span text:style-name="Source_20_Text"><text:span text:style-name="T20">*root = (*root)-&gt;next;</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popped = temp-&gt;data;</text:span></text:span></text:p>
                <text:p text:style-name="P110"><text:span text:style-name="Source_20_Text"><text:span text:style-name="T14">    </text:span></text:span><text:span text:style-name="Source_20_Text"><text:span text:style-name="T25">free</text:span></text:span><text:span text:style-name="Source_20_Text"><text:span text:style-name="T20">(temp);</text:span></text:span></text:p>
                <text:p text:style-name="P111"> </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popped;</text:span></text:span></text:p>
                <text:p text:style-name="P110"><text:span text:style-name="Source_20_Text"><text:span text:style-name="T20">}</text:span></text:span></text:p>
                <text:p text:style-name="P111"> </text:p>
                <text:p text:style-name="P110"><text:span text:style-name="Source_20_Text"><text:span text:style-name="T16">int</text:span></text:span><text:span text:style-name="T18"> </text:span><text:span text:style-name="Source_20_Text"><text:span text:style-name="T20">peek(StackNode* root)</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isEmpty(root))</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INT_MIN;</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root-&gt;data;</text:span></text:span></text:p>
                <text:p text:style-name="P110"><text:span text:style-name="Source_20_Text"><text:span text:style-name="T20">}</text:span></text:span></text:p>
                <text:p text:style-name="P111"> </text:p>
                <text:p text:style-name="P110"><text:span text:style-name="Source_20_Text"><text:span text:style-name="T13">// Driver code</text:span></text:span></text:p>
                <text:p text:style-name="P110"><text:span text:style-name="Source_20_Text"><text:span text:style-name="T16">int</text:span></text:span><text:span text:style-name="T18"> </text:span><text:span text:style-name="Source_20_Text"><text:span text:style-name="T20">main()</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20">StackNode* root = NULL;</text:span></text:span></text:p>
                <text:p text:style-name="P111"> </text:p>
                <text:p text:style-name="P110"><text:span text:style-name="Source_20_Text"><text:span text:style-name="T14">    </text:span></text:span><text:span text:style-name="Source_20_Text"><text:span text:style-name="T20">push(&amp;root, 10);</text:span></text:span></text:p>
                <text:p text:style-name="P110"><text:span text:style-name="Source_20_Text"><text:span text:style-name="T14">    </text:span></text:span><text:span text:style-name="Source_20_Text"><text:span text:style-name="T20">push(&amp;root, 20);</text:span></text:span></text:p>
                <text:p text:style-name="P110"><text:span text:style-name="Source_20_Text"><text:span text:style-name="T14">    </text:span></text:span><text:span text:style-name="Source_20_Text"><text:span text:style-name="T20">push(&amp;root, 30);</text:span></text:span></text:p>
                <text:p text:style-name="P111"><text:soft-page-break/> </text:p>
                <text:p text:style-name="P110"><text:span text:style-name="Source_20_Text"><text:span text:style-name="T14">    </text:span></text:span><text:span text:style-name="Source_20_Text"><text:span text:style-name="T20">cout &lt;&lt; pop(&amp;root) &lt;&lt; </text:span></text:span><text:span text:style-name="Source_20_Text"><text:span text:style-name="T24">" popped from stack\n"</text:span></text:span><text:span text:style-name="Source_20_Text"><text:span text:style-name="T20">;</text:span></text:span></text:p>
                <text:p text:style-name="P111"> </text:p>
                <text:p text:style-name="P110"><text:span text:style-name="Source_20_Text"><text:span text:style-name="T14">    </text:span></text:span><text:span text:style-name="Source_20_Text"><text:span text:style-name="T20">cout &lt;&lt; </text:span></text:span><text:span text:style-name="Source_20_Text"><text:span text:style-name="T24">"Top element is "</text:span></text:span><text:span text:style-name="T18"> </text:span><text:span text:style-name="Source_20_Text"><text:span text:style-name="T20">&lt;&lt; peek(root) &lt;&lt; endl;</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20">cout&lt;&lt;</text:span></text:span><text:span text:style-name="Source_20_Text"><text:span text:style-name="T24">"Elements present in stack : "</text:span></text:span><text:span text:style-name="Source_20_Text"><text:span text:style-name="T20">;</text:span></text:span></text:p>
                <text:p text:style-name="P110"><text:span text:style-name="Source_20_Text"><text:span text:style-name="T14">     </text:span></text:span><text:span text:style-name="Source_20_Text"><text:span text:style-name="T13">//print all elements in stack :</text:span></text:span></text:p>
                <text:p text:style-name="P110"><text:span text:style-name="Source_20_Text"><text:span text:style-name="T14">    </text:span></text:span><text:span text:style-name="Source_20_Text"><text:span text:style-name="T17">while</text:span></text:span><text:span text:style-name="Source_20_Text"><text:span text:style-name="T20">(!isEmpty(root))</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13">// print top element in stack</text:span></text:span></text:p>
                <text:p text:style-name="P110"><text:span text:style-name="Source_20_Text"><text:span text:style-name="T14">        </text:span></text:span><text:span text:style-name="Source_20_Text"><text:span text:style-name="T20">cout&lt;&lt;peek(root)&lt;&lt;</text:span></text:span><text:span text:style-name="Source_20_Text"><text:span text:style-name="T24">" "</text:span></text:span><text:span text:style-name="Source_20_Text"><text:span text:style-name="T20">;</text:span></text:span></text:p>
                <text:p text:style-name="P110"><text:span text:style-name="Source_20_Text"><text:span text:style-name="T14">        </text:span></text:span><text:span text:style-name="Source_20_Text"><text:span text:style-name="T13">// remove top element in stack</text:span></text:span></text:p>
                <text:p text:style-name="P110"><text:span text:style-name="Source_20_Text"><text:span text:style-name="T14">        </text:span></text:span><text:span text:style-name="Source_20_Text"><text:span text:style-name="T20">pop(&amp;root);</text:span></text:span></text:p>
                <text:p text:style-name="P110"><text:span text:style-name="Source_20_Text"><text:span text:style-name="T14">    </text:span></text:span><text:span text:style-name="Source_20_Text"><text:span text:style-name="T20">}</text:span></text:span></text:p>
                <text:p text:style-name="P111"> </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0;</text:span></text:span></text:p>
                <text:p text:style-name="P110"><text:span text:style-name="Source_20_Text"><text:span text:style-name="T20">}</text:span></text:span></text:p>
                <text:p text:style-name="P111"> </text:p>
                <text:p text:style-name="P110"><text:span text:style-name="Source_20_Text"><text:span text:style-name="T13">// This is code is contributed by rathbhupendra</text:span></text:span></text:p>
              </table:table-cell>
            </table:table-row>
          </table:table>
        </text:section>
      </text:section>
      <text:p text:style-name="P36"><text:span text:style-name="Strong_20_Emphasis"><text:span text:style-name="T5">Output:</text:span></text:span></text:p>
      <text:p text:style-name="P83">10 pushed to stack</text:p>
      <text:p text:style-name="P85">20 pushed to stack</text:p>
      <text:p text:style-name="P85">30 pushed to stack</text:p>
      <text:p text:style-name="P85">30 popped from stack</text:p>
      <text:p text:style-name="P85">Top element is 20</text:p>
      <text:p text:style-name="P85">Elements present in stack : 20 10 </text:p>
      <text:p text:style-name="P36"><text:span text:style-name="Strong_20_Emphasis"><text:span text:style-name="T4">Pros:</text:span></text:span><text:span text:style-name="T4"> The linked list implementation of stack can grow and shrink according to the needs at runtime. <text:line-break/></text:span><text:span text:style-name="Strong_20_Emphasis"><text:span text:style-name="T4">Cons:</text:span></text:span><text:span text:style-name="T4"> Requires extra memory due to involvement of pointers.</text:span></text:p>
      <text:p text:style-name="Text_20_body"><text:line-break/><text:span text:style-name="T2">Stack | Set 2 (Infix to Postfix)</text:span></text:p>
      <text:list xml:id="list6196195290428772092" text:style-name="L7">
        <text:list-item>
          <text:p text:style-name="P21"><text:span text:style-name="T1">Difficulty Level : </text:span><text:a xlink:type="simple" xlink:href="https://www.geeksforgeeks.org/medium/" text:style-name="Internet_20_link" text:visited-style-name="Visited_20_Internet_20_Link"><text:span text:style-name="T3">Medium</text:span></text:a></text:p>
        </text:list-item>
        <text:list-item>
          <text:p text:style-name="P27">Last Updated : 09 Jul, 2021</text:p>
        </text:list-item>
      </text:list>
      <text:p text:style-name="P32"> </text:p>
      <text:p text:style-name="P35"><text:soft-page-break/><text:span text:style-name="T4">Prerequisite – </text:span><text:a xlink:type="simple" xlink:href="https://www.geeksforgeeks.org/stack-data-structure-introduction-program/" text:style-name="Internet_20_link" text:visited-style-name="Visited_20_Internet_20_Link"><text:span text:style-name="T6">Stack | Set 1 (Introduction)</text:span></text:a><text:span text:style-name="T4"> <text:line-break/></text:span><text:span text:style-name="Strong_20_Emphasis"><text:span text:style-name="T4">Infix expression:</text:span></text:span><text:span text:style-name="T4"> The expression of the form a op b. When an operator is in-between every pair of operands.<text:line-break/></text:span><text:span text:style-name="Strong_20_Emphasis"><text:span text:style-name="T4">Postfix expression:</text:span></text:span><text:span text:style-name="T4"> The expression of the form a b op. When an operator is followed for every pair of operands.<text:line-break/></text:span><text:span text:style-name="Strong_20_Emphasis"><text:span text:style-name="T4">Why postfix representation of the expression?</text:span></text:span><text:span text:style-name="T4"> <text:line-break/>The compiler scans the expression either from left to right or from right to left. <text:line-break/>Consider the below expression: a op1 b op2 c op3 d <text:line-break/>If op1 = +, op2 = *, op3 = +<text:line-break/>The compiler first scans the expression to evaluate the expression b * c, then again scans the expression to add a to it. The result is then added to d after another scan.<text:line-break/>The repeated scanning makes it very in-efficient. It is better to convert the expression to postfix(or prefix) form before evaluation.<text:line-break/>The corresponding expression in postfix form is abc*+d+. The postfix expressions can be evaluated easily using a stack. We will cover postfix expression evaluation in a separate post.<text:line-break/></text:span><text:span text:style-name="Strong_20_Emphasis"><text:span text:style-name="T4">Algorithm</text:span></text:span><text:span text:style-name="T4"> <text:line-break/></text:span><text:span text:style-name="Strong_20_Emphasis"><text:span text:style-name="T4">1.</text:span></text:span><text:span text:style-name="T4"> Scan the infix expression from left to right. <text:line-break/></text:span><text:span text:style-name="Strong_20_Emphasis"><text:span text:style-name="T4">2.</text:span></text:span><text:span text:style-name="T4"> If the scanned character is an operand, output it. <text:line-break/></text:span><text:span text:style-name="Strong_20_Emphasis"><text:span text:style-name="T4">3. </text:span></text:span><text:span text:style-name="T4">Else, <text:line-break/></text:span><text:span text:style-name="Strong_20_Emphasis"><text:span text:style-name="T4">      1</text:span></text:span><text:span text:style-name="T4"> If the precedence of the scanned operator is greater than the precedence of the operator in the stack(or the stack is empty or the stack contains a ‘(‘ ), push it. <text:line-break/></text:span><text:span text:style-name="Strong_20_Emphasis"><text:span text:style-name="T4">      2</text:span></text:span><text:span text:style-name="T4"> Else, Pop all the operators from the stack which are greater than or equal to in precedence than that of the scanned operator. After doing that </text:span><text:soft-page-break/><text:span text:style-name="T4">Push the scanned operator to the stack. (If you encounter parenthesis while popping then stop there and push the scanned operator in the stack.) <text:line-break/></text:span><text:span text:style-name="Strong_20_Emphasis"><text:span text:style-name="T4">4.</text:span></text:span><text:span text:style-name="T4"> If the scanned character is an ‘(‘, push it to the stack. <text:line-break/></text:span><text:span text:style-name="Strong_20_Emphasis"><text:span text:style-name="T4">5.</text:span></text:span><text:span text:style-name="T4"> If the scanned character is an ‘)’, pop the stack and output it until a ‘(‘ is encountered, and discard both the parenthesis. <text:line-break/></text:span><text:span text:style-name="Strong_20_Emphasis"><text:span text:style-name="T4">6.</text:span></text:span><text:span text:style-name="T4"> Repeat steps 2-6 until infix expression is scanned. <text:line-break/></text:span><text:span text:style-name="Strong_20_Emphasis"><text:span text:style-name="T4">7.</text:span></text:span><text:span text:style-name="T4"> Print the output <text:line-break/></text:span><text:span text:style-name="Strong_20_Emphasis"><text:span text:style-name="T4">8. </text:span></text:span><text:span text:style-name="T4">Pop and output from the stack until it is not empty.</text:span></text:p>
      <text:section text:style-name="Sect1" text:name="Section1">
        <text:p text:style-name="P35"><text:bookmark text:name="practiceLinkDiv"/><text:a xlink:type="simple" xlink:href="https://practice.geeksforgeeks.org/problems/infix-to-postfix/0" text:style-name="Internet_20_link" text:visited-style-name="Visited_20_Internet_20_Link"><text:span text:style-name="T33">Recommended: Please solve it on “</text:span></text:a><text:a xlink:type="simple" xlink:href="https://practice.geeksforgeeks.org/problems/infix-to-postfix/0" text:style-name="Internet_20_link" text:visited-style-name="Visited_20_Internet_20_Link"><text:span text:style-name="Strong_20_Emphasis"><text:span text:style-name="T34">PRACTICE</text:span></text:span></text:a><text:a xlink:type="simple" xlink:href="https://practice.geeksforgeeks.org/problems/infix-to-postfix/0" text:style-name="Internet_20_link" text:visited-style-name="Visited_20_Internet_20_Link"><text:span text:style-name="T33"> ” first, before moving on to the solution.</text:span></text:a><text:span text:style-name="T35"> <text:line-break/> </text:span></text:p>
      </text:section>
      <text:p text:style-name="P43">Following is the implementation of the above algorithm  </text:p>
      <text:list xml:id="list1947083262644804113" text:style-name="L8">
        <text:list-item>
          <text:p text:style-name="P56"><text:bookmark text:name="tablist1-tab11"/>C++</text:p>
        </text:list-item>
        <text:list-item>
          <text:p text:style-name="P69"><text:bookmark text:name="tablist1-tab21"/>C</text:p>
        </text:list-item>
        <text:list-item>
          <text:p text:style-name="P69"><text:bookmark text:name="tablist1-tab31"/>Java</text:p>
        </text:list-item>
        <text:list-item>
          <text:p text:style-name="P69"><text:bookmark text:name="tablist1-tab41"/>Python</text:p>
        </text:list-item>
        <text:list-item>
          <text:p text:style-name="P69"><text:bookmark text:name="tablist1-tab51"/>C#</text:p>
        </text:list-item>
      </text:list>
      <text:section text:style-name="Sect1" text:name="Section2">
        <text:p text:style-name="P35"><text:bookmark text:name="tablist1-panel1"/><text:bookmark text:name="copy-code-button2"/><text:bookmark text:name="run-and-edit-button2"/><text:bookmark text:name="run-code-button2"/></text:p>
        <text:section text:style-name="Sect2" text:name="highlighter_630561">
          <table:table table:name="Table3" table:style-name="Table3">
            <table:table-column table:style-name="Table3.A"/>
            <table:table-row>
              <table:table-cell table:style-name="Table3.A1" office:value-type="string">
                <text:p text:style-name="P110"><text:span text:style-name="Source_20_Text"><text:span text:style-name="T13">/* C++ implementation to convert</text:span></text:span></text:p>
                <text:p text:style-name="P110"><text:span text:style-name="Source_20_Text"><text:span text:style-name="T13">infix expression to postfix*/</text:span></text:span></text:p>
                <text:p text:style-name="P111"> </text:p>
                <text:p text:style-name="P110"><text:span text:style-name="Source_20_Text"><text:span text:style-name="T15">#include&lt;bits/stdc++.h&gt;</text:span></text:span></text:p>
                <text:p text:style-name="P110"><text:span text:style-name="Source_20_Text"><text:span text:style-name="T17">using</text:span></text:span><text:span text:style-name="T18"> </text:span><text:span text:style-name="Source_20_Text"><text:span text:style-name="T17">namespace</text:span></text:span><text:span text:style-name="T18"> </text:span><text:span text:style-name="Source_20_Text"><text:span text:style-name="T20">std;</text:span></text:span></text:p>
                <text:p text:style-name="P111"> </text:p>
                <text:p text:style-name="P110"><text:span text:style-name="Source_20_Text"><text:span text:style-name="T13">//Function to return precedence of operators</text:span></text:span></text:p>
                <text:p text:style-name="P110"><text:span text:style-name="Source_20_Text"><text:span text:style-name="T16">int</text:span></text:span><text:span text:style-name="T18"> </text:span><text:span text:style-name="Source_20_Text"><text:span text:style-name="T20">prec(</text:span></text:span><text:span text:style-name="Source_20_Text"><text:span text:style-name="T16">char</text:span></text:span><text:span text:style-name="T18"> </text:span><text:span text:style-name="Source_20_Text"><text:span text:style-name="T20">c) {</text:span></text:span></text:p>
                <text:p text:style-name="P110"><text:span text:style-name="Source_20_Text"><text:span text:style-name="T14">    </text:span></text:span><text:span text:style-name="Source_20_Text"><text:span text:style-name="T17">if</text:span></text:span><text:span text:style-name="Source_20_Text"><text:span text:style-name="T20">(c == </text:span></text:span><text:span text:style-name="Source_20_Text"><text:span text:style-name="T24">'^'</text:span></text:span><text:span text:style-name="Source_20_Text"><text:span text:style-name="T20">)</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3;</text:span></text:span></text:p>
                <text:p text:style-name="P110"><text:span text:style-name="Source_20_Text"><text:span text:style-name="T14">    </text:span></text:span><text:span text:style-name="Source_20_Text"><text:span text:style-name="T17">else</text:span></text:span><text:span text:style-name="T18"> </text:span><text:span text:style-name="Source_20_Text"><text:span text:style-name="T17">if</text:span></text:span><text:span text:style-name="Source_20_Text"><text:span text:style-name="T20">(c == </text:span></text:span><text:span text:style-name="Source_20_Text"><text:span text:style-name="T24">'/'</text:span></text:span><text:span text:style-name="T18"> </text:span><text:span text:style-name="Source_20_Text"><text:span text:style-name="T20">|| c==</text:span></text:span><text:span text:style-name="Source_20_Text"><text:span text:style-name="T24">'*'</text:span></text:span><text:span text:style-name="Source_20_Text"><text:span text:style-name="T20">)</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2;</text:span></text:span></text:p>
                <text:p text:style-name="P110"><text:span text:style-name="Source_20_Text"><text:span text:style-name="T14">    </text:span></text:span><text:span text:style-name="Source_20_Text"><text:span text:style-name="T17">else</text:span></text:span><text:span text:style-name="T18"> </text:span><text:span text:style-name="Source_20_Text"><text:span text:style-name="T17">if</text:span></text:span><text:span text:style-name="Source_20_Text"><text:span text:style-name="T20">(c == </text:span></text:span><text:span text:style-name="Source_20_Text"><text:span text:style-name="T24">'+'</text:span></text:span><text:span text:style-name="T18"> </text:span><text:span text:style-name="Source_20_Text"><text:span text:style-name="T20">|| c == </text:span></text:span><text:span text:style-name="Source_20_Text"><text:span text:style-name="T24">'-'</text:span></text:span><text:span text:style-name="Source_20_Text"><text:span text:style-name="T20">)</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1;</text:span></text:span></text:p>
                <text:p text:style-name="P110"><text:span text:style-name="Source_20_Text"><text:span text:style-name="T14">    </text:span></text:span><text:span text:style-name="Source_20_Text"><text:span text:style-name="T17">else</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1;</text:span></text:span></text:p>
                <text:p text:style-name="P110"><text:span text:style-name="Source_20_Text"><text:span text:style-name="T20">}</text:span></text:span></text:p>
                <text:p text:style-name="P111"><text:soft-page-break/> </text:p>
                <text:p text:style-name="P110"><text:span text:style-name="Source_20_Text"><text:span text:style-name="T13">// The main function to convert infix expression</text:span></text:span></text:p>
                <text:p text:style-name="P110"><text:span text:style-name="Source_20_Text"><text:span text:style-name="T13">//to postfix expression</text:span></text:span></text:p>
                <text:p text:style-name="P110"><text:span text:style-name="Source_20_Text"><text:span text:style-name="T17">void</text:span></text:span><text:span text:style-name="T18"> </text:span><text:span text:style-name="Source_20_Text"><text:span text:style-name="T20">infixToPostfix(string s) {</text:span></text:span></text:p>
                <text:p text:style-name="P111"> </text:p>
                <text:p text:style-name="P110"><text:span text:style-name="Source_20_Text"><text:span text:style-name="T14">    </text:span></text:span><text:span text:style-name="Source_20_Text"><text:span text:style-name="T20">stack&lt;</text:span></text:span><text:span text:style-name="Source_20_Text"><text:span text:style-name="T16">char</text:span></text:span><text:span text:style-name="Source_20_Text"><text:span text:style-name="T20">&gt; st; </text:span></text:span><text:span text:style-name="Source_20_Text"><text:span text:style-name="T13">//For stack operations, we are using C++ built in stack</text:span></text:span></text:p>
                <text:p text:style-name="P110"><text:span text:style-name="Source_20_Text"><text:span text:style-name="T14">    </text:span></text:span><text:span text:style-name="Source_20_Text"><text:span text:style-name="T20">string result;</text:span></text:span></text:p>
                <text:p text:style-name="P111"> </text:p>
                <text:p text:style-name="P110"><text:span text:style-name="Source_20_Text"><text:span text:style-name="T14">    </text:span></text:span><text:span text:style-name="Source_20_Text"><text:span text:style-name="T17">for</text:span></text:span><text:span text:style-name="Source_20_Text"><text:span text:style-name="T20">(</text:span></text:span><text:span text:style-name="Source_20_Text"><text:span text:style-name="T16">int</text:span></text:span><text:span text:style-name="T18"> </text:span><text:span text:style-name="Source_20_Text"><text:span text:style-name="T20">i = 0; i &lt; s.length(); i++) {</text:span></text:span></text:p>
                <text:p text:style-name="P110"><text:span text:style-name="Source_20_Text"><text:span text:style-name="T14">        </text:span></text:span><text:span text:style-name="Source_20_Text"><text:span text:style-name="T16">char</text:span></text:span><text:span text:style-name="T18"> </text:span><text:span text:style-name="Source_20_Text"><text:span text:style-name="T20">c = s[i];</text:span></text:span></text:p>
                <text:p text:style-name="P111"> </text:p>
                <text:p text:style-name="P110"><text:span text:style-name="Source_20_Text"><text:span text:style-name="T14">        </text:span></text:span><text:span text:style-name="Source_20_Text"><text:span text:style-name="T13">// If the scanned character is</text:span></text:span></text:p>
                <text:p text:style-name="P110"><text:span text:style-name="Source_20_Text"><text:span text:style-name="T14">        </text:span></text:span><text:span text:style-name="Source_20_Text"><text:span text:style-name="T13">// an operand, add it to output string.</text:span></text:span></text:p>
                <text:p text:style-name="P110"><text:span text:style-name="Source_20_Text"><text:span text:style-name="T14">        </text:span></text:span><text:span text:style-name="Source_20_Text"><text:span text:style-name="T17">if</text:span></text:span><text:span text:style-name="Source_20_Text"><text:span text:style-name="T20">((c &gt;= </text:span></text:span><text:span text:style-name="Source_20_Text"><text:span text:style-name="T24">'a'</text:span></text:span><text:span text:style-name="T18"> </text:span><text:span text:style-name="Source_20_Text"><text:span text:style-name="T20">&amp;&amp; c &lt;= </text:span></text:span><text:span text:style-name="Source_20_Text"><text:span text:style-name="T24">'z'</text:span></text:span><text:span text:style-name="Source_20_Text"><text:span text:style-name="T20">) || (c &gt;= </text:span></text:span><text:span text:style-name="Source_20_Text"><text:span text:style-name="T24">'A'</text:span></text:span><text:span text:style-name="T18"> </text:span><text:span text:style-name="Source_20_Text"><text:span text:style-name="T20">&amp;&amp; c &lt;= </text:span></text:span><text:span text:style-name="Source_20_Text"><text:span text:style-name="T24">'Z'</text:span></text:span><text:span text:style-name="Source_20_Text"><text:span text:style-name="T20">) || (c &gt;= </text:span></text:span><text:span text:style-name="Source_20_Text"><text:span text:style-name="T24">'0'</text:span></text:span><text:span text:style-name="T18"> </text:span><text:span text:style-name="Source_20_Text"><text:span text:style-name="T20">&amp;&amp; c &lt;= </text:span></text:span><text:span text:style-name="Source_20_Text"><text:span text:style-name="T24">'9'</text:span></text:span><text:span text:style-name="Source_20_Text"><text:span text:style-name="T20">))</text:span></text:span></text:p>
                <text:p text:style-name="P110"><text:span text:style-name="Source_20_Text"><text:span text:style-name="T14">            </text:span></text:span><text:span text:style-name="Source_20_Text"><text:span text:style-name="T20">result += c;</text:span></text:span></text:p>
                <text:p text:style-name="P111"> </text:p>
                <text:p text:style-name="P110"><text:span text:style-name="Source_20_Text"><text:span text:style-name="T14">        </text:span></text:span><text:span text:style-name="Source_20_Text"><text:span text:style-name="T13">// If the scanned character is an</text:span></text:span></text:p>
                <text:p text:style-name="P110"><text:span text:style-name="Source_20_Text"><text:span text:style-name="T14">        </text:span></text:span><text:span text:style-name="Source_20_Text"><text:span text:style-name="T13">// ‘(‘, push it to the stack.</text:span></text:span></text:p>
                <text:p text:style-name="P110"><text:span text:style-name="Source_20_Text"><text:span text:style-name="T14">        </text:span></text:span><text:span text:style-name="Source_20_Text"><text:span text:style-name="T17">else</text:span></text:span><text:span text:style-name="T18"> </text:span><text:span text:style-name="Source_20_Text"><text:span text:style-name="T17">if</text:span></text:span><text:span text:style-name="Source_20_Text"><text:span text:style-name="T20">(c == </text:span></text:span><text:span text:style-name="Source_20_Text"><text:span text:style-name="T24">'('</text:span></text:span><text:span text:style-name="Source_20_Text"><text:span text:style-name="T20">)</text:span></text:span></text:p>
                <text:p text:style-name="P110"><text:span text:style-name="Source_20_Text"><text:span text:style-name="T14">            </text:span></text:span><text:span text:style-name="Source_20_Text"><text:span text:style-name="T20">st.push(</text:span></text:span><text:span text:style-name="Source_20_Text"><text:span text:style-name="T24">'('</text:span></text:span><text:span text:style-name="Source_20_Text"><text:span text:style-name="T20">);</text:span></text:span></text:p>
                <text:p text:style-name="P111"> </text:p>
                <text:p text:style-name="P110"><text:span text:style-name="Source_20_Text"><text:span text:style-name="T14">        </text:span></text:span><text:span text:style-name="Source_20_Text"><text:span text:style-name="T13">// If the scanned character is an ‘)’,</text:span></text:span></text:p>
                <text:p text:style-name="P110"><text:span text:style-name="Source_20_Text"><text:span text:style-name="T14">        </text:span></text:span><text:span text:style-name="Source_20_Text"><text:span text:style-name="T13">// pop and to output string from the stack</text:span></text:span></text:p>
                <text:p text:style-name="P110"><text:span text:style-name="Source_20_Text"><text:span text:style-name="T14">        </text:span></text:span><text:span text:style-name="Source_20_Text"><text:span text:style-name="T13">// until an ‘(‘ is encountered.</text:span></text:span></text:p>
                <text:p text:style-name="P110"><text:span text:style-name="Source_20_Text"><text:span text:style-name="T14">        </text:span></text:span><text:span text:style-name="Source_20_Text"><text:span text:style-name="T17">else</text:span></text:span><text:span text:style-name="T18"> </text:span><text:span text:style-name="Source_20_Text"><text:span text:style-name="T17">if</text:span></text:span><text:span text:style-name="Source_20_Text"><text:span text:style-name="T20">(c == </text:span></text:span><text:span text:style-name="Source_20_Text"><text:span text:style-name="T24">')'</text:span></text:span><text:span text:style-name="Source_20_Text"><text:span text:style-name="T20">) {</text:span></text:span></text:p>
                <text:p text:style-name="P110"><text:span text:style-name="Source_20_Text"><text:span text:style-name="T14">            </text:span></text:span><text:span text:style-name="Source_20_Text"><text:span text:style-name="T17">while</text:span></text:span><text:span text:style-name="Source_20_Text"><text:span text:style-name="T20">(st.top() != </text:span></text:span><text:span text:style-name="Source_20_Text"><text:span text:style-name="T24">'('</text:span></text:span><text:span text:style-name="Source_20_Text"><text:span text:style-name="T20">)</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20">result += st.top();</text:span></text:span></text:p>
                <text:p text:style-name="P110"><text:span text:style-name="Source_20_Text"><text:span text:style-name="T14">                </text:span></text:span><text:span text:style-name="Source_20_Text"><text:span text:style-name="T20">st.pop();</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20">st.pop();</text:span></text:span></text:p>
                <text:p text:style-name="P110"><text:span text:style-name="Source_20_Text"><text:span text:style-name="T14">        </text:span></text:span><text:span text:style-name="Source_20_Text"><text:span text:style-name="T20">}</text:span></text:span></text:p>
                <text:p text:style-name="P111"> </text:p>
                <text:p text:style-name="P110"><text:span text:style-name="Source_20_Text"><text:span text:style-name="T14">        </text:span></text:span><text:span text:style-name="Source_20_Text"><text:span text:style-name="T13">//If an operator is scanned</text:span></text:span></text:p>
                <text:p text:style-name="P110"><text:span text:style-name="Source_20_Text"><text:span text:style-name="T14">        </text:span></text:span><text:span text:style-name="Source_20_Text"><text:span text:style-name="T17">else</text:span></text:span><text:span text:style-name="T18"> </text:span><text:span text:style-name="Source_20_Text"><text:span text:style-name="T20">{</text:span></text:span></text:p>
                <text:p text:style-name="P110"><text:span text:style-name="Source_20_Text"><text:span text:style-name="T14">            </text:span></text:span><text:span text:style-name="Source_20_Text"><text:span text:style-name="T17">while</text:span></text:span><text:span text:style-name="Source_20_Text"><text:span text:style-name="T20">(!st.empty() &amp;&amp; prec(s[i]) &lt;= prec(st.top())) {</text:span></text:span></text:p>
                <text:p text:style-name="P110"><text:span text:style-name="Source_20_Text"><text:span text:style-name="T14">                </text:span></text:span><text:span text:style-name="Source_20_Text"><text:span text:style-name="T20">result += st.top();</text:span></text:span></text:p>
                <text:p text:style-name="P110"><text:span text:style-name="Source_20_Text"><text:span text:style-name="T14">                </text:span></text:span><text:span text:style-name="Source_20_Text"><text:span text:style-name="T20">st.pop(); </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20">st.push(c);</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20">}</text:span></text:span></text:p>
                <text:p text:style-name="P111"> </text:p>
                <text:p text:style-name="P110"><text:span text:style-name="Source_20_Text"><text:span text:style-name="T14">    </text:span></text:span><text:span text:style-name="Source_20_Text"><text:span text:style-name="T13">// Pop all the remaining elements from the stack</text:span></text:span></text:p>
                <text:p text:style-name="P110"><text:span text:style-name="Source_20_Text"><text:span text:style-name="T14">    </text:span></text:span><text:span text:style-name="Source_20_Text"><text:span text:style-name="T17">while</text:span></text:span><text:span text:style-name="Source_20_Text"><text:span text:style-name="T20">(!st.empty()) {</text:span></text:span></text:p>
                <text:p text:style-name="P110"><text:span text:style-name="Source_20_Text"><text:span text:style-name="T14">        </text:span></text:span><text:span text:style-name="Source_20_Text"><text:span text:style-name="T20">result += st.top();</text:span></text:span></text:p>
                <text:p text:style-name="P110"><text:span text:style-name="Source_20_Text"><text:span text:style-name="T14">        </text:span></text:span><text:span text:style-name="Source_20_Text"><text:span text:style-name="T20">st.pop();</text:span></text:span></text:p>
                <text:p text:style-name="P110"><text:soft-page-break/><text:span text:style-name="Source_20_Text"><text:span text:style-name="T14">    </text:span></text:span><text:span text:style-name="Source_20_Text"><text:span text:style-name="T20">}</text:span></text:span></text:p>
                <text:p text:style-name="P111"> </text:p>
                <text:p text:style-name="P110"><text:span text:style-name="Source_20_Text"><text:span text:style-name="T14">    </text:span></text:span><text:span text:style-name="Source_20_Text"><text:span text:style-name="T20">cout &lt;&lt; result &lt;&lt; endl;</text:span></text:span></text:p>
                <text:p text:style-name="P110"><text:span text:style-name="Source_20_Text"><text:span text:style-name="T20">}</text:span></text:span></text:p>
                <text:p text:style-name="P111"> </text:p>
                <text:p text:style-name="P110"><text:span text:style-name="Source_20_Text"><text:span text:style-name="T13">//Driver program to test above functions</text:span></text:span></text:p>
                <text:p text:style-name="P110"><text:span text:style-name="Source_20_Text"><text:span text:style-name="T16">int</text:span></text:span><text:span text:style-name="T18"> </text:span><text:span text:style-name="Source_20_Text"><text:span text:style-name="T20">main() {</text:span></text:span></text:p>
                <text:p text:style-name="P110"><text:span text:style-name="Source_20_Text"><text:span text:style-name="T14">    </text:span></text:span><text:span text:style-name="Source_20_Text"><text:span text:style-name="T20">string </text:span></text:span><text:span text:style-name="Source_20_Text"><text:span text:style-name="T25">exp</text:span></text:span><text:span text:style-name="T18"> </text:span><text:span text:style-name="Source_20_Text"><text:span text:style-name="T20">= </text:span></text:span><text:span text:style-name="Source_20_Text"><text:span text:style-name="T24">"a+b*(c^d-e)^(f+g*h)-i"</text:span></text:span><text:span text:style-name="Source_20_Text"><text:span text:style-name="T20">;</text:span></text:span></text:p>
                <text:p text:style-name="P110"><text:span text:style-name="Source_20_Text"><text:span text:style-name="T14">    </text:span></text:span><text:span text:style-name="Source_20_Text"><text:span text:style-name="T20">infixToPostfix(</text:span></text:span><text:span text:style-name="Source_20_Text"><text:span text:style-name="T25">exp</text:span></text:span><text:span text:style-name="Source_20_Text"><text:span text:style-name="T20">);</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0;</text:span></text:span></text:p>
                <text:p text:style-name="P110"><text:span text:style-name="Source_20_Text"><text:span text:style-name="T20">}</text:span></text:span></text:p>
              </table:table-cell>
            </table:table-row>
          </table:table>
        </text:section>
      </text:section>
      <text:p text:style-name="P35"><text:span text:style-name="Strong_20_Emphasis"><text:span text:style-name="T5">Output</text:span></text:span></text:p>
      <text:p text:style-name="P83">abcd^e-fgh*+^*+i-</text:p>
      <text:h text:style-name="P104" text:outline-level="1"><text:span text:style-name="T8">Stack | Set 3 (Reverse a string using stack)</text:span></text:h>
      <text:list xml:id="list3123016561121576627" text:style-name="L9">
        <text:list-item>
          <text:p text:style-name="P22"><text:span text:style-name="T1">Difficulty Level : </text:span><text:a xlink:type="simple" xlink:href="https://www.geeksforgeeks.org/easy/" text:style-name="Internet_20_link" text:visited-style-name="Visited_20_Internet_20_Link"><text:span text:style-name="T3">Easy</text:span></text:a></text:p>
        </text:list-item>
        <text:list-item>
          <text:p text:style-name="P28">Last Updated : 24 Jun, 2021</text:p>
        </text:list-item>
      </text:list>
      <text:p text:style-name="P43">Given a string, reverse it using stack. For example “GeeksQuiz” should be converted to “ziuQskeeG”.</text:p>
      <text:p text:style-name="P43">Following is simple algorithm to reverse a string using stack. </text:p>
      <text:p text:style-name="P83">1) Create an empty stack.</text:p>
      <text:p text:style-name="P85">2) One by one push all characters of string to stack.</text:p>
      <text:p text:style-name="P85">3) One by one pop all characters from stack and put </text:p>
      <text:p text:style-name="P86"><text:s text:c="3"/><text:span text:style-name="T36">them back to string.</text:span></text:p>
      <text:section text:style-name="Sect1" text:name="Section3">
        <text:p text:style-name="P35"><text:bookmark text:name="practiceLinkDiv1"/><text:a xlink:type="simple" xlink:href="https://practice.geeksforgeeks.org/problems/reverse-a-string-using-stack/1" text:style-name="Internet_20_link" text:visited-style-name="Visited_20_Internet_20_Link"><text:span text:style-name="T33">Recommended: Please solve it on “</text:span></text:a><text:a xlink:type="simple" xlink:href="https://practice.geeksforgeeks.org/problems/reverse-a-string-using-stack/1" text:style-name="Internet_20_link" text:visited-style-name="Visited_20_Internet_20_Link"><text:span text:style-name="Strong_20_Emphasis"><text:span text:style-name="T34">PRACTICE</text:span></text:span></text:a><text:a xlink:type="simple" xlink:href="https://practice.geeksforgeeks.org/problems/reverse-a-string-using-stack/1" text:style-name="Internet_20_link" text:visited-style-name="Visited_20_Internet_20_Link"><text:span text:style-name="T33">” first, before moving on to the solution.</text:span></text:a></text:p>
      </text:section>
      <text:p text:style-name="P43">Following programs implements above algorithm.  </text:p>
      <text:list xml:id="list9187190548127448161" text:style-name="L10">
        <text:list-item>
          <text:p text:style-name="P57"><text:bookmark text:name="tablist1-tab12"/>C++</text:p>
        </text:list-item>
        <text:list-item>
          <text:p text:style-name="P70"><text:bookmark text:name="tablist1-tab22"/>C</text:p>
        </text:list-item>
        <text:list-item>
          <text:p text:style-name="P70"><text:bookmark text:name="tablist1-tab32"/>Java</text:p>
        </text:list-item>
        <text:list-item>
          <text:p text:style-name="P70"><text:bookmark text:name="tablist1-tab42"/>Python</text:p>
        </text:list-item>
        <text:list-item>
          <text:p text:style-name="P70"><text:bookmark text:name="tablist1-tab52"/>C#</text:p>
        </text:list-item>
        <text:list-item>
          <text:p text:style-name="P70"><text:bookmark text:name="tablist1-tab6"/>Javascript</text:p>
        </text:list-item>
      </text:list>
      <text:section text:style-name="Sect1" text:name="Section4">
        <text:p text:style-name="P35"><text:bookmark text:name="tablist1-panel11"/><text:bookmark text:name="copy-code-button3"/><text:bookmark text:name="run-and-edit-button3"/><text:bookmark text:name="run-code-button3"/></text:p>
        <text:section text:style-name="Sect2" text:name="highlighter_408996">
          <table:table table:name="Table4" table:style-name="Table4">
            <table:table-column table:style-name="Table4.A"/>
            <table:table-row>
              <table:table-cell table:style-name="Table4.A1" office:value-type="string">
                <text:p text:style-name="P110"><text:span text:style-name="Source_20_Text"><text:span text:style-name="T13">// C++ program to reverse a string using stack</text:span></text:span></text:p>
                <text:p text:style-name="P110"><text:span text:style-name="Source_20_Text"><text:span text:style-name="T15">#include &lt;bits/stdc++.h&gt;</text:span></text:span></text:p>
                <text:p text:style-name="P110"><text:span text:style-name="Source_20_Text"><text:span text:style-name="T17">using</text:span></text:span><text:span text:style-name="T18"> </text:span><text:span text:style-name="Source_20_Text"><text:span text:style-name="T17">namespace</text:span></text:span><text:span text:style-name="T18"> </text:span><text:span text:style-name="Source_20_Text"><text:span text:style-name="T20">std;</text:span></text:span></text:p>
                <text:p text:style-name="P111"> </text:p>
                <text:p text:style-name="P110"><text:span text:style-name="Source_20_Text"><text:span text:style-name="T13">// A structure to represent a stack</text:span></text:span></text:p>
                <text:p text:style-name="P110"><text:span text:style-name="Source_20_Text"><text:span text:style-name="T17">class</text:span></text:span><text:span text:style-name="T18"> </text:span><text:span text:style-name="Source_20_Text"><text:span text:style-name="T20">Stack</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public</text:span></text:span><text:span text:style-name="Source_20_Text"><text:span text:style-name="T20">:</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top;</text:span></text:span></text:p>
                <text:p text:style-name="P110"><text:span text:style-name="Source_20_Text"><text:span text:style-name="T14">    </text:span></text:span><text:span text:style-name="Source_20_Text"><text:span text:style-name="T20">unsigned capacity;</text:span></text:span></text:p>
                <text:p text:style-name="P110"><text:span text:style-name="Source_20_Text"><text:span text:style-name="T14">    </text:span></text:span><text:span text:style-name="Source_20_Text"><text:span text:style-name="T16">char</text:span></text:span><text:span text:style-name="Source_20_Text"><text:span text:style-name="T20">* array;</text:span></text:span></text:p>
                <text:p text:style-name="P110"><text:span text:style-name="Source_20_Text"><text:span text:style-name="T20">};</text:span></text:span></text:p>
                <text:p text:style-name="P111"> </text:p>
                <text:p text:style-name="P110"><text:span text:style-name="Source_20_Text"><text:span text:style-name="T13">// function to create a stack of given</text:span></text:span></text:p>
                <text:p text:style-name="P110"><text:span text:style-name="Source_20_Text"><text:span text:style-name="T13">// capacity. It initializes size of stack as 0</text:span></text:span></text:p>
                <text:p text:style-name="P110"><text:span text:style-name="Source_20_Text"><text:span text:style-name="T20">Stack* createStack(unsigned capacity)</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20">Stack* stack = </text:span></text:span><text:span text:style-name="Source_20_Text"><text:span text:style-name="T17">new</text:span></text:span><text:span text:style-name="T18"> </text:span><text:span text:style-name="Source_20_Text"><text:span text:style-name="T20">Stack();</text:span></text:span></text:p>
                <text:p text:style-name="P110"><text:span text:style-name="Source_20_Text"><text:span text:style-name="T14">    </text:span></text:span><text:span text:style-name="Source_20_Text"><text:span text:style-name="T20">stack-&gt;capacity = capacity;</text:span></text:span></text:p>
                <text:p text:style-name="P110"><text:span text:style-name="Source_20_Text"><text:span text:style-name="T14">    </text:span></text:span><text:span text:style-name="Source_20_Text"><text:span text:style-name="T20">stack-&gt;top = -1;</text:span></text:span></text:p>
                <text:p text:style-name="P110"><text:span text:style-name="Source_20_Text"><text:span text:style-name="T14">    </text:span></text:span><text:span text:style-name="Source_20_Text"><text:span text:style-name="T20">stack-&gt;array = </text:span></text:span><text:span text:style-name="Source_20_Text"><text:span text:style-name="T17">new</text:span></text:span><text:span text:style-name="T18"> </text:span><text:span text:style-name="Source_20_Text"><text:span text:style-name="T16">char</text:span></text:span><text:span text:style-name="Source_20_Text"><text:span text:style-name="T20">[(stack-&gt;capacity * </text:span></text:span><text:span text:style-name="Source_20_Text"><text:span text:style-name="T17">sizeof</text:span></text:span><text:span text:style-name="Source_20_Text"><text:span text:style-name="T20">(</text:span></text:span><text:span text:style-name="Source_20_Text"><text:span text:style-name="T16">char</text:span></text:span><text:span text:style-name="Source_20_Text"><text:span text:style-name="T20">))];</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stack;</text:span></text:span></text:p>
                <text:p text:style-name="P110"><text:span text:style-name="Source_20_Text"><text:span text:style-name="T20">}</text:span></text:span></text:p>
                <text:p text:style-name="P111"> </text:p>
                <text:p text:style-name="P110"><text:span text:style-name="Source_20_Text"><text:span text:style-name="T13">// Stack is full when top is equal to the last index</text:span></text:span></text:p>
                <text:p text:style-name="P110"><text:span text:style-name="Source_20_Text"><text:span text:style-name="T16">int</text:span></text:span><text:span text:style-name="T18"> </text:span><text:span text:style-name="Source_20_Text"><text:span text:style-name="T20">isFull(Stack* stack)</text:span></text:span></text:p>
                <text:p text:style-name="P110"><text:span text:style-name="Source_20_Text"><text:span text:style-name="T20">{ </text:span></text:span><text:span text:style-name="Source_20_Text"><text:span text:style-name="T17">return</text:span></text:span><text:span text:style-name="T18"> </text:span><text:span text:style-name="Source_20_Text"><text:span text:style-name="T20">stack-&gt;top == stack-&gt;capacity - 1; }</text:span></text:span></text:p>
                <text:p text:style-name="P111"> </text:p>
                <text:p text:style-name="P110"><text:span text:style-name="Source_20_Text"><text:span text:style-name="T13">// Stack is empty when top is equal to -1</text:span></text:span></text:p>
                <text:p text:style-name="P110"><text:span text:style-name="Source_20_Text"><text:span text:style-name="T16">int</text:span></text:span><text:span text:style-name="T18"> </text:span><text:span text:style-name="Source_20_Text"><text:span text:style-name="T20">isEmpty(Stack* stack)</text:span></text:span></text:p>
                <text:p text:style-name="P110"><text:span text:style-name="Source_20_Text"><text:span text:style-name="T20">{ </text:span></text:span><text:span text:style-name="Source_20_Text"><text:span text:style-name="T17">return</text:span></text:span><text:span text:style-name="T18"> </text:span><text:span text:style-name="Source_20_Text"><text:span text:style-name="T20">stack-&gt;top == -1; }</text:span></text:span></text:p>
                <text:p text:style-name="P111"> </text:p>
                <text:p text:style-name="P110"><text:span text:style-name="Source_20_Text"><text:span text:style-name="T13">// Function to add an item to stack.</text:span></text:span></text:p>
                <text:p text:style-name="P110"><text:span text:style-name="Source_20_Text"><text:span text:style-name="T13">// It increases top by 1</text:span></text:span></text:p>
                <text:p text:style-name="P110"><text:span text:style-name="Source_20_Text"><text:span text:style-name="T17">void</text:span></text:span><text:span text:style-name="T18"> </text:span><text:span text:style-name="Source_20_Text"><text:span text:style-name="T20">push(Stack* stack, </text:span></text:span><text:span text:style-name="Source_20_Text"><text:span text:style-name="T16">char</text:span></text:span><text:span text:style-name="T18"> </text:span><text:span text:style-name="Source_20_Text"><text:span text:style-name="T20">item)</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isFull(stack))</text:span></text:span></text:p>
                <text:p text:style-name="P110"><text:span text:style-name="Source_20_Text"><text:span text:style-name="T14">        </text:span></text:span><text:span text:style-name="Source_20_Text"><text:span text:style-name="T17">return</text:span></text:span><text:span text:style-name="Source_20_Text"><text:span text:style-name="T20">;</text:span></text:span></text:p>
                <text:p text:style-name="P110"><text:span text:style-name="Source_20_Text"><text:span text:style-name="T14">    </text:span></text:span><text:span text:style-name="Source_20_Text"><text:span text:style-name="T20">stack-&gt;array[++stack-&gt;top] = item;</text:span></text:span></text:p>
                <text:p text:style-name="P110"><text:span text:style-name="Source_20_Text"><text:span text:style-name="T20">}</text:span></text:span></text:p>
                <text:p text:style-name="P111"> </text:p>
                <text:p text:style-name="P110"><text:span text:style-name="Source_20_Text"><text:span text:style-name="T13">// Function to remove an item from stack.</text:span></text:span></text:p>
                <text:p text:style-name="P110"><text:span text:style-name="Source_20_Text"><text:span text:style-name="T13">// It decreases top by 1</text:span></text:span></text:p>
                <text:p text:style-name="P110"><text:span text:style-name="Source_20_Text"><text:span text:style-name="T16">char</text:span></text:span><text:span text:style-name="T18"> </text:span><text:span text:style-name="Source_20_Text"><text:span text:style-name="T20">pop(Stack* stack)</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isEmpty(stack))</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1;</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stack-&gt;array[stack-&gt;top--];</text:span></text:span></text:p>
                <text:p text:style-name="P110"><text:span text:style-name="Source_20_Text"><text:span text:style-name="T20">}</text:span></text:span></text:p>
                <text:p text:style-name="P111"><text:soft-page-break/> </text:p>
                <text:p text:style-name="P110"><text:span text:style-name="Source_20_Text"><text:span text:style-name="T13">// A stack based function to reverse a string</text:span></text:span></text:p>
                <text:p text:style-name="P110"><text:span text:style-name="Source_20_Text"><text:span text:style-name="T17">void</text:span></text:span><text:span text:style-name="T18"> </text:span><text:span text:style-name="Source_20_Text"><text:span text:style-name="T20">reverse(</text:span></text:span><text:span text:style-name="Source_20_Text"><text:span text:style-name="T16">char</text:span></text:span><text:span text:style-name="T18"> </text:span><text:span text:style-name="Source_20_Text"><text:span text:style-name="T20">str[])</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3">// Create a stack of capacity</text:span></text:span></text:p>
                <text:p text:style-name="P110"><text:span text:style-name="Source_20_Text"><text:span text:style-name="T14">    </text:span></text:span><text:span text:style-name="Source_20_Text"><text:span text:style-name="T13">//equal to length of string</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n = </text:span></text:span><text:span text:style-name="Source_20_Text"><text:span text:style-name="T25">strlen</text:span></text:span><text:span text:style-name="Source_20_Text"><text:span text:style-name="T20">(str);</text:span></text:span></text:p>
                <text:p text:style-name="P110"><text:span text:style-name="Source_20_Text"><text:span text:style-name="T14">    </text:span></text:span><text:span text:style-name="Source_20_Text"><text:span text:style-name="T20">Stack* stack = createStack(n);</text:span></text:span></text:p>
                <text:p text:style-name="P111"> </text:p>
                <text:p text:style-name="P110"><text:span text:style-name="Source_20_Text"><text:span text:style-name="T14">    </text:span></text:span><text:span text:style-name="Source_20_Text"><text:span text:style-name="T13">// Push all characters of string to stack</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i;</text:span></text:span></text:p>
                <text:p text:style-name="P110"><text:span text:style-name="Source_20_Text"><text:span text:style-name="T14">    </text:span></text:span><text:span text:style-name="Source_20_Text"><text:span text:style-name="T17">for</text:span></text:span><text:span text:style-name="T18"> </text:span><text:span text:style-name="Source_20_Text"><text:span text:style-name="T20">(i = 0; i &lt; n; i++)</text:span></text:span></text:p>
                <text:p text:style-name="P110"><text:span text:style-name="Source_20_Text"><text:span text:style-name="T14">        </text:span></text:span><text:span text:style-name="Source_20_Text"><text:span text:style-name="T20">push(stack, str[i]);</text:span></text:span></text:p>
                <text:p text:style-name="P111"> </text:p>
                <text:p text:style-name="P110"><text:span text:style-name="Source_20_Text"><text:span text:style-name="T14">    </text:span></text:span><text:span text:style-name="Source_20_Text"><text:span text:style-name="T13">// Pop all characters of string and</text:span></text:span></text:p>
                <text:p text:style-name="P110"><text:span text:style-name="Source_20_Text"><text:span text:style-name="T14">    </text:span></text:span><text:span text:style-name="Source_20_Text"><text:span text:style-name="T13">// put them back to str</text:span></text:span></text:p>
                <text:p text:style-name="P110"><text:span text:style-name="Source_20_Text"><text:span text:style-name="T14">    </text:span></text:span><text:span text:style-name="Source_20_Text"><text:span text:style-name="T17">for</text:span></text:span><text:span text:style-name="T18"> </text:span><text:span text:style-name="Source_20_Text"><text:span text:style-name="T20">(i = 0; i &lt; n; i++)</text:span></text:span></text:p>
                <text:p text:style-name="P110"><text:span text:style-name="Source_20_Text"><text:span text:style-name="T14">        </text:span></text:span><text:span text:style-name="Source_20_Text"><text:span text:style-name="T20">str[i] = pop(stack);</text:span></text:span></text:p>
                <text:p text:style-name="P110"><text:span text:style-name="Source_20_Text"><text:span text:style-name="T20">}</text:span></text:span></text:p>
                <text:p text:style-name="P111"> </text:p>
                <text:p text:style-name="P110"><text:span text:style-name="Source_20_Text"><text:span text:style-name="T13">// Driver code</text:span></text:span></text:p>
                <text:p text:style-name="P110"><text:span text:style-name="Source_20_Text"><text:span text:style-name="T16">int</text:span></text:span><text:span text:style-name="T18"> </text:span><text:span text:style-name="Source_20_Text"><text:span text:style-name="T20">main()</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6">char</text:span></text:span><text:span text:style-name="T18"> </text:span><text:span text:style-name="Source_20_Text"><text:span text:style-name="T20">str[] = </text:span></text:span><text:span text:style-name="Source_20_Text"><text:span text:style-name="T24">"GeeksQuiz"</text:span></text:span><text:span text:style-name="Source_20_Text"><text:span text:style-name="T20">;</text:span></text:span></text:p>
                <text:p text:style-name="P111"> </text:p>
                <text:p text:style-name="P110"><text:span text:style-name="Source_20_Text"><text:span text:style-name="T14">    </text:span></text:span><text:span text:style-name="Source_20_Text"><text:span text:style-name="T20">reverse(str);</text:span></text:span></text:p>
                <text:p text:style-name="P110"><text:span text:style-name="Source_20_Text"><text:span text:style-name="T14">    </text:span></text:span><text:span text:style-name="Source_20_Text"><text:span text:style-name="T20">cout &lt;&lt; </text:span></text:span><text:span text:style-name="Source_20_Text"><text:span text:style-name="T24">"Reversed string is "</text:span></text:span><text:span text:style-name="T18"> </text:span><text:span text:style-name="Source_20_Text"><text:span text:style-name="T20">&lt;&lt; str;</text:span></text:span></text:p>
                <text:p text:style-name="P111"> </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0;</text:span></text:span></text:p>
                <text:p text:style-name="P110"><text:span text:style-name="Source_20_Text"><text:span text:style-name="T20">}</text:span></text:span></text:p>
                <text:p text:style-name="P111"> </text:p>
                <text:p text:style-name="P110"><text:span text:style-name="Source_20_Text"><text:span text:style-name="T13">// This code is contributed by rathbhupendra</text:span></text:span></text:p>
              </table:table-cell>
            </table:table-row>
          </table:table>
        </text:section>
      </text:section>
      <text:p text:style-name="P35"><text:span text:style-name="Strong_20_Emphasis"><text:span text:style-name="T5">Output:</text:span></text:span><text:span text:style-name="T5"> </text:span></text:p>
      <text:p text:style-name="P83">Reversed string is ziuQskeeG</text:p>
      <text:p text:style-name="P35"><text:span text:style-name="Strong_20_Emphasis"><text:span text:style-name="T4">Time Complexity: </text:span></text:span><text:span text:style-name="T4">O(n) where n is number of characters in stack. <text:line-break/></text:span><text:span text:style-name="Strong_20_Emphasis"><text:span text:style-name="T4">Auxiliary Space: </text:span></text:span><text:span text:style-name="T4">O(n) for stack.</text:span></text:p>
      <text:p text:style-name="P46"><text:span text:style-name="T4">A string can also be reversed without using any auxiliary space. Following C, Java, C# and Python programs to implement reverse without using stack.  </text:span></text:p>
      <text:list xml:id="list301771399319815481" text:style-name="L11">
        <text:list-item>
          <text:p text:style-name="P58"><text:bookmark text:name="tablist2-tab11"/>C++</text:p>
        </text:list-item>
        <text:list-item>
          <text:p text:style-name="P71"><text:bookmark text:name="tablist2-tab21"/>C</text:p>
        </text:list-item>
        <text:list-item>
          <text:p text:style-name="P71"><text:bookmark text:name="tablist2-tab31"/>Java</text:p>
        </text:list-item>
        <text:list-item>
          <text:p text:style-name="P71"><text:bookmark text:name="tablist2-tab41"/><text:soft-page-break/>Python</text:p>
        </text:list-item>
        <text:list-item>
          <text:p text:style-name="P71"><text:bookmark text:name="tablist2-tab51"/>C#</text:p>
        </text:list-item>
        <text:list-item>
          <text:p text:style-name="P71"><text:bookmark text:name="tablist2-tab6"/>Javascript</text:p>
        </text:list-item>
      </text:list>
      <text:section text:style-name="Sect1" text:name="Section7">
        <text:p text:style-name="P35"><text:bookmark text:name="tablist2-panel1"/><text:bookmark text:name="copy-code-button4"/><text:bookmark text:name="run-and-edit-button4"/><text:bookmark text:name="run-code-button4"/></text:p>
        <text:section text:style-name="Sect2" text:name="highlighter_644414">
          <table:table table:name="Table5" table:style-name="Table5">
            <table:table-column table:style-name="Table5.A"/>
            <table:table-row>
              <table:table-cell table:style-name="Table5.A1" office:value-type="string">
                <text:p text:style-name="P110"><text:span text:style-name="Source_20_Text"><text:span text:style-name="T13">// C++ program to reverse a string without using stack</text:span></text:span></text:p>
                <text:p text:style-name="P110"><text:span text:style-name="Source_20_Text"><text:span text:style-name="T15">#include &lt;bits/stdc++.h&gt;</text:span></text:span></text:p>
                <text:p text:style-name="P110"><text:span text:style-name="Source_20_Text"><text:span text:style-name="T17">using</text:span></text:span><text:span text:style-name="T18"> </text:span><text:span text:style-name="Source_20_Text"><text:span text:style-name="T17">namespace</text:span></text:span><text:span text:style-name="T18"> </text:span><text:span text:style-name="Source_20_Text"><text:span text:style-name="T20">std;</text:span></text:span></text:p>
                <text:p text:style-name="P111"> </text:p>
                <text:p text:style-name="P110"><text:span text:style-name="Source_20_Text"><text:span text:style-name="T13">// A utility function to swap two characters</text:span></text:span></text:p>
                <text:p text:style-name="P110"><text:span text:style-name="Source_20_Text"><text:span text:style-name="T17">void</text:span></text:span><text:span text:style-name="T18"> </text:span><text:span text:style-name="Source_20_Text"><text:span text:style-name="T20">swap(</text:span></text:span><text:span text:style-name="Source_20_Text"><text:span text:style-name="T16">char</text:span></text:span><text:span text:style-name="T18"> </text:span><text:span text:style-name="Source_20_Text"><text:span text:style-name="T20">*a, </text:span></text:span><text:span text:style-name="Source_20_Text"><text:span text:style-name="T16">char</text:span></text:span><text:span text:style-name="T18"> </text:span><text:span text:style-name="Source_20_Text"><text:span text:style-name="T20">*b)</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6">char</text:span></text:span><text:span text:style-name="T18"> </text:span><text:span text:style-name="Source_20_Text"><text:span text:style-name="T20">temp = *a;</text:span></text:span></text:p>
                <text:p text:style-name="P110"><text:span text:style-name="Source_20_Text"><text:span text:style-name="T14">    </text:span></text:span><text:span text:style-name="Source_20_Text"><text:span text:style-name="T20">*a = *b;</text:span></text:span></text:p>
                <text:p text:style-name="P110"><text:span text:style-name="Source_20_Text"><text:span text:style-name="T14">    </text:span></text:span><text:span text:style-name="Source_20_Text"><text:span text:style-name="T20">*b = temp;</text:span></text:span></text:p>
                <text:p text:style-name="P110"><text:span text:style-name="Source_20_Text"><text:span text:style-name="T20">}</text:span></text:span></text:p>
                <text:p text:style-name="P111"> </text:p>
                <text:p text:style-name="P110"><text:span text:style-name="Source_20_Text"><text:span text:style-name="T13">// A stack based function to reverse a string</text:span></text:span></text:p>
                <text:p text:style-name="P110"><text:span text:style-name="Source_20_Text"><text:span text:style-name="T17">void</text:span></text:span><text:span text:style-name="T18"> </text:span><text:span text:style-name="Source_20_Text"><text:span text:style-name="T20">reverse(</text:span></text:span><text:span text:style-name="Source_20_Text"><text:span text:style-name="T16">char</text:span></text:span><text:span text:style-name="T18"> </text:span><text:span text:style-name="Source_20_Text"><text:span text:style-name="T20">str[])</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3">// get size of string</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n = </text:span></text:span><text:span text:style-name="Source_20_Text"><text:span text:style-name="T25">strlen</text:span></text:span><text:span text:style-name="Source_20_Text"><text:span text:style-name="T20">(str), i;</text:span></text:span></text:p>
                <text:p text:style-name="P111"> </text:p>
                <text:p text:style-name="P110"><text:span text:style-name="Source_20_Text"><text:span text:style-name="T14">    </text:span></text:span><text:span text:style-name="Source_20_Text"><text:span text:style-name="T17">for</text:span></text:span><text:span text:style-name="T18"> </text:span><text:span text:style-name="Source_20_Text"><text:span text:style-name="T20">(i = 0; i &lt; n/2; i++)</text:span></text:span></text:p>
                <text:p text:style-name="P110"><text:span text:style-name="Source_20_Text"><text:span text:style-name="T14">        </text:span></text:span><text:span text:style-name="Source_20_Text"><text:span text:style-name="T20">swap(&amp;str[i], &amp;str[n-i-1]);</text:span></text:span></text:p>
                <text:p text:style-name="P110"><text:span text:style-name="Source_20_Text"><text:span text:style-name="T20">}</text:span></text:span></text:p>
                <text:p text:style-name="P111"> </text:p>
                <text:p text:style-name="P110"><text:span text:style-name="Source_20_Text"><text:span text:style-name="T13">// Driver program to test above functions</text:span></text:span></text:p>
                <text:p text:style-name="P110"><text:span text:style-name="Source_20_Text"><text:span text:style-name="T16">int</text:span></text:span><text:span text:style-name="T18"> </text:span><text:span text:style-name="Source_20_Text"><text:span text:style-name="T20">main()</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6">char</text:span></text:span><text:span text:style-name="T18"> </text:span><text:span text:style-name="Source_20_Text"><text:span text:style-name="T20">str[] = </text:span></text:span><text:span text:style-name="Source_20_Text"><text:span text:style-name="T24">"abc"</text:span></text:span><text:span text:style-name="Source_20_Text"><text:span text:style-name="T20">;</text:span></text:span></text:p>
                <text:p text:style-name="P111"> </text:p>
                <text:p text:style-name="P110"><text:span text:style-name="Source_20_Text"><text:span text:style-name="T14">    </text:span></text:span><text:span text:style-name="Source_20_Text"><text:span text:style-name="T20">reverse(str);</text:span></text:span></text:p>
                <text:p text:style-name="P110"><text:span text:style-name="Source_20_Text"><text:span text:style-name="T14">    </text:span></text:span><text:span text:style-name="Source_20_Text"><text:span text:style-name="T20">cout&lt;&lt;</text:span></text:span><text:span text:style-name="Source_20_Text"><text:span text:style-name="T24">"Reversed string is "</text:span></text:span><text:span text:style-name="Source_20_Text"><text:span text:style-name="T20">&lt;&lt; str;</text:span></text:span></text:p>
                <text:p text:style-name="P111"> </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0;</text:span></text:span></text:p>
                <text:p text:style-name="P110"><text:span text:style-name="Source_20_Text"><text:span text:style-name="T20">}</text:span></text:span></text:p>
                <text:p text:style-name="P111"> </text:p>
                <text:p text:style-name="P110"><text:span text:style-name="Source_20_Text"><text:span text:style-name="T13">//This is code is contributed by rathbhupendra</text:span></text:span></text:p>
              </table:table-cell>
            </table:table-row>
          </table:table>
        </text:section>
      </text:section>
      <text:p text:style-name="P35"><text:span text:style-name="Strong_20_Emphasis"><text:span text:style-name="T5">Output:</text:span></text:span><text:span text:style-name="T5"> </text:span></text:p>
      <text:p text:style-name="P84"><text:span text:style-name="T11">Reversed string is cba</text:span><text:line-break/></text:p>
      <text:h text:style-name="P105" text:outline-level="1"><text:soft-page-break/>The Stock Span Problem</text:h>
      <text:list xml:id="list5219299634895530592" text:style-name="L12">
        <text:list-item>
          <text:p text:style-name="P23"><text:span text:style-name="T1">Difficulty Level : </text:span><text:a xlink:type="simple" xlink:href="https://www.geeksforgeeks.org/medium/" text:style-name="Internet_20_link" text:visited-style-name="Visited_20_Internet_20_Link"><text:span text:style-name="T3">Medium</text:span></text:a></text:p>
        </text:list-item>
        <text:list-item>
          <text:p text:style-name="P29">Last Updated : 22 Jul, 2021</text:p>
        </text:list-item>
      </text:list>
      <text:p text:style-name="P35"><text:a xlink:type="simple" xlink:href="http://en.wikipedia.org/wiki/Stack_(abstract_data_type)#The_Stock_Span_Problem" office:target-frame-name="_blank" xlink:show="new" text:style-name="Internet_20_link" text:visited-style-name="Visited_20_Internet_20_Link"><text:span text:style-name="T6">The stock span problem</text:span></text:a><text:span text:style-name="T4"> is a financial problem where we have a series of n daily price quotes for a stock and we need to calculate span of stock’s price for all n days. <text:line-break/>The span Si of the stock’s price on a given day i is defined as the maximum number of consecutive days just before the given day, for which the price of the stock on the current day is less than or equal to its price on the given day. <text:line-break/>For example, if an array of 7 days prices is given as {100, 80, 60, 70, 60, 75, 85}, then the span values for corresponding 7 days are {1, 1, 1, 2, 1, 4, 6} </text:span></text:p>
      <text:p text:style-name="P45"/>
      <text:section text:style-name="Sect1" text:name="Section5">
        <text:p text:style-name="P35"><text:bookmark text:name="practiceLinkDiv2"/><text:a xlink:type="simple" xlink:href="https://practice.geeksforgeeks.org/problems/stock-span-problem/0" text:style-name="Internet_20_link" text:visited-style-name="Visited_20_Internet_20_Link"><text:span text:style-name="T33">Recommended: Please solve it on “</text:span></text:a><text:a xlink:type="simple" xlink:href="https://practice.geeksforgeeks.org/problems/stock-span-problem/0" text:style-name="Internet_20_link" text:visited-style-name="Visited_20_Internet_20_Link"><text:span text:style-name="Strong_20_Emphasis"><text:span text:style-name="T34">PRACTICE</text:span></text:span></text:a><text:a xlink:type="simple" xlink:href="https://practice.geeksforgeeks.org/problems/stock-span-problem/0" text:style-name="Internet_20_link" text:visited-style-name="Visited_20_Internet_20_Link"><text:span text:style-name="T33"> ” first, before moving on to the solution.</text:span></text:a><text:span text:style-name="T35"> <text:line-break/> </text:span></text:p>
      </text:section>
      <text:p text:style-name="P35"><text:span text:style-name="Strong_20_Emphasis"><text:span text:style-name="T4">A Simple but inefficient method</text:span></text:span><text:span text:style-name="T4"> <text:line-break/>Traverse the input price array. For every element being visited, traverse elements on the left of it and increment the span value of it while elements on the left side are smaller.<text:line-break/>Following is the implementation of this method:</text:span></text:p>
      <text:list xml:id="list8032794168530011448" text:style-name="L13">
        <text:list-item>
          <text:p text:style-name="P59"><text:bookmark text:name="tablist1-tab13"/>C++</text:p>
        </text:list-item>
        <text:list-item>
          <text:p text:style-name="P72"><text:bookmark text:name="tablist1-tab23"/>C</text:p>
        </text:list-item>
        <text:list-item>
          <text:p text:style-name="P72"><text:bookmark text:name="tablist1-tab33"/>Java</text:p>
        </text:list-item>
        <text:list-item>
          <text:p text:style-name="P72"><text:bookmark text:name="tablist1-tab43"/>Python3</text:p>
        </text:list-item>
        <text:list-item>
          <text:p text:style-name="P72"><text:bookmark text:name="tablist1-tab53"/>C#</text:p>
        </text:list-item>
        <text:list-item>
          <text:p text:style-name="P72"><text:bookmark text:name="tablist1-tab61"/>PHP</text:p>
        </text:list-item>
        <text:list-item>
          <text:p text:style-name="P72"><text:bookmark text:name="tablist1-tab7"/><text:soft-page-break/>Javascript</text:p>
        </text:list-item>
      </text:list>
      <text:section text:style-name="Sect1" text:name="Section6">
        <text:p text:style-name="P35"><text:bookmark text:name="tablist1-panel12"/><text:bookmark text:name="copy-code-button5"/><text:bookmark text:name="run-and-edit-button5"/><text:bookmark text:name="run-code-button5"/></text:p>
        <text:section text:style-name="Sect2" text:name="highlighter_831862">
          <table:table table:name="Table6" table:style-name="Table6">
            <table:table-column table:style-name="Table6.A"/>
            <table:table-row>
              <table:table-cell table:style-name="Table6.A1" office:value-type="string">
                <text:p text:style-name="P110"><text:span text:style-name="Source_20_Text"><text:span text:style-name="T13">// C++ program for brute force method</text:span></text:span></text:p>
                <text:p text:style-name="P110"><text:span text:style-name="Source_20_Text"><text:span text:style-name="T13">// to calculate stock span values</text:span></text:span></text:p>
                <text:p text:style-name="P110"><text:span text:style-name="Source_20_Text"><text:span text:style-name="T15">#include &lt;bits/stdc++.h&gt;</text:span></text:span></text:p>
                <text:p text:style-name="P110"><text:span text:style-name="Source_20_Text"><text:span text:style-name="T17">using</text:span></text:span><text:span text:style-name="T18"> </text:span><text:span text:style-name="Source_20_Text"><text:span text:style-name="T17">namespace</text:span></text:span><text:span text:style-name="T18"> </text:span><text:span text:style-name="Source_20_Text"><text:span text:style-name="T20">std;</text:span></text:span></text:p>
                <text:p text:style-name="P111"> </text:p>
                <text:p text:style-name="P110"><text:span text:style-name="Source_20_Text"><text:span text:style-name="T13">// Fills array S[] with span values</text:span></text:span></text:p>
                <text:p text:style-name="P110"><text:span text:style-name="Source_20_Text"><text:span text:style-name="T17">void</text:span></text:span><text:span text:style-name="T18"> </text:span><text:span text:style-name="Source_20_Text"><text:span text:style-name="T20">calculateSpan(</text:span></text:span><text:span text:style-name="Source_20_Text"><text:span text:style-name="T16">int</text:span></text:span><text:span text:style-name="T18"> </text:span><text:span text:style-name="Source_20_Text"><text:span text:style-name="T20">price[], </text:span></text:span><text:span text:style-name="Source_20_Text"><text:span text:style-name="T16">int</text:span></text:span><text:span text:style-name="T18"> </text:span><text:span text:style-name="Source_20_Text"><text:span text:style-name="T20">n, </text:span></text:span><text:span text:style-name="Source_20_Text"><text:span text:style-name="T16">int</text:span></text:span><text:span text:style-name="T18"> </text:span><text:span text:style-name="Source_20_Text"><text:span text:style-name="T20">S[])</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3">// Span value of first day is always 1</text:span></text:span></text:p>
                <text:p text:style-name="P110"><text:span text:style-name="Source_20_Text"><text:span text:style-name="T14">    </text:span></text:span><text:span text:style-name="Source_20_Text"><text:span text:style-name="T20">S[0] = 1;</text:span></text:span></text:p>
                <text:p text:style-name="P111"> </text:p>
                <text:p text:style-name="P110"><text:span text:style-name="Source_20_Text"><text:span text:style-name="T14">    </text:span></text:span><text:span text:style-name="Source_20_Text"><text:span text:style-name="T13">// Calculate span value of remaining days </text:span></text:span></text:p>
                <text:p text:style-name="P110"><text:span text:style-name="Source_20_Text"><text:span text:style-name="T14">    </text:span></text:span><text:span text:style-name="Source_20_Text"><text:span text:style-name="T13">// by linearly checking previous days</text:span></text:span></text:p>
                <text:p text:style-name="P110"><text:span text:style-name="Source_20_Text"><text:span text:style-name="T14">    </text:span></text:span><text:span text:style-name="Source_20_Text"><text:span text:style-name="T17">for</text:span></text:span><text:span text:style-name="T18"> </text:span><text:span text:style-name="Source_20_Text"><text:span text:style-name="T20">(</text:span></text:span><text:span text:style-name="Source_20_Text"><text:span text:style-name="T16">int</text:span></text:span><text:span text:style-name="T18"> </text:span><text:span text:style-name="Source_20_Text"><text:span text:style-name="T20">i = 1; i &lt; n; i++)</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20">S[i] = 1; </text:span></text:span><text:span text:style-name="Source_20_Text"><text:span text:style-name="T13">// Initialize span value</text:span></text:span></text:p>
                <text:p text:style-name="P111"> </text:p>
                <text:p text:style-name="P110"><text:span text:style-name="Source_20_Text"><text:span text:style-name="T14">        </text:span></text:span><text:span text:style-name="Source_20_Text"><text:span text:style-name="T13">// Traverse left while the next element </text:span></text:span></text:p>
                <text:p text:style-name="P110"><text:span text:style-name="Source_20_Text"><text:span text:style-name="T14">        </text:span></text:span><text:span text:style-name="Source_20_Text"><text:span text:style-name="T13">// on left is smaller than price[i]</text:span></text:span></text:p>
                <text:p text:style-name="P110"><text:span text:style-name="Source_20_Text"><text:span text:style-name="T14">        </text:span></text:span><text:span text:style-name="Source_20_Text"><text:span text:style-name="T17">for</text:span></text:span><text:span text:style-name="T18"> </text:span><text:span text:style-name="Source_20_Text"><text:span text:style-name="T20">(</text:span></text:span><text:span text:style-name="Source_20_Text"><text:span text:style-name="T16">int</text:span></text:span><text:span text:style-name="T18"> </text:span><text:span text:style-name="Source_20_Text"><text:span text:style-name="T20">j = i - 1; (j &gt;= 0) &amp;&amp;</text:span></text:span></text:p>
                <text:p text:style-name="P110"><text:span text:style-name="Source_20_Text"><text:span text:style-name="T14">                </text:span></text:span><text:span text:style-name="Source_20_Text"><text:span text:style-name="T20">(price[i] &gt;= price[j]); j--)</text:span></text:span></text:p>
                <text:p text:style-name="P110"><text:span text:style-name="Source_20_Text"><text:span text:style-name="T14">            </text:span></text:span><text:span text:style-name="Source_20_Text"><text:span text:style-name="T20">S[i]++;</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20">}</text:span></text:span></text:p>
                <text:p text:style-name="P111"> </text:p>
                <text:p text:style-name="P110"><text:span text:style-name="Source_20_Text"><text:span text:style-name="T13">// A utility function to print elements of array</text:span></text:span></text:p>
                <text:p text:style-name="P110"><text:span text:style-name="Source_20_Text"><text:span text:style-name="T17">void</text:span></text:span><text:span text:style-name="T18"> </text:span><text:span text:style-name="Source_20_Text"><text:span text:style-name="T20">printArray(</text:span></text:span><text:span text:style-name="Source_20_Text"><text:span text:style-name="T16">int</text:span></text:span><text:span text:style-name="T18"> </text:span><text:span text:style-name="Source_20_Text"><text:span text:style-name="T20">arr[], </text:span></text:span><text:span text:style-name="Source_20_Text"><text:span text:style-name="T16">int</text:span></text:span><text:span text:style-name="T18"> </text:span><text:span text:style-name="Source_20_Text"><text:span text:style-name="T20">n)</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for</text:span></text:span><text:span text:style-name="T18"> </text:span><text:span text:style-name="Source_20_Text"><text:span text:style-name="T20">(</text:span></text:span><text:span text:style-name="Source_20_Text"><text:span text:style-name="T16">int</text:span></text:span><text:span text:style-name="T18"> </text:span><text:span text:style-name="Source_20_Text"><text:span text:style-name="T20">i = 0; i &lt; n; i++)</text:span></text:span></text:p>
                <text:p text:style-name="P110"><text:span text:style-name="Source_20_Text"><text:span text:style-name="T14">        </text:span></text:span><text:span text:style-name="Source_20_Text"><text:span text:style-name="T20">cout &lt;&lt; arr[i] &lt;&lt; </text:span></text:span><text:span text:style-name="Source_20_Text"><text:span text:style-name="T24">" "</text:span></text:span><text:span text:style-name="Source_20_Text"><text:span text:style-name="T20">;</text:span></text:span></text:p>
                <text:p text:style-name="P110"><text:span text:style-name="Source_20_Text"><text:span text:style-name="T20">}</text:span></text:span></text:p>
                <text:p text:style-name="P111"> </text:p>
                <text:p text:style-name="P110"><text:span text:style-name="Source_20_Text"><text:span text:style-name="T13">// Driver code</text:span></text:span></text:p>
                <text:p text:style-name="P110"><text:span text:style-name="Source_20_Text"><text:span text:style-name="T16">int</text:span></text:span><text:span text:style-name="T18"> </text:span><text:span text:style-name="Source_20_Text"><text:span text:style-name="T20">main()</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price[] = { 10, 4, 5, 90, 120, 80 };</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n = </text:span></text:span><text:span text:style-name="Source_20_Text"><text:span text:style-name="T17">sizeof</text:span></text:span><text:span text:style-name="Source_20_Text"><text:span text:style-name="T20">(price) / </text:span></text:span><text:span text:style-name="Source_20_Text"><text:span text:style-name="T17">sizeof</text:span></text:span><text:span text:style-name="Source_20_Text"><text:span text:style-name="T20">(price[0]);</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S[n];</text:span></text:span></text:p>
                <text:p text:style-name="P111"> </text:p>
                <text:p text:style-name="P110"><text:span text:style-name="Source_20_Text"><text:span text:style-name="T14">    </text:span></text:span><text:span text:style-name="Source_20_Text"><text:span text:style-name="T13">// Fill the span values in array S[]</text:span></text:span></text:p>
                <text:p text:style-name="P110"><text:span text:style-name="Source_20_Text"><text:span text:style-name="T14">    </text:span></text:span><text:span text:style-name="Source_20_Text"><text:span text:style-name="T20">calculateSpan(price, n, S);</text:span></text:span></text:p>
                <text:p text:style-name="P111"> </text:p>
                <text:p text:style-name="P110"><text:span text:style-name="Source_20_Text"><text:span text:style-name="T14">    </text:span></text:span><text:span text:style-name="Source_20_Text"><text:span text:style-name="T13">// print the calculated span values</text:span></text:span></text:p>
                <text:p text:style-name="P110"><text:span text:style-name="Source_20_Text"><text:span text:style-name="T14">    </text:span></text:span><text:span text:style-name="Source_20_Text"><text:span text:style-name="T20">printArray(S, n);</text:span></text:span></text:p>
                <text:p text:style-name="P111"> </text:p>
                <text:p text:style-name="P110"><text:soft-page-break/><text:span text:style-name="Source_20_Text"><text:span text:style-name="T14">    </text:span></text:span><text:span text:style-name="Source_20_Text"><text:span text:style-name="T17">return</text:span></text:span><text:span text:style-name="T18"> </text:span><text:span text:style-name="Source_20_Text"><text:span text:style-name="T20">0;</text:span></text:span></text:p>
                <text:p text:style-name="P110"><text:span text:style-name="Source_20_Text"><text:span text:style-name="T20">}</text:span></text:span></text:p>
                <text:p text:style-name="P111"> </text:p>
                <text:p text:style-name="P110"><text:span text:style-name="Source_20_Text"><text:span text:style-name="T13">// This is code is contributed by rathbhupendra</text:span></text:span></text:p>
              </table:table-cell>
            </table:table-row>
          </table:table>
        </text:section>
      </text:section>
      <text:p text:style-name="P35"><text:span text:style-name="Strong_20_Emphasis"><text:span text:style-name="T5">Output</text:span></text:span></text:p>
      <text:p text:style-name="P83">1 1 2 4 5 1 </text:p>
      <text:p text:style-name="P46"><text:span text:style-name="T4">The Time Complexity of the above method is O(n^2). We can calculate stock span values in O(n) time</text:span><text:bookmark text:name="google_ads_iframe_/103512698/22262721014_0__container__"/><text:span text:style-name="T4">.<text:line-break/></text:span></text:p>
      <text:p text:style-name="P35"><text:span text:style-name="Strong_20_Emphasis"><text:span text:style-name="T4">A Linear-Time Complexity Method</text:span></text:span><text:span text:style-name="T4"> <text:line-break/>We see that S[i] on the day i can be easily computed if we know the closest day preceding i, such that the price is greater than on that day than the price on the day i. If such a day exists, let’s call it h(i), otherwise, we define h(i) = -1. <text:line-break/>The span is now computed as S[i] = i – h(i). See the following diagram.<text:line-break/> </text:span></text:p>
      <text:p text:style-name="P45"><text:span text:style-name="T30">To implement this logic, we use a stack as an abstract data type to store the days i, h(i), h(h(i)), and so on. When we go from day i-1 to i, we pop the days when the price of the stock was less than or equal to price[i] and then push the value of day i back into the stack.<text:line-break/>Following is the implementation of this method. </text:span></text:p>
      <text:list xml:id="list8509505106734092531" text:style-name="L14">
        <text:list-item>
          <text:p text:style-name="P60"><text:bookmark text:name="tablist2-tab12"/>C++</text:p>
        </text:list-item>
        <text:list-item>
          <text:p text:style-name="P73"><text:bookmark text:name="tablist2-tab22"/>Java</text:p>
        </text:list-item>
        <text:list-item>
          <text:p text:style-name="P73"><text:bookmark text:name="tablist2-tab32"/>Python3</text:p>
        </text:list-item>
        <text:list-item>
          <text:p text:style-name="P73"><text:bookmark text:name="tablist2-tab42"/>C#</text:p>
        </text:list-item>
      </text:list>
      <text:section text:style-name="Sect1" text:name="Section10">
        <text:p text:style-name="P35"><text:bookmark text:name="tablist2-panel11"/><text:bookmark text:name="copy-code-button6"/><text:bookmark text:name="run-and-edit-button6"/><text:bookmark text:name="run-code-button6"/></text:p>
        <text:section text:style-name="Sect2" text:name="highlighter_644400">
          <table:table table:name="Table7" table:style-name="Table7">
            <table:table-column table:style-name="Table7.A"/>
            <table:table-row>
              <table:table-cell table:style-name="Table7.A1" office:value-type="string">
                <text:p text:style-name="P110"><text:span text:style-name="Source_20_Text"><text:span text:style-name="T13">// C++ linear time solution for stock span problem</text:span></text:span></text:p>
                <text:p text:style-name="P110"><text:span text:style-name="Source_20_Text"><text:span text:style-name="T15">#include &lt;iostream&gt;</text:span></text:span></text:p>
                <text:p text:style-name="P110"><text:span text:style-name="Source_20_Text"><text:span text:style-name="T15">#include &lt;stack&gt;</text:span></text:span></text:p>
                <text:p text:style-name="P110"><text:span text:style-name="Source_20_Text"><text:span text:style-name="T17">using</text:span></text:span><text:span text:style-name="T18"> </text:span><text:span text:style-name="Source_20_Text"><text:span text:style-name="T17">namespace</text:span></text:span><text:span text:style-name="T18"> </text:span><text:span text:style-name="Source_20_Text"><text:span text:style-name="T20">std;</text:span></text:span></text:p>
                <text:p text:style-name="P111"> </text:p>
                <text:p text:style-name="P110"><text:soft-page-break/><text:span text:style-name="Source_20_Text"><text:span text:style-name="T13">// A stack based efficient method to calculate</text:span></text:span></text:p>
                <text:p text:style-name="P110"><text:span text:style-name="Source_20_Text"><text:span text:style-name="T13">// stock span values</text:span></text:span></text:p>
                <text:p text:style-name="P110"><text:span text:style-name="Source_20_Text"><text:span text:style-name="T17">void</text:span></text:span><text:span text:style-name="T18"> </text:span><text:span text:style-name="Source_20_Text"><text:span text:style-name="T20">calculateSpan(</text:span></text:span><text:span text:style-name="Source_20_Text"><text:span text:style-name="T16">int</text:span></text:span><text:span text:style-name="T18"> </text:span><text:span text:style-name="Source_20_Text"><text:span text:style-name="T20">price[], </text:span></text:span><text:span text:style-name="Source_20_Text"><text:span text:style-name="T16">int</text:span></text:span><text:span text:style-name="T18"> </text:span><text:span text:style-name="Source_20_Text"><text:span text:style-name="T20">n, </text:span></text:span><text:span text:style-name="Source_20_Text"><text:span text:style-name="T16">int</text:span></text:span><text:span text:style-name="T18"> </text:span><text:span text:style-name="Source_20_Text"><text:span text:style-name="T20">S[])</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3">// Create a stack and push index of first</text:span></text:span></text:p>
                <text:p text:style-name="P110"><text:span text:style-name="Source_20_Text"><text:span text:style-name="T14">    </text:span></text:span><text:span text:style-name="Source_20_Text"><text:span text:style-name="T13">// element to it</text:span></text:span></text:p>
                <text:p text:style-name="P110"><text:span text:style-name="Source_20_Text"><text:span text:style-name="T14">    </text:span></text:span><text:span text:style-name="Source_20_Text"><text:span text:style-name="T20">stack&lt;</text:span></text:span><text:span text:style-name="Source_20_Text"><text:span text:style-name="T16">int</text:span></text:span><text:span text:style-name="Source_20_Text"><text:span text:style-name="T20">&gt; st;</text:span></text:span></text:p>
                <text:p text:style-name="P110"><text:span text:style-name="Source_20_Text"><text:span text:style-name="T14">    </text:span></text:span><text:span text:style-name="Source_20_Text"><text:span text:style-name="T20">st.push(0);</text:span></text:span></text:p>
                <text:p text:style-name="P111"> </text:p>
                <text:p text:style-name="P110"><text:span text:style-name="Source_20_Text"><text:span text:style-name="T14">    </text:span></text:span><text:span text:style-name="Source_20_Text"><text:span text:style-name="T13">// Span value of first element is always 1</text:span></text:span></text:p>
                <text:p text:style-name="P110"><text:span text:style-name="Source_20_Text"><text:span text:style-name="T14">    </text:span></text:span><text:span text:style-name="Source_20_Text"><text:span text:style-name="T20">S[0] = 1;</text:span></text:span></text:p>
                <text:p text:style-name="P111"> </text:p>
                <text:p text:style-name="P110"><text:span text:style-name="Source_20_Text"><text:span text:style-name="T14">    </text:span></text:span><text:span text:style-name="Source_20_Text"><text:span text:style-name="T13">// Calculate span values for rest of the elements</text:span></text:span></text:p>
                <text:p text:style-name="P110"><text:span text:style-name="Source_20_Text"><text:span text:style-name="T14">    </text:span></text:span><text:span text:style-name="Source_20_Text"><text:span text:style-name="T17">for</text:span></text:span><text:span text:style-name="T18"> </text:span><text:span text:style-name="Source_20_Text"><text:span text:style-name="T20">(</text:span></text:span><text:span text:style-name="Source_20_Text"><text:span text:style-name="T16">int</text:span></text:span><text:span text:style-name="T18"> </text:span><text:span text:style-name="Source_20_Text"><text:span text:style-name="T20">i = 1; i &lt; n; i++) {</text:span></text:span></text:p>
                <text:p text:style-name="P110"><text:span text:style-name="Source_20_Text"><text:span text:style-name="T14">        </text:span></text:span><text:span text:style-name="Source_20_Text"><text:span text:style-name="T13">// Pop elements from stack while stack is not</text:span></text:span></text:p>
                <text:p text:style-name="P110"><text:span text:style-name="Source_20_Text"><text:span text:style-name="T14">        </text:span></text:span><text:span text:style-name="Source_20_Text"><text:span text:style-name="T13">// empty and top of stack is smaller than</text:span></text:span></text:p>
                <text:p text:style-name="P110"><text:span text:style-name="Source_20_Text"><text:span text:style-name="T14">        </text:span></text:span><text:span text:style-name="Source_20_Text"><text:span text:style-name="T13">// price[i]</text:span></text:span></text:p>
                <text:p text:style-name="P110"><text:span text:style-name="Source_20_Text"><text:span text:style-name="T14">        </text:span></text:span><text:span text:style-name="Source_20_Text"><text:span text:style-name="T17">while</text:span></text:span><text:span text:style-name="T18"> </text:span><text:span text:style-name="Source_20_Text"><text:span text:style-name="T20">(!st.empty() &amp;&amp; price[st.top()] &lt;= price[i])</text:span></text:span></text:p>
                <text:p text:style-name="P110"><text:span text:style-name="Source_20_Text"><text:span text:style-name="T14">            </text:span></text:span><text:span text:style-name="Source_20_Text"><text:span text:style-name="T20">st.pop();</text:span></text:span></text:p>
                <text:p text:style-name="P111"> </text:p>
                <text:p text:style-name="P110"><text:span text:style-name="Source_20_Text"><text:span text:style-name="T14">        </text:span></text:span><text:span text:style-name="Source_20_Text"><text:span text:style-name="T13">// If stack becomes empty, then price[i] is</text:span></text:span></text:p>
                <text:p text:style-name="P110"><text:span text:style-name="Source_20_Text"><text:span text:style-name="T14">        </text:span></text:span><text:span text:style-name="Source_20_Text"><text:span text:style-name="T13">// greater than all elements on left of it,</text:span></text:span></text:p>
                <text:p text:style-name="P110"><text:span text:style-name="Source_20_Text"><text:span text:style-name="T14">        </text:span></text:span><text:span text:style-name="Source_20_Text"><text:span text:style-name="T13">// i.e., price[0], price[1], ..price[i-1].  Else</text:span></text:span></text:p>
                <text:p text:style-name="P110"><text:span text:style-name="Source_20_Text"><text:span text:style-name="T14">        </text:span></text:span><text:span text:style-name="Source_20_Text"><text:span text:style-name="T13">// price[i] is greater than elements after</text:span></text:span></text:p>
                <text:p text:style-name="P110"><text:span text:style-name="Source_20_Text"><text:span text:style-name="T14">        </text:span></text:span><text:span text:style-name="Source_20_Text"><text:span text:style-name="T13">// top of stack</text:span></text:span></text:p>
                <text:p text:style-name="P110"><text:span text:style-name="Source_20_Text"><text:span text:style-name="T14">        </text:span></text:span><text:span text:style-name="Source_20_Text"><text:span text:style-name="T20">S[i] = (st.empty()) ? (i + 1) : (i - st.top());</text:span></text:span></text:p>
                <text:p text:style-name="P111"> </text:p>
                <text:p text:style-name="P110"><text:span text:style-name="Source_20_Text"><text:span text:style-name="T14">        </text:span></text:span><text:span text:style-name="Source_20_Text"><text:span text:style-name="T13">// Push this element to stack</text:span></text:span></text:p>
                <text:p text:style-name="P110"><text:span text:style-name="Source_20_Text"><text:span text:style-name="T14">        </text:span></text:span><text:span text:style-name="Source_20_Text"><text:span text:style-name="T20">st.push(i);</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20">}</text:span></text:span></text:p>
                <text:p text:style-name="P111"> </text:p>
                <text:p text:style-name="P110"><text:span text:style-name="Source_20_Text"><text:span text:style-name="T13">// A utility function to print elements of array</text:span></text:span></text:p>
                <text:p text:style-name="P110"><text:span text:style-name="Source_20_Text"><text:span text:style-name="T17">void</text:span></text:span><text:span text:style-name="T18"> </text:span><text:span text:style-name="Source_20_Text"><text:span text:style-name="T20">printArray(</text:span></text:span><text:span text:style-name="Source_20_Text"><text:span text:style-name="T16">int</text:span></text:span><text:span text:style-name="T18"> </text:span><text:span text:style-name="Source_20_Text"><text:span text:style-name="T20">arr[], </text:span></text:span><text:span text:style-name="Source_20_Text"><text:span text:style-name="T16">int</text:span></text:span><text:span text:style-name="T18"> </text:span><text:span text:style-name="Source_20_Text"><text:span text:style-name="T20">n)</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for</text:span></text:span><text:span text:style-name="T18"> </text:span><text:span text:style-name="Source_20_Text"><text:span text:style-name="T20">(</text:span></text:span><text:span text:style-name="Source_20_Text"><text:span text:style-name="T16">int</text:span></text:span><text:span text:style-name="T18"> </text:span><text:span text:style-name="Source_20_Text"><text:span text:style-name="T20">i = 0; i &lt; n; i++)</text:span></text:span></text:p>
                <text:p text:style-name="P110"><text:span text:style-name="Source_20_Text"><text:span text:style-name="T14">        </text:span></text:span><text:span text:style-name="Source_20_Text"><text:span text:style-name="T20">cout &lt;&lt; arr[i] &lt;&lt; </text:span></text:span><text:span text:style-name="Source_20_Text"><text:span text:style-name="T24">" "</text:span></text:span><text:span text:style-name="Source_20_Text"><text:span text:style-name="T20">;</text:span></text:span></text:p>
                <text:p text:style-name="P110"><text:span text:style-name="Source_20_Text"><text:span text:style-name="T20">}</text:span></text:span></text:p>
                <text:p text:style-name="P111"> </text:p>
                <text:p text:style-name="P110"><text:span text:style-name="Source_20_Text"><text:span text:style-name="T13">// Driver program to test above function</text:span></text:span></text:p>
                <text:p text:style-name="P110"><text:span text:style-name="Source_20_Text"><text:span text:style-name="T16">int</text:span></text:span><text:span text:style-name="T18"> </text:span><text:span text:style-name="Source_20_Text"><text:span text:style-name="T20">main()</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price[] = { 10, 4, 5, 90, 120, 80 };</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n = </text:span></text:span><text:span text:style-name="Source_20_Text"><text:span text:style-name="T17">sizeof</text:span></text:span><text:span text:style-name="Source_20_Text"><text:span text:style-name="T20">(price) / </text:span></text:span><text:span text:style-name="Source_20_Text"><text:span text:style-name="T17">sizeof</text:span></text:span><text:span text:style-name="Source_20_Text"><text:span text:style-name="T20">(price[0]);</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S[n];</text:span></text:span></text:p>
                <text:p text:style-name="P111"> </text:p>
                <text:p text:style-name="P110"><text:span text:style-name="Source_20_Text"><text:span text:style-name="T14">    </text:span></text:span><text:span text:style-name="Source_20_Text"><text:span text:style-name="T13">// Fill the span values in array S[]</text:span></text:span></text:p>
                <text:p text:style-name="P110"><text:span text:style-name="Source_20_Text"><text:span text:style-name="T14">    </text:span></text:span><text:span text:style-name="Source_20_Text"><text:span text:style-name="T20">calculateSpan(price, n, S);</text:span></text:span></text:p>
                <text:p text:style-name="P111"> </text:p>
                <text:p text:style-name="P110"><text:soft-page-break/><text:span text:style-name="Source_20_Text"><text:span text:style-name="T14">    </text:span></text:span><text:span text:style-name="Source_20_Text"><text:span text:style-name="T13">// print the calculated span values</text:span></text:span></text:p>
                <text:p text:style-name="P110"><text:span text:style-name="Source_20_Text"><text:span text:style-name="T14">    </text:span></text:span><text:span text:style-name="Source_20_Text"><text:span text:style-name="T20">printArray(S, n);</text:span></text:span></text:p>
                <text:p text:style-name="P111"> </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0;</text:span></text:span></text:p>
                <text:p text:style-name="P110"><text:span text:style-name="Source_20_Text"><text:span text:style-name="T20">}</text:span></text:span></text:p>
              </table:table-cell>
            </table:table-row>
          </table:table>
        </text:section>
      </text:section>
      <text:p text:style-name="P35"><text:span text:style-name="Strong_20_Emphasis"><text:span text:style-name="T5">Output</text:span></text:span></text:p>
      <text:p text:style-name="P83">1 1 2 4 5 1 </text:p>
      <text:p text:style-name="P35"><text:span text:style-name="Strong_20_Emphasis"><text:span text:style-name="T4">Time Complexity</text:span></text:span><text:span text:style-name="T4">: O(n). It seems more than O(n) at first look. If we take a closer look, we can observe that every element of the array is added and removed from the stack at most once. So there are total 2n operations at most. Assuming that a stack operation takes O(1) time, we can say that the time complexity is O(n).<text:line-break/></text:span><text:span text:style-name="Strong_20_Emphasis"><text:span text:style-name="T4">Auxiliary Space</text:span></text:span><text:span text:style-name="T4">: O(n) in worst case when all elements are sorted in decreasing order.</text:span></text:p>
      <text:p text:style-name="P35"><text:span text:style-name="Strong_20_Emphasis"><text:span text:style-name="T4">Another approach:</text:span></text:span><text:span text:style-name="T4"> (without using stack)  </text:span></text:p>
      <text:list xml:id="list3868127739271620055" text:style-name="L15">
        <text:list-item>
          <text:p text:style-name="P61"><text:bookmark text:name="tablist3-tab1"/>C++</text:p>
        </text:list-item>
        <text:list-item>
          <text:p text:style-name="P74"><text:bookmark text:name="tablist3-tab2"/>Java</text:p>
        </text:list-item>
        <text:list-item>
          <text:p text:style-name="P74"><text:bookmark text:name="tablist3-tab3"/>Python3</text:p>
        </text:list-item>
        <text:list-item>
          <text:p text:style-name="P74"><text:bookmark text:name="tablist3-tab4"/>C#</text:p>
        </text:list-item>
      </text:list>
      <text:section text:style-name="Sect1" text:name="tablist3-panel1">
        <text:p text:style-name="P35"><text:bookmark text:name="copy-code-button7"/><text:bookmark text:name="run-and-edit-button7"/><text:bookmark text:name="run-code-button7"/></text:p>
        <text:section text:style-name="Sect2" text:name="highlighter_298454">
          <table:table table:name="Table8" table:style-name="Table8">
            <table:table-column table:style-name="Table8.A"/>
            <table:table-row>
              <table:table-cell table:style-name="Table8.A1" office:value-type="string">
                <text:p text:style-name="P110"><text:span text:style-name="Source_20_Text"><text:span text:style-name="T13">// C++ program for a linear time solution for stock</text:span></text:span></text:p>
                <text:p text:style-name="P110"><text:span text:style-name="Source_20_Text"><text:span text:style-name="T13">// span problem without using stack</text:span></text:span></text:p>
                <text:p text:style-name="P110"><text:span text:style-name="Source_20_Text"><text:span text:style-name="T15">#include &lt;iostream&gt;</text:span></text:span></text:p>
                <text:p text:style-name="P110"><text:span text:style-name="Source_20_Text"><text:span text:style-name="T15">#include &lt;stack&gt;</text:span></text:span></text:p>
                <text:p text:style-name="P110"><text:span text:style-name="Source_20_Text"><text:span text:style-name="T17">using</text:span></text:span><text:span text:style-name="T18"> </text:span><text:span text:style-name="Source_20_Text"><text:span text:style-name="T17">namespace</text:span></text:span><text:span text:style-name="T18"> </text:span><text:span text:style-name="Source_20_Text"><text:span text:style-name="T20">std;</text:span></text:span></text:p>
                <text:p text:style-name="P111"> </text:p>
                <text:p text:style-name="P110"><text:span text:style-name="Source_20_Text"><text:span text:style-name="T13">// An efficient method to calculate stock span values</text:span></text:span></text:p>
                <text:p text:style-name="P110"><text:span text:style-name="Source_20_Text"><text:span text:style-name="T13">// implementing the same idea without using stack</text:span></text:span></text:p>
                <text:p text:style-name="P110"><text:span text:style-name="Source_20_Text"><text:span text:style-name="T17">void</text:span></text:span><text:span text:style-name="T18"> </text:span><text:span text:style-name="Source_20_Text"><text:span text:style-name="T20">calculateSpan(</text:span></text:span><text:span text:style-name="Source_20_Text"><text:span text:style-name="T16">int</text:span></text:span><text:span text:style-name="T18"> </text:span><text:span text:style-name="Source_20_Text"><text:span text:style-name="T20">A[], </text:span></text:span><text:span text:style-name="Source_20_Text"><text:span text:style-name="T16">int</text:span></text:span><text:span text:style-name="T18"> </text:span><text:span text:style-name="Source_20_Text"><text:span text:style-name="T20">n, </text:span></text:span><text:span text:style-name="Source_20_Text"><text:span text:style-name="T16">int</text:span></text:span><text:span text:style-name="T18"> </text:span><text:span text:style-name="Source_20_Text"><text:span text:style-name="T20">ans[])</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3">// Span value of first element is always 1</text:span></text:span></text:p>
                <text:p text:style-name="P110"><text:span text:style-name="Source_20_Text"><text:span text:style-name="T14">    </text:span></text:span><text:span text:style-name="Source_20_Text"><text:span text:style-name="T20">ans[0] = 1;</text:span></text:span></text:p>
                <text:p text:style-name="P111"> </text:p>
                <text:p text:style-name="P110"><text:span text:style-name="Source_20_Text"><text:span text:style-name="T14">    </text:span></text:span><text:span text:style-name="Source_20_Text"><text:span text:style-name="T13">// Calculate span values for rest of the elements</text:span></text:span></text:p>
                <text:p text:style-name="P110"><text:span text:style-name="Source_20_Text"><text:span text:style-name="T14">    </text:span></text:span><text:span text:style-name="Source_20_Text"><text:span text:style-name="T17">for</text:span></text:span><text:span text:style-name="T18"> </text:span><text:span text:style-name="Source_20_Text"><text:span text:style-name="T20">(</text:span></text:span><text:span text:style-name="Source_20_Text"><text:span text:style-name="T16">int</text:span></text:span><text:span text:style-name="T18"> </text:span><text:span text:style-name="Source_20_Text"><text:span text:style-name="T20">i = 1; i &lt; n; i++) {</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counter = 1;</text:span></text:span></text:p>
                <text:p text:style-name="P110"><text:span text:style-name="Source_20_Text"><text:span text:style-name="T14">        </text:span></text:span><text:span text:style-name="Source_20_Text"><text:span text:style-name="T17">while</text:span></text:span><text:span text:style-name="T18"> </text:span><text:span text:style-name="Source_20_Text"><text:span text:style-name="T20">((i - counter) &gt;= 0 &amp;&amp; A[i] &gt;= A[i - counter]) {</text:span></text:span></text:p>
                <text:p text:style-name="P110"><text:soft-page-break/><text:span text:style-name="Source_20_Text"><text:span text:style-name="T14">            </text:span></text:span><text:span text:style-name="Source_20_Text"><text:span text:style-name="T20">counter += ans[i - counter];</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20">ans[i] = counter;</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20">}</text:span></text:span></text:p>
                <text:p text:style-name="P111"> </text:p>
                <text:p text:style-name="P110"><text:span text:style-name="Source_20_Text"><text:span text:style-name="T13">// A utility function to print elements of array</text:span></text:span></text:p>
                <text:p text:style-name="P110"><text:span text:style-name="Source_20_Text"><text:span text:style-name="T17">void</text:span></text:span><text:span text:style-name="T18"> </text:span><text:span text:style-name="Source_20_Text"><text:span text:style-name="T20">printArray(</text:span></text:span><text:span text:style-name="Source_20_Text"><text:span text:style-name="T16">int</text:span></text:span><text:span text:style-name="T18"> </text:span><text:span text:style-name="Source_20_Text"><text:span text:style-name="T20">arr[], </text:span></text:span><text:span text:style-name="Source_20_Text"><text:span text:style-name="T16">int</text:span></text:span><text:span text:style-name="T18"> </text:span><text:span text:style-name="Source_20_Text"><text:span text:style-name="T20">n)</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for</text:span></text:span><text:span text:style-name="T18"> </text:span><text:span text:style-name="Source_20_Text"><text:span text:style-name="T20">(</text:span></text:span><text:span text:style-name="Source_20_Text"><text:span text:style-name="T16">int</text:span></text:span><text:span text:style-name="T18"> </text:span><text:span text:style-name="Source_20_Text"><text:span text:style-name="T20">i = 0; i &lt; n; i++)</text:span></text:span></text:p>
                <text:p text:style-name="P110"><text:span text:style-name="Source_20_Text"><text:span text:style-name="T14">        </text:span></text:span><text:span text:style-name="Source_20_Text"><text:span text:style-name="T20">cout &lt;&lt; arr[i] &lt;&lt; </text:span></text:span><text:span text:style-name="Source_20_Text"><text:span text:style-name="T24">" "</text:span></text:span><text:span text:style-name="Source_20_Text"><text:span text:style-name="T20">;</text:span></text:span></text:p>
                <text:p text:style-name="P110"><text:span text:style-name="Source_20_Text"><text:span text:style-name="T20">}</text:span></text:span></text:p>
                <text:p text:style-name="P111"> </text:p>
                <text:p text:style-name="P110"><text:span text:style-name="Source_20_Text"><text:span text:style-name="T13">// Driver program to test above function</text:span></text:span></text:p>
                <text:p text:style-name="P110"><text:span text:style-name="Source_20_Text"><text:span text:style-name="T16">int</text:span></text:span><text:span text:style-name="T18"> </text:span><text:span text:style-name="Source_20_Text"><text:span text:style-name="T20">main()</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price[] = { 10, 4, 5, 90, 120, 80 };</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n = </text:span></text:span><text:span text:style-name="Source_20_Text"><text:span text:style-name="T17">sizeof</text:span></text:span><text:span text:style-name="Source_20_Text"><text:span text:style-name="T20">(price) / </text:span></text:span><text:span text:style-name="Source_20_Text"><text:span text:style-name="T17">sizeof</text:span></text:span><text:span text:style-name="Source_20_Text"><text:span text:style-name="T20">(price[0]);</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S[n];</text:span></text:span></text:p>
                <text:p text:style-name="P111"> </text:p>
                <text:p text:style-name="P110"><text:span text:style-name="Source_20_Text"><text:span text:style-name="T14">    </text:span></text:span><text:span text:style-name="Source_20_Text"><text:span text:style-name="T13">// Fill the span values in array S[]</text:span></text:span></text:p>
                <text:p text:style-name="P110"><text:span text:style-name="Source_20_Text"><text:span text:style-name="T14">    </text:span></text:span><text:span text:style-name="Source_20_Text"><text:span text:style-name="T20">calculateSpan(price, n, S);</text:span></text:span></text:p>
                <text:p text:style-name="P111"> </text:p>
                <text:p text:style-name="P110"><text:span text:style-name="Source_20_Text"><text:span text:style-name="T14">    </text:span></text:span><text:span text:style-name="Source_20_Text"><text:span text:style-name="T13">// print the calculated span values</text:span></text:span></text:p>
                <text:p text:style-name="P110"><text:span text:style-name="Source_20_Text"><text:span text:style-name="T14">    </text:span></text:span><text:span text:style-name="Source_20_Text"><text:span text:style-name="T20">printArray(S, n);</text:span></text:span></text:p>
                <text:p text:style-name="P111"> </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0;</text:span></text:span></text:p>
                <text:p text:style-name="P110"><text:span text:style-name="Source_20_Text"><text:span text:style-name="T20">}</text:span></text:span></text:p>
              </table:table-cell>
            </table:table-row>
          </table:table>
        </text:section>
      </text:section>
      <text:p text:style-name="P35"><text:span text:style-name="Strong_20_Emphasis"><text:span text:style-name="T5">Output</text:span></text:span></text:p>
      <text:p text:style-name="P83">1 1 2 4 5 1 </text:p>
      <text:p text:style-name="P35"><text:span text:style-name="Strong_20_Emphasis"><text:span text:style-name="T4">A Stack Based approach :</text:span></text:span></text:p>
      <text:list xml:id="list4967963978043405906" text:style-name="L16">
        <text:list-item>
          <text:p text:style-name="P49">In this approach, I have used the data structure stack to implement this task.</text:p>
        </text:list-item>
        <text:list-item>
          <text:p text:style-name="P49">Here, two stacks are used. One stack stores the actual stock prices whereas, the other stack is a temporary stack.</text:p>
        </text:list-item>
        <text:list-item>
          <text:p text:style-name="P49">The stock span problem is solved using only the Push and Pop functions of Stack.</text:p>
        </text:list-item>
        <text:list-item>
          <text:p text:style-name="P49">Just to take input values, I have taken array ‘price’ and to store output, used array ‘span’.</text:p>
        </text:list-item>
      </text:list>
      <text:p text:style-name="P43">Below is the implementation of the above approach:</text:p>
      <text:list xml:id="list8902447041676358513" text:style-name="L17">
        <text:list-item>
          <text:p text:style-name="P62"><text:bookmark text:name="tablist4-tab1"/><text:soft-page-break/>C</text:p>
        </text:list-item>
      </text:list>
      <text:section text:style-name="Sect1" text:name="tablist4-panel1">
        <text:p text:style-name="P35"><text:bookmark text:name="copy-code-button8"/><text:bookmark text:name="run-and-edit-button8"/><text:bookmark text:name="run-code-button8"/></text:p>
        <text:section text:style-name="Sect2" text:name="highlighter_242152">
          <table:table table:name="Table9" table:style-name="Table9">
            <table:table-column table:style-name="Table9.A"/>
            <table:table-row>
              <table:table-cell table:style-name="Table9.A1" office:value-type="string">
                <text:p text:style-name="P110"><text:span text:style-name="Source_20_Text"><text:span text:style-name="T13">// C program for the above approach</text:span></text:span></text:p>
                <text:p text:style-name="P110"><text:span text:style-name="Source_20_Text"><text:span text:style-name="T15">#include &lt;limits.h&gt;</text:span></text:span></text:p>
                <text:p text:style-name="P110"><text:span text:style-name="Source_20_Text"><text:span text:style-name="T15">#include &lt;stdio.h&gt;</text:span></text:span></text:p>
                <text:p text:style-name="P110"><text:span text:style-name="Source_20_Text"><text:span text:style-name="T15">#include &lt;stdlib.h&gt;</text:span></text:span></text:p>
                <text:p text:style-name="P110"><text:span text:style-name="Source_20_Text"><text:span text:style-name="T15">#define SIZE 7</text:span></text:span></text:p>
                <text:p text:style-name="P111"> </text:p>
                <text:p text:style-name="P110"><text:span text:style-name="Source_20_Text"><text:span text:style-name="T13">// change size of  stack from here</text:span></text:span></text:p>
                <text:p text:style-name="P110"><text:span text:style-name="Source_20_Text"><text:span text:style-name="T13">// change this char to int if</text:span></text:span></text:p>
                <text:p text:style-name="P110"><text:span text:style-name="Source_20_Text"><text:span text:style-name="T13">// you want to create stack of</text:span></text:span></text:p>
                <text:p text:style-name="P110"><text:span text:style-name="Source_20_Text"><text:span text:style-name="T13">// int. rest all program will work fine</text:span></text:span></text:p>
                <text:p text:style-name="P110"><text:span text:style-name="Source_20_Text"><text:span text:style-name="T17">typedef</text:span></text:span><text:span text:style-name="T18"> </text:span><text:span text:style-name="Source_20_Text"><text:span text:style-name="T16">int</text:span></text:span><text:span text:style-name="T18"> </text:span><text:span text:style-name="Source_20_Text"><text:span text:style-name="T20">stackentry;</text:span></text:span></text:p>
                <text:p text:style-name="P111"> </text:p>
                <text:p text:style-name="P110"><text:span text:style-name="Source_20_Text"><text:span text:style-name="T17">typedef</text:span></text:span><text:span text:style-name="T18"> </text:span><text:span text:style-name="Source_20_Text"><text:span text:style-name="T17">struct</text:span></text:span><text:span text:style-name="T18"> </text:span><text:span text:style-name="Source_20_Text"><text:span text:style-name="T20">stack {</text:span></text:span></text:p>
                <text:p text:style-name="P110"><text:span text:style-name="Source_20_Text"><text:span text:style-name="T14">    </text:span></text:span><text:span text:style-name="Source_20_Text"><text:span text:style-name="T20">stackentry entry[SIZE];</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top;</text:span></text:span></text:p>
                <text:p text:style-name="P110"><text:span text:style-name="Source_20_Text"><text:span text:style-name="T20">} STACK;</text:span></text:span></text:p>
                <text:p text:style-name="P111"> </text:p>
                <text:p text:style-name="P110"><text:span text:style-name="Source_20_Text"><text:span text:style-name="T13">// stack is initialized by setting top pointer = -1.</text:span></text:span></text:p>
                <text:p text:style-name="P110"><text:span text:style-name="Source_20_Text"><text:span text:style-name="T17">void</text:span></text:span><text:span text:style-name="T18"> </text:span><text:span text:style-name="Source_20_Text"><text:span text:style-name="T20">initialiseStack(STACK* s) { s-&gt;top = -1; }</text:span></text:span></text:p>
                <text:p text:style-name="P111"> </text:p>
                <text:p text:style-name="P110"><text:span text:style-name="Source_20_Text"><text:span text:style-name="T13">// to check if stack is full.</text:span></text:span></text:p>
                <text:p text:style-name="P110"><text:span text:style-name="Source_20_Text"><text:span text:style-name="T16">int</text:span></text:span><text:span text:style-name="T18"> </text:span><text:span text:style-name="Source_20_Text"><text:span text:style-name="T20">IsStackfull(STACK s)</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s.top == SIZE - 1) {</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1);</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0);</text:span></text:span></text:p>
                <text:p text:style-name="P110"><text:span text:style-name="Source_20_Text"><text:span text:style-name="T20">}</text:span></text:span></text:p>
                <text:p text:style-name="P111"> </text:p>
                <text:p text:style-name="P110"><text:span text:style-name="Source_20_Text"><text:span text:style-name="T13">// to check if stack is empty.</text:span></text:span></text:p>
                <text:p text:style-name="P110"><text:span text:style-name="Source_20_Text"><text:span text:style-name="T16">int</text:span></text:span><text:span text:style-name="T18"> </text:span><text:span text:style-name="Source_20_Text"><text:span text:style-name="T20">IsStackempty(STACK s)</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s.top == -1) {</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1);</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17">else</text:span></text:span><text:span text:style-name="T18"> </text:span><text:span text:style-name="Source_20_Text"><text:span text:style-name="T20">{</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0);</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20">}</text:span></text:span></text:p>
                <text:p text:style-name="P111"> </text:p>
                <text:p text:style-name="P110"><text:span text:style-name="Source_20_Text"><text:span text:style-name="T13">// to push elements into the stack.</text:span></text:span></text:p>
                <text:p text:style-name="P110"><text:span text:style-name="Source_20_Text"><text:span text:style-name="T17">void</text:span></text:span><text:span text:style-name="T18"> </text:span><text:span text:style-name="Source_20_Text"><text:span text:style-name="T20">push(stackentry d, STACK* s)</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IsStackfull(*s)) {</text:span></text:span></text:p>
                <text:p text:style-name="P111"> </text:p>
                <text:p text:style-name="P110"><text:soft-page-break/><text:span text:style-name="Source_20_Text"><text:span text:style-name="T14">        </text:span></text:span><text:span text:style-name="Source_20_Text"><text:span text:style-name="T20">s-&gt;entry[(s-&gt;top) + 1] = d;</text:span></text:span></text:p>
                <text:p text:style-name="P110"><text:span text:style-name="Source_20_Text"><text:span text:style-name="T14">        </text:span></text:span><text:span text:style-name="Source_20_Text"><text:span text:style-name="T20">s-&gt;top = s-&gt;top + 1;</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20">}</text:span></text:span></text:p>
                <text:p text:style-name="P111"> </text:p>
                <text:p text:style-name="P110"><text:span text:style-name="Source_20_Text"><text:span text:style-name="T13">// to pop element from stack.</text:span></text:span></text:p>
                <text:p text:style-name="P110"><text:span text:style-name="Source_20_Text"><text:span text:style-name="T20">stackentry pop(STACK* s)</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20">stackentry ans;</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IsStackempty(*s)) {</text:span></text:span></text:p>
                <text:p text:style-name="P110"><text:span text:style-name="Source_20_Text"><text:span text:style-name="T14">        </text:span></text:span><text:span text:style-name="Source_20_Text"><text:span text:style-name="T20">ans = s-&gt;entry[s-&gt;top];</text:span></text:span></text:p>
                <text:p text:style-name="P110"><text:span text:style-name="Source_20_Text"><text:span text:style-name="T14">        </text:span></text:span><text:span text:style-name="Source_20_Text"><text:span text:style-name="T20">s-&gt;top = s-&gt;top - 1;</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17">else</text:span></text:span><text:span text:style-name="T18"> </text:span><text:span text:style-name="Source_20_Text"><text:span text:style-name="T20">{</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13">// '\0'  will be returned if</text:span></text:span></text:p>
                <text:p text:style-name="P110"><text:span text:style-name="Source_20_Text"><text:span text:style-name="T14">        </text:span></text:span><text:span text:style-name="Source_20_Text"><text:span text:style-name="T13">// stack is empty and of</text:span></text:span></text:p>
                <text:p text:style-name="P110"><text:span text:style-name="Source_20_Text"><text:span text:style-name="T14">        </text:span></text:span><text:span text:style-name="Source_20_Text"><text:span text:style-name="T13">// char type.</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text:span></text:span><text:span text:style-name="Source_20_Text"><text:span text:style-name="T17">sizeof</text:span></text:span><text:span text:style-name="Source_20_Text"><text:span text:style-name="T20">(stackentry) == 1)</text:span></text:span></text:p>
                <text:p text:style-name="P110"><text:span text:style-name="Source_20_Text"><text:span text:style-name="T14">            </text:span></text:span><text:span text:style-name="Source_20_Text"><text:span text:style-name="T20">ans = </text:span></text:span><text:span text:style-name="Source_20_Text"><text:span text:style-name="T24">'\0'</text:span></text:span><text:span text:style-name="Source_20_Text"><text:span text:style-name="T20">;</text:span></text:span></text:p>
                <text:p text:style-name="P110"><text:span text:style-name="Source_20_Text"><text:span text:style-name="T14">        </text:span></text:span><text:span text:style-name="Source_20_Text"><text:span text:style-name="T17">else</text:span></text:span></text:p>
                <text:p text:style-name="P110"><text:span text:style-name="Source_20_Text"><text:span text:style-name="T14">            </text:span></text:span><text:span text:style-name="Source_20_Text"><text:span text:style-name="T13">// INT_MIN  will be returned</text:span></text:span></text:p>
                <text:p text:style-name="P110"><text:span text:style-name="Source_20_Text"><text:span text:style-name="T14">            </text:span></text:span><text:span text:style-name="Source_20_Text"><text:span text:style-name="T13">// if stack is empty</text:span></text:span></text:p>
                <text:p text:style-name="P110"><text:span text:style-name="Source_20_Text"><text:span text:style-name="T14">            </text:span></text:span><text:span text:style-name="Source_20_Text"><text:span text:style-name="T13">// and of int type.</text:span></text:span></text:p>
                <text:p text:style-name="P110"><text:span text:style-name="Source_20_Text"><text:span text:style-name="T14">            </text:span></text:span><text:span text:style-name="Source_20_Text"><text:span text:style-name="T20">ans = INT_MIN;</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ans);</text:span></text:span></text:p>
                <text:p text:style-name="P110"><text:span text:style-name="Source_20_Text"><text:span text:style-name="T20">}</text:span></text:span></text:p>
                <text:p text:style-name="P111"> </text:p>
                <text:p text:style-name="P110"><text:span text:style-name="Source_20_Text"><text:span text:style-name="T13">// The code for implementing stock</text:span></text:span></text:p>
                <text:p text:style-name="P110"><text:span text:style-name="Source_20_Text"><text:span text:style-name="T13">// span problem is written</text:span></text:span></text:p>
                <text:p text:style-name="P110"><text:span text:style-name="Source_20_Text"><text:span text:style-name="T13">// here in main function.</text:span></text:span></text:p>
                <text:p text:style-name="P110"><text:span text:style-name="Source_20_Text"><text:span text:style-name="T16">int</text:span></text:span><text:span text:style-name="T18"> </text:span><text:span text:style-name="Source_20_Text"><text:span text:style-name="T20">main()</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3">// Just to store prices on 7 adjacent days</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price[7] = { 100, 80, 60, 70, 60, 75, 85 };</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13">// in span array , span of each day will be stored.</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span[7] = { 0 };</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i;</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13">// stack 's' will store stock values of each</text:span></text:span></text:p>
                <text:p text:style-name="P110"><text:span text:style-name="Source_20_Text"><text:span text:style-name="T14">    </text:span></text:span><text:span text:style-name="Source_20_Text"><text:span text:style-name="T13">// day. stack 'temp' is temporary stack</text:span></text:span></text:p>
                <text:p text:style-name="P110"><text:span text:style-name="Source_20_Text"><text:span text:style-name="T14">    </text:span></text:span><text:span text:style-name="Source_20_Text"><text:span text:style-name="T20">STACK s, temp;</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13">// setting top pointer to -1.</text:span></text:span></text:p>
                <text:p text:style-name="P110"><text:span text:style-name="Source_20_Text"><text:span text:style-name="T14">    </text:span></text:span><text:span text:style-name="Source_20_Text"><text:span text:style-name="T20">initialiseStack(&amp;s);</text:span></text:span></text:p>
                <text:p text:style-name="P110"><text:span text:style-name="Source_20_Text"><text:span text:style-name="T14">    </text:span></text:span><text:span text:style-name="Source_20_Text"><text:span text:style-name="T20">initialiseStack(&amp;temp);</text:span></text:span></text:p>
                <text:p text:style-name="P110"><text:soft-page-break/><text:span text:style-name="Source_20_Text"><text:span text:style-name="T14">  </text:span></text:span><text:span text:style-name="T14"> </text:span></text:p>
                <text:p text:style-name="P110"><text:span text:style-name="Source_20_Text"><text:span text:style-name="T14">    </text:span></text:span><text:span text:style-name="Source_20_Text"><text:span text:style-name="T13">// count basically signifies span of</text:span></text:span></text:p>
                <text:p text:style-name="P110"><text:span text:style-name="Source_20_Text"><text:span text:style-name="T14">    </text:span></text:span><text:span text:style-name="Source_20_Text"><text:span text:style-name="T13">// particular day.</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count = 1;</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13">// since first day span is 1 only.</text:span></text:span></text:p>
                <text:p text:style-name="P110"><text:span text:style-name="Source_20_Text"><text:span text:style-name="T14">    </text:span></text:span><text:span text:style-name="Source_20_Text"><text:span text:style-name="T20">span[0] = 1;</text:span></text:span></text:p>
                <text:p text:style-name="P110"><text:span text:style-name="Source_20_Text"><text:span text:style-name="T14">    </text:span></text:span><text:span text:style-name="Source_20_Text"><text:span text:style-name="T20">push(price[0], &amp;s);</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13">// calculate span of remaining days.</text:span></text:span></text:p>
                <text:p text:style-name="P110"><text:span text:style-name="Source_20_Text"><text:span text:style-name="T14">    </text:span></text:span><text:span text:style-name="Source_20_Text"><text:span text:style-name="T17">for</text:span></text:span><text:span text:style-name="T18"> </text:span><text:span text:style-name="Source_20_Text"><text:span text:style-name="T20">(i = 1; i &lt; 7; i++) {</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13">// count will be span of that particular day.</text:span></text:span></text:p>
                <text:p text:style-name="P110"><text:span text:style-name="Source_20_Text"><text:span text:style-name="T14">        </text:span></text:span><text:span text:style-name="Source_20_Text"><text:span text:style-name="T20">count = 1;</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13">// if current day stock is larger than previous day</text:span></text:span></text:p>
                <text:p text:style-name="P110"><text:span text:style-name="Source_20_Text"><text:span text:style-name="T14">        </text:span></text:span><text:span text:style-name="Source_20_Text"><text:span text:style-name="T13">// span, then it will be popped out into temp stack.</text:span></text:span></text:p>
                <text:p text:style-name="P110"><text:span text:style-name="Source_20_Text"><text:span text:style-name="T14">        </text:span></text:span><text:span text:style-name="Source_20_Text"><text:span text:style-name="T13">// popping will be carried out till span gets over</text:span></text:span></text:p>
                <text:p text:style-name="P110"><text:span text:style-name="Source_20_Text"><text:span text:style-name="T14">        </text:span></text:span><text:span text:style-name="Source_20_Text"><text:span text:style-name="T13">// and count will be incremented .</text:span></text:span></text:p>
                <text:p text:style-name="P111"> </text:p>
                <text:p text:style-name="P110"><text:span text:style-name="Source_20_Text"><text:span text:style-name="T14">        </text:span></text:span><text:span text:style-name="Source_20_Text"><text:span text:style-name="T17">while</text:span></text:span><text:span text:style-name="T18"> </text:span><text:span text:style-name="Source_20_Text"><text:span text:style-name="T20">(!IsStackempty(s)</text:span></text:span></text:p>
                <text:p text:style-name="P110"><text:span text:style-name="Source_20_Text"><text:span text:style-name="T14">               </text:span></text:span><text:span text:style-name="Source_20_Text"><text:span text:style-name="T20">&amp;&amp; s.entry[s.top] &lt;= price[i]) {</text:span></text:span></text:p>
                <text:p text:style-name="P110"><text:span text:style-name="Source_20_Text"><text:span text:style-name="T14">            </text:span></text:span><text:span text:style-name="Source_20_Text"><text:span text:style-name="T20">push(pop(&amp;s), &amp;temp);</text:span></text:span></text:p>
                <text:p text:style-name="P110"><text:span text:style-name="Source_20_Text"><text:span text:style-name="T14">            </text:span></text:span><text:span text:style-name="Source_20_Text"><text:span text:style-name="T20">count++;</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13">// now, one by one all stocks from temp will be</text:span></text:span></text:p>
                <text:p text:style-name="P110"><text:span text:style-name="Source_20_Text"><text:span text:style-name="T14">        </text:span></text:span><text:span text:style-name="Source_20_Text"><text:span text:style-name="T13">// poped and pushed back to s.</text:span></text:span></text:p>
                <text:p text:style-name="P110"><text:span text:style-name="Source_20_Text"><text:span text:style-name="T14">        </text:span></text:span><text:span text:style-name="Source_20_Text"><text:span text:style-name="T17">while</text:span></text:span><text:span text:style-name="T18"> </text:span><text:span text:style-name="Source_20_Text"><text:span text:style-name="T20">(!IsStackempty(temp)) {</text:span></text:span></text:p>
                <text:p text:style-name="P110"><text:span text:style-name="Source_20_Text"><text:span text:style-name="T14">            </text:span></text:span><text:span text:style-name="Source_20_Text"><text:span text:style-name="T20">push(pop(&amp;temp), &amp;s);</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13">// pushing current stock</text:span></text:span></text:p>
                <text:p text:style-name="P110"><text:span text:style-name="Source_20_Text"><text:span text:style-name="T14">        </text:span></text:span><text:span text:style-name="Source_20_Text"><text:span text:style-name="T20">push(price[i], &amp;s);</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13">// appending span of that particular</text:span></text:span></text:p>
                <text:p text:style-name="P110"><text:span text:style-name="Source_20_Text"><text:span text:style-name="T14">        </text:span></text:span><text:span text:style-name="Source_20_Text"><text:span text:style-name="T13">// day into output array.</text:span></text:span></text:p>
                <text:p text:style-name="P110"><text:span text:style-name="Source_20_Text"><text:span text:style-name="T14">        </text:span></text:span><text:span text:style-name="Source_20_Text"><text:span text:style-name="T20">span[i] = count;</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13">// printing the output.</text:span></text:span></text:p>
                <text:p text:style-name="P110"><text:span text:style-name="Source_20_Text"><text:span text:style-name="T14">    </text:span></text:span><text:span text:style-name="Source_20_Text"><text:span text:style-name="T17">for</text:span></text:span><text:span text:style-name="T18"> </text:span><text:span text:style-name="Source_20_Text"><text:span text:style-name="T20">(i = 0; i &lt; 7; i++)</text:span></text:span></text:p>
                <text:p text:style-name="P110"><text:span text:style-name="Source_20_Text"><text:span text:style-name="T14">        </text:span></text:span><text:span text:style-name="Source_20_Text"><text:span text:style-name="T25">printf</text:span></text:span><text:span text:style-name="Source_20_Text"><text:span text:style-name="T20">(</text:span></text:span><text:span text:style-name="Source_20_Text"><text:span text:style-name="T24">"%d "</text:span></text:span><text:span text:style-name="Source_20_Text"><text:span text:style-name="T20">, span[i]);</text:span></text:span></text:p>
                <text:p text:style-name="P110"><text:span text:style-name="Source_20_Text"><text:span text:style-name="T20">}</text:span></text:span></text:p>
              </table:table-cell>
            </table:table-row>
          </table:table>
        </text:section>
      </text:section>
      <text:p text:style-name="P35"><text:span text:style-name="Strong_20_Emphasis"><text:span text:style-name="T5">Output</text:span></text:span></text:p>
      <text:p text:style-name="P83">1 1 1 2 1 4 6 </text:p>
      <text:h text:style-name="P105" text:outline-level="1"><text:soft-page-break/>Design a stack with operations on middle element</text:h>
      <text:list xml:id="list2008021652003038426" text:style-name="L18">
        <text:list-item>
          <text:p text:style-name="P24"><text:span text:style-name="T1">Difficulty Level : </text:span><text:a xlink:type="simple" xlink:href="https://www.geeksforgeeks.org/medium/" text:style-name="Internet_20_link" text:visited-style-name="Visited_20_Internet_20_Link"><text:span text:style-name="T3">Medium</text:span></text:a></text:p>
        </text:list-item>
        <text:list-item>
          <text:p text:style-name="P30">Last Updated : 31 May, 2021</text:p>
        </text:list-item>
      </text:list>
      <text:p text:style-name="P35"><text:span text:style-name="T4">How to implement a stack which will support following operations in</text:span><text:span text:style-name="Strong_20_Emphasis"><text:span text:style-name="T4"> O(1) time complexity</text:span></text:span><text:span text:style-name="T4">? <text:line-break/>1) push() which adds an element to the top of stack. <text:line-break/>2) pop() which removes an element from top of stack. <text:line-break/>3) findMiddle() which will return middle element of the stack. <text:line-break/>4) deleteMiddle() which will delete the middle element. <text:line-break/>Push and pop are standard stack operations. <text:line-break/>The important question is, whether to use a linked list or array for implementation of stack? <text:line-break/>Please note that, we need to find and delete middle element. Deleting an element from middle is not O(1) for array. Also, we may need to move the middle pointer up when we push an element and move down when we pop(). In singly linked list, moving middle pointer in both directions is not possible. <text:line-break/>The idea is to use Doubly Linked List (DLL). We can delete middle element in O(1) time by maintaining mid pointer. We can move mid pointer in both directions using previous and next pointers. <text:line-break/>Following is implementation of push(), pop() and findMiddle() operations. Implementation of deleteMiddle() is left as an exercise. If there are even elements in stack, findMiddle() returns the second middle element. For example, if stack contains {1, 2, 3, 4}, then findMiddle() would return 3. <text:line-break/> </text:span></text:p>
      <text:list xml:id="list2951482418429046237" text:style-name="L19">
        <text:list-item>
          <text:p text:style-name="P63"><text:bookmark text:name="tablist1-tab14"/>C++</text:p>
        </text:list-item>
        <text:list-item>
          <text:p text:style-name="P75"><text:bookmark text:name="tablist1-tab24"/><text:soft-page-break/>C</text:p>
        </text:list-item>
        <text:list-item>
          <text:p text:style-name="P75"><text:bookmark text:name="tablist1-tab34"/>Java</text:p>
        </text:list-item>
        <text:list-item>
          <text:p text:style-name="P75"><text:bookmark text:name="tablist1-tab44"/>Python3</text:p>
        </text:list-item>
        <text:list-item>
          <text:p text:style-name="P75"><text:bookmark text:name="tablist1-tab54"/>C#</text:p>
        </text:list-item>
      </text:list>
      <text:section text:style-name="Sect1" text:name="Section8">
        <text:p text:style-name="P35"><text:bookmark text:name="tablist1-panel13"/><text:bookmark text:name="copy-code-button9"/><text:bookmark text:name="run-and-edit-button9"/><text:bookmark text:name="run-code-button9"/></text:p>
        <text:section text:style-name="Sect2" text:name="highlighter_41641">
          <table:table table:name="Table10" table:style-name="Table10">
            <table:table-column table:style-name="Table10.A"/>
            <table:table-row>
              <table:table-cell table:style-name="Table10.A1" office:value-type="string">
                <text:p text:style-name="P110"><text:span text:style-name="Source_20_Text"><text:span text:style-name="T13">/* C++ Program to implement a stack</text:span></text:span></text:p>
                <text:p text:style-name="P110"><text:span text:style-name="Source_20_Text"><text:span text:style-name="T13">that supports findMiddle() and</text:span></text:span></text:p>
                <text:p text:style-name="P110"><text:span text:style-name="Source_20_Text"><text:span text:style-name="T13">deleteMiddle in O(1) time */</text:span></text:span></text:p>
                <text:p text:style-name="P110"><text:span text:style-name="Source_20_Text"><text:span text:style-name="T15">#include &lt;bits/stdc++.h&gt;</text:span></text:span></text:p>
                <text:p text:style-name="P110"><text:span text:style-name="Source_20_Text"><text:span text:style-name="T17">using</text:span></text:span><text:span text:style-name="T18"> </text:span><text:span text:style-name="Source_20_Text"><text:span text:style-name="T17">namespace</text:span></text:span><text:span text:style-name="T18"> </text:span><text:span text:style-name="Source_20_Text"><text:span text:style-name="T20">std;</text:span></text:span></text:p>
                <text:p text:style-name="P111"> </text:p>
                <text:p text:style-name="P110"><text:span text:style-name="Source_20_Text"><text:span text:style-name="T13">/* A Doubly Linked List Node */</text:span></text:span></text:p>
                <text:p text:style-name="P110"><text:span text:style-name="Source_20_Text"><text:span text:style-name="T17">class</text:span></text:span><text:span text:style-name="T18"> </text:span><text:span text:style-name="Source_20_Text"><text:span text:style-name="T20">DLLNode {</text:span></text:span></text:p>
                <text:p text:style-name="P110"><text:span text:style-name="Source_20_Text"><text:span text:style-name="T17">public</text:span></text:span><text:span text:style-name="Source_20_Text"><text:span text:style-name="T20">:</text:span></text:span></text:p>
                <text:p text:style-name="P110"><text:span text:style-name="Source_20_Text"><text:span text:style-name="T14">    </text:span></text:span><text:span text:style-name="Source_20_Text"><text:span text:style-name="T20">DLLNode* prev;</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data;</text:span></text:span></text:p>
                <text:p text:style-name="P110"><text:span text:style-name="Source_20_Text"><text:span text:style-name="T14">    </text:span></text:span><text:span text:style-name="Source_20_Text"><text:span text:style-name="T20">DLLNode* next;</text:span></text:span></text:p>
                <text:p text:style-name="P110"><text:span text:style-name="Source_20_Text"><text:span text:style-name="T20">};</text:span></text:span></text:p>
                <text:p text:style-name="P111"> </text:p>
                <text:p text:style-name="P110"><text:span text:style-name="Source_20_Text"><text:span text:style-name="T13">/* Representation of the stack data structure</text:span></text:span></text:p>
                <text:p text:style-name="P110"><text:span text:style-name="Source_20_Text"><text:span text:style-name="T13">that supports findMiddle() in O(1) time.</text:span></text:span></text:p>
                <text:p text:style-name="P110"><text:span text:style-name="Source_20_Text"><text:span text:style-name="T13">The Stack is implemented using Doubly Linked List.</text:span></text:span></text:p>
                <text:p text:style-name="P110"><text:span text:style-name="Source_20_Text"><text:span text:style-name="T13">It maintains pointer to head node, pointer to</text:span></text:span></text:p>
                <text:p text:style-name="P110"><text:span text:style-name="Source_20_Text"><text:span text:style-name="T13">middle node and count of nodes */</text:span></text:span></text:p>
                <text:p text:style-name="P110"><text:span text:style-name="Source_20_Text"><text:span text:style-name="T17">class</text:span></text:span><text:span text:style-name="T18"> </text:span><text:span text:style-name="Source_20_Text"><text:span text:style-name="T20">myStack {</text:span></text:span></text:p>
                <text:p text:style-name="P110"><text:span text:style-name="Source_20_Text"><text:span text:style-name="T17">public</text:span></text:span><text:span text:style-name="Source_20_Text"><text:span text:style-name="T20">:</text:span></text:span></text:p>
                <text:p text:style-name="P110"><text:span text:style-name="Source_20_Text"><text:span text:style-name="T14">    </text:span></text:span><text:span text:style-name="Source_20_Text"><text:span text:style-name="T20">DLLNode* head;</text:span></text:span></text:p>
                <text:p text:style-name="P110"><text:span text:style-name="Source_20_Text"><text:span text:style-name="T14">    </text:span></text:span><text:span text:style-name="Source_20_Text"><text:span text:style-name="T20">DLLNode* mid;</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count;</text:span></text:span></text:p>
                <text:p text:style-name="P110"><text:span text:style-name="Source_20_Text"><text:span text:style-name="T20">};</text:span></text:span></text:p>
                <text:p text:style-name="P111"> </text:p>
                <text:p text:style-name="P110"><text:span text:style-name="Source_20_Text"><text:span text:style-name="T13">/* Function to create the stack data structure */</text:span></text:span></text:p>
                <text:p text:style-name="P110"><text:span text:style-name="Source_20_Text"><text:span text:style-name="T20">myStack* createMyStack()</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20">myStack* ms = </text:span></text:span><text:span text:style-name="Source_20_Text"><text:span text:style-name="T17">new</text:span></text:span><text:span text:style-name="T18"> </text:span><text:span text:style-name="Source_20_Text"><text:span text:style-name="T20">myStack();</text:span></text:span></text:p>
                <text:p text:style-name="P110"><text:span text:style-name="Source_20_Text"><text:span text:style-name="T14">    </text:span></text:span><text:span text:style-name="Source_20_Text"><text:span text:style-name="T20">ms-&gt;count = 0;</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ms;</text:span></text:span></text:p>
                <text:p text:style-name="P110"><text:span text:style-name="Source_20_Text"><text:span text:style-name="T20">};</text:span></text:span></text:p>
                <text:p text:style-name="P111"> </text:p>
                <text:p text:style-name="P110"><text:span text:style-name="Source_20_Text"><text:span text:style-name="T13">/* Function to push an element to the stack */</text:span></text:span></text:p>
                <text:p text:style-name="P110"><text:span text:style-name="Source_20_Text"><text:span text:style-name="T17">void</text:span></text:span><text:span text:style-name="T18"> </text:span><text:span text:style-name="Source_20_Text"><text:span text:style-name="T20">push(myStack* ms, </text:span></text:span><text:span text:style-name="Source_20_Text"><text:span text:style-name="T16">int</text:span></text:span><text:span text:style-name="T18"> </text:span><text:span text:style-name="Source_20_Text"><text:span text:style-name="T20">new_data)</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3">/* allocate DLLNode and put in data */</text:span></text:span></text:p>
                <text:p text:style-name="P110"><text:span text:style-name="Source_20_Text"><text:span text:style-name="T14">    </text:span></text:span><text:span text:style-name="Source_20_Text"><text:span text:style-name="T20">DLLNode* new_DLLNode = </text:span></text:span><text:span text:style-name="Source_20_Text"><text:span text:style-name="T17">new</text:span></text:span><text:span text:style-name="T18"> </text:span><text:span text:style-name="Source_20_Text"><text:span text:style-name="T20">DLLNode();</text:span></text:span></text:p>
                <text:p text:style-name="P110"><text:span text:style-name="Source_20_Text"><text:span text:style-name="T14">    </text:span></text:span><text:span text:style-name="Source_20_Text"><text:span text:style-name="T20">new_DLLNode-&gt;data = new_data;</text:span></text:span></text:p>
                <text:p text:style-name="P111"> </text:p>
                <text:p text:style-name="P110"><text:span text:style-name="Source_20_Text"><text:span text:style-name="T14">    </text:span></text:span><text:span text:style-name="Source_20_Text"><text:span text:style-name="T13">/* Since we are adding at the beginning,</text:span></text:span></text:p>
                <text:p text:style-name="P110"><text:soft-page-break/><text:span text:style-name="Source_20_Text"><text:span text:style-name="T14">    </text:span></text:span><text:span text:style-name="Source_20_Text"><text:span text:style-name="T13">prev is always NULL */</text:span></text:span></text:p>
                <text:p text:style-name="P110"><text:span text:style-name="Source_20_Text"><text:span text:style-name="T14">    </text:span></text:span><text:span text:style-name="Source_20_Text"><text:span text:style-name="T20">new_DLLNode-&gt;prev = NULL;</text:span></text:span></text:p>
                <text:p text:style-name="P111"> </text:p>
                <text:p text:style-name="P110"><text:span text:style-name="Source_20_Text"><text:span text:style-name="T14">    </text:span></text:span><text:span text:style-name="Source_20_Text"><text:span text:style-name="T13">/* link the old list off the new DLLNode */</text:span></text:span></text:p>
                <text:p text:style-name="P110"><text:span text:style-name="Source_20_Text"><text:span text:style-name="T14">    </text:span></text:span><text:span text:style-name="Source_20_Text"><text:span text:style-name="T20">new_DLLNode-&gt;next = ms-&gt;head;</text:span></text:span></text:p>
                <text:p text:style-name="P111"> </text:p>
                <text:p text:style-name="P110"><text:span text:style-name="Source_20_Text"><text:span text:style-name="T14">    </text:span></text:span><text:span text:style-name="Source_20_Text"><text:span text:style-name="T13">/* Increment count of items in stack */</text:span></text:span></text:p>
                <text:p text:style-name="P110"><text:span text:style-name="Source_20_Text"><text:span text:style-name="T14">    </text:span></text:span><text:span text:style-name="Source_20_Text"><text:span text:style-name="T20">ms-&gt;count += 1;</text:span></text:span></text:p>
                <text:p text:style-name="P111"> </text:p>
                <text:p text:style-name="P110"><text:span text:style-name="Source_20_Text"><text:span text:style-name="T14">    </text:span></text:span><text:span text:style-name="Source_20_Text"><text:span text:style-name="T13">/* Change mid pointer in two cases</text:span></text:span></text:p>
                <text:p text:style-name="P110"><text:span text:style-name="Source_20_Text"><text:span text:style-name="T14">    </text:span></text:span><text:span text:style-name="Source_20_Text"><text:span text:style-name="T13">1) Linked List is empty</text:span></text:span></text:p>
                <text:p text:style-name="P110"><text:span text:style-name="Source_20_Text"><text:span text:style-name="T14">    </text:span></text:span><text:span text:style-name="Source_20_Text"><text:span text:style-name="T13">2) Number of nodes in linked list is odd */</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ms-&gt;count == 1) {</text:span></text:span></text:p>
                <text:p text:style-name="P110"><text:span text:style-name="Source_20_Text"><text:span text:style-name="T14">        </text:span></text:span><text:span text:style-name="Source_20_Text"><text:span text:style-name="T20">ms-&gt;mid = new_DLLNode;</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17">else</text:span></text:span><text:span text:style-name="T18"> </text:span><text:span text:style-name="Source_20_Text"><text:span text:style-name="T20">{</text:span></text:span></text:p>
                <text:p text:style-name="P110"><text:span text:style-name="Source_20_Text"><text:span text:style-name="T14">        </text:span></text:span><text:span text:style-name="Source_20_Text"><text:span text:style-name="T20">ms-&gt;head-&gt;prev = new_DLLNode;</text:span></text:span></text:p>
                <text:p text:style-name="P111"> </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ms-&gt;count</text:span></text:span></text:p>
                <text:p text:style-name="P110"><text:span text:style-name="Source_20_Text"><text:span text:style-name="T14">              </text:span></text:span><text:span text:style-name="Source_20_Text"><text:span text:style-name="T20">&amp; 1)) </text:span></text:span><text:span text:style-name="Source_20_Text"><text:span text:style-name="T13">// Update mid if ms-&gt;count is even</text:span></text:span></text:p>
                <text:p text:style-name="P110"><text:span text:style-name="Source_20_Text"><text:span text:style-name="T14">            </text:span></text:span><text:span text:style-name="Source_20_Text"><text:span text:style-name="T20">ms-&gt;mid = ms-&gt;mid-&gt;prev;</text:span></text:span></text:p>
                <text:p text:style-name="P110"><text:span text:style-name="Source_20_Text"><text:span text:style-name="T14">    </text:span></text:span><text:span text:style-name="Source_20_Text"><text:span text:style-name="T20">}</text:span></text:span></text:p>
                <text:p text:style-name="P111"> </text:p>
                <text:p text:style-name="P110"><text:span text:style-name="Source_20_Text"><text:span text:style-name="T14">    </text:span></text:span><text:span text:style-name="Source_20_Text"><text:span text:style-name="T13">/* move head to point to the new DLLNode */</text:span></text:span></text:p>
                <text:p text:style-name="P110"><text:span text:style-name="Source_20_Text"><text:span text:style-name="T14">    </text:span></text:span><text:span text:style-name="Source_20_Text"><text:span text:style-name="T20">ms-&gt;head = new_DLLNode;</text:span></text:span></text:p>
                <text:p text:style-name="P110"><text:span text:style-name="Source_20_Text"><text:span text:style-name="T20">}</text:span></text:span></text:p>
                <text:p text:style-name="P111"> </text:p>
                <text:p text:style-name="P110"><text:span text:style-name="Source_20_Text"><text:span text:style-name="T13">/* Function to pop an element from stack */</text:span></text:span></text:p>
                <text:p text:style-name="P110"><text:span text:style-name="Source_20_Text"><text:span text:style-name="T16">int</text:span></text:span><text:span text:style-name="T18"> </text:span><text:span text:style-name="Source_20_Text"><text:span text:style-name="T20">pop(myStack* ms)</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3">/* Stack underflow */</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ms-&gt;count == 0) {</text:span></text:span></text:p>
                <text:p text:style-name="P110"><text:span text:style-name="Source_20_Text"><text:span text:style-name="T14">        </text:span></text:span><text:span text:style-name="Source_20_Text"><text:span text:style-name="T20">cout &lt;&lt; </text:span></text:span><text:span text:style-name="Source_20_Text"><text:span text:style-name="T24">"Stack is empty\n"</text:span></text:span><text:span text:style-name="Source_20_Text"><text:span text:style-name="T20">;</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1;</text:span></text:span></text:p>
                <text:p text:style-name="P110"><text:span text:style-name="Source_20_Text"><text:span text:style-name="T14">    </text:span></text:span><text:span text:style-name="Source_20_Text"><text:span text:style-name="T20">}</text:span></text:span></text:p>
                <text:p text:style-name="P111"> </text:p>
                <text:p text:style-name="P110"><text:span text:style-name="Source_20_Text"><text:span text:style-name="T14">    </text:span></text:span><text:span text:style-name="Source_20_Text"><text:span text:style-name="T20">DLLNode* head = ms-&gt;head;</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item = head-&gt;data;</text:span></text:span></text:p>
                <text:p text:style-name="P110"><text:span text:style-name="Source_20_Text"><text:span text:style-name="T14">    </text:span></text:span><text:span text:style-name="Source_20_Text"><text:span text:style-name="T20">ms-&gt;head = head-&gt;next;</text:span></text:span></text:p>
                <text:p text:style-name="P111"> </text:p>
                <text:p text:style-name="P110"><text:span text:style-name="Source_20_Text"><text:span text:style-name="T14">    </text:span></text:span><text:span text:style-name="Source_20_Text"><text:span text:style-name="T13">// If linked list doesn't</text:span></text:span></text:p>
                <text:p text:style-name="P110"><text:span text:style-name="Source_20_Text"><text:span text:style-name="T14">    </text:span></text:span><text:span text:style-name="Source_20_Text"><text:span text:style-name="T13">// become empty, update prev</text:span></text:span></text:p>
                <text:p text:style-name="P110"><text:span text:style-name="Source_20_Text"><text:span text:style-name="T14">    </text:span></text:span><text:span text:style-name="Source_20_Text"><text:span text:style-name="T13">// of new head as NULL</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ms-&gt;head != NULL)</text:span></text:span></text:p>
                <text:p text:style-name="P110"><text:span text:style-name="Source_20_Text"><text:span text:style-name="T14">        </text:span></text:span><text:span text:style-name="Source_20_Text"><text:span text:style-name="T20">ms-&gt;head-&gt;prev = NULL;</text:span></text:span></text:p>
                <text:p text:style-name="P111"> </text:p>
                <text:p text:style-name="P110"><text:span text:style-name="Source_20_Text"><text:span text:style-name="T14">    </text:span></text:span><text:span text:style-name="Source_20_Text"><text:span text:style-name="T20">ms-&gt;count -= 1;</text:span></text:span></text:p>
                <text:p text:style-name="P111"> </text:p>
                <text:p text:style-name="P110"><text:soft-page-break/><text:span text:style-name="Source_20_Text"><text:span text:style-name="T14">    </text:span></text:span><text:span text:style-name="Source_20_Text"><text:span text:style-name="T13">// update the mid pointer when</text:span></text:span></text:p>
                <text:p text:style-name="P110"><text:span text:style-name="Source_20_Text"><text:span text:style-name="T14">    </text:span></text:span><text:span text:style-name="Source_20_Text"><text:span text:style-name="T13">// we have odd number of</text:span></text:span></text:p>
                <text:p text:style-name="P110"><text:span text:style-name="Source_20_Text"><text:span text:style-name="T14">    </text:span></text:span><text:span text:style-name="Source_20_Text"><text:span text:style-name="T13">// elements in the stack, i,e</text:span></text:span></text:p>
                <text:p text:style-name="P110"><text:span text:style-name="Source_20_Text"><text:span text:style-name="T14">    </text:span></text:span><text:span text:style-name="Source_20_Text"><text:span text:style-name="T13">// move down the mid pointer.</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ms-&gt;count) &amp; 1)</text:span></text:span></text:p>
                <text:p text:style-name="P110"><text:span text:style-name="Source_20_Text"><text:span text:style-name="T14">        </text:span></text:span><text:span text:style-name="Source_20_Text"><text:span text:style-name="T20">ms-&gt;mid = ms-&gt;mid-&gt;next;</text:span></text:span></text:p>
                <text:p text:style-name="P111"> </text:p>
                <text:p text:style-name="P110"><text:span text:style-name="Source_20_Text"><text:span text:style-name="T14">    </text:span></text:span><text:span text:style-name="Source_20_Text"><text:span text:style-name="T25">free</text:span></text:span><text:span text:style-name="Source_20_Text"><text:span text:style-name="T20">(head);</text:span></text:span></text:p>
                <text:p text:style-name="P111"> </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item;</text:span></text:span></text:p>
                <text:p text:style-name="P110"><text:span text:style-name="Source_20_Text"><text:span text:style-name="T20">}</text:span></text:span></text:p>
                <text:p text:style-name="P111"> </text:p>
                <text:p text:style-name="P110"><text:span text:style-name="Source_20_Text"><text:span text:style-name="T13">// Function for finding middle of the stack</text:span></text:span></text:p>
                <text:p text:style-name="P110"><text:span text:style-name="Source_20_Text"><text:span text:style-name="T16">int</text:span></text:span><text:span text:style-name="T18"> </text:span><text:span text:style-name="Source_20_Text"><text:span text:style-name="T20">findMiddle(myStack* ms)</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ms-&gt;count == 0) {</text:span></text:span></text:p>
                <text:p text:style-name="P110"><text:span text:style-name="Source_20_Text"><text:span text:style-name="T14">        </text:span></text:span><text:span text:style-name="Source_20_Text"><text:span text:style-name="T20">cout &lt;&lt; </text:span></text:span><text:span text:style-name="Source_20_Text"><text:span text:style-name="T24">"Stack is empty now\n"</text:span></text:span><text:span text:style-name="Source_20_Text"><text:span text:style-name="T20">;</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1;</text:span></text:span></text:p>
                <text:p text:style-name="P110"><text:span text:style-name="Source_20_Text"><text:span text:style-name="T14">    </text:span></text:span><text:span text:style-name="Source_20_Text"><text:span text:style-name="T20">}</text:span></text:span></text:p>
                <text:p text:style-name="P111"> </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ms-&gt;mid-&gt;data;</text:span></text:span></text:p>
                <text:p text:style-name="P110"><text:span text:style-name="Source_20_Text"><text:span text:style-name="T14">  </text:span></text:span><text:span text:style-name="T14"> </text:span></text:p>
                <text:p text:style-name="P110"><text:span text:style-name="Source_20_Text"><text:span text:style-name="T20">}</text:span></text:span></text:p>
                <text:p text:style-name="P110"><text:span text:style-name="Source_20_Text"><text:span text:style-name="T13">// Function for deleting middle of the stack</text:span></text:span></text:p>
                <text:p text:style-name="P110"><text:span text:style-name="Source_20_Text"><text:span text:style-name="T16">int</text:span></text:span><text:span text:style-name="T18">  </text:span><text:span text:style-name="Source_20_Text"><text:span text:style-name="T20">deletemiddle(myStack* ms)   </text:span></text:span><text:span text:style-name="Source_20_Text"><text:span text:style-name="T13">// IMPROVED BY Sohaib Ayub</text:span></text:span></text:p>
                <text:p text:style-name="P110"><text:span text:style-name="Source_20_Text"><text:span text:style-name="T14">     </text:span></text:span><text:span text:style-name="Source_20_Text"><text:span text:style-name="T20">{  </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temp=ms-&gt;mid-&gt;data;</text:span></text:span></text:p>
                <text:p text:style-name="P110"><text:span text:style-name="Source_20_Text"><text:span text:style-name="T14">        </text:span></text:span><text:span text:style-name="Source_20_Text"><text:span text:style-name="T20">ms-&gt;mid-&gt;prev-&gt;next=ms-&gt;mid-&gt;next;</text:span></text:span></text:p>
                <text:p text:style-name="P110"><text:span text:style-name="Source_20_Text"><text:span text:style-name="T14">        </text:span></text:span><text:span text:style-name="Source_20_Text"><text:span text:style-name="T20">ms-&gt;mid-&gt;next-&gt;prev=ms-&gt;mid-&gt;prev-&gt;next;</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17">delete</text:span></text:span><text:span text:style-name="T18"> </text:span><text:span text:style-name="Source_20_Text"><text:span text:style-name="T20">ms-&gt;mid;</text:span></text:span></text:p>
                <text:p text:style-name="P110"><text:span text:style-name="Source_20_Text"><text:span text:style-name="T14">          </text:span></text:span><text:span text:style-name="Source_20_Text"><text:span text:style-name="T20">ms-&gt;mid = ms-&gt;mid-&gt;next; </text:span></text:span><text:span text:style-name="Source_20_Text"><text:span text:style-name="T13">//So that mid does not contain garbage value</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temp;</text:span></text:span></text:p>
                <text:p text:style-name="P110"><text:span text:style-name="Source_20_Text"><text:span text:style-name="T14">     </text:span></text:span><text:span text:style-name="Source_20_Text"><text:span text:style-name="T20">}</text:span></text:span></text:p>
                <text:p text:style-name="P111"> </text:p>
                <text:p text:style-name="P111"> </text:p>
                <text:p text:style-name="P111"> </text:p>
                <text:p text:style-name="P111"> </text:p>
                <text:p text:style-name="P111"> </text:p>
                <text:p text:style-name="P110"><text:span text:style-name="Source_20_Text"><text:span text:style-name="T13">// Driver code</text:span></text:span></text:p>
                <text:p text:style-name="P110"><text:span text:style-name="Source_20_Text"><text:span text:style-name="T16">int</text:span></text:span><text:span text:style-name="T18"> </text:span><text:span text:style-name="Source_20_Text"><text:span text:style-name="T20">main()</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3">/* Let us create a stack using push() operation*/</text:span></text:span></text:p>
                <text:p text:style-name="P110"><text:span text:style-name="Source_20_Text"><text:span text:style-name="T14">    </text:span></text:span><text:span text:style-name="Source_20_Text"><text:span text:style-name="T20">myStack* ms = createMyStack();</text:span></text:span></text:p>
                <text:p text:style-name="P110"><text:span text:style-name="Source_20_Text"><text:span text:style-name="T14">    </text:span></text:span><text:span text:style-name="Source_20_Text"><text:span text:style-name="T20">push(ms, 11);</text:span></text:span></text:p>
                <text:p text:style-name="P110"><text:span text:style-name="Source_20_Text"><text:span text:style-name="T14">    </text:span></text:span><text:span text:style-name="Source_20_Text"><text:span text:style-name="T20">push(ms, 22);</text:span></text:span></text:p>
                <text:p text:style-name="P110"><text:span text:style-name="Source_20_Text"><text:span text:style-name="T14">    </text:span></text:span><text:span text:style-name="Source_20_Text"><text:span text:style-name="T20">push(ms, 33);</text:span></text:span></text:p>
                <text:p text:style-name="P110"><text:span text:style-name="Source_20_Text"><text:span text:style-name="T14">    </text:span></text:span><text:span text:style-name="Source_20_Text"><text:span text:style-name="T20">push(ms, 44);</text:span></text:span></text:p>
                <text:p text:style-name="P110"><text:soft-page-break/><text:span text:style-name="Source_20_Text"><text:span text:style-name="T14">    </text:span></text:span><text:span text:style-name="Source_20_Text"><text:span text:style-name="T20">push(ms, 55);</text:span></text:span></text:p>
                <text:p text:style-name="P110"><text:span text:style-name="Source_20_Text"><text:span text:style-name="T14">    </text:span></text:span><text:span text:style-name="Source_20_Text"><text:span text:style-name="T20">push(ms, 66);</text:span></text:span></text:p>
                <text:p text:style-name="P110"><text:span text:style-name="Source_20_Text"><text:span text:style-name="T14">    </text:span></text:span><text:span text:style-name="Source_20_Text"><text:span text:style-name="T20">push(ms, 77);</text:span></text:span></text:p>
                <text:p text:style-name="P111"> </text:p>
                <text:p text:style-name="P110"><text:span text:style-name="Source_20_Text"><text:span text:style-name="T14">    </text:span></text:span><text:span text:style-name="Source_20_Text"><text:span text:style-name="T20">cout &lt;&lt; </text:span></text:span><text:span text:style-name="Source_20_Text"><text:span text:style-name="T24">"Item popped is "</text:span></text:span><text:span text:style-name="T18"> </text:span><text:span text:style-name="Source_20_Text"><text:span text:style-name="T20">&lt;&lt; pop(ms) &lt;&lt; endl;</text:span></text:span></text:p>
                <text:p text:style-name="P110"><text:span text:style-name="Source_20_Text"><text:span text:style-name="T14">    </text:span></text:span><text:span text:style-name="Source_20_Text"><text:span text:style-name="T20">cout &lt;&lt; </text:span></text:span><text:span text:style-name="Source_20_Text"><text:span text:style-name="T24">"Item popped is "</text:span></text:span><text:span text:style-name="T18"> </text:span><text:span text:style-name="Source_20_Text"><text:span text:style-name="T20">&lt;&lt; pop(ms) &lt;&lt; endl;</text:span></text:span></text:p>
                <text:p text:style-name="P110"><text:span text:style-name="Source_20_Text"><text:span text:style-name="T14">    </text:span></text:span><text:span text:style-name="Source_20_Text"><text:span text:style-name="T20">cout &lt;&lt; </text:span></text:span><text:span text:style-name="Source_20_Text"><text:span text:style-name="T24">"Item popped is "</text:span></text:span><text:span text:style-name="T18"> </text:span><text:span text:style-name="Source_20_Text"><text:span text:style-name="T20">&lt;&lt; pop(ms) &lt;&lt; endl;</text:span></text:span></text:p>
                <text:p text:style-name="P110"><text:span text:style-name="Source_20_Text"><text:span text:style-name="T14">    </text:span></text:span><text:span text:style-name="Source_20_Text"><text:span text:style-name="T20">cout &lt;&lt; </text:span></text:span><text:span text:style-name="Source_20_Text"><text:span text:style-name="T24">"Middle Element is "</text:span></text:span><text:span text:style-name="T18"> </text:span><text:span text:style-name="Source_20_Text"><text:span text:style-name="T20">&lt;&lt; findMiddle(ms) &lt;&lt; endl;</text:span></text:span></text:p>
                <text:p text:style-name="P110"><text:span text:style-name="Source_20_Text"><text:span text:style-name="T14">    </text:span></text:span><text:span text:style-name="Source_20_Text"><text:span text:style-name="T20">cout &lt;&lt; </text:span></text:span><text:span text:style-name="Source_20_Text"><text:span text:style-name="T24">"Deleted Middle Element is "</text:span></text:span><text:span text:style-name="Source_20_Text"><text:span text:style-name="T20">&lt;&lt;deletemiddle(ms)&lt;&lt;endl;</text:span></text:span></text:p>
                <text:p text:style-name="P110"><text:span text:style-name="Source_20_Text"><text:span text:style-name="T14">    </text:span></text:span><text:span text:style-name="Source_20_Text"><text:span text:style-name="T20">cout &lt;&lt; </text:span></text:span><text:span text:style-name="Source_20_Text"><text:span text:style-name="T24">"Middle Element is "</text:span></text:span><text:span text:style-name="T18"> </text:span><text:span text:style-name="Source_20_Text"><text:span text:style-name="T20">&lt;&lt; findMiddle(ms) &lt;&lt; endl;</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0;</text:span></text:span></text:p>
                <text:p text:style-name="P110"><text:span text:style-name="Source_20_Text"><text:span text:style-name="T20">}</text:span></text:span></text:p>
                <text:p text:style-name="P111"> </text:p>
                <text:p text:style-name="P110"><text:span text:style-name="Source_20_Text"><text:span text:style-name="T13">// This code is contributed by rathbhupendra</text:span></text:span></text:p>
              </table:table-cell>
            </table:table-row>
          </table:table>
        </text:section>
      </text:section>
      <text:p text:style-name="P35"><text:span text:style-name="Strong_20_Emphasis"><text:span text:style-name="T5">Output</text:span></text:span></text:p>
      <text:p text:style-name="P83">Item popped is 77</text:p>
      <text:p text:style-name="P85">Item popped is 66</text:p>
      <text:p text:style-name="P85">Item popped is 55</text:p>
      <text:p text:style-name="P85">Middle Element is 33</text:p>
      <text:p text:style-name="P85">Deleted Middle Element is 33</text:p>
      <text:p text:style-name="P85">Middle Element is 22</text:p>
      <text:h text:style-name="P105" text:outline-level="1">Design and Implement Special Stack Data Structure | Added Space Optimized Version</text:h>
      <text:list xml:id="list2053101213085405918" text:style-name="L20">
        <text:list-item>
          <text:p text:style-name="P25"><text:span text:style-name="T1">Difficulty Level : </text:span><text:a xlink:type="simple" xlink:href="https://www.geeksforgeeks.org/medium/" text:style-name="Internet_20_link" text:visited-style-name="Visited_20_Internet_20_Link"><text:span text:style-name="T3">Medium</text:span></text:a></text:p>
        </text:list-item>
        <text:list-item>
          <text:p text:style-name="P31">Last Updated : 07 Jun, 2021</text:p>
        </text:list-item>
      </text:list>
      <text:p text:style-name="P35"><text:span text:style-name="Strong_20_Emphasis"><text:span text:style-name="T4">Question:</text:span></text:span><text:span text:style-name="T4"> Design a Data Structure SpecialStack that supports all the stack operations like push(), pop(), isEmpty(), isFull() and an additional operation getMin() which should return minimum element from the SpecialStack. All these operations of SpecialStack must be O(1). To implement SpecialStack, you should only use standard Stack data structure and no other data structure like arrays, list, . etc. </text:span></text:p>
      <text:p text:style-name="P35"><text:soft-page-break/><text:span text:style-name="Strong_20_Emphasis"><text:span text:style-name="T4">Example:</text:span></text:span><text:span text:style-name="T4"> </text:span></text:p>
      <text:p text:style-name="P83">Consider the following SpecialStack</text:p>
      <text:p text:style-name="P85">16 <text:s/>--&gt; TOP</text:p>
      <text:p text:style-name="P85">15</text:p>
      <text:p text:style-name="P85">29</text:p>
      <text:p text:style-name="P85">19</text:p>
      <text:p text:style-name="P85">18</text:p>
      <text:p text:style-name="P87"/>
      <text:p text:style-name="P85">When getMin() is called it should </text:p>
      <text:p text:style-name="P85">return 15, which is the minimum </text:p>
      <text:p text:style-name="P85">element in the current stack. </text:p>
      <text:p text:style-name="P87"/>
      <text:p text:style-name="P85">If we do pop two times on stack, </text:p>
      <text:p text:style-name="P85">the stack becomes</text:p>
      <text:p text:style-name="P85">29 <text:s/>--&gt; TOP</text:p>
      <text:p text:style-name="P85">19</text:p>
      <text:p text:style-name="P85">18</text:p>
      <text:p text:style-name="P87"/>
      <text:p text:style-name="P85">When getMin() is called, it should </text:p>
      <text:p text:style-name="P85">return 18 which is the minimum in </text:p>
      <text:p text:style-name="P85">the current stack.</text:p>
      <text:section text:style-name="Sect1" text:name="Section9">
        <text:p text:style-name="P35"><text:bookmark text:name="practiceLinkDiv3"/><text:a xlink:type="simple" xlink:href="https://practice.geeksforgeeks.org/problems/special-stack/1" text:style-name="Internet_20_link" text:visited-style-name="Visited_20_Internet_20_Link"><text:span text:style-name="T33">Recommended: Please solve it on “</text:span></text:a><text:a xlink:type="simple" xlink:href="https://practice.geeksforgeeks.org/problems/special-stack/1" text:style-name="Internet_20_link" text:visited-style-name="Visited_20_Internet_20_Link"><text:span text:style-name="Strong_20_Emphasis"><text:span text:style-name="T34">PRACTICE</text:span></text:span></text:a><text:a xlink:type="simple" xlink:href="https://practice.geeksforgeeks.org/problems/special-stack/1" text:style-name="Internet_20_link" text:visited-style-name="Visited_20_Internet_20_Link"><text:span text:style-name="T33">” first, before moving on to the solution.</text:span></text:a></text:p>
      </text:section>
      <text:p text:style-name="P35"><text:soft-page-break/><text:span text:style-name="Strong_20_Emphasis"><text:span text:style-name="T4">Solution:</text:span></text:span><text:span text:style-name="T4"> Use two stacks: one to store actual stack elements and the other as an auxiliary stack to store minimum values. The idea is to do push() and pop() operations in such a way that the top of the auxiliary stack is always the minimum. Let us see how push() and pop() operations work.</text:span></text:p>
      <text:p text:style-name="P35"><text:span text:style-name="Strong_20_Emphasis"><text:span text:style-name="T4">Push(int x) // inserts an element x to Special Stack </text:span></text:span><text:span text:style-name="T4"><text:line-break/>1) push x to the first stack (the stack with actual elements) <text:line-break/>2) compare x with the top element of the second stack (the auxiliary stack). Let the top element be y. <text:line-break/>…..a) If x is smaller than y then push x to the auxiliary stack. <text:line-break/>…..b) If x is greater than y then push y to the auxiliary stack.<text:line-break/></text:span><text:span text:style-name="Strong_20_Emphasis"><text:span text:style-name="T4">int Pop() // removes an element from Special Stack and return the removed element </text:span></text:span><text:span text:style-name="T4"><text:line-break/>1) pop the top element from the auxiliary stack. <text:line-break/>2) pop the top element from the actual stack and return it.<text:line-break/>Step 1 is necessary to make sure that the auxiliary stack is also updated for future operations.<text:line-break/></text:span><text:span text:style-name="Strong_20_Emphasis"><text:span text:style-name="T4">int getMin() // returns the minimum element from Special Stack </text:span></text:span><text:span text:style-name="T4"><text:line-break/>1) Return the top element of the auxiliary stack.</text:span></text:p>
      <text:p text:style-name="P35"><text:span text:style-name="T4">We can see that </text:span><text:span text:style-name="Strong_20_Emphasis"><text:span text:style-name="T4">all the above operations are O(1)</text:span></text:span><text:span text:style-name="T4">. <text:line-break/>Let us see an example. Let us assume that both stacks are initially empty and 18, 19, 29, 15, and 16 are inserted to the SpecialStack. </text:span></text:p>
      <text:p text:style-name="P79"/>
      <text:p text:style-name="P83">When we insert 18, both stacks change to following.</text:p>
      <text:p text:style-name="P85">Actual Stack</text:p>
      <text:p text:style-name="P85">18 &lt;--- top <text:s text:c="4"/></text:p>
      <text:p text:style-name="P85"><text:soft-page-break/>Auxiliary Stack</text:p>
      <text:p text:style-name="P85">18 &lt;---- top</text:p>
      <text:p text:style-name="P87"/>
      <text:p text:style-name="P85">When 19 is inserted, both stacks change to following.</text:p>
      <text:p text:style-name="P85">Actual Stack</text:p>
      <text:p text:style-name="P85">19 &lt;--- top <text:s text:c="4"/></text:p>
      <text:p text:style-name="P85">18</text:p>
      <text:p text:style-name="P85">Auxiliary Stack</text:p>
      <text:p text:style-name="P85">18 &lt;---- top</text:p>
      <text:p text:style-name="P85">18</text:p>
      <text:p text:style-name="P87"/>
      <text:p text:style-name="P85">When 29 is inserted, both stacks change to following.</text:p>
      <text:p text:style-name="P85">Actual Stack</text:p>
      <text:p text:style-name="P85">29 &lt;--- top <text:s text:c="4"/></text:p>
      <text:p text:style-name="P85">19</text:p>
      <text:p text:style-name="P85">18</text:p>
      <text:p text:style-name="P85">Auxiliary Stack</text:p>
      <text:p text:style-name="P85">18 &lt;---- top</text:p>
      <text:p text:style-name="P85">18</text:p>
      <text:p text:style-name="P85">18</text:p>
      <text:p text:style-name="P87"/>
      <text:p text:style-name="P85">When 15 is inserted, both stacks change to following.</text:p>
      <text:p text:style-name="P85"><text:soft-page-break/>Actual Stack</text:p>
      <text:p text:style-name="P85">15 &lt;--- top <text:s text:c="4"/></text:p>
      <text:p text:style-name="P85">29</text:p>
      <text:p text:style-name="P85">19 </text:p>
      <text:p text:style-name="P85">18</text:p>
      <text:p text:style-name="P85">Auxiliary Stack</text:p>
      <text:p text:style-name="P85">15 &lt;---- top</text:p>
      <text:p text:style-name="P85">18</text:p>
      <text:p text:style-name="P85">18</text:p>
      <text:p text:style-name="P85">18</text:p>
      <text:p text:style-name="P87"/>
      <text:p text:style-name="P85">When 16 is inserted, both stacks change to following.</text:p>
      <text:p text:style-name="P85">Actual Stack</text:p>
      <text:p text:style-name="P85">16 &lt;--- top <text:s text:c="4"/></text:p>
      <text:p text:style-name="P85">15</text:p>
      <text:p text:style-name="P85">29</text:p>
      <text:p text:style-name="P85">19 </text:p>
      <text:p text:style-name="P85">18</text:p>
      <text:p text:style-name="P85">Auxiliary Stack</text:p>
      <text:p text:style-name="P85">15 &lt;---- top</text:p>
      <text:p text:style-name="P85">15</text:p>
      <text:p text:style-name="P85">18</text:p>
      <text:p text:style-name="P85"><text:soft-page-break/>18</text:p>
      <text:p text:style-name="P85">18</text:p>
      <text:p text:style-name="P34">The following is the implementation for SpecialStack class. In the below implementation, SpecialStack inherits from Stack and has one Stack object <text:span text:style-name="T32">min</text:span> which works as an auxiliary stack.</text:p>
      <text:list xml:id="list1783452394805648076" text:style-name="L21">
        <text:list-item>
          <text:p text:style-name="P64"><text:bookmark text:name="tablist1-tab15"/>C++</text:p>
        </text:list-item>
        <text:list-item>
          <text:p text:style-name="P76"><text:bookmark text:name="tablist1-tab25"/>Java</text:p>
        </text:list-item>
        <text:list-item>
          <text:p text:style-name="P76"><text:bookmark text:name="tablist1-tab35"/>Python3</text:p>
        </text:list-item>
      </text:list>
      <text:section text:style-name="Sect1" text:name="Section12">
        <text:p text:style-name="P35"><text:bookmark text:name="tablist1-panel14"/><text:bookmark text:name="copy-code-button10"/><text:bookmark text:name="run-and-edit-button10"/><text:bookmark text:name="run-code-button10"/></text:p>
        <text:section text:style-name="Sect2" text:name="highlighter_729059">
          <table:table table:name="Table11" table:style-name="Table11">
            <table:table-column table:style-name="Table11.A"/>
            <table:table-row>
              <table:table-cell table:style-name="Table11.A1" office:value-type="string">
                <text:p text:style-name="P110"><text:span text:style-name="Source_20_Text"><text:span text:style-name="T15">#include &lt;iostream&gt;</text:span></text:span></text:p>
                <text:p text:style-name="P110"><text:span text:style-name="Source_20_Text"><text:span text:style-name="T15">#include &lt;stdlib.h&gt;</text:span></text:span></text:p>
                <text:p text:style-name="P111"> </text:p>
                <text:p text:style-name="P110"><text:span text:style-name="Source_20_Text"><text:span text:style-name="T17">using</text:span></text:span><text:span text:style-name="T18"> </text:span><text:span text:style-name="Source_20_Text"><text:span text:style-name="T17">namespace</text:span></text:span><text:span text:style-name="T18"> </text:span><text:span text:style-name="Source_20_Text"><text:span text:style-name="T20">std;</text:span></text:span></text:p>
                <text:p text:style-name="P111"> </text:p>
                <text:p text:style-name="P110"><text:span text:style-name="Source_20_Text"><text:span text:style-name="T13">/* A simple stack class with</text:span></text:span></text:p>
                <text:p text:style-name="P110"><text:span text:style-name="Source_20_Text"><text:span text:style-name="T13">basic stack funtionalities */</text:span></text:span></text:p>
                <text:p text:style-name="P110"><text:span text:style-name="Source_20_Text"><text:span text:style-name="T17">class</text:span></text:span><text:span text:style-name="T18"> </text:span><text:span text:style-name="Source_20_Text"><text:span text:style-name="T20">Stack {</text:span></text:span></text:p>
                <text:p text:style-name="P110"><text:span text:style-name="Source_20_Text"><text:span text:style-name="T17">private</text:span></text:span><text:span text:style-name="Source_20_Text"><text:span text:style-name="T20">:</text:span></text:span></text:p>
                <text:p text:style-name="P110"><text:span text:style-name="Source_20_Text"><text:span text:style-name="T14">    </text:span></text:span><text:span text:style-name="Source_20_Text"><text:span text:style-name="T17">static</text:span></text:span><text:span text:style-name="T18"> </text:span><text:span text:style-name="Source_20_Text"><text:span text:style-name="T17">const</text:span></text:span><text:span text:style-name="T18"> </text:span><text:span text:style-name="Source_20_Text"><text:span text:style-name="T16">int</text:span></text:span><text:span text:style-name="T18"> </text:span><text:span text:style-name="Source_20_Text"><text:span text:style-name="T20">max = 100;</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arr[max];</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top;</text:span></text:span></text:p>
                <text:p text:style-name="P111"> </text:p>
                <text:p text:style-name="P110"><text:span text:style-name="Source_20_Text"><text:span text:style-name="T17">public</text:span></text:span><text:span text:style-name="Source_20_Text"><text:span text:style-name="T20">:</text:span></text:span></text:p>
                <text:p text:style-name="P110"><text:span text:style-name="Source_20_Text"><text:span text:style-name="T14">    </text:span></text:span><text:span text:style-name="Source_20_Text"><text:span text:style-name="T20">Stack() { top = -1; }</text:span></text:span></text:p>
                <text:p text:style-name="P110"><text:span text:style-name="Source_20_Text"><text:span text:style-name="T14">    </text:span></text:span><text:span text:style-name="Source_20_Text"><text:span text:style-name="T16">bool</text:span></text:span><text:span text:style-name="T18"> </text:span><text:span text:style-name="Source_20_Text"><text:span text:style-name="T20">isEmpty();</text:span></text:span></text:p>
                <text:p text:style-name="P110"><text:span text:style-name="Source_20_Text"><text:span text:style-name="T14">    </text:span></text:span><text:span text:style-name="Source_20_Text"><text:span text:style-name="T16">bool</text:span></text:span><text:span text:style-name="T18"> </text:span><text:span text:style-name="Source_20_Text"><text:span text:style-name="T20">isFull();</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pop();</text:span></text:span></text:p>
                <text:p text:style-name="P110"><text:span text:style-name="Source_20_Text"><text:span text:style-name="T14">    </text:span></text:span><text:span text:style-name="Source_20_Text"><text:span text:style-name="T17">void</text:span></text:span><text:span text:style-name="T18"> </text:span><text:span text:style-name="Source_20_Text"><text:span text:style-name="T20">push(</text:span></text:span><text:span text:style-name="Source_20_Text"><text:span text:style-name="T16">int</text:span></text:span><text:span text:style-name="T18"> </text:span><text:span text:style-name="Source_20_Text"><text:span text:style-name="T20">x);</text:span></text:span></text:p>
                <text:p text:style-name="P110"><text:span text:style-name="Source_20_Text"><text:span text:style-name="T20">};</text:span></text:span></text:p>
                <text:p text:style-name="P111"> </text:p>
                <text:p text:style-name="P110"><text:span text:style-name="Source_20_Text"><text:span text:style-name="T13">/* Stack's member method to check</text:span></text:span></text:p>
                <text:p text:style-name="P110"><text:span text:style-name="Source_20_Text"><text:span text:style-name="T13">if the stack is empty */</text:span></text:span></text:p>
                <text:p text:style-name="P110"><text:span text:style-name="Source_20_Text"><text:span text:style-name="T16">bool</text:span></text:span><text:span text:style-name="T18"> </text:span><text:span text:style-name="Source_20_Text"><text:span text:style-name="T20">Stack::isEmpty()</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top == -1)</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17">true</text:span></text:span><text:span text:style-name="Source_20_Text"><text:span text:style-name="T20">;</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17">false</text:span></text:span><text:span text:style-name="Source_20_Text"><text:span text:style-name="T20">;</text:span></text:span></text:p>
                <text:p text:style-name="P110"><text:span text:style-name="Source_20_Text"><text:span text:style-name="T20">}</text:span></text:span></text:p>
                <text:p text:style-name="P111"> </text:p>
                <text:p text:style-name="P110"><text:span text:style-name="Source_20_Text"><text:span text:style-name="T13">/* Stack's member method to check</text:span></text:span></text:p>
                <text:p text:style-name="P110"><text:span text:style-name="Source_20_Text"><text:span text:style-name="T13">if the stack is full */</text:span></text:span></text:p>
                <text:p text:style-name="P110"><text:soft-page-break/><text:span text:style-name="Source_20_Text"><text:span text:style-name="T16">bool</text:span></text:span><text:span text:style-name="T18"> </text:span><text:span text:style-name="Source_20_Text"><text:span text:style-name="T20">Stack::isFull()</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top == max - 1)</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17">true</text:span></text:span><text:span text:style-name="Source_20_Text"><text:span text:style-name="T20">;</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17">false</text:span></text:span><text:span text:style-name="Source_20_Text"><text:span text:style-name="T20">;</text:span></text:span></text:p>
                <text:p text:style-name="P110"><text:span text:style-name="Source_20_Text"><text:span text:style-name="T20">}</text:span></text:span></text:p>
                <text:p text:style-name="P111"> </text:p>
                <text:p text:style-name="P110"><text:span text:style-name="Source_20_Text"><text:span text:style-name="T13">/* Stack's member method to remove</text:span></text:span></text:p>
                <text:p text:style-name="P110"><text:span text:style-name="Source_20_Text"><text:span text:style-name="T13">an element from it */</text:span></text:span></text:p>
                <text:p text:style-name="P110"><text:span text:style-name="Source_20_Text"><text:span text:style-name="T16">int</text:span></text:span><text:span text:style-name="T18"> </text:span><text:span text:style-name="Source_20_Text"><text:span text:style-name="T20">Stack::pop()</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isEmpty()) {</text:span></text:span></text:p>
                <text:p text:style-name="P110"><text:span text:style-name="Source_20_Text"><text:span text:style-name="T14">        </text:span></text:span><text:span text:style-name="Source_20_Text"><text:span text:style-name="T20">cout &lt;&lt; </text:span></text:span><text:span text:style-name="Source_20_Text"><text:span text:style-name="T24">"Stack Underflow"</text:span></text:span><text:span text:style-name="Source_20_Text"><text:span text:style-name="T20">;</text:span></text:span></text:p>
                <text:p text:style-name="P110"><text:span text:style-name="Source_20_Text"><text:span text:style-name="T14">        </text:span></text:span><text:span text:style-name="Source_20_Text"><text:span text:style-name="T25">abort</text:span></text:span><text:span text:style-name="Source_20_Text"><text:span text:style-name="T20">();</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x = arr[top];</text:span></text:span></text:p>
                <text:p text:style-name="P110"><text:span text:style-name="Source_20_Text"><text:span text:style-name="T14">    </text:span></text:span><text:span text:style-name="Source_20_Text"><text:span text:style-name="T20">top--;</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x;</text:span></text:span></text:p>
                <text:p text:style-name="P110"><text:span text:style-name="Source_20_Text"><text:span text:style-name="T20">}</text:span></text:span></text:p>
                <text:p text:style-name="P111"> </text:p>
                <text:p text:style-name="P110"><text:span text:style-name="Source_20_Text"><text:span text:style-name="T13">/* Stack's member method to insert</text:span></text:span></text:p>
                <text:p text:style-name="P110"><text:span text:style-name="Source_20_Text"><text:span text:style-name="T13">an element to it */</text:span></text:span></text:p>
                <text:p text:style-name="P110"><text:span text:style-name="Source_20_Text"><text:span text:style-name="T17">void</text:span></text:span><text:span text:style-name="T18"> </text:span><text:span text:style-name="Source_20_Text"><text:span text:style-name="T20">Stack::push(</text:span></text:span><text:span text:style-name="Source_20_Text"><text:span text:style-name="T16">int</text:span></text:span><text:span text:style-name="T18"> </text:span><text:span text:style-name="Source_20_Text"><text:span text:style-name="T20">x)</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isFull()) {</text:span></text:span></text:p>
                <text:p text:style-name="P110"><text:span text:style-name="Source_20_Text"><text:span text:style-name="T14">        </text:span></text:span><text:span text:style-name="Source_20_Text"><text:span text:style-name="T20">cout &lt;&lt; </text:span></text:span><text:span text:style-name="Source_20_Text"><text:span text:style-name="T24">"Stack Overflow"</text:span></text:span><text:span text:style-name="Source_20_Text"><text:span text:style-name="T20">;</text:span></text:span></text:p>
                <text:p text:style-name="P110"><text:span text:style-name="Source_20_Text"><text:span text:style-name="T14">        </text:span></text:span><text:span text:style-name="Source_20_Text"><text:span text:style-name="T25">abort</text:span></text:span><text:span text:style-name="Source_20_Text"><text:span text:style-name="T20">();</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20">top++;</text:span></text:span></text:p>
                <text:p text:style-name="P110"><text:span text:style-name="Source_20_Text"><text:span text:style-name="T14">    </text:span></text:span><text:span text:style-name="Source_20_Text"><text:span text:style-name="T20">arr[top] = x;</text:span></text:span></text:p>
                <text:p text:style-name="P110"><text:span text:style-name="Source_20_Text"><text:span text:style-name="T20">}</text:span></text:span></text:p>
                <text:p text:style-name="P111"> </text:p>
                <text:p text:style-name="P110"><text:span text:style-name="Source_20_Text"><text:span text:style-name="T13">/* A class that supports all the stack</text:span></text:span></text:p>
                <text:p text:style-name="P110"><text:span text:style-name="Source_20_Text"><text:span text:style-name="T13">operations and one additional</text:span></text:span></text:p>
                <text:p text:style-name="P110"><text:span text:style-name="Source_20_Text"><text:span text:style-name="T14">  </text:span></text:span><text:span text:style-name="Source_20_Text"><text:span text:style-name="T13">operation getMin() that returns the</text:span></text:span></text:p>
                <text:p text:style-name="P110"><text:span text:style-name="Source_20_Text"><text:span text:style-name="T13">minimum element from stack at</text:span></text:span></text:p>
                <text:p text:style-name="P110"><text:span text:style-name="Source_20_Text"><text:span text:style-name="T14">  </text:span></text:span><text:span text:style-name="Source_20_Text"><text:span text:style-name="T13">any time.  This class inherits from</text:span></text:span></text:p>
                <text:p text:style-name="P110"><text:span text:style-name="Source_20_Text"><text:span text:style-name="T13">the stack class and uses an</text:span></text:span></text:p>
                <text:p text:style-name="P110"><text:span text:style-name="Source_20_Text"><text:span text:style-name="T14">  </text:span></text:span><text:span text:style-name="Source_20_Text"><text:span text:style-name="T13">auxiliary stack that holds minimum</text:span></text:span></text:p>
                <text:p text:style-name="P110"><text:span text:style-name="Source_20_Text"><text:span text:style-name="T13">elements */</text:span></text:span></text:p>
                <text:p text:style-name="P110"><text:span text:style-name="Source_20_Text"><text:span text:style-name="T17">class</text:span></text:span><text:span text:style-name="T18"> </text:span><text:span text:style-name="Source_20_Text"><text:span text:style-name="T20">SpecialStack : </text:span></text:span><text:span text:style-name="Source_20_Text"><text:span text:style-name="T17">public</text:span></text:span><text:span text:style-name="T18"> </text:span><text:span text:style-name="Source_20_Text"><text:span text:style-name="T20">Stack {</text:span></text:span></text:p>
                <text:p text:style-name="P110"><text:span text:style-name="Source_20_Text"><text:span text:style-name="T14">    </text:span></text:span><text:span text:style-name="Source_20_Text"><text:span text:style-name="T20">Stack min;</text:span></text:span></text:p>
                <text:p text:style-name="P111"> </text:p>
                <text:p text:style-name="P110"><text:span text:style-name="Source_20_Text"><text:span text:style-name="T17">public</text:span></text:span><text:span text:style-name="Source_20_Text"><text:span text:style-name="T20">:</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pop();</text:span></text:span></text:p>
                <text:p text:style-name="P110"><text:span text:style-name="Source_20_Text"><text:span text:style-name="T14">    </text:span></text:span><text:span text:style-name="Source_20_Text"><text:span text:style-name="T17">void</text:span></text:span><text:span text:style-name="T18"> </text:span><text:span text:style-name="Source_20_Text"><text:span text:style-name="T20">push(</text:span></text:span><text:span text:style-name="Source_20_Text"><text:span text:style-name="T16">int</text:span></text:span><text:span text:style-name="T18"> </text:span><text:span text:style-name="Source_20_Text"><text:span text:style-name="T20">x);</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getMin();</text:span></text:span></text:p>
                <text:p text:style-name="P110"><text:span text:style-name="Source_20_Text"><text:span text:style-name="T20">};</text:span></text:span></text:p>
                <text:p text:style-name="P111"> </text:p>
                <text:p text:style-name="P110"><text:soft-page-break/><text:span text:style-name="Source_20_Text"><text:span text:style-name="T13">/* SpecialStack's member method to insert</text:span></text:span></text:p>
                <text:p text:style-name="P110"><text:span text:style-name="Source_20_Text"><text:span text:style-name="T14"> </text:span></text:span><text:span text:style-name="Source_20_Text"><text:span text:style-name="T13">an element to it. This method</text:span></text:span></text:p>
                <text:p text:style-name="P110"><text:span text:style-name="Source_20_Text"><text:span text:style-name="T14">   </text:span></text:span><text:span text:style-name="Source_20_Text"><text:span text:style-name="T13">makes sure that the min stack is also</text:span></text:span></text:p>
                <text:p text:style-name="P110"><text:span text:style-name="Source_20_Text"><text:span text:style-name="T13">updated with appropriate minimum</text:span></text:span></text:p>
                <text:p text:style-name="P110"><text:span text:style-name="Source_20_Text"><text:span text:style-name="T14">   </text:span></text:span><text:span text:style-name="Source_20_Text"><text:span text:style-name="T13">values */</text:span></text:span></text:p>
                <text:p text:style-name="P110"><text:span text:style-name="Source_20_Text"><text:span text:style-name="T17">void</text:span></text:span><text:span text:style-name="T18"> </text:span><text:span text:style-name="Source_20_Text"><text:span text:style-name="T20">SpecialStack::push(</text:span></text:span><text:span text:style-name="Source_20_Text"><text:span text:style-name="T16">int</text:span></text:span><text:span text:style-name="T18"> </text:span><text:span text:style-name="Source_20_Text"><text:span text:style-name="T20">x)</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isEmpty() == </text:span></text:span><text:span text:style-name="Source_20_Text"><text:span text:style-name="T17">true</text:span></text:span><text:span text:style-name="Source_20_Text"><text:span text:style-name="T20">) {</text:span></text:span></text:p>
                <text:p text:style-name="P110"><text:span text:style-name="Source_20_Text"><text:span text:style-name="T14">        </text:span></text:span><text:span text:style-name="Source_20_Text"><text:span text:style-name="T20">Stack::push(x);</text:span></text:span></text:p>
                <text:p text:style-name="P110"><text:span text:style-name="Source_20_Text"><text:span text:style-name="T14">        </text:span></text:span><text:span text:style-name="Source_20_Text"><text:span text:style-name="T20">min.push(x);</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17">else</text:span></text:span><text:span text:style-name="T18"> </text:span><text:span text:style-name="Source_20_Text"><text:span text:style-name="T20">{</text:span></text:span></text:p>
                <text:p text:style-name="P110"><text:span text:style-name="Source_20_Text"><text:span text:style-name="T14">        </text:span></text:span><text:span text:style-name="Source_20_Text"><text:span text:style-name="T20">Stack::push(x);</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y = min.pop();</text:span></text:span></text:p>
                <text:p text:style-name="P110"><text:span text:style-name="Source_20_Text"><text:span text:style-name="T14">        </text:span></text:span><text:span text:style-name="Source_20_Text"><text:span text:style-name="T20">min.push(y);</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x &lt; y)</text:span></text:span></text:p>
                <text:p text:style-name="P110"><text:span text:style-name="Source_20_Text"><text:span text:style-name="T14">            </text:span></text:span><text:span text:style-name="Source_20_Text"><text:span text:style-name="T20">min.push(x);</text:span></text:span></text:p>
                <text:p text:style-name="P110"><text:span text:style-name="Source_20_Text"><text:span text:style-name="T14">        </text:span></text:span><text:span text:style-name="Source_20_Text"><text:span text:style-name="T17">else</text:span></text:span></text:p>
                <text:p text:style-name="P110"><text:span text:style-name="Source_20_Text"><text:span text:style-name="T14">            </text:span></text:span><text:span text:style-name="Source_20_Text"><text:span text:style-name="T20">min.push(y);</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20">}</text:span></text:span></text:p>
                <text:p text:style-name="P111"> </text:p>
                <text:p text:style-name="P110"><text:span text:style-name="Source_20_Text"><text:span text:style-name="T13">/* SpecialStack's member method to</text:span></text:span></text:p>
                <text:p text:style-name="P110"><text:span text:style-name="Source_20_Text"><text:span text:style-name="T13">remove an element from it. This method</text:span></text:span></text:p>
                <text:p text:style-name="P110"><text:span text:style-name="Source_20_Text"><text:span text:style-name="T14">   </text:span></text:span><text:span text:style-name="Source_20_Text"><text:span text:style-name="T13">removes top element from min stack also. */</text:span></text:span></text:p>
                <text:p text:style-name="P110"><text:span text:style-name="Source_20_Text"><text:span text:style-name="T16">int</text:span></text:span><text:span text:style-name="T18"> </text:span><text:span text:style-name="Source_20_Text"><text:span text:style-name="T20">SpecialStack::pop()</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x = Stack::pop();</text:span></text:span></text:p>
                <text:p text:style-name="P110"><text:span text:style-name="Source_20_Text"><text:span text:style-name="T14">    </text:span></text:span><text:span text:style-name="Source_20_Text"><text:span text:style-name="T20">min.pop();</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x;</text:span></text:span></text:p>
                <text:p text:style-name="P110"><text:span text:style-name="Source_20_Text"><text:span text:style-name="T20">}</text:span></text:span></text:p>
                <text:p text:style-name="P111"> </text:p>
                <text:p text:style-name="P110"><text:span text:style-name="Source_20_Text"><text:span text:style-name="T13">/* SpecialStack's member method to get</text:span></text:span></text:p>
                <text:p text:style-name="P110"><text:span text:style-name="Source_20_Text"><text:span text:style-name="T14"> </text:span></text:span><text:span text:style-name="Source_20_Text"><text:span text:style-name="T13">minimum element from it. */</text:span></text:span></text:p>
                <text:p text:style-name="P110"><text:span text:style-name="Source_20_Text"><text:span text:style-name="T16">int</text:span></text:span><text:span text:style-name="T18"> </text:span><text:span text:style-name="Source_20_Text"><text:span text:style-name="T20">SpecialStack::getMin()</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x = min.pop();</text:span></text:span></text:p>
                <text:p text:style-name="P110"><text:span text:style-name="Source_20_Text"><text:span text:style-name="T14">    </text:span></text:span><text:span text:style-name="Source_20_Text"><text:span text:style-name="T20">min.push(x);</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x;</text:span></text:span></text:p>
                <text:p text:style-name="P110"><text:span text:style-name="Source_20_Text"><text:span text:style-name="T20">}</text:span></text:span></text:p>
                <text:p text:style-name="P111"> </text:p>
                <text:p text:style-name="P110"><text:span text:style-name="Source_20_Text"><text:span text:style-name="T13">/* Driver program to test SpecialStack</text:span></text:span></text:p>
                <text:p text:style-name="P110"><text:span text:style-name="Source_20_Text"><text:span text:style-name="T14"> </text:span></text:span><text:span text:style-name="Source_20_Text"><text:span text:style-name="T13">methods */</text:span></text:span></text:p>
                <text:p text:style-name="P110"><text:span text:style-name="Source_20_Text"><text:span text:style-name="T16">int</text:span></text:span><text:span text:style-name="T18"> </text:span><text:span text:style-name="Source_20_Text"><text:span text:style-name="T20">main()</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20">SpecialStack s;</text:span></text:span></text:p>
                <text:p text:style-name="P110"><text:span text:style-name="Source_20_Text"><text:span text:style-name="T14">    </text:span></text:span><text:span text:style-name="Source_20_Text"><text:span text:style-name="T20">s.push(10);</text:span></text:span></text:p>
                <text:p text:style-name="P110"><text:span text:style-name="Source_20_Text"><text:span text:style-name="T14">    </text:span></text:span><text:span text:style-name="Source_20_Text"><text:span text:style-name="T20">s.push(20);</text:span></text:span></text:p>
                <text:p text:style-name="P110"><text:span text:style-name="Source_20_Text"><text:span text:style-name="T14">    </text:span></text:span><text:span text:style-name="Source_20_Text"><text:span text:style-name="T20">s.push(30);</text:span></text:span></text:p>
                <text:p text:style-name="P110"><text:soft-page-break/><text:span text:style-name="Source_20_Text"><text:span text:style-name="T14">    </text:span></text:span><text:span text:style-name="Source_20_Text"><text:span text:style-name="T20">cout &lt;&lt; s.getMin() &lt;&lt; endl;</text:span></text:span></text:p>
                <text:p text:style-name="P110"><text:span text:style-name="Source_20_Text"><text:span text:style-name="T14">    </text:span></text:span><text:span text:style-name="Source_20_Text"><text:span text:style-name="T20">s.push(5);</text:span></text:span></text:p>
                <text:p text:style-name="P110"><text:span text:style-name="Source_20_Text"><text:span text:style-name="T14">    </text:span></text:span><text:span text:style-name="Source_20_Text"><text:span text:style-name="T20">cout &lt;&lt; s.getMin();</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0;</text:span></text:span></text:p>
                <text:p text:style-name="P110"><text:span text:style-name="Source_20_Text"><text:span text:style-name="T20">}</text:span></text:span></text:p>
              </table:table-cell>
            </table:table-row>
          </table:table>
        </text:section>
      </text:section>
      <text:p text:style-name="P35"><text:span text:style-name="Strong_20_Emphasis"><text:span text:style-name="T5">Output</text:span></text:span></text:p>
      <text:p text:style-name="P83">10</text:p>
      <text:p text:style-name="P85">5</text:p>
      <text:p text:style-name="P35"><text:span text:style-name="Strong_20_Emphasis"><text:span text:style-name="T4">Complexity Analysis:</text:span></text:span><text:span text:style-name="T4"> </text:span></text:p>
      <text:list xml:id="list7103602266083174105" text:style-name="L22">
        <text:list-item>
          <text:p text:style-name="P52"><text:span text:style-name="Strong_20_Emphasis"><text:span text:style-name="T4">Time Complexity:</text:span></text:span><text:span text:style-name="T4"> </text:span></text:p>
          <text:list>
            <text:list-item>
              <text:p text:style-name="P81"><text:span text:style-name="Strong_20_Emphasis"><text:span text:style-name="T4">For insert operation: O(1)</text:span></text:span><text:span text:style-name="T4"> (As insertion ‘push’ in a stack takes constant time)</text:span></text:p>
            </text:list-item>
            <text:list-item>
              <text:p text:style-name="P81"><text:span text:style-name="Strong_20_Emphasis"><text:span text:style-name="T4">For delete operation: O(1)</text:span></text:span><text:span text:style-name="T4"> (As deletion ‘pop’ in a stack takes constant time)</text:span></text:p>
            </text:list-item>
            <text:list-item>
              <text:p text:style-name="P81"><text:span text:style-name="Strong_20_Emphasis"><text:span text:style-name="T4">For ‘Get Min’ operation: O(1)</text:span></text:span><text:span text:style-name="T4"> (As we have used an auxiliary stack which has it’s top as the minimum element)</text:span></text:p>
            </text:list-item>
          </text:list>
        </text:list-item>
        <text:list-item>
          <text:p text:style-name="P52"><text:span text:style-name="Strong_20_Emphasis"><text:span text:style-name="T4">Auxiliary Space:</text:span></text:span><text:span text:style-name="T4"> O(n). <text:line-break/>Use of auxiliary stack for storing values.</text:span></text:p>
        </text:list-item>
      </text:list>
      <text:p text:style-name="P35"><text:span text:style-name="Strong_20_Emphasis"><text:span text:style-name="T4">Space Optimized Version</text:span></text:span><text:span text:style-name="T4"> <text:line-break/>The above approach can be optimized. We can limit the number of elements in the auxiliary stack. We can push only when the incoming element of the main stack is smaller than or equal to the top of the auxiliary stack. Similarly during pop, if the pop-off element equal to the top of the auxiliary stack, remove the top element of the auxiliary stack. Following is the modified implementation of push() and pop(). </text:span></text:p>
      <text:list xml:id="list81867760065945736" text:style-name="L23">
        <text:list-item>
          <text:p text:style-name="P65"><text:bookmark text:name="tablist2-tab13"/>C++</text:p>
        </text:list-item>
        <text:list-item>
          <text:p text:style-name="P77"><text:bookmark text:name="tablist2-tab23"/>Java</text:p>
        </text:list-item>
      </text:list>
      <text:section text:style-name="Sect1" text:name="Section13">
        <text:p text:style-name="P35"><text:bookmark text:name="tablist2-panel12"/><text:bookmark text:name="copy-code-button11"/><text:bookmark text:name="run-and-edit-button11"/><text:bookmark text:name="run-code-button11"/></text:p>
        <text:section text:style-name="Sect2" text:name="highlighter_497085">
          <table:table table:name="Table12" table:style-name="Table12">
            <table:table-column table:style-name="Table12.A"/>
            <table:table-row>
              <table:table-cell table:style-name="Table12.A1" office:value-type="string">
                <text:p text:style-name="P110"><text:span text:style-name="Source_20_Text"><text:span text:style-name="T13">/* SpecialStack's member method to</text:span></text:span></text:p>
                <text:p text:style-name="P110"><text:span text:style-name="Source_20_Text"><text:span text:style-name="T14">   </text:span></text:span><text:span text:style-name="Source_20_Text"><text:span text:style-name="T13">insert an element to it. This method</text:span></text:span></text:p>
                <text:p text:style-name="P110"><text:soft-page-break/><text:span text:style-name="Source_20_Text"><text:span text:style-name="T14">   </text:span></text:span><text:span text:style-name="Source_20_Text"><text:span text:style-name="T13">makes sure that the min stack is</text:span></text:span></text:p>
                <text:p text:style-name="P110"><text:span text:style-name="Source_20_Text"><text:span text:style-name="T14">   </text:span></text:span><text:span text:style-name="Source_20_Text"><text:span text:style-name="T13">also updated with appropriate minimum</text:span></text:span></text:p>
                <text:p text:style-name="P110"><text:span text:style-name="Source_20_Text"><text:span text:style-name="T14">   </text:span></text:span><text:span text:style-name="Source_20_Text"><text:span text:style-name="T13">values */</text:span></text:span></text:p>
                <text:p text:style-name="P110"><text:span text:style-name="Source_20_Text"><text:span text:style-name="T17">void</text:span></text:span><text:span text:style-name="T18"> </text:span><text:span text:style-name="Source_20_Text"><text:span text:style-name="T20">SpecialStack::push(</text:span></text:span><text:span text:style-name="Source_20_Text"><text:span text:style-name="T16">int</text:span></text:span><text:span text:style-name="T18"> </text:span><text:span text:style-name="Source_20_Text"><text:span text:style-name="T20">x)</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isEmpty() == </text:span></text:span><text:span text:style-name="Source_20_Text"><text:span text:style-name="T17">true</text:span></text:span><text:span text:style-name="Source_20_Text"><text:span text:style-name="T20">) {</text:span></text:span></text:p>
                <text:p text:style-name="P110"><text:span text:style-name="Source_20_Text"><text:span text:style-name="T14">        </text:span></text:span><text:span text:style-name="Source_20_Text"><text:span text:style-name="T20">Stack::push(x);</text:span></text:span></text:p>
                <text:p text:style-name="P110"><text:span text:style-name="Source_20_Text"><text:span text:style-name="T14">        </text:span></text:span><text:span text:style-name="Source_20_Text"><text:span text:style-name="T20">min.push(x);</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17">else</text:span></text:span><text:span text:style-name="T18"> </text:span><text:span text:style-name="Source_20_Text"><text:span text:style-name="T20">{</text:span></text:span></text:p>
                <text:p text:style-name="P110"><text:span text:style-name="Source_20_Text"><text:span text:style-name="T14">        </text:span></text:span><text:span text:style-name="Source_20_Text"><text:span text:style-name="T20">Stack::push(x);</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y = min.pop();</text:span></text:span></text:p>
                <text:p text:style-name="P110"><text:span text:style-name="Source_20_Text"><text:span text:style-name="T14">        </text:span></text:span><text:span text:style-name="Source_20_Text"><text:span text:style-name="T20">min.push(y);</text:span></text:span></text:p>
                <text:p text:style-name="P111"> </text:p>
                <text:p text:style-name="P110"><text:span text:style-name="Source_20_Text"><text:span text:style-name="T14">        </text:span></text:span><text:span text:style-name="Source_20_Text"><text:span text:style-name="T13">/* push only when the incoming element</text:span></text:span></text:p>
                <text:p text:style-name="P110"><text:span text:style-name="Source_20_Text"><text:span text:style-name="T14">           </text:span></text:span><text:span text:style-name="Source_20_Text"><text:span text:style-name="T13">of main stack is smaller</text:span></text:span></text:p>
                <text:p text:style-name="P110"><text:span text:style-name="Source_20_Text"><text:span text:style-name="T14">        </text:span></text:span><text:span text:style-name="Source_20_Text"><text:span text:style-name="T13">than or equal to top of auxiliary stack */</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x &lt;= y)</text:span></text:span></text:p>
                <text:p text:style-name="P110"><text:span text:style-name="Source_20_Text"><text:span text:style-name="T14">            </text:span></text:span><text:span text:style-name="Source_20_Text"><text:span text:style-name="T20">min.push(x);</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20">}</text:span></text:span></text:p>
                <text:p text:style-name="P111"> </text:p>
                <text:p text:style-name="P110"><text:span text:style-name="Source_20_Text"><text:span text:style-name="T13">/* SpecialStack's member method to</text:span></text:span></text:p>
                <text:p text:style-name="P110"><text:span text:style-name="Source_20_Text"><text:span text:style-name="T14">   </text:span></text:span><text:span text:style-name="Source_20_Text"><text:span text:style-name="T13">remove an element from it. This method</text:span></text:span></text:p>
                <text:p text:style-name="P110"><text:span text:style-name="Source_20_Text"><text:span text:style-name="T14">   </text:span></text:span><text:span text:style-name="Source_20_Text"><text:span text:style-name="T13">removes top element from min stack also. */</text:span></text:span></text:p>
                <text:p text:style-name="P110"><text:span text:style-name="Source_20_Text"><text:span text:style-name="T16">int</text:span></text:span><text:span text:style-name="T18"> </text:span><text:span text:style-name="Source_20_Text"><text:span text:style-name="T20">SpecialStack::pop()</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x = Stack::pop();</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y = min.pop();</text:span></text:span></text:p>
                <text:p text:style-name="P111"> </text:p>
                <text:p text:style-name="P110"><text:span text:style-name="Source_20_Text"><text:span text:style-name="T14">    </text:span></text:span><text:span text:style-name="Source_20_Text"><text:span text:style-name="T13">/* Push the popped element y back</text:span></text:span></text:p>
                <text:p text:style-name="P110"><text:span text:style-name="Source_20_Text"><text:span text:style-name="T14">       </text:span></text:span><text:span text:style-name="Source_20_Text"><text:span text:style-name="T13">only if it is not equal to x */</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y != x)</text:span></text:span></text:p>
                <text:p text:style-name="P110"><text:span text:style-name="Source_20_Text"><text:span text:style-name="T14">        </text:span></text:span><text:span text:style-name="Source_20_Text"><text:span text:style-name="T20">min.push(y);</text:span></text:span></text:p>
                <text:p text:style-name="P111"> </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x;</text:span></text:span></text:p>
                <text:p text:style-name="P110"><text:span text:style-name="Source_20_Text"><text:span text:style-name="T20">}</text:span></text:span></text:p>
              </table:table-cell>
            </table:table-row>
          </table:table>
        </text:section>
      </text:section>
      <text:p text:style-name="P35"><text:span text:style-name="Strong_20_Emphasis"><text:span text:style-name="T5">Complexity Analysis:</text:span></text:span><text:span text:style-name="T5">  </text:span></text:p>
      <text:list xml:id="list5302114197479024339" text:style-name="L24">
        <text:list-item>
          <text:p text:style-name="P53"><text:span text:style-name="Strong_20_Emphasis"><text:span text:style-name="T4">Time Complexity:</text:span></text:span><text:span text:style-name="T4"> </text:span></text:p>
          <text:list>
            <text:list-item>
              <text:p text:style-name="P82"><text:span text:style-name="Strong_20_Emphasis"><text:span text:style-name="T4">For Insert operation: O(1)</text:span></text:span><text:span text:style-name="T4"> (As insertion ‘push’ in a stack takes constant time)</text:span></text:p>
            </text:list-item>
            <text:list-item>
              <text:p text:style-name="P82"><text:span text:style-name="Strong_20_Emphasis"><text:span text:style-name="T4">For Delete operation: O(1)</text:span></text:span><text:span text:style-name="T4"> (As deletion ‘pop’ in a stack takes constant time)</text:span></text:p>
            </text:list-item>
            <text:list-item>
              <text:p text:style-name="P82"><text:soft-page-break/><text:span text:style-name="Strong_20_Emphasis"><text:span text:style-name="T4">For ‘Get Min’ operation: O(1)</text:span></text:span><text:span text:style-name="T4"> (As we have used an auxiliary which has it’s top as the minimum element)</text:span></text:p>
            </text:list-item>
          </text:list>
        </text:list-item>
        <text:list-item>
          <text:p text:style-name="P53"><text:span text:style-name="Strong_20_Emphasis"><text:span text:style-name="T4">Auxiliary Space:</text:span></text:span><text:span text:style-name="T4"> O(n). <text:line-break/>The complexity in the worst case is the same as above but in other cases, it will take slightly less space than the above approach as repetition is neglected.</text:span></text:p>
        </text:list-item>
      </text:list>
      <text:p text:style-name="P35"><text:span text:style-name="Strong_20_Emphasis"><text:span text:style-name="T4">Further optimized O(1) time complexity and O(1) space complexity solution :</text:span></text:span><text:span text:style-name="T4"><text:line-break/>The above approach can be optimized further and the solution can be made to work in O(1) time complexity and O(1) space complexity. The idea is to store min element found till current insertion) along with all the elements as a reminder of a DUMMY_VALUE, and the actual element as a multiple of the DUMMY_VALUE.<text:line-break/>For example, while pushing an element ‘e’ into the stack, store it as </text:span><text:span text:style-name="Strong_20_Emphasis"><text:span text:style-name="T4">(e * DUMMY_VALUE + minFoundSoFar)</text:span></text:span><text:span text:style-name="T4">, this way we know what was the minimum value present in the stack at the time ‘e’ was being inserted.</text:span></text:p>
      <text:p text:style-name="P35"><text:span text:style-name="T4">To pop the actual value just return e/DUMMY_VALUE and set the new minimum as </text:span><text:span text:style-name="Strong_20_Emphasis"><text:span text:style-name="T4">(minFoundSoFar % DUMMY_VALUE)</text:span></text:span><text:span text:style-name="T4">.</text:span></text:p>
      <text:p text:style-name="P35"><text:span text:style-name="Strong_20_Emphasis"><text:span text:style-name="T4">Note: Following method will fail if we try to insert DUMMY_VALUE in the stack, so we have to make our selection of DUMMY_VALUE carefully.</text:span></text:span><text:span text:style-name="T4"><text:line-break/>Let’s say the following elements are being inserted in the stack – 3 2 6 1 8 5</text:span></text:p>
      <text:p text:style-name="P80"/>
      <text:p text:style-name="P35"><text:span text:style-name="Strong_20_Emphasis"><text:span text:style-name="T4">d</text:span></text:span><text:span text:style-name="T4"> is dummy value.</text:span></text:p>
      <text:p text:style-name="P35"><text:span text:style-name="Strong_20_Emphasis"><text:span text:style-name="T4">s</text:span></text:span><text:span text:style-name="T4"> is wrapper stack</text:span></text:p>
      <text:p text:style-name="P35"><text:span text:style-name="Strong_20_Emphasis"><text:span text:style-name="T4">top</text:span></text:span><text:span text:style-name="T4"> is top element of the stack</text:span></text:p>
      <text:p text:style-name="P43">min is the minimum value at that instant when the elements were inserted/removed</text:p>
      <text:p text:style-name="P43"><text:soft-page-break/>The following steps shows the current state of the above variables at any instant – </text:p>
      <text:list xml:id="list8455143356917715102" text:style-name="L25">
        <text:list-item>
          <text:p text:style-name="P116"><text:span text:style-name="T9">s.push(3);<text:line-break/>min=3 </text:span><text:span text:style-name="Strong_20_Emphasis"><text:span text:style-name="T9">//updated min as stack here is empty </text:span></text:span><text:span text:style-name="T9"><text:line-break/>s = {3*d + 3}<text:line-break/>top = (3*d + 3)/d = 3 <text:line-break/> </text:span></text:p>
        </text:list-item>
        <text:list-item>
          <text:p text:style-name="P116"><text:span text:style-name="T9">s.push(2);<text:line-break/>min = 2 </text:span><text:span text:style-name="Strong_20_Emphasis"><text:span text:style-name="T9">//updated min as min &gt; current element</text:span></text:span><text:span text:style-name="T9"><text:line-break/>s = {3*d + 3</text:span><text:span text:style-name="Strong_20_Emphasis"><text:span text:style-name="T9">-&gt;</text:span></text:span><text:span text:style-name="T9"> 2*d + 2}<text:line-break/>top = (2*d + 2)/d = 2<text:line-break/> </text:span></text:p>
        </text:list-item>
        <text:list-item>
          <text:p text:style-name="P116"><text:span text:style-name="T9">s.push(6);<text:line-break/>min = 2<text:line-break/>s = {3*d + 3</text:span><text:span text:style-name="Strong_20_Emphasis"><text:span text:style-name="T9">-&gt;</text:span></text:span><text:span text:style-name="T9"> 2*d + 2</text:span><text:span text:style-name="Strong_20_Emphasis"><text:span text:style-name="T9">-&gt;</text:span></text:span><text:span text:style-name="T9"> 6*d + 2}<text:line-break/>top = (6*d + 2)/d = 6<text:line-break/> </text:span></text:p>
        </text:list-item>
        <text:list-item>
          <text:p text:style-name="P116"><text:span text:style-name="T9">s.push(1);<text:line-break/>min = 1 </text:span><text:span text:style-name="Strong_20_Emphasis"><text:span text:style-name="T9">//updated min as min &gt; current element</text:span></text:span><text:span text:style-name="T9"><text:line-break/>s = {3*d + 3-&gt; 2*d + 2-&gt; 6*d + 2 -&gt; 1*d + 1}<text:line-break/>top = (1*d + 1)/d = 1<text:line-break/> </text:span></text:p>
        </text:list-item>
        <text:list-item>
          <text:p text:style-name="P116"><text:span text:style-name="T9">s.push(8);<text:line-break/>min = 1<text:line-break/>s = {3*d + 3</text:span><text:span text:style-name="Strong_20_Emphasis"><text:span text:style-name="T9">-&gt;</text:span></text:span><text:span text:style-name="T9"> 2*d + 2</text:span><text:span text:style-name="Strong_20_Emphasis"><text:span text:style-name="T9">-&gt;</text:span></text:span><text:span text:style-name="T9"> 6*d + 2 </text:span><text:span text:style-name="Strong_20_Emphasis"><text:span text:style-name="T9">-&gt;</text:span></text:span><text:span text:style-name="T9"> 1*d + 1 </text:span><text:span text:style-name="Strong_20_Emphasis"><text:span text:style-name="T9">-&gt;</text:span></text:span><text:span text:style-name="T9"> 8*d + 1}<text:line-break/>top = (8*d + 1)/d = 8<text:line-break/> </text:span></text:p>
        </text:list-item>
        <text:list-item>
          <text:p text:style-name="P116"><text:span text:style-name="T9">s.push(5);<text:line-break/>min = 1<text:line-break/></text:span><text:soft-page-break/><text:span text:style-name="T9">s = {3*d + 3</text:span><text:span text:style-name="Strong_20_Emphasis"><text:span text:style-name="T9">-&gt;</text:span></text:span><text:span text:style-name="T9"> 2*d + 2</text:span><text:span text:style-name="Strong_20_Emphasis"><text:span text:style-name="T9">-&gt;</text:span></text:span><text:span text:style-name="T9"> 6*d + 2 </text:span><text:span text:style-name="Strong_20_Emphasis"><text:span text:style-name="T9">-&gt;</text:span></text:span><text:span text:style-name="T9"> 1*d + 1 </text:span><text:span text:style-name="Strong_20_Emphasis"><text:span text:style-name="T9">-&gt;</text:span></text:span><text:span text:style-name="T9"> 8*d + 1 </text:span><text:span text:style-name="Strong_20_Emphasis"><text:span text:style-name="T9">-&gt;</text:span></text:span><text:span text:style-name="T9"> 5*d + 1}<text:line-break/>top = (5*d + 1)/d = 5<text:line-break/> </text:span></text:p>
        </text:list-item>
        <text:list-item>
          <text:p text:style-name="P116"><text:span text:style-name="T9">s.pop();<text:line-break/>s = {3*d + 3 -&gt; 2*d + 2 -&gt; 6*d + 2 -&gt; 1*d + 1 -&gt; 8*d + 1 -&gt; 5*d + 1}<text:line-break/>top = (5*d + 1)/d = 5<text:line-break/>min = (8*d + 1)%d = 1 </text:span><text:span text:style-name="Strong_20_Emphasis"><text:span text:style-name="T9">// min is always remainder of the second top element in stack.</text:span></text:span><text:span text:style-name="T9"><text:line-break/> </text:span></text:p>
        </text:list-item>
        <text:list-item>
          <text:p text:style-name="P115">s.pop();<text:line-break/>s = {3*d + 3 -&gt; 2*d + 2-&gt; 6*d + 2 -&gt; 1*d + 1 -&gt; 8*d + 1}<text:line-break/>top = (8*d + 1)/d = 8<text:line-break/>min = (1*d + 1)%d = 1<text:line-break/> </text:p>
        </text:list-item>
        <text:list-item>
          <text:p text:style-name="P115">s.pop()<text:line-break/>s = {3*d + 3 -&gt; 2*d + 2-&gt; 6*d + 2 -&gt; 1*d + 1} <text:line-break/>top = (1*d + 1)/d = 1<text:line-break/>min = (6*d + 2)%d = 2<text:line-break/> </text:p>
        </text:list-item>
        <text:list-item>
          <text:p text:style-name="P115">s.pop()<text:line-break/>s = {3*d + 3-&gt; 2*d + 2-&gt; 6*d + 2}<text:line-break/>top = (6*d + 2)/d = 6<text:line-break/>min = (2*d + 2)%d = 2<text:line-break/> </text:p>
        </text:list-item>
        <text:list-item>
          <text:p text:style-name="P115">s.pop()<text:line-break/>s = {3*d + 3-&gt; 2*d + 2}<text:line-break/>top = (2*d + 2)/d = 2<text:line-break/>min = (3*d + 3)%d = 3<text:line-break/> </text:p>
        </text:list-item>
        <text:list-item>
          <text:p text:style-name="P115"><text:soft-page-break/>s.pop()<text:line-break/>s = {3*d + 3}<text:line-break/>top = (3*d + 3)/d = 3<text:line-break/>min  = -1 // since stack is now empty</text:p>
        </text:list-item>
      </text:list>
      <text:list xml:id="list8743538158252113015" text:style-name="L26">
        <text:list-item>
          <text:p text:style-name="P66"><text:bookmark text:name="tablist3-tab11"/>C++</text:p>
        </text:list-item>
        <text:list-item>
          <text:p text:style-name="P78"><text:bookmark text:name="tablist3-tab21"/>Java</text:p>
        </text:list-item>
      </text:list>
      <text:section text:style-name="Sect1" text:name="Section14">
        <text:p text:style-name="P35"><text:bookmark text:name="tablist3-panel1"/><text:bookmark text:name="copy-code-button12"/><text:bookmark text:name="run-and-edit-button12"/><text:bookmark text:name="run-code-button12"/></text:p>
        <text:section text:style-name="Sect2" text:name="highlighter_698880">
          <table:table table:name="Table13" table:style-name="Table13">
            <table:table-column table:style-name="Table13.A"/>
            <table:table-row>
              <table:table-cell table:style-name="Table13.A1" office:value-type="string">
                <text:p text:style-name="P110"><text:span text:style-name="Source_20_Text"><text:span text:style-name="T15">#include &lt;iostream&gt;</text:span></text:span></text:p>
                <text:p text:style-name="P110"><text:span text:style-name="Source_20_Text"><text:span text:style-name="T15">#include &lt;stack&gt;</text:span></text:span></text:p>
                <text:p text:style-name="P110"><text:span text:style-name="Source_20_Text"><text:span text:style-name="T15">#include &lt;vector&gt;</text:span></text:span></text:p>
                <text:p text:style-name="P110"><text:span text:style-name="Source_20_Text"><text:span text:style-name="T17">using</text:span></text:span><text:span text:style-name="T18"> </text:span><text:span text:style-name="Source_20_Text"><text:span text:style-name="T17">namespace</text:span></text:span><text:span text:style-name="T18"> </text:span><text:span text:style-name="Source_20_Text"><text:span text:style-name="T20">std;</text:span></text:span></text:p>
                <text:p text:style-name="P111"> </text:p>
                <text:p text:style-name="P110"><text:span text:style-name="Source_20_Text"><text:span text:style-name="T13">/* A special stack having peek() pop() and</text:span></text:span></text:p>
                <text:p text:style-name="P110"><text:span text:style-name="Source_20_Text"><text:span text:style-name="T14"> </text:span></text:span><text:span text:style-name="Source_20_Text"><text:span text:style-name="T13">* push() along with additional getMin() that</text:span></text:span></text:p>
                <text:p text:style-name="P110"><text:span text:style-name="Source_20_Text"><text:span text:style-name="T14"> </text:span></text:span><text:span text:style-name="Source_20_Text"><text:span text:style-name="T13">* returns minimum value in a stack without</text:span></text:span></text:p>
                <text:p text:style-name="P110"><text:span text:style-name="Source_20_Text"><text:span text:style-name="T14"> </text:span></text:span><text:span text:style-name="Source_20_Text"><text:span text:style-name="T13">* using extra space and all operations in O(1)</text:span></text:span></text:p>
                <text:p text:style-name="P110"><text:span text:style-name="Source_20_Text"><text:span text:style-name="T14"> </text:span></text:span><text:span text:style-name="Source_20_Text"><text:span text:style-name="T13">* time.. ???? */</text:span></text:span></text:p>
                <text:p text:style-name="P110"><text:span text:style-name="Source_20_Text"><text:span text:style-name="T17">class</text:span></text:span><text:span text:style-name="T18"> </text:span><text:span text:style-name="Source_20_Text"><text:span text:style-name="T20">SpecialStack</text:span></text:span></text:p>
                <text:p text:style-name="P110"><text:span text:style-name="Source_20_Text"><text:span text:style-name="T20">{</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13">// Sentinel value for min</text:span></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min = -1; </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13">// DEMO_VALUE</text:span></text:span></text:p>
                <text:p text:style-name="P110"><text:span text:style-name="Source_20_Text"><text:span text:style-name="T14">    </text:span></text:span><text:span text:style-name="Source_20_Text"><text:span text:style-name="T17">static</text:span></text:span><text:span text:style-name="T18"> </text:span><text:span text:style-name="Source_20_Text"><text:span text:style-name="T17">const</text:span></text:span><text:span text:style-name="T18"> </text:span><text:span text:style-name="Source_20_Text"><text:span text:style-name="T16">int</text:span></text:span><text:span text:style-name="T18"> </text:span><text:span text:style-name="Source_20_Text"><text:span text:style-name="T20">demoVal = 9999;</text:span></text:span></text:p>
                <text:p text:style-name="P110"><text:span text:style-name="Source_20_Text"><text:span text:style-name="T14">    </text:span></text:span><text:span text:style-name="Source_20_Text"><text:span text:style-name="T20">stack&lt;</text:span></text:span><text:span text:style-name="Source_20_Text"><text:span text:style-name="T16">int</text:span></text:span><text:span text:style-name="Source_20_Text"><text:span text:style-name="T20">&gt; st;</text:span></text:span></text:p>
                <text:p text:style-name="P111"> </text:p>
                <text:p text:style-name="P110"><text:span text:style-name="Source_20_Text"><text:span text:style-name="T17">public</text:span></text:span><text:span text:style-name="Source_20_Text"><text:span text:style-name="T20">:</text:span></text:span></text:p>
                <text:p text:style-name="P111"> </text:p>
                <text:p text:style-name="P110"><text:span text:style-name="Source_20_Text"><text:span text:style-name="T14">    </text:span></text:span><text:span text:style-name="Source_20_Text"><text:span text:style-name="T17">void</text:span></text:span><text:span text:style-name="T18"> </text:span><text:span text:style-name="Source_20_Text"><text:span text:style-name="T20">getMin()</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20">cout &lt;&lt; </text:span></text:span><text:span text:style-name="Source_20_Text"><text:span text:style-name="T24">"min is: "</text:span></text:span><text:span text:style-name="T18"> </text:span><text:span text:style-name="Source_20_Text"><text:span text:style-name="T20">&lt;&lt; min &lt;&lt; endl;</text:span></text:span></text:p>
                <text:p text:style-name="P110"><text:span text:style-name="Source_20_Text"><text:span text:style-name="T14">    </text:span></text:span><text:span text:style-name="Source_20_Text"><text:span text:style-name="T20">}</text:span></text:span></text:p>
                <text:p text:style-name="P111"> </text:p>
                <text:p text:style-name="P110"><text:span text:style-name="Source_20_Text"><text:span text:style-name="T14">    </text:span></text:span><text:span text:style-name="Source_20_Text"><text:span text:style-name="T17">void</text:span></text:span><text:span text:style-name="T18"> </text:span><text:span text:style-name="Source_20_Text"><text:span text:style-name="T20">push(</text:span></text:span><text:span text:style-name="Source_20_Text"><text:span text:style-name="T16">int</text:span></text:span><text:span text:style-name="T18"> </text:span><text:span text:style-name="Source_20_Text"><text:span text:style-name="T20">val)</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13">// If stack is empty OR current element</text:span></text:span></text:p>
                <text:p text:style-name="P110"><text:span text:style-name="Source_20_Text"><text:span text:style-name="T14">        </text:span></text:span><text:span text:style-name="Source_20_Text"><text:span text:style-name="T13">// is less than min, update min.</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st.empty() || val &lt; min)</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20">min = val;</text:span></text:span></text:p>
                <text:p text:style-name="P110"><text:span text:style-name="Source_20_Text"><text:span text:style-name="T14">        </text:span></text:span><text:span text:style-name="Source_20_Text"><text:span text:style-name="T20">}</text:span></text:span></text:p>
                <text:p text:style-name="P110"><text:soft-page-break/><text:span text:style-name="Source_20_Text"><text:span text:style-name="T14">        </text:span></text:span><text:span text:style-name="T14"> </text:span></text:p>
                <text:p text:style-name="P110"><text:span text:style-name="Source_20_Text"><text:span text:style-name="T14">        </text:span></text:span><text:span text:style-name="Source_20_Text"><text:span text:style-name="T13">// Encode the current value with</text:span></text:span></text:p>
                <text:p text:style-name="P110"><text:span text:style-name="Source_20_Text"><text:span text:style-name="T14">        </text:span></text:span><text:span text:style-name="Source_20_Text"><text:span text:style-name="T13">// demoVal, combine with min and</text:span></text:span></text:p>
                <text:p text:style-name="P110"><text:span text:style-name="Source_20_Text"><text:span text:style-name="T14">        </text:span></text:span><text:span text:style-name="Source_20_Text"><text:span text:style-name="T13">// insert into stack</text:span></text:span></text:p>
                <text:p text:style-name="P110"><text:span text:style-name="Source_20_Text"><text:span text:style-name="T14">        </text:span></text:span><text:span text:style-name="Source_20_Text"><text:span text:style-name="T20">st.push(val * demoVal + min);</text:span></text:span></text:p>
                <text:p text:style-name="P110"><text:span text:style-name="Source_20_Text"><text:span text:style-name="T14">        </text:span></text:span><text:span text:style-name="Source_20_Text"><text:span text:style-name="T20">cout &lt;&lt; </text:span></text:span><text:span text:style-name="Source_20_Text"><text:span text:style-name="T24">"pushed: "</text:span></text:span><text:span text:style-name="T18"> </text:span><text:span text:style-name="Source_20_Text"><text:span text:style-name="T20">&lt;&lt; val &lt;&lt; endl;</text:span></text:span></text:p>
                <text:p text:style-name="P110"><text:span text:style-name="Source_20_Text"><text:span text:style-name="T14">    </text:span></text:span><text:span text:style-name="Source_20_Text"><text:span text:style-name="T20">}</text:span></text:span></text:p>
                <text:p text:style-name="P111"> </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pop()</text:span></text:span></text:p>
                <text:p text:style-name="P110"><text:span text:style-name="Source_20_Text"><text:span text:style-name="T14">    </text:span></text:span><text:span text:style-name="Source_20_Text"><text:span text:style-name="T20">{   </text:span></text:span></text:p>
                <text:p text:style-name="P110"><text:span text:style-name="Source_20_Text"><text:span text:style-name="T14">        </text:span></text:span><text:span text:style-name="Source_20_Text"><text:span text:style-name="T13">// if stack is empty return -1;</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 st.empty() ) {</text:span></text:span></text:p>
                <text:p text:style-name="P110"><text:span text:style-name="Source_20_Text"><text:span text:style-name="T14">          </text:span></text:span><text:span text:style-name="Source_20_Text"><text:span text:style-name="T20">cout &lt;&lt; </text:span></text:span><text:span text:style-name="Source_20_Text"><text:span text:style-name="T24">"stack underflow"</text:span></text:span><text:span text:style-name="T18"> </text:span><text:span text:style-name="Source_20_Text"><text:span text:style-name="T20">&lt;&lt; endl ;</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1;</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val = st.top();</text:span></text:span></text:p>
                <text:p text:style-name="P110"><text:span text:style-name="Source_20_Text"><text:span text:style-name="T14">        </text:span></text:span><text:span text:style-name="Source_20_Text"><text:span text:style-name="T20">st.pop();</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13">// If stack is empty, there would</text:span></text:span></text:p>
                <text:p text:style-name="P110"><text:span text:style-name="Source_20_Text"><text:span text:style-name="T14">        </text:span></text:span><text:span text:style-name="Source_20_Text"><text:span text:style-name="T13">// be no min value present, so</text:span></text:span></text:p>
                <text:p text:style-name="P110"><text:span text:style-name="Source_20_Text"><text:span text:style-name="T14">        </text:span></text:span><text:span text:style-name="Source_20_Text"><text:span text:style-name="T13">// make min as -1</text:span></text:span></text:p>
                <text:p text:style-name="P110"><text:span text:style-name="Source_20_Text"><text:span text:style-name="T14">        </text:span></text:span><text:span text:style-name="Source_20_Text"><text:span text:style-name="T17">if</text:span></text:span><text:span text:style-name="T18"> </text:span><text:span text:style-name="Source_20_Text"><text:span text:style-name="T20">(!st.empty())</text:span></text:span></text:p>
                <text:p text:style-name="P110"><text:span text:style-name="Source_20_Text"><text:span text:style-name="T14">            </text:span></text:span><text:span text:style-name="Source_20_Text"><text:span text:style-name="T20">min = st.top() % demoVal;</text:span></text:span></text:p>
                <text:p text:style-name="P110"><text:span text:style-name="Source_20_Text"><text:span text:style-name="T14">        </text:span></text:span><text:span text:style-name="Source_20_Text"><text:span text:style-name="T17">else</text:span></text:span></text:p>
                <text:p text:style-name="P110"><text:span text:style-name="Source_20_Text"><text:span text:style-name="T14">            </text:span></text:span><text:span text:style-name="Source_20_Text"><text:span text:style-name="T20">min = -1;</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20">cout &lt;&lt; </text:span></text:span><text:span text:style-name="Source_20_Text"><text:span text:style-name="T24">"popped: "</text:span></text:span><text:span text:style-name="T18"> </text:span><text:span text:style-name="Source_20_Text"><text:span text:style-name="T20">&lt;&lt; val / demoVal &lt;&lt; endl;</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13">// Decode actual value from</text:span></text:span></text:p>
                <text:p text:style-name="P110"><text:span text:style-name="Source_20_Text"><text:span text:style-name="T14">        </text:span></text:span><text:span text:style-name="Source_20_Text"><text:span text:style-name="T13">// encoded value</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val / demoVal;</text:span></text:span></text:p>
                <text:p text:style-name="P110"><text:span text:style-name="Source_20_Text"><text:span text:style-name="T14">    </text:span></text:span><text:span text:style-name="Source_20_Text"><text:span text:style-name="T20">}</text:span></text:span></text:p>
                <text:p text:style-name="P111"> </text:p>
                <text:p text:style-name="P110"><text:span text:style-name="Source_20_Text"><text:span text:style-name="T14">    </text:span></text:span><text:span text:style-name="Source_20_Text"><text:span text:style-name="T16">int</text:span></text:span><text:span text:style-name="T18"> </text:span><text:span text:style-name="Source_20_Text"><text:span text:style-name="T20">peek()</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13">// Decode actual value</text:span></text:span></text:p>
                <text:p text:style-name="P110"><text:span text:style-name="Source_20_Text"><text:span text:style-name="T14">        </text:span></text:span><text:span text:style-name="Source_20_Text"><text:span text:style-name="T13">// from encoded value</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st.top() / demoVal;</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20">};</text:span></text:span></text:p>
                <text:p text:style-name="P111"> </text:p>
                <text:p text:style-name="P110"><text:span text:style-name="Source_20_Text"><text:span text:style-name="T13">// Driver Code</text:span></text:span></text:p>
                <text:p text:style-name="P110"><text:span text:style-name="Source_20_Text"><text:span text:style-name="T16">int</text:span></text:span><text:span text:style-name="T18"> </text:span><text:span text:style-name="Source_20_Text"><text:span text:style-name="T20">main()</text:span></text:span></text:p>
                <text:p text:style-name="P110"><text:span text:style-name="Source_20_Text"><text:span text:style-name="T20">{</text:span></text:span></text:p>
                <text:p text:style-name="P110"><text:span text:style-name="Source_20_Text"><text:span text:style-name="T14">    </text:span></text:span><text:span text:style-name="Source_20_Text"><text:span text:style-name="T20">SpecialStack s;</text:span></text:span></text:p>
                <text:p text:style-name="P111"> </text:p>
                <text:p text:style-name="P110"><text:soft-page-break/><text:span text:style-name="Source_20_Text"><text:span text:style-name="T14">    </text:span></text:span><text:span text:style-name="Source_20_Text"><text:span text:style-name="T20">vector&lt;</text:span></text:span><text:span text:style-name="Source_20_Text"><text:span text:style-name="T16">int</text:span></text:span><text:span text:style-name="Source_20_Text"><text:span text:style-name="T20">&gt; arr = { 3, 2, 6, 1, 8, 5, 5, 5, 5 };</text:span></text:span></text:p>
                <text:p text:style-name="P111"> </text:p>
                <text:p text:style-name="P110"><text:span text:style-name="Source_20_Text"><text:span text:style-name="T14">    </text:span></text:span><text:span text:style-name="Source_20_Text"><text:span text:style-name="T17">for</text:span></text:span><text:span text:style-name="Source_20_Text"><text:span text:style-name="T20">(</text:span></text:span><text:span text:style-name="Source_20_Text"><text:span text:style-name="T16">int</text:span></text:span><text:span text:style-name="T18"> </text:span><text:span text:style-name="Source_20_Text"><text:span text:style-name="T20">i = 0; i &lt; arr.size(); i++)</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20">s.push(arr[i]);</text:span></text:span></text:p>
                <text:p text:style-name="P110"><text:span text:style-name="Source_20_Text"><text:span text:style-name="T14">        </text:span></text:span><text:span text:style-name="Source_20_Text"><text:span text:style-name="T20">s.getMin();</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T14"> </text:span></text:p>
                <text:p text:style-name="P110"><text:span text:style-name="Source_20_Text"><text:span text:style-name="T14">    </text:span></text:span><text:span text:style-name="Source_20_Text"><text:span text:style-name="T20">cout &lt;&lt; endl;</text:span></text:span></text:p>
                <text:p text:style-name="P110"><text:span text:style-name="Source_20_Text"><text:span text:style-name="T14">    </text:span></text:span><text:span text:style-name="Source_20_Text"><text:span text:style-name="T17">for</text:span></text:span><text:span text:style-name="Source_20_Text"><text:span text:style-name="T20">(</text:span></text:span><text:span text:style-name="Source_20_Text"><text:span text:style-name="T16">int</text:span></text:span><text:span text:style-name="T18"> </text:span><text:span text:style-name="Source_20_Text"><text:span text:style-name="T20">i = 0; i &lt; arr.size(); i++)</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20">s.pop();</text:span></text:span></text:p>
                <text:p text:style-name="P110"><text:span text:style-name="Source_20_Text"><text:span text:style-name="T14">        </text:span></text:span><text:span text:style-name="Source_20_Text"><text:span text:style-name="T20">s.getMin();</text:span></text:span></text:p>
                <text:p text:style-name="P110"><text:span text:style-name="Source_20_Text"><text:span text:style-name="T14">    </text:span></text:span><text:span text:style-name="Source_20_Text"><text:span text:style-name="T20">}</text:span></text:span></text:p>
                <text:p text:style-name="P110"><text:span text:style-name="Source_20_Text"><text:span text:style-name="T14">    </text:span></text:span><text:span text:style-name="Source_20_Text"><text:span text:style-name="T17">return</text:span></text:span><text:span text:style-name="T18"> </text:span><text:span text:style-name="Source_20_Text"><text:span text:style-name="T20">0;</text:span></text:span></text:p>
                <text:p text:style-name="P110"><text:span text:style-name="Source_20_Text"><text:span text:style-name="T20">}</text:span></text:span></text:p>
                <text:p text:style-name="P111"> </text:p>
                <text:p text:style-name="P110"><text:span text:style-name="Source_20_Text"><text:span text:style-name="T13">// This code is contributed by scisaif</text:span></text:span></text:p>
              </table:table-cell>
            </table:table-row>
          </table:table>
        </text:section>
      </text:section>
      <text:p text:style-name="P35"><text:span text:style-name="Strong_20_Emphasis"><text:span text:style-name="T5">Output</text:span></text:span></text:p>
      <text:p text:style-name="P83">pushed: 3</text:p>
      <text:p text:style-name="P85">min is: 3</text:p>
      <text:p text:style-name="P85">pushed: 2</text:p>
      <text:p text:style-name="P85">min is: 2</text:p>
      <text:p text:style-name="P85">pushed: 6</text:p>
      <text:p text:style-name="P85">min is: 2</text:p>
      <text:p text:style-name="P85">pushed: 1</text:p>
      <text:p text:style-name="P85">min is: 1</text:p>
      <text:p text:style-name="P85">pushed: 8</text:p>
      <text:p text:style-name="P85">min is: 1</text:p>
      <text:p text:style-name="P85">pushed: 5</text:p>
      <text:p text:style-name="P85">min is: 1</text:p>
      <text:p text:style-name="P85">pushed: 5</text:p>
      <text:p text:style-name="P85"><text:soft-page-break/>min is: 1</text:p>
      <text:p text:style-name="P85">pushed: 5</text:p>
      <text:p text:style-name="P85">min is: 1</text:p>
      <text:p text:style-name="P85">pushed: 5</text:p>
      <text:p text:style-name="P85">min is: 1</text:p>
      <text:p text:style-name="P87"/>
      <text:p text:style-name="P85">popped: 5</text:p>
      <text:p text:style-name="P85">min is: 1</text:p>
      <text:p text:style-name="P85">popped: 5</text:p>
      <text:p text:style-name="P85">min is: 1</text:p>
      <text:p text:style-name="P85">popped: 5</text:p>
      <text:p text:style-name="P85">min is: 1</text:p>
      <text:p text:style-name="P85">popped: 5</text:p>
      <text:p text:style-name="P85">min is: 1</text:p>
      <text:p text:style-name="P85">popped: 8</text:p>
      <text:p text:style-name="P85">min is: 1</text:p>
      <text:p text:style-name="P85">popped: 1</text:p>
      <text:p text:style-name="P85">min is: 2</text:p>
      <text:p text:style-name="P85">popped: 6</text:p>
      <text:p text:style-name="P85">min is: 2</text:p>
      <text:p text:style-name="P85">popped: 2</text:p>
      <text:p text:style-name="P85">min is: 3</text:p>
      <text:p text:style-name="P85"><text:soft-page-break/>popped: 3</text:p>
      <text:p text:style-name="P87"><text:span text:style-name="T11">min is: -1</text:span></text:p>
      <text:p text:style-name="P88"><text:span text:style-name="T10">PROJECT</text:span></text:p>
      <text:p text:style-name="P88"><text:span text:style-name="T10"/></text:p>
      <table:table table:name="Table14" table:style-name="Table14">
        <table:table-column table:style-name="Table14.A"/>
        <table:table-row>
          <table:table-cell table:style-name="Table14.A1" office:value-type="string">
            <text:p text:style-name="P112"><text:span text:style-name="Strong_20_Emphasis"><text:span text:style-name="T38">Note:</text:span></text:span><text:span text:style-name="T38"> This assignment is used to assess the required outcomes for the course, as outlined in the course syllabus. These outcomes are:</text:span></text:p>
            <text:list xml:id="list5951423165368263558" text:style-name="L27">
              <text:list-item>
                <text:p text:style-name="P107">use of arrays and pointers in the solution of programming problems using C++</text:p>
              </text:list-item>
              <text:list-item>
                <text:p text:style-name="P107">create and use classes within the C++ programming language</text:p>
              </text:list-item>
              <text:list-item>
                <text:p text:style-name="P107">create, compile, and execute C++ programs within the Unix environment, using the Object-Oriented design model</text:p>
              </text:list-item>
              <text:list-item>
                <text:p text:style-name="P107">program using C++ techniques: composition of objects, operator overloads, dynamic memory allocation, inheritance and polymorphism, and file I/O</text:p>
              </text:list-item>
              <text:list-item>
                <text:p text:style-name="P114">program using C++ techniques: composition of objects, templates, preprocessor directives, and basic data structures.</text:p>
              </text:list-item>
            </text:list>
            <text:p text:style-name="P113">These will be assessed using the following rubric:</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table-cell table:style-name="Table15.A1" table:number-columns-spanned="2" office:value-type="string">
                  <text:p text:style-name="P106">Rubric for Outcome v.</text:p>
                </table:table-cell>
                <table:covered-table-cell/>
                <table:table-cell table:style-name="Table15.A1" office:value-type="string">
                  <text:p text:style-name="P106">I</text:p>
                </table:table-cell>
                <table:table-cell table:style-name="Table15.A1" office:value-type="string">
                  <text:p text:style-name="P106">E</text:p>
                </table:table-cell>
                <table:table-cell table:style-name="Table15.A1" office:value-type="string">
                  <text:p text:style-name="P106">H</text:p>
                </table:table-cell>
                <table:table-cell table:style-name="Table15.F1" table:number-rows-spanned="2" office:value-type="string">
                  <text:p text:style-name="Table_20_Contents"> <text:span text:style-name="T38"><text:line-break/>Key:<text:line-break/>  I = ineffective<text:line-break/>  E = effective<text:line-break/>  H = highly effective</text:span></text:p>
                </table:table-cell>
              </table:table-row>
              <table:table-row>
                <table:table-cell table:style-name="Table15.A2" office:value-type="string">
                  <text:p text:style-name="P108">v.</text:p>
                </table:table-cell>
                <table:table-cell table:style-name="Table15.A2" office:value-type="string">
                  <text:p text:style-name="P106">Templates, Basic Data Structures, Preprocessor Directives, and Composition</text:p>
                </table:table-cell>
                <table:table-cell table:style-name="Table15.A2" office:value-type="string">
                  <text:p text:style-name="P106">-</text:p>
                </table:table-cell>
                <table:table-cell table:style-name="Table15.A2" office:value-type="string">
                  <text:p text:style-name="P106">-</text:p>
                </table:table-cell>
                <table:table-cell table:style-name="Table15.A2" office:value-type="string">
                  <text:p text:style-name="P106">-</text:p>
                </table:table-cell>
                <table:covered-table-cell/>
              </table:table-row>
            </table:table>
            <text:p text:style-name="P113">In order to earn a course grade of C- or better, the assessment must result in Effective or Highly Effective for each outcome.</text:p>
          </table:table-cell>
        </table:table-row>
      </table:table>
      <text:p text:style-name="P39"><text:span text:style-name="T12">Educational Objectives:</text:span><text:span text:style-name="T10"> After completing this assignment the student should have the following knowledge, ability, and skills:</text:span></text:p>
      <text:list xml:id="list143617537901206402" text:style-name="L28">
        <text:list-item>
          <text:p text:style-name="P11">Define the concept of Generic Container</text:p>
        </text:list-item>
        <text:list-item>
          <text:p text:style-name="P11">Define the ADT Stack with elements of type T and maximum size N</text:p>
        </text:list-item>
        <text:list-item>
          <text:p text:style-name="P11">Give examples of the use of Stack in computing</text:p>
        </text:list-item>
        <text:list-item>
          <text:p text:style-name="P13"><text:span text:style-name="T21">Describe an implementation plan for generic Stack as a class template </text:span><text:span text:style-name="Teletype"><text:span text:style-name="T22">Stack&lt;T,N&gt;</text:span></text:span><text:span text:style-name="T21"> based on an array of </text:span><text:span text:style-name="Teletype"><text:span text:style-name="T22">T</text:span></text:span><text:span text:style-name="T21"> objects</text:span></text:p>
        </text:list-item>
        <text:list-item>
          <text:p text:style-name="P13"><text:span text:style-name="T21">Code the implementation for </text:span><text:span text:style-name="Teletype"><text:span text:style-name="T22">Stack&lt;T,N&gt;</text:span></text:span><text:span text:style-name="T21"> using the plan</text:span></text:p>
        </text:list-item>
        <text:list-item>
          <text:p text:style-name="P11">Define the ADT Queue with elements of type T</text:p>
        </text:list-item>
        <text:list-item>
          <text:p text:style-name="P11">Give examples of the use of Queue in computing</text:p>
        </text:list-item>
        <text:list-item>
          <text:p text:style-name="P13"><text:span text:style-name="T21">Describe an implementation plan for generic Queue as a class template </text:span><text:span text:style-name="Teletype"><text:span text:style-name="T22">Queue&lt;T&gt;</text:span></text:span><text:span text:style-name="T21"> based on dynamically allocated links containing </text:span><text:span text:style-name="Teletype"><text:span text:style-name="T22">T</text:span></text:span><text:span text:style-name="T21"> objects</text:span></text:p>
        </text:list-item>
        <text:list-item>
          <text:p text:style-name="P13"><text:span text:style-name="T21">Code the implementation for </text:span><text:span text:style-name="Teletype"><text:span text:style-name="T22">Stack&lt;T,N&gt;</text:span></text:span><text:span text:style-name="T21"> using the plan</text:span></text:p>
        </text:list-item>
        <text:list-item>
          <text:p text:style-name="P13"><text:span text:style-name="T21">Describe an implementation plan for </text:span><text:span text:style-name="Teletype"><text:span text:style-name="T22">Stack&lt;T,N&gt;</text:span></text:span><text:span text:style-name="T21"> based on dynamically allocated links containing </text:span><text:span text:style-name="Teletype"><text:span text:style-name="T22">T</text:span></text:span><text:span text:style-name="T21"> objects</text:span></text:p>
        </text:list-item>
        <text:list-item>
          <text:p text:style-name="P4"><text:span text:style-name="T21">Explain why it is impractical to implement </text:span><text:span text:style-name="Teletype"><text:span text:style-name="T22">Queue&lt;T&gt;</text:span></text:span><text:span text:style-name="T21"> using an array</text:span></text:p>
        </text:list-item>
      </text:list>
      <text:p text:style-name="P40"><text:soft-page-break/><text:span text:style-name="Strong_20_Emphasis"><text:span text:style-name="T21">Operational Objectives:</text:span></text:span><text:span text:style-name="T21"> Create two generic container classes </text:span><text:span text:style-name="Teletype"><text:span text:style-name="T22">fsu::TStack&lt;T,N&gt;</text:span></text:span><text:span text:style-name="T21"> and </text:span><text:span text:style-name="Teletype"><text:span text:style-name="T22">fsu::TQueue&lt;T&gt;</text:span></text:span><text:span text:style-name="T21"> that satisfy the interface requirements given below, along with appropriate test harnesses for these classes.</text:span></text:p>
      <text:p text:style-name="P40"><text:span text:style-name="Strong_20_Emphasis"><text:span text:style-name="T21">Deliverables:</text:span></text:span><text:span text:style-name="T21"> Four files </text:span><text:span text:style-name="Teletype"><text:span text:style-name="T22">tstack.h</text:span></text:span><text:span text:style-name="T21">, </text:span><text:span text:style-name="Teletype"><text:span text:style-name="T22">tqueue.h</text:span></text:span><text:span text:style-name="T21">, </text:span><text:span text:style-name="Teletype"><text:span text:style-name="T22">ftstack.cpp</text:span></text:span><text:span text:style-name="T21">, and </text:span><text:span text:style-name="Teletype"><text:span text:style-name="T22">ftqueue.cpp</text:span></text:span><text:span text:style-name="T21">.</text:span></text:p>
      <text:p text:style-name="P40"><text:span text:style-name="Strong_20_Emphasis"><text:span text:style-name="T26">Extra Credit:</text:span></text:span><text:span text:style-name="T26"> Enable copy for TStack and TQueue (copy constructor and assignment operator) to receive up to 20 points extra credit on the assignments side of the course.</text:span></text:p>
      <text:h text:style-name="P117" text:outline-level="2">Abstract Data Types</text:h>
      <text:p text:style-name="P40"><text:span text:style-name="T21">An </text:span><text:span text:style-name="Emphasis"><text:span text:style-name="T27">abstract data type</text:span></text:span><text:span text:style-name="T21">, abbreviated ADT, consists of three things:</text:span></text:p>
      <text:list xml:id="list1580810700571030507" text:style-name="L29">
        <text:list-item>
          <text:p text:style-name="P14"><text:span text:style-name="T21">A set of elements of some type </text:span><text:span text:style-name="Teletype"><text:span text:style-name="T22">T</text:span></text:span></text:p>
        </text:list-item>
        <text:list-item>
          <text:p text:style-name="P12">Operations that may modify the set or return values associated with the set</text:p>
        </text:list-item>
        <text:list-item>
          <text:p text:style-name="P1">Rules of behavior, or axioms, that determine how the operations interact</text:p>
        </text:list-item>
      </text:list>
      <text:p text:style-name="P40"><text:span text:style-name="T21">The operations and axioms together should determine a unique character for the ADT, so that any two implementations should be essentially equivalent. (The word </text:span><text:span text:style-name="Emphasis"><text:span text:style-name="T27">isomorphic</text:span></text:span><text:span text:style-name="T21"> is used to give precision to "essentially equivalent". We'll look at this in the next course.)</text:span></text:p>
      <text:h text:style-name="P117" text:outline-level="2">Stacks and Queues</text:h>
      <text:p text:style-name="P40"><text:span text:style-name="T21">The </text:span><text:span text:style-name="Emphasis"><text:span text:style-name="T27">stack</text:span></text:span><text:span text:style-name="T21"> and </text:span><text:span text:style-name="Emphasis"><text:span text:style-name="T27">queue</text:span></text:span><text:span text:style-name="T21"> are ADTs that are used in many applications and have roots that pre-date the invention of high-level languages. Conceptually, stack and queue are sets of data that can be expanded, contracted, and accessed using very specific operations. The stack models the "LIFO", or last-in, first-out, rule, and the queue models the "FIFO", or first-in, first-out rule. The actual names for the stack and queue operations may vary somewhat from one description to another, but the behavior of the abstract stack and queue operations is well known and unambiguously understood throughout computer science. Stacks and queues are important in many aspects of computing, ranging from hardware design and I/O to algorithm control structures.</text:span></text:p>
      <text:p text:style-name="P39">Typical uses of ADT Stack are (1) runtime environment for modern programming languages (facilitating recursive function calls, among other things), (2) control of the depth first search and backtracking search algorithms, (3) hardware evaluation of postfix expressions, and (4) various compiler operations, such as converting expressions from infix to postfix.</text:p>
      <text:p text:style-name="P39">Typical uses of ADT Queue are (1) buffers, without which computer communication would be impossible, (2) control of algorithms such as breadth first search, and (3) simulation modelling of systems as diverse as manufacturing facilities, customer service, and computer operating systems.</text:p>
      <text:h text:style-name="P117" text:outline-level="2">Abstract Stack Interface</text:h>
      <text:p text:style-name="P39">The stack abstraction has the following operations and behavior:</text:p>
      <text:list xml:id="list3199970522522268828" text:style-name="L30">
        <text:list-item>
          <text:p text:style-name="P15"><text:span text:style-name="Teletype"><text:span text:style-name="T23">Push(t)</text:span></text:span><text:span text:style-name="T21"> Inserts the element </text:span><text:span text:style-name="Teletype"><text:span text:style-name="T23">t</text:span></text:span><text:span text:style-name="T21"> into the stack</text:span></text:p>
        </text:list-item>
        <text:list-item>
          <text:p text:style-name="P15"><text:span text:style-name="Teletype"><text:span text:style-name="T23">Pop()</text:span></text:span><text:span text:style-name="T21"> Removes the last-inserted element; undefined when stack is empty</text:span></text:p>
        </text:list-item>
        <text:list-item>
          <text:p text:style-name="P15"><text:span text:style-name="Teletype"><text:span text:style-name="T23">Top()</text:span></text:span><text:span text:style-name="T21"> Returns the last-inserted element; undefined when stack is empty</text:span></text:p>
        </text:list-item>
        <text:list-item>
          <text:p text:style-name="P15"><text:span text:style-name="Teletype"><text:span text:style-name="T23">Empty()</text:span></text:span><text:span text:style-name="T21"> Returns true iff the stack has no elements</text:span></text:p>
        </text:list-item>
        <text:list-item>
          <text:p text:style-name="P5"><text:span text:style-name="Teletype"><text:span text:style-name="T23">Size()</text:span></text:span><text:span text:style-name="T21"> Returns the number of elements in the stack</text:span></text:p>
        </text:list-item>
      </text:list>
      <text:h text:style-name="P117" text:outline-level="2">Abstract Queue Interface</text:h>
      <text:p text:style-name="P39">The queue abstraction has the following operations and behavior:</text:p>
      <text:list xml:id="list182856557991531693" text:style-name="L31">
        <text:list-item>
          <text:p text:style-name="P16"><text:span text:style-name="Teletype"><text:span text:style-name="T23">Push(t)</text:span></text:span><text:span text:style-name="T21"> Inserts the element </text:span><text:span text:style-name="Teletype"><text:span text:style-name="T23">t</text:span></text:span><text:span text:style-name="T21"> into the queue</text:span></text:p>
        </text:list-item>
        <text:list-item>
          <text:p text:style-name="P16"><text:soft-page-break/><text:span text:style-name="Teletype"><text:span text:style-name="T23">Pop()</text:span></text:span><text:span text:style-name="T21"> Removes the first-inserted element; undefined when queue is empty</text:span></text:p>
        </text:list-item>
        <text:list-item>
          <text:p text:style-name="P16"><text:span text:style-name="Teletype"><text:span text:style-name="T23">Front()</text:span></text:span><text:span text:style-name="T21"> Returns the first-inserted element; undefined when queue is empty</text:span></text:p>
        </text:list-item>
        <text:list-item>
          <text:p text:style-name="P16"><text:span text:style-name="Teletype"><text:span text:style-name="T23">Empty()</text:span></text:span><text:span text:style-name="T21"> Returns true iff the queue has no elements</text:span></text:p>
        </text:list-item>
        <text:list-item>
          <text:p text:style-name="P6"><text:span text:style-name="Teletype"><text:span text:style-name="T23">Size()</text:span></text:span><text:span text:style-name="T21"> Returns the number of elements in the queue</text:span></text:p>
        </text:list-item>
      </text:list>
      <text:h text:style-name="P117" text:outline-level="2">Application: Converting Infix to Postfix Notation</text:h>
      <text:p text:style-name="P39">As one example of the use of stacks and queues in computing, consider the following function that illustrates an algorithm for converting arithmetic expressions from infix to postfix notation:</text:p>
      <text:p text:style-name="P89">...</text:p>
      <text:p text:style-name="P89">#include &lt;tqueue.h&gt;</text:p>
      <text:p text:style-name="P89">#include &lt;tstack.h&gt;</text:p>
      <text:p text:style-name="P89">...</text:p>
      <text:p text:style-name="P89">typedef fsu::TQueue &lt; Token &gt; TokenQueue;</text:p>
      <text:p text:style-name="P89">typedef fsu::TStack &lt; Token &gt; TokenStack;</text:p>
      <text:p text:style-name="P89">// a Token is either an operand, an operator, or a left or right parenthesis</text:p>
      <text:p text:style-name="P89">...</text:p>
      <text:p text:style-name="P89">bool i2p (TokenQueue &amp; Q1, TokenQueue &amp; Q2)</text:p>
      <text:p text:style-name="P89">// converts infix expression in Q1 to postfix expression in Q2</text:p>
      <text:p text:style-name="P89">// returns true on success, false if syntax error is encountered</text:p>
      <text:p text:style-name="P89">{</text:p>
      <text:p text:style-name="P93"><text:s text:c="3"/><text:span text:style-name="T40">Token L( '(' ), R( ')' ); <text:s/>// left and right parentheses</text:span></text:p>
      <text:p text:style-name="P93"><text:s text:c="3"/><text:span text:style-name="T40">TokenStack S; <text:s text:c="13"/>// algorithm control stack</text:span></text:p>
      <text:p text:style-name="P93"><text:s text:c="3"/><text:span text:style-name="T40">Q2.Clear(); <text:s text:c="15"/>// make sure ouput queue is empty</text:span></text:p>
      <text:p text:style-name="P93"><text:s text:c="3"/><text:span text:style-name="T40">while (!Q1.Empty())</text:span></text:p>
      <text:p text:style-name="P93"><text:s text:c="3"/><text:span text:style-name="T40">{</text:span></text:p>
      <text:p text:style-name="P93"><text:s text:c="6"/><text:span text:style-name="T40">if (Q1.Front() == L) // next Token is '('</text:span></text:p>
      <text:p text:style-name="P93"><text:s text:c="6"/><text:span text:style-name="T40">// push '(' to mark beginning of a parenthesized expression</text:span></text:p>
      <text:p text:style-name="P93"><text:s text:c="6"/><text:span text:style-name="T40">{</text:span></text:p>
      <text:p text:style-name="P93"><text:s text:c="9"/><text:span text:style-name="T40">S.Push(Q1.Front());</text:span></text:p>
      <text:p text:style-name="P93"><text:s text:c="9"/><text:span text:style-name="T40">Q1.Pop();</text:span></text:p>
      <text:p text:style-name="P93"><text:s text:c="6"/><text:span text:style-name="T40">}</text:span></text:p>
      <text:p text:style-name="P93"><text:s text:c="6"/><text:span text:style-name="T40">else if (Q1.Front().IsOperator()) // next Token is an operator</text:span></text:p>
      <text:p text:style-name="P93"><text:s text:c="6"/><text:span text:style-name="T40">{</text:span></text:p>
      <text:p text:style-name="P93"><text:s text:c="9"/><text:span text:style-name="T40">// pop previous operators of equal or higher precedence to output</text:span></text:p>
      <text:p text:style-name="P93"><text:s text:c="9"/><text:span text:style-name="T40">while (!S.Empty() &amp;&amp; S.Top() &gt;= Q1.Front())</text:span></text:p>
      <text:p text:style-name="P93"><text:s text:c="9"/><text:span text:style-name="T40">{</text:span></text:p>
      <text:p text:style-name="P93"><text:s text:c="12"/><text:span text:style-name="T40">Q2.Push(S.Top());</text:span></text:p>
      <text:p text:style-name="P93"><text:s text:c="12"/><text:span text:style-name="T40">S.Pop();</text:span></text:p>
      <text:p text:style-name="P93"><text:s text:c="9"/><text:span text:style-name="T40">}</text:span></text:p>
      <text:p text:style-name="P93"><text:s text:c="9"/><text:span text:style-name="T40">// then push new operator onto stack</text:span></text:p>
      <text:p text:style-name="P93"><text:s text:c="9"/><text:span text:style-name="T40">S.Push(Q1.Front());</text:span></text:p>
      <text:p text:style-name="P93"><text:s text:c="9"/><text:span text:style-name="T40">Q1.Pop();</text:span></text:p>
      <text:p text:style-name="P93"><text:s text:c="6"/><text:span text:style-name="T40">}</text:span></text:p>
      <text:p text:style-name="P93"><text:s text:c="6"/><text:span text:style-name="T40">else if (Q1.Front() == R) // next Token is ')'</text:span></text:p>
      <text:p text:style-name="P93"><text:s text:c="6"/><text:span text:style-name="T40">// regurgitate operators for the parenthesized expression</text:span></text:p>
      <text:p text:style-name="P93"><text:s text:c="6"/><text:span text:style-name="T40">{</text:span></text:p>
      <text:p text:style-name="P93"><text:s text:c="9"/><text:span text:style-name="T40">while (!S.Empty() &amp;&amp; !(S.Top() == L))</text:span></text:p>
      <text:p text:style-name="P93"><text:s text:c="9"/><text:span text:style-name="T40">{</text:span></text:p>
      <text:p text:style-name="P93"><text:s text:c="12"/><text:span text:style-name="T40">Q2.Push(S.Top());</text:span></text:p>
      <text:p text:style-name="P93"><text:s text:c="12"/><text:span text:style-name="T40">S.Pop();</text:span></text:p>
      <text:p text:style-name="P93"><text:s text:c="9"/><text:span text:style-name="T40">}</text:span></text:p>
      <text:p text:style-name="P93"><text:s text:c="9"/><text:span text:style-name="T40">if (S.Empty()) <text:s text:c="5"/>// unbalanced parentheses</text:span></text:p>
      <text:p text:style-name="P93"><text:s text:c="9"/><text:span text:style-name="T40">{</text:span></text:p>
      <text:p text:style-name="P93"><text:s text:c="12"/><text:span text:style-name="T40">std::cout &lt;&lt; "** error: too many right parens\n";</text:span></text:p>
      <text:p text:style-name="P93"><text:soft-page-break/><text:s text:c="12"/><text:span text:style-name="T40">return false;</text:span></text:p>
      <text:p text:style-name="P93"><text:s text:c="9"/><text:span text:style-name="T40">}</text:span></text:p>
      <text:p text:style-name="P93"><text:s text:c="9"/><text:span text:style-name="T40">S.Pop(); <text:s text:c="11"/>// discard '('</text:span></text:p>
      <text:p text:style-name="P93"><text:s text:c="9"/><text:span text:style-name="T40">Q1.Pop(); <text:s text:c="10"/>// discard ')'</text:span></text:p>
      <text:p text:style-name="P93"><text:s text:c="6"/><text:span text:style-name="T40">}</text:span></text:p>
      <text:p text:style-name="P93"><text:s text:c="6"/><text:span text:style-name="T40">else <text:s text:c="18"/>// next Token should be an operand</text:span></text:p>
      <text:p text:style-name="P93"><text:s text:c="6"/><text:span text:style-name="T40">// send operand directly to output</text:span></text:p>
      <text:p text:style-name="P93"><text:s text:c="6"/><text:span text:style-name="T40">{</text:span></text:p>
      <text:p text:style-name="P93"><text:s text:c="9"/><text:span text:style-name="T40">Q2.Push(Q1.Front());</text:span></text:p>
      <text:p text:style-name="P93"><text:s text:c="9"/><text:span text:style-name="T40">Q1.Pop();</text:span></text:p>
      <text:p text:style-name="P93"><text:s text:c="6"/><text:span text:style-name="T40">}</text:span></text:p>
      <text:p text:style-name="P93"><text:s text:c="3"/><text:span text:style-name="T40">} <text:s/>// end while()</text:span></text:p>
      <text:p text:style-name="P93"><text:s text:c="3"/><text:span text:style-name="T40">// regurgitate remaining operators</text:span></text:p>
      <text:p text:style-name="P93"><text:s text:c="3"/><text:span text:style-name="T40">while (!S.Empty())</text:span></text:p>
      <text:p text:style-name="P93"><text:s text:c="3"/><text:span text:style-name="T40">{</text:span></text:p>
      <text:p text:style-name="P93"><text:s text:c="6"/><text:span text:style-name="T40">if (S.Top() == L) <text:s text:c="5"/>// unbalanced parentheses</text:span></text:p>
      <text:p text:style-name="P93"><text:s text:c="6"/><text:span text:style-name="T40">{</text:span></text:p>
      <text:p text:style-name="P93"><text:s text:c="9"/><text:span text:style-name="T40">std::cout &lt;&lt; "** error: too many left parens\n";</text:span></text:p>
      <text:p text:style-name="P93"><text:s text:c="9"/><text:span text:style-name="T40">return false;</text:span></text:p>
      <text:p text:style-name="P93"><text:s text:c="6"/><text:span text:style-name="T40">}</text:span></text:p>
      <text:p text:style-name="P93"><text:s text:c="6"/><text:span text:style-name="T40">Q2.Push(S.Top());</text:span></text:p>
      <text:p text:style-name="P93"><text:s text:c="6"/><text:span text:style-name="T40">S.Pop();</text:span></text:p>
      <text:p text:style-name="P93"><text:s text:c="3"/><text:span text:style-name="T40">}</text:span></text:p>
      <text:p text:style-name="P93"><text:s text:c="3"/><text:span text:style-name="T40">return true;</text:span></text:p>
      <text:p text:style-name="P99">} <text:s/>// end i2p()</text:p>
      <text:p text:style-name="P39">This is a complex algorithm, but not beyond your capability to understand. Notice how the algorithm takes into account the different levels of precedence among operators and the possibility of parenthetical sub-expressions. Things to make special note of are:</text:p>
      <text:list xml:id="list6078229572186661196" text:style-name="L32">
        <text:list-item>
          <text:p text:style-name="P17"><text:span text:style-name="T21">A typedef statement is used to define the types </text:span><text:span text:style-name="Teletype"><text:span text:style-name="T22">TokenQueue</text:span></text:span><text:span text:style-name="T21"> and </text:span><text:span text:style-name="Teletype"><text:span text:style-name="T22">TokenStack</text:span></text:span><text:span text:style-name="T21"> as a queue or stack of tokens; this serves both programmer convenience and readability of the program.</text:span></text:p>
        </text:list-item>
        <text:list-item>
          <text:p text:style-name="P17"><text:span text:style-name="T21">Function arguments of type </text:span><text:span text:style-name="Teletype"><text:span text:style-name="T22">TokenQueue</text:span></text:span><text:span text:style-name="T21"> are used as buffers to pass an expression in to and out from the function.</text:span></text:p>
        </text:list-item>
        <text:list-item>
          <text:p text:style-name="P7"><text:span text:style-name="T21">A locally declared variable of type </text:span><text:span text:style-name="Teletype"><text:span text:style-name="T22">TokenStack</text:span></text:span><text:span text:style-name="T21"> is used as the principal control structure for the function.</text:span></text:p>
        </text:list-item>
      </text:list>
      <text:p text:style-name="P40"><text:span text:style-name="T21">The stack is used to store the operators of parenthetical subexpressions as well as operators of one precedence level pending discovery of an operator of lower precedence. This function is distributed as part of the file </text:span><text:span text:style-name="Teletype"><text:span text:style-name="T22">in2post.cpp</text:span></text:span><text:span text:style-name="T21">.</text:span></text:p>
      <text:p text:style-name="P40"><text:span text:style-name="T21">Use the distributed executable </text:span><text:span text:style-name="Teletype"><text:span text:style-name="T22">in2post.x</text:span></text:span><text:span text:style-name="T21"> to experiment so that you understand the roles Stack and Queue play in the algorithm.</text:span></text:p>
      <text:h text:style-name="P117" text:outline-level="2">TStack Implementation Plan</text:h>
      <text:p text:style-name="P39">We will implement the stack abstraction as a C++ class template</text:p>
      <text:p text:style-name="P89">template &lt; typename T , size_t N &gt;</text:p>
      <text:p text:style-name="P99">TStack;</text:p>
      <text:p text:style-name="P39">with the following public methods:</text:p>
      <text:p text:style-name="P89">// TStack &lt; T , N &gt; API</text:p>
      <text:p text:style-name="P89">void <text:s text:c="4"/>Push <text:s text:c="4"/>(const T&amp; t); // push t onto stack; error if full</text:p>
      <text:p text:style-name="P89">T <text:s text:c="7"/>Pop <text:s text:c="5"/>(); <text:s text:c="10"/>// pop stack and return removed element; error if stack is empty</text:p>
      <text:p text:style-name="P89"><text:soft-page-break/>T&amp; <text:s text:c="6"/>Top <text:s text:c="5"/>(); <text:s text:c="10"/>// return top element of stack; error if stack is empty</text:p>
      <text:p text:style-name="P89">const T&amp; Top <text:s text:c="5"/>() const; <text:s text:c="4"/>// const version</text:p>
      <text:p text:style-name="P89">size_t <text:s text:c="2"/>Size <text:s text:c="4"/>() const; <text:s text:c="4"/>// return number of elements in stack</text:p>
      <text:p text:style-name="P89">size_t <text:s text:c="2"/>Capacity () const; <text:s text:c="4"/>// return storage capacity [maximum size] of stack</text:p>
      <text:p text:style-name="P89">int <text:s text:c="5"/>Empty <text:s text:c="3"/>() const; <text:s text:c="4"/>// return 1/true if stack is empty, 0/false if not empty</text:p>
      <text:p text:style-name="P89">void <text:s text:c="4"/>Clear <text:s text:c="3"/>(); <text:s text:c="10"/>// make the stack empty</text:p>
      <text:p text:style-name="P99">void <text:s text:c="4"/>Display <text:s/>(std::ostream&amp; os, char ofc = '\0') const; // output contents through os</text:p>
      <text:p text:style-name="P39">The element and size data will be maintained in private variables:</text:p>
      <text:p text:style-name="P89">const size_t capacity_; <text:s/>// = N = size of array <text:s text:c="2"/>- fixed during life of stack</text:p>
      <text:p text:style-name="P89">T <text:s text:c="11"/>data_[N]; <text:s text:c="2"/>// array of T objects <text:s text:c="3"/>- where T objects are stored</text:p>
      <text:p text:style-name="P99">size_t <text:s text:c="6"/>size_; <text:s text:c="5"/>// current size of stack - dynamic during life of stack</text:p>
      <text:p text:style-name="P40"><text:span text:style-name="T21">The class constructor will have responsibility for initializing variables. Note that </text:span><text:span text:style-name="Teletype"><text:span text:style-name="T22">capacity_</text:span></text:span><text:span text:style-name="T21"> is a constant, so it must be initialized by the constructor in the initialization list and it cannot be changed during the life of a stack object; </text:span><text:span text:style-name="Teletype"><text:span text:style-name="T22">capacity_</text:span></text:span><text:span text:style-name="T21"> should be given the value passed in as the second template argument </text:span><text:span text:style-name="Teletype"><text:span text:style-name="T22">N</text:span></text:span><text:span text:style-name="T21">. Because all class variables are declared at compile time, the destructor will have no responsibilities. Values stored in the </text:span><text:span text:style-name="Teletype"><text:span text:style-name="T22">data_</text:span></text:span><text:span text:style-name="T21"> array and the </text:span><text:span text:style-name="Teletype"><text:span text:style-name="T22">size_</text:span></text:span><text:span text:style-name="T21"> variable will be correctly maintained by the push and pop operations, using the "upper index" end of the data as the top of the stack. The data in the stack should always be the array elements in the range </text:span><text:span text:style-name="Teletype"><text:span text:style-name="T22">[0..size_)</text:span></text:span><text:span text:style-name="T21">, and the element </text:span><text:span text:style-name="Teletype"><text:span text:style-name="T22">data_[size_ - 1]</text:span></text:span><text:span text:style-name="T21"> is the top of the stack (assuming </text:span><text:span text:style-name="Teletype"><text:span text:style-name="T22">size_ &gt; 0</text:span></text:span><text:span text:style-name="T21">). Copy will be disabled.</text:span></text:p>
      <text:p text:style-name="P40"><text:span text:style-name="T21">Please note that the </text:span><text:span text:style-name="Teletype"><text:span text:style-name="T22">data_</text:span></text:span><text:span text:style-name="T21"> array is automatically allocated at compile time and remains allocated during the lifetime of the object. It is implicitly de-allocated just like any statically declared array, when it goes out of scope. Thus the underlying "footprint" of the stack object remains fixed as the size changes, even when the size is changed to zero. There should be no calls to operators </text:span><text:span text:style-name="Teletype"><text:span text:style-name="T22">new</text:span></text:span><text:span text:style-name="T21"> or </text:span><text:span text:style-name="Teletype"><text:span text:style-name="T22">delete</text:span></text:span><text:span text:style-name="T21"> in this implementation.</text:span></text:p>
      <text:p text:style-name="P39">This implementation will have the requirement on clients that the maximum size required for the stack is known in advance and determined by the second template argument - see requirements below.</text:p>
      <text:h text:style-name="P117" text:outline-level="2">TQueue Implementation Plan</text:h>
      <text:p text:style-name="P40"><text:span text:style-name="T21">We will implement the queue abstraction as a C++ class template </text:span><text:span text:style-name="Teletype"><text:span text:style-name="T22">TQueue</text:span></text:span><text:span text:style-name="T21"> with the following public methods:</text:span></text:p>
      <text:p text:style-name="P89">// TQueue &lt; T &gt; API</text:p>
      <text:p text:style-name="P89">void <text:s text:c="5"/>Push <text:s text:c="3"/>(const T&amp; t); // push t onto queue</text:p>
      <text:p text:style-name="P89">T <text:s text:c="8"/>Pop <text:s text:c="4"/>(); <text:s text:c="10"/>// pop queue and return removed element; error if queue is empty</text:p>
      <text:p text:style-name="P89">T&amp; <text:s text:c="7"/>Front <text:s text:c="2"/>(); <text:s text:c="10"/>// return front element of queue; error if queue is empty</text:p>
      <text:p text:style-name="P89">const T&amp; <text:s/>Front <text:s text:c="2"/>() const; <text:s text:c="4"/>// const version</text:p>
      <text:p text:style-name="P89">size_t <text:s text:c="3"/>Size <text:s text:c="3"/>() const; <text:s text:c="4"/>// return number of elements in queue</text:p>
      <text:p text:style-name="P89">int <text:s text:c="6"/>Empty <text:s text:c="2"/>() const; <text:s text:c="4"/>// return 1 if queue is empty, 0 if not empty</text:p>
      <text:p text:style-name="P89">void <text:s text:c="5"/>Clear <text:s text:c="2"/>(); <text:s text:c="10"/>// make the queue empty</text:p>
      <text:p text:style-name="P99"><text:soft-page-break/>void <text:s text:c="5"/>Display (std::ostream&amp; os, char ofc = '\0') const; // output contents through os</text:p>
      <text:p text:style-name="P39">Unlike Stack, Queue requires access to data at both the front and back, which makes an array implementation impractical. We will use a linked list implementation using a link class defined as follows:</text:p>
      <text:p text:style-name="P89">class Link</text:p>
      <text:p text:style-name="P89">{</text:p>
      <text:p text:style-name="P93"><text:s text:c="2"/><text:span text:style-name="T40">Link ( const T&amp; t ); <text:s/>// 1-parameter constructor</text:span></text:p>
      <text:p text:style-name="P93"><text:s text:c="2"/><text:span text:style-name="T40">T <text:s text:c="5"/>element_;</text:span></text:p>
      <text:p text:style-name="P93"><text:s text:c="2"/><text:span text:style-name="T40">Link * nextLink_;</text:span></text:p>
      <text:p text:style-name="P93"><text:s text:c="2"/><text:span text:style-name="T40">friend class TQueue&lt;T&gt;;</text:span></text:p>
      <text:p text:style-name="P99">};</text:p>
      <text:p text:style-name="P40"><text:span text:style-name="T21">Note that all members of class </text:span><text:span text:style-name="Teletype"><text:span text:style-name="T22">Link</text:span></text:span><text:span text:style-name="T21"> are private, which means a </text:span><text:span text:style-name="Teletype"><text:span text:style-name="T22">Link</text:span></text:span><text:span text:style-name="T21"> object can be created or accessed only inside an implementation of its friend class </text:span><text:span text:style-name="Teletype"><text:span text:style-name="T22">TQueue&lt;T&gt;</text:span></text:span><text:span text:style-name="T21">. The only method for class </text:span><text:span text:style-name="Teletype"><text:span text:style-name="T22">Link</text:span></text:span><text:span text:style-name="T21"> is its constructor, whose implementation should just initialize the two variables. (This can be done inside the class definition, as shown below.)</text:span></text:p>
      <text:p text:style-name="P40"><text:span text:style-name="T21">The private </text:span><text:span text:style-name="Teletype"><text:span text:style-name="T22">TQueue</text:span></text:span><text:span text:style-name="T21"> variables for this implementation will be exactly two pointers to links, the first and last links created. Including the definition of the helper class </text:span><text:span text:style-name="Teletype"><text:span text:style-name="T22">Link</text:span></text:span><text:span text:style-name="T21">, the private section of the class definition should be like the following (with implementor-chosen private variable names):</text:span></text:p>
      <text:p text:style-name="P89">template &lt; typename T &gt;</text:p>
      <text:p text:style-name="P89">class TQueue</text:p>
      <text:p text:style-name="P89">{</text:p>
      <text:p text:style-name="P93"><text:s text:c="2"/><text:span text:style-name="T40">public:</text:span></text:p>
      <text:p text:style-name="P93"><text:s text:c="2"/><text:span text:style-name="T40">...</text:span></text:p>
      <text:p text:style-name="P96"/>
      <text:p text:style-name="P93"><text:s text:c="2"/><text:span text:style-name="T40">private:</text:span></text:p>
      <text:p text:style-name="P93"><text:s text:c="4"/><text:span text:style-name="T40">class Link</text:span></text:p>
      <text:p text:style-name="P93"><text:s text:c="4"/><text:span text:style-name="T40">{</text:span></text:p>
      <text:p text:style-name="P93"><text:s text:c="6"/><text:span text:style-name="T40">Link ( const T&amp; t ) : element_(t), nextLink_(0) {}</text:span></text:p>
      <text:p text:style-name="P93"><text:s text:c="6"/><text:span text:style-name="T40">T <text:s text:c="5"/>element_;</text:span></text:p>
      <text:p text:style-name="P93"><text:s text:c="6"/><text:span text:style-name="T40">Link * nextLink_;</text:span></text:p>
      <text:p text:style-name="P93"><text:s text:c="6"/><text:span text:style-name="T40">friend class TQueue&lt;T&gt;;</text:span></text:p>
      <text:p text:style-name="P93"><text:s text:c="4"/><text:span text:style-name="T40">};</text:span></text:p>
      <text:p text:style-name="P93"><text:s text:c="2"/><text:span text:style-name="T40">Link * firstLink_;</text:span></text:p>
      <text:p text:style-name="P93"><text:s text:c="2"/><text:span text:style-name="T40">Link * lastLink_;</text:span></text:p>
      <text:p text:style-name="P99">};</text:p>
      <text:p text:style-name="P40"><text:span text:style-name="T21">The class constructor will have responsibility for initializing the two variables to zero. These two pointers will be zero exactly when there is no data in the queue (the queue is empty). Links for data will be allocated as needed by </text:span><text:span text:style-name="Teletype"><text:span text:style-name="T22">Push()</text:span></text:span><text:span text:style-name="T21"> and de-allocated by </text:span><text:span text:style-name="Teletype"><text:span text:style-name="T22">Pop()</text:span></text:span><text:span text:style-name="T21">. These operations will also need to re-direct appropriate link pointers in the dynamically allocated links, and maintain the class variables </text:span><text:span text:style-name="Teletype"><text:span text:style-name="T22">firstLink_</text:span></text:span><text:span text:style-name="T21"> and </text:span><text:span text:style-name="Teletype"><text:span text:style-name="T22">lastLink_</text:span></text:span><text:span text:style-name="T21"> correctly pointing to the links containing the first and last elements of the queue. The destructor should de-allocate all remaining dynamically allocated links in the queue. The Size() method will have to loop through the links to count them, whereas the Empty() method can do a simple check for emptiness of the queue. Copy will be disabled.</text:span></text:p>
      <text:p text:style-name="P39">Because this implementation relies on dynamically allocated memory, the container makes no restrictions on the client program as to anticipated maximum size of the queue.</text:p>
      <text:h text:style-name="P117" text:outline-level="2">Procedural Requirements</text:h>
      <text:list xml:id="list3291300185432749556" text:style-name="L33">
        <text:list-item>
          <text:p text:style-name="P8"><text:span text:style-name="T21">Create and work within a separate subdirectory </text:span><text:span text:style-name="Teletype"><text:span text:style-name="T22">cop3330/proj2</text:span></text:span><text:span text:style-name="T21">. Review the COP 3330 rules found in Introduction/Work Rules.</text:span></text:p>
        </text:list-item>
        <text:list-item>
          <text:p text:style-name="P8"><text:soft-page-break/><text:span text:style-name="T21">Begin by copying the following files from the course directory </text:span><text:span text:style-name="Teletype"><text:span text:style-name="T22">[LIB]</text:span></text:span><text:span text:style-name="T21"> into your </text:span><text:span text:style-name="Teletype"><text:span text:style-name="T22">proj2</text:span></text:span><text:span text:style-name="T21"> directory:</text:span></text:p>
          <text:p text:style-name="P90">proj2/in2post.cpp</text:p>
          <text:p text:style-name="P90">proj2/proj2submit.sh</text:p>
          <text:p text:style-name="P90">area51/in2post_s.x</text:p>
          <text:p text:style-name="P90">area51/in2post_i.x</text:p>
          <text:p text:style-name="P90">area51/ftstack_i.x</text:p>
          <text:p text:style-name="P90">area51/ftstack_s.x</text:p>
          <text:p text:style-name="P90">area51/ftqueue_i.x</text:p>
          <text:p text:style-name="P100">area51/ftqueue_s.x</text:p>
          <text:p text:style-name="P8"><text:span text:style-name="T21">The naming of these files uses the convention that </text:span><text:span text:style-name="Teletype"><text:span text:style-name="T22">_s</text:span></text:span><text:span text:style-name="T21"> are compiled for Sun/Solaris and </text:span><text:span text:style-name="Teletype"><text:span text:style-name="T22">_i</text:span></text:span><text:span text:style-name="T21"> are compiled for Intel/Linux. Use one of the sample client executables to experiment to get an understanding of how your program should behave.</text:span></text:p>
        </text:list-item>
        <text:list-item>
          <text:p text:style-name="P8"><text:span text:style-name="T21">Define and implement the class template </text:span><text:span text:style-name="Teletype"><text:span text:style-name="T22">fsu::TStack&lt;T,N&gt;</text:span></text:span><text:span text:style-name="T21"> in the file </text:span><text:span text:style-name="Teletype"><text:span text:style-name="T22">tstack.h</text:span></text:span></text:p>
        </text:list-item>
        <text:list-item>
          <text:p text:style-name="P8"><text:span text:style-name="T21">Devise a test client for </text:span><text:span text:style-name="Teletype"><text:span text:style-name="T22">TStack&lt;T,N&gt;</text:span></text:span><text:span text:style-name="T21"> that exercises the Stack interface for at least one native type and one user-defined type </text:span><text:span text:style-name="Teletype"><text:span text:style-name="T22">T</text:span></text:span><text:span text:style-name="T21">. Repair your code as necessary. Put this test client in the file </text:span><text:span text:style-name="Teletype"><text:span text:style-name="T22">ftstack.cpp</text:span></text:span><text:span text:style-name="T21">.</text:span></text:p>
        </text:list-item>
        <text:list-item>
          <text:p text:style-name="P8"><text:span text:style-name="T21">Define and implement the class template </text:span><text:span text:style-name="Teletype"><text:span text:style-name="T22">fsu::TQueue&lt;T&gt;</text:span></text:span><text:span text:style-name="T21"> in the file </text:span><text:span text:style-name="Teletype"><text:span text:style-name="T22">tqueue.h</text:span></text:span></text:p>
        </text:list-item>
        <text:list-item>
          <text:p text:style-name="P8"><text:span text:style-name="T21">Devise a test client for </text:span><text:span text:style-name="Teletype"><text:span text:style-name="T22">TQueue&lt;T&gt;</text:span></text:span><text:span text:style-name="T21"> that exercises the Queue interface for at least one native type and one user-defined type </text:span><text:span text:style-name="Teletype"><text:span text:style-name="T22">T</text:span></text:span><text:span text:style-name="T21">. Put this test client in the file </text:span><text:span text:style-name="Teletype"><text:span text:style-name="T22">ftqueue.cpp</text:span></text:span><text:span text:style-name="T21">.</text:span></text:p>
        </text:list-item>
        <text:list-item>
          <text:p text:style-name="P8"><text:span text:style-name="T21">Test </text:span><text:span text:style-name="Teletype"><text:span text:style-name="T22">TStack</text:span></text:span><text:span text:style-name="T21"> and </text:span><text:span text:style-name="Teletype"><text:span text:style-name="T22">TQueue</text:span></text:span><text:span text:style-name="T21"> using the supplied application </text:span><text:span text:style-name="Teletype"><text:span text:style-name="T22">in2post.cpp</text:span></text:span><text:span text:style-name="T21">. Again, make sure behavior is appropriate and make corrections if necessary.</text:span></text:p>
        </text:list-item>
        <text:list-item>
          <text:p text:style-name="P8"><text:span text:style-name="T21">Turn in </text:span><text:span text:style-name="Teletype"><text:span text:style-name="T22">tstack.h</text:span></text:span><text:span text:style-name="T21">, </text:span><text:span text:style-name="Teletype"><text:span text:style-name="T22">tqueue.h</text:span></text:span><text:span text:style-name="T21">, </text:span><text:span text:style-name="Teletype"><text:span text:style-name="T22">ftstack.cpp</text:span></text:span><text:span text:style-name="T21">, and </text:span><text:span text:style-name="Teletype"><text:span text:style-name="T22">ftqueue.cpp</text:span></text:span><text:span text:style-name="T21"> using the </text:span><text:span text:style-name="Teletype"><text:span text:style-name="T22">proj2submit.sh</text:span></text:span><text:span text:style-name="T21"> submit script.</text:span></text:p>
          <text:p text:style-name="P8"><text:span text:style-name="Emphasis"><text:span text:style-name="T28">Warning:</text:span></text:span><text:span text:style-name="Emphasis"><text:span text:style-name="T27"> Submit scripts do not work on the </text:span></text:span><text:span text:style-name="Emphasis"><text:span text:style-name="Teletype"><text:span text:style-name="T29">program</text:span></text:span></text:span><text:span text:style-name="Emphasis"><text:span text:style-name="T27"> and </text:span></text:span><text:span text:style-name="Emphasis"><text:span text:style-name="Teletype"><text:span text:style-name="T29">linprog</text:span></text:span></text:span><text:span text:style-name="Emphasis"><text:span text:style-name="T27"> servers. Use </text:span></text:span><text:span text:style-name="Emphasis"><text:span text:style-name="Teletype"><text:span text:style-name="T29">shell.cs.fsu.edu</text:span></text:span></text:span><text:span text:style-name="Emphasis"><text:span text:style-name="T27"> to submit projects. If you do not receive the second confirmation with the contents of your project, there has been a malfunction.</text:span></text:span></text:p>
        </text:list-item>
      </text:list>
      <text:h text:style-name="P117" text:outline-level="2">Code Requirements and Specifications</text:h>
      <text:list xml:id="list8338060496958180255" text:style-name="L34">
        <text:list-item>
          <text:p text:style-name="P9"><text:span text:style-name="T21">Both </text:span><text:span text:style-name="Teletype"><text:span text:style-name="T22">TStack</text:span></text:span><text:span text:style-name="T21"> and </text:span><text:span text:style-name="Teletype"><text:span text:style-name="T22">TQueue</text:span></text:span><text:span text:style-name="T21"> should be a proper type, with copy protection. That is, they should have (1) a public default constructor, (2) a public destructor, (3) a private copy constructor and (4) a private assignment operator. The copy constructor and assignment operator should have prototypes in the class definition but should not be implemented.</text:span></text:p>
        </text:list-item>
        <text:list-item>
          <text:p text:style-name="P9"><text:span text:style-name="T21">The </text:span><text:span text:style-name="Teletype"><text:span text:style-name="T22">TStack</text:span></text:span><text:span text:style-name="T21"> constructor should create a stack that is empty but has the capacity to hold </text:span><text:span text:style-name="Teletype"><text:span text:style-name="T22">N</text:span></text:span><text:span text:style-name="T21"> elements, where </text:span><text:span text:style-name="Teletype"><text:span text:style-name="T22">N</text:span></text:span><text:span text:style-name="T21"> is the second template parameter with type </text:span><text:span text:style-name="Teletype"><text:span text:style-name="T22">size_t</text:span></text:span><text:span text:style-name="T21">. Note that this parameter should be given the default value of 100. This has the effect of making a declaration such as<text:line-break/> <text:line-break/></text:span><text:span text:style-name="Teletype"><text:span text:style-name="T22">fsu::TStack&lt;int&gt; s;</text:span></text:span><text:span text:style-name="T21"><text:line-break/> <text:line-break/>legal and create a stack with capacity 100.</text:span></text:p>
        </text:list-item>
        <text:list-item>
          <text:p text:style-name="P9"><text:span text:style-name="T21">The </text:span><text:span text:style-name="Teletype"><text:span text:style-name="T22">TQueue</text:span></text:span><text:span text:style-name="T21"> constructor should create an empty queue with no dynamic memory allocation.</text:span></text:p>
        </text:list-item>
        <text:list-item>
          <text:p text:style-name="P9"><text:span text:style-name="T21">The </text:span><text:span text:style-name="Teletype"><text:span text:style-name="T22">TQueue&lt;T&gt;::Push(t)</text:span></text:span><text:span text:style-name="T21"> operation must dynamically allocate memory required for storing </text:span><text:span text:style-name="Teletype"><text:span text:style-name="T22">t</text:span></text:span><text:span text:style-name="T21"> in the queue. Similarly, the </text:span><text:span text:style-name="Teletype"><text:span text:style-name="T22">TQueue&lt;T&gt;::Pop()</text:span></text:span><text:span text:style-name="T21"> operation must de-allocate memory used to store the element being removed from the queue.</text:span></text:p>
        </text:list-item>
        <text:list-item>
          <text:p text:style-name="P2"><text:soft-page-break/>As always, the class destructors should de-allocate all dynamic memory still owned by the object. The stack and queue implementations will be very different.</text:p>
        </text:list-item>
        <text:list-item>
          <text:p text:style-name="P2">Use the implementation plans discussed above. No methods or variables should be added to these classes, beyond those specified above and in the implementation plans.</text:p>
        </text:list-item>
        <text:list-item>
          <text:p text:style-name="P9"><text:span text:style-name="T21">The </text:span><text:span text:style-name="Teletype"><text:span text:style-name="T22">Display(os, ofc)</text:span></text:span><text:span text:style-name="T21"> methods are intended to regurgitate the contents out through the </text:span><text:span text:style-name="Teletype"><text:span text:style-name="T22">std::ostream</text:span></text:span><text:span text:style-name="T21"> object </text:span><text:span text:style-name="Teletype"><text:span text:style-name="T22">os</text:span></text:span><text:span text:style-name="T21">. The second parameter </text:span><text:span text:style-name="Teletype"><text:span text:style-name="T22">ofc</text:span></text:span><text:span text:style-name="T21"> is a single output formatting character that has the default value </text:span><text:span text:style-name="Teletype"><text:span text:style-name="T22">'\0'</text:span></text:span><text:span text:style-name="T21">. (The other three popular choices for </text:span><text:span text:style-name="Teletype"><text:span text:style-name="T22">ofc</text:span></text:span><text:span text:style-name="T21"> are </text:span><text:span text:style-name="Teletype"><text:span text:style-name="T22">' '</text:span></text:span><text:span text:style-name="T21">, </text:span><text:span text:style-name="Teletype"><text:span text:style-name="T22">'\t'</text:span></text:span><text:span text:style-name="T21"> and </text:span><text:span text:style-name="Teletype"><text:span text:style-name="T22">'\n'</text:span></text:span><text:span text:style-name="T21">.) The implementation of </text:span><text:span text:style-name="Teletype"><text:span text:style-name="T22">Display</text:span></text:span><text:span text:style-name="T21"> must recognize two cases:</text:span></text:p>
          <text:list>
            <text:list-item>
              <text:p text:style-name="P18"><text:span text:style-name="Teletype"><text:span text:style-name="T22">ofc == '\0'</text:span></text:span><text:span text:style-name="T21">: send the contents to output with nothing between them</text:span></text:p>
            </text:list-item>
            <text:list-item>
              <text:p text:style-name="P18"><text:span text:style-name="Teletype"><text:span text:style-name="T22">ofc != '\0'</text:span></text:span><text:span text:style-name="T21">: send the contents to output with </text:span><text:span text:style-name="Teletype"><text:span text:style-name="T22">ofc</text:span></text:span><text:span text:style-name="T21"> separating them</text:span></text:p>
            </text:list-item>
          </text:list>
          <text:p text:style-name="P9"><text:span text:style-name="T21">Thus, for example, </text:span><text:span text:style-name="Teletype"><text:span text:style-name="T22">S.Display(std::cout)</text:span></text:span><text:span text:style-name="T21"> would send the contents of </text:span><text:span text:style-name="Teletype"><text:span text:style-name="T22">S</text:span></text:span><text:span text:style-name="T21"> to standard output.</text:span></text:p>
        </text:list-item>
        <text:list-item>
          <text:p text:style-name="P2">The output operator should be overloaded as follows:</text:p>
          <text:p text:style-name="P91">template &lt; typename T , size_t N &gt;</text:p>
          <text:p text:style-name="P91">std::ostream&amp; operator &lt;&lt; (std::ostream&amp; os, const TStack&lt;T,N&gt;&amp; S)</text:p>
          <text:p text:style-name="P91">{</text:p>
          <text:p text:style-name="P94"><text:s text:c="2"/><text:span text:style-name="T40">S.Display (os, '\0');</text:span></text:p>
          <text:p text:style-name="P94"><text:s text:c="2"/><text:span text:style-name="T40">return os;</text:span></text:p>
          <text:p text:style-name="P91">}</text:p>
          <text:p text:style-name="P97"/>
          <text:p text:style-name="P91">template &lt; typename T &gt;</text:p>
          <text:p text:style-name="P91">std::ostream&amp; operator &lt;&lt; (std::ostream&amp; os, const TQueue&lt;T&gt;&amp; S)</text:p>
          <text:p text:style-name="P91">{</text:p>
          <text:p text:style-name="P94"><text:s text:c="2"/><text:span text:style-name="T40">S.Display (os, '\0');</text:span></text:p>
          <text:p text:style-name="P94"><text:s text:c="2"/><text:span text:style-name="T40">return os;</text:span></text:p>
          <text:p text:style-name="P101">}</text:p>
          <text:p text:style-name="P9"><text:span text:style-name="T21">The overload of </text:span><text:span text:style-name="Teletype"><text:span text:style-name="T22">operator &lt;&lt;()</text:span></text:span><text:span text:style-name="T21"> should be placed in your stack/queue header file immediately following the class definition.</text:span></text:p>
        </text:list-item>
        <text:list-item>
          <text:p text:style-name="P9"><text:span text:style-name="T21">The classes </text:span><text:span text:style-name="Teletype"><text:span text:style-name="T22">TStack</text:span></text:span><text:span text:style-name="T21"> amd </text:span><text:span text:style-name="Teletype"><text:span text:style-name="T22">TQueue</text:span></text:span><text:span text:style-name="T21"> should be in the </text:span><text:span text:style-name="Teletype"><text:span text:style-name="T22">fsu</text:span></text:span><text:span text:style-name="T21"> namespace.</text:span></text:p>
        </text:list-item>
        <text:list-item>
          <text:p text:style-name="P9"><text:span text:style-name="T21">The files </text:span><text:span text:style-name="Teletype"><text:span text:style-name="T22">tstack.h</text:span></text:span><text:span text:style-name="T21"> and </text:span><text:span text:style-name="Teletype"><text:span text:style-name="T22">tqueue.h</text:span></text:span><text:span text:style-name="T21"> should be protected against multiple reads using the </text:span><text:span text:style-name="Teletype"><text:span text:style-name="T22">#ifndef ... #define ... #endif</text:span></text:span><text:span text:style-name="T21"> mechanism.</text:span></text:p>
        </text:list-item>
        <text:list-item>
          <text:p text:style-name="P9"><text:span text:style-name="T21">The test client programs </text:span><text:span text:style-name="Teletype"><text:span text:style-name="T22">ftstack.cpp</text:span></text:span><text:span text:style-name="T21"> and </text:span><text:span text:style-name="Teletype"><text:span text:style-name="T22">ftqueue.cpp</text:span></text:span><text:span text:style-name="T21"> should adequately test the functionality of stack and queue, respectively, including the output operator. It is your responsibility to create these test programs and to use them for actual testing of your stack and queue data structures.</text:span></text:p>
        </text:list-item>
      </text:list>
      <text:h text:style-name="P117" text:outline-level="2">Hints</text:h>
      <text:list xml:id="list6477521983474604958" text:style-name="L35">
        <text:list-item>
          <text:p text:style-name="P10"><text:span text:style-name="T21">Your test clients can be modelled on the harness </text:span><text:span text:style-name="Teletype"><text:span text:style-name="T22">fstring.cpp</text:span></text:span><text:span text:style-name="T21"> distributed as part of a previous assignment. Testing stack and queue will be much simpler, however, because:</text:span></text:p>
          <text:list>
            <text:list-item>
              <text:p text:style-name="P19"><text:span text:style-name="T21">We have disabled copying objects. Therefore, you need only one object in the functionality test (where </text:span><text:span text:style-name="Teletype"><text:span text:style-name="T22">fstring.cpp</text:span></text:span><text:span text:style-name="T21"> used three).</text:span></text:p>
            </text:list-item>
            <text:list-item>
              <text:p text:style-name="P3">The API for TStack and TQueue is simpler than that of String.</text:p>
            </text:list-item>
          </text:list>
        </text:list-item>
        <text:list-item>
          <text:p text:style-name="P10"><text:span text:style-name="T21">It is recommended that you carry the stack portion of the project through to completion, including implementation and testing, before starting on the queue portion. The implementation plan for </text:span><text:span text:style-name="Teletype"><text:span text:style-name="T22">TStack</text:span></text:span><text:span text:style-name="T21"> uses design and methodology that you already have </text:span><text:soft-page-break/><text:span text:style-name="T21">experience with. The implementation plan for </text:span><text:span text:style-name="Teletype"><text:span text:style-name="T22">TQueue</text:span></text:span><text:span text:style-name="T21"> uses design and methodology that is very different and new.</text:span></text:p>
        </text:list-item>
        <text:list-item>
          <text:p text:style-name="P10"><text:span text:style-name="T21">Keep in mind that the implementations of class template methods are in themselves template functions. For example, the implementation of the </text:span><text:span text:style-name="Teletype"><text:span text:style-name="T22">TStack</text:span></text:span><text:span text:style-name="T21"> method </text:span><text:span text:style-name="Teletype"><text:span text:style-name="T22">Pop()</text:span></text:span><text:span text:style-name="T21"> would look something like this:</text:span></text:p>
          <text:p text:style-name="P92">template &lt; typename T , size_t N &gt;</text:p>
          <text:p text:style-name="P92">T TStack&lt;T,N&gt;::Pop()</text:p>
          <text:p text:style-name="P92">{</text:p>
          <text:p text:style-name="P95"><text:s text:c="2"/><text:span text:style-name="T40">// yada dada</text:span></text:p>
          <text:p text:style-name="P95"><text:s text:c="2"/><text:span text:style-name="T40">return ??;</text:span></text:p>
          <text:p text:style-name="P102">}</text:p>
          <text:p text:style-name="P10"><text:span text:style-name="T21">and the </text:span><text:span text:style-name="Teletype"><text:span text:style-name="T22">TQueue</text:span></text:span><text:span text:style-name="T21"> method </text:span><text:span text:style-name="Teletype"><text:span text:style-name="T22">Pop()</text:span></text:span><text:span text:style-name="T21"> would look something like this:</text:span></text:p>
          <text:p text:style-name="P92">template &lt; typename T &gt;</text:p>
          <text:p text:style-name="P92">T TQueue&lt;T&gt;::Pop()</text:p>
          <text:p text:style-name="P92">{</text:p>
          <text:p text:style-name="P95"><text:s text:c="2"/><text:span text:style-name="T40">// yada dada</text:span></text:p>
          <text:p text:style-name="P95"><text:s text:c="2"/><text:span text:style-name="T40">return ??;</text:span></text:p>
          <text:p text:style-name="P102">}</text:p>
        </text:list-item>
        <text:list-item>
          <text:p text:style-name="P10"><text:span text:style-name="T21">We will test your implementations using (1) your supplied test clients, (2) </text:span><text:span text:style-name="Teletype"><text:span text:style-name="T22">in2post</text:span></text:span><text:span text:style-name="T21">, and (3) test clients of our own design.</text:span></text:p>
        </text:list-item>
        <text:list-item>
          <text:p text:style-name="P10"><text:span text:style-name="T21">There are two versions of </text:span><text:span text:style-name="Teletype"><text:span text:style-name="T22">TStack::Top()</text:span></text:span><text:span text:style-name="T21"> and </text:span><text:span text:style-name="Teletype"><text:span text:style-name="T22">TQueue::Front()</text:span></text:span><text:span text:style-name="T21">. These are distunguished by "</text:span><text:span text:style-name="Teletype"><text:span text:style-name="T22">const</text:span></text:span><text:span text:style-name="T21">" modifiers for one of the versions. The implementation code is identical for each version. The main point is that "</text:span><text:span text:style-name="Teletype"><text:span text:style-name="T22">Top()</text:span></text:span><text:span text:style-name="T21">" can be called on a constant stack, but the returned reference may not be used to modify the top element. This nuance will be tested in our assessment. You can test it with two functions such as:</text:span></text:p>
          <text:p text:style-name="P92">char ShowTop(const fsu::TStack&lt;char&gt;&amp; s)</text:p>
          <text:p text:style-name="P92">{</text:p>
          <text:p text:style-name="P95"><text:s text:c="2"/><text:span text:style-name="T40">return s.Top();</text:span></text:p>
          <text:p text:style-name="P92">}</text:p>
          <text:p text:style-name="P98"/>
          <text:p text:style-name="P92">void ChangeTop(fsu::TStack&lt;char&gt;&amp; s, char newTop)</text:p>
          <text:p text:style-name="P92">{</text:p>
          <text:p text:style-name="P95"><text:s text:c="2"/><text:span text:style-name="T40">s.Top() = newTop;</text:span></text:p>
          <text:p text:style-name="P102">}</text:p>
          <text:p text:style-name="P10"><text:span text:style-name="T21">Note that </text:span><text:span text:style-name="Teletype"><text:span text:style-name="T22">ShowTop</text:span></text:span><text:span text:style-name="T21"> has a </text:span><text:span text:style-name="Teletype"><text:span text:style-name="T22">const</text:span></text:span><text:span text:style-name="T21"> reference to a stack, so would be able to call the const version of </text:span><text:span text:style-name="Teletype"><text:span text:style-name="T22">Top()</text:span></text:span><text:span text:style-name="T21"> but not the non-const version, but that suffices. </text:span><text:span text:style-name="Teletype"><text:span text:style-name="T22">ChangeTop</text:span></text:span><text:span text:style-name="T21"> would need to call the non-const version in order to change the value at the top of the stack. A simple test named "</text:span><text:span text:style-name="Teletype"><text:span text:style-name="T22">constTest.cpp</text:span></text:span><text:span text:style-name="T21">" is posted in the distribution directory.</text:span></text:p>
        </text:list-item>
      </text:list>
      <text:p text:style-name="P88"><text:span text:style-name="T10"/></text:p>
      <text:p text:style-name="P87"><text:span text:style-name="T11"/></text:p>
      <text:p text:style-name="P87"><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Bitstream Vera Sans Mono', 'Courier New', Courier, monospace"/>
    <style:font-face style:name="Consolas1" svg:font-family="Consolas, monospace"/>
    <style:font-face style:name="Courier New1" svg:font-family="'Courier New', Fixedsys"/>
    <style:font-face style:name="OpenSymbol" svg:font-family="OpenSymbol"/>
    <style:font-face style:name="Times New Roman1" svg:font-family="'Times New Roman'"/>
    <style:font-face style:name="Verdana" svg:font-family="Verdana, sans-serif"/>
    <style:font-face style:name="sofia-pro" svg:font-family="sofia-pro, sans-serif"/>
    <style:font-face style:name="var font-din" svg:font-family="'var font-di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Teletype"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ramirez</meta:initial-creator>
    <meta:creation-date>2021-08-08T10:51:58.59</meta:creation-date>
    <meta:document-statistic meta:table-count="15" meta:image-count="0" meta:object-count="0" meta:page-count="53" meta:paragraph-count="1648" meta:word-count="10125" meta:character-count="59916"/>
    <dc:date>2021-08-08T11:05:07.31</dc:date>
    <dc:creator>andrew ramirez</dc:creator>
    <meta:editing-duration>PT13M11S</meta:editing-duration>
    <meta:editing-cycles>1</meta:editing-cycles>
    <meta:generator>OpenOffice/4.1.2$Win32 OpenOffice.org_project/412m3$Build-9782</meta:generator>
  </office:meta>
</office:document-meta>
</file>